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1.54pt"/>
    </style:style>
    <style:style style:name="co2" style:family="table-column">
      <style:table-column-properties fo:break-before="auto" style:column-width="127.25pt"/>
    </style:style>
    <style:style style:name="co3" style:family="table-column">
      <style:table-column-properties fo:break-before="auto" style:column-width="171.01pt"/>
    </style:style>
    <style:style style:name="co4" style:family="table-column">
      <style:table-column-properties fo:break-before="auto" style:column-width="242.9pt"/>
    </style:style>
    <style:style style:name="co5" style:family="table-column">
      <style:table-column-properties fo:break-before="auto" style:column-width="137.96pt"/>
    </style:style>
    <style:style style:name="co6" style:family="table-column">
      <style:table-column-properties fo:break-before="auto" style:column-width="159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_train_9" table:style-name="ta1">
        <office:forms form:automatic-focus="false" form:apply-design-mode="false"/>
        <table:shapes>
          <draw:frame draw:z-index="0" draw:style-name="gr1" draw:text-style-name="P1" svg:width="1034.28pt" svg:height="699.08pt" svg:x="701.63pt" svg:y="3675.57pt">
            <draw:object draw:notify-on-update-of-ranges="cost_train_9.E1:cost_train_9.E1 cost_train_9.E2:cost_train_9.E312 cost_train_9.D1:cost_train_9.D1 cost_train_9.D2:cost_train_9.D312 cost_train_9.C1:cost_train_9.C1 cost_train_9.C2:cost_train_9.C312 cost_train_9.B1:cost_train_9.B1 cost_train_9.B2:cost_train_9.B3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atch Cost</text:p>
          </table:table-cell>
          <table:table-cell office:value-type="string" calcext:value-type="string">
            <text:p>Lr = 0.01 e l = 3</text:p>
          </table:table-cell>
          <table:table-cell office:value-type="string" calcext:value-type="string">
            <text:p>Lr = 0.01 e l = 2</text:p>
          </table:table-cell>
          <table:table-cell office:value-type="string" calcext:value-type="string">
            <text:p>Lr = 0.01 e l = 1</text:p>
          </table:table-cell>
          <table:table-cell office:value-type="string" calcext:value-type="string">
            <text:p>Lr = 0.005 e l = 3</text:p>
          </table:table-cell>
          <table:table-cell office:value-type="string" calcext:value-type="string">
            <text:p>Lr = 0.05 e l = 3</text:p>
          </table:table-cell>
        </table:table-row>
        <table:table-row table:style-name="ro1">
          <table:table-cell office:value-type="string" calcext:value-type="string">
            <text:p>446.1797790527344</text:p>
          </table:table-cell>
          <table:table-cell table:formula="of:=[.A2]*1" office:value-type="float" office:value="446.179779052734" calcext:value-type="float">
            <text:p>446.179779052734</text:p>
          </table:table-cell>
          <table:table-cell office:value-type="float" office:value="447.932006835937" calcext:value-type="float">
            <text:p>447.932006835937</text:p>
          </table:table-cell>
          <table:table-cell office:value-type="float" office:value="488.616058349609" calcext:value-type="float">
            <text:p>488.616058349609</text:p>
          </table:table-cell>
          <table:table-cell office:value-type="float" office:value="498.790100097656" calcext:value-type="float">
            <text:p>498.790100097656</text:p>
          </table:table-cell>
          <table:table-cell office:value-type="float" office:value="466.707458496094" calcext:value-type="float">
            <text:p>466.707458496094</text:p>
          </table:table-cell>
        </table:table-row>
        <table:table-row table:style-name="ro1">
          <table:table-cell office:value-type="string" calcext:value-type="string">
            <text:p>439.9695739746094</text:p>
          </table:table-cell>
          <table:table-cell table:formula="of:=[.A3]*1" office:value-type="float" office:value="439.969573974609" calcext:value-type="float">
            <text:p>439.969573974609</text:p>
          </table:table-cell>
          <table:table-cell office:value-type="float" office:value="451.767517089844" calcext:value-type="float">
            <text:p>451.767517089844</text:p>
          </table:table-cell>
          <table:table-cell office:value-type="float" office:value="485.990478515625" calcext:value-type="float">
            <text:p>485.990478515625</text:p>
          </table:table-cell>
          <table:table-cell office:value-type="float" office:value="498.682739257812" calcext:value-type="float">
            <text:p>498.682739257812</text:p>
          </table:table-cell>
          <table:table-cell office:value-type="float" office:value="456.298034667969" calcext:value-type="float">
            <text:p>456.298034667969</text:p>
          </table:table-cell>
        </table:table-row>
        <table:table-row table:style-name="ro1">
          <table:table-cell office:value-type="string" calcext:value-type="string">
            <text:p>438.4356384277344</text:p>
          </table:table-cell>
          <table:table-cell table:formula="of:=[.A4]*1" office:value-type="float" office:value="438.435638427734" calcext:value-type="float">
            <text:p>438.435638427734</text:p>
          </table:table-cell>
          <table:table-cell office:value-type="float" office:value="434.357177734375" calcext:value-type="float">
            <text:p>434.357177734375</text:p>
          </table:table-cell>
          <table:table-cell office:value-type="float" office:value="485.06884765625" calcext:value-type="float">
            <text:p>485.06884765625</text:p>
          </table:table-cell>
          <table:table-cell office:value-type="float" office:value="498.367431640625" calcext:value-type="float">
            <text:p>498.367431640625</text:p>
          </table:table-cell>
          <table:table-cell office:value-type="float" office:value="446.204162597656" calcext:value-type="float">
            <text:p>446.204162597656</text:p>
          </table:table-cell>
        </table:table-row>
        <table:table-row table:style-name="ro1">
          <table:table-cell office:value-type="string" calcext:value-type="string">
            <text:p>428.404052734375</text:p>
          </table:table-cell>
          <table:table-cell table:formula="of:=[.A5]*1" office:value-type="float" office:value="428.404052734375" calcext:value-type="float">
            <text:p>428.404052734375</text:p>
          </table:table-cell>
          <table:table-cell office:value-type="float" office:value="446.780090332031" calcext:value-type="float">
            <text:p>446.780090332031</text:p>
          </table:table-cell>
          <table:table-cell office:value-type="float" office:value="487.868041992188" calcext:value-type="float">
            <text:p>487.868041992188</text:p>
          </table:table-cell>
          <table:table-cell office:value-type="float" office:value="498.614349365234" calcext:value-type="float">
            <text:p>498.614349365234</text:p>
          </table:table-cell>
          <table:table-cell office:value-type="float" office:value="461.479309082031" calcext:value-type="float">
            <text:p>461.479309082031</text:p>
          </table:table-cell>
        </table:table-row>
        <table:table-row table:style-name="ro1">
          <table:table-cell office:value-type="string" calcext:value-type="string">
            <text:p>435.6863708496094</text:p>
          </table:table-cell>
          <table:table-cell table:formula="of:=[.A6]*1" office:value-type="float" office:value="435.686370849609" calcext:value-type="float">
            <text:p>435.686370849609</text:p>
          </table:table-cell>
          <table:table-cell office:value-type="float" office:value="455.335296630859" calcext:value-type="float">
            <text:p>455.335296630859</text:p>
          </table:table-cell>
          <table:table-cell office:value-type="float" office:value="484.125915527344" calcext:value-type="float">
            <text:p>484.125915527344</text:p>
          </table:table-cell>
          <table:table-cell office:value-type="float" office:value="496.916534423828" calcext:value-type="float">
            <text:p>496.916534423828</text:p>
          </table:table-cell>
          <table:table-cell office:value-type="float" office:value="466.463958740234" calcext:value-type="float">
            <text:p>466.463958740234</text:p>
          </table:table-cell>
        </table:table-row>
        <table:table-row table:style-name="ro1">
          <table:table-cell office:value-type="string" calcext:value-type="string">
            <text:p>436.13946533203125</text:p>
          </table:table-cell>
          <table:table-cell table:formula="of:=[.A7]*1" office:value-type="float" office:value="436.139465332031" calcext:value-type="float">
            <text:p>436.139465332031</text:p>
          </table:table-cell>
          <table:table-cell office:value-type="float" office:value="443.298522949219" calcext:value-type="float">
            <text:p>443.298522949219</text:p>
          </table:table-cell>
          <table:table-cell office:value-type="float" office:value="488.001098632813" calcext:value-type="float">
            <text:p>488.001098632813</text:p>
          </table:table-cell>
          <table:table-cell office:value-type="float" office:value="498.511138916016" calcext:value-type="float">
            <text:p>498.511138916016</text:p>
          </table:table-cell>
          <table:table-cell office:value-type="float" office:value="464.236083984375" calcext:value-type="float">
            <text:p>464.236083984375</text:p>
          </table:table-cell>
        </table:table-row>
        <table:table-row table:style-name="ro1">
          <table:table-cell office:value-type="string" calcext:value-type="string">
            <text:p>438.00341796875</text:p>
          </table:table-cell>
          <table:table-cell table:formula="of:=[.A8]*1" office:value-type="float" office:value="438.00341796875" calcext:value-type="float">
            <text:p>438.00341796875</text:p>
          </table:table-cell>
          <table:table-cell office:value-type="float" office:value="448.192901611328" calcext:value-type="float">
            <text:p>448.192901611328</text:p>
          </table:table-cell>
          <table:table-cell office:value-type="float" office:value="486.600189208984" calcext:value-type="float">
            <text:p>486.600189208984</text:p>
          </table:table-cell>
          <table:table-cell office:value-type="float" office:value="498.324340820313" calcext:value-type="float">
            <text:p>498.324340820313</text:p>
          </table:table-cell>
          <table:table-cell office:value-type="float" office:value="468.4970703125" calcext:value-type="float">
            <text:p>468.4970703125</text:p>
          </table:table-cell>
        </table:table-row>
        <table:table-row table:style-name="ro1">
          <table:table-cell office:value-type="string" calcext:value-type="string">
            <text:p>416.7628173828125</text:p>
          </table:table-cell>
          <table:table-cell table:formula="of:=[.A9]*1" office:value-type="float" office:value="416.762817382813" calcext:value-type="float">
            <text:p>416.762817382813</text:p>
          </table:table-cell>
          <table:table-cell office:value-type="float" office:value="442.575012207031" calcext:value-type="float">
            <text:p>442.575012207031</text:p>
          </table:table-cell>
          <table:table-cell office:value-type="float" office:value="482.772338867188" calcext:value-type="float">
            <text:p>482.772338867188</text:p>
          </table:table-cell>
          <table:table-cell office:value-type="float" office:value="498.024993896484" calcext:value-type="float">
            <text:p>498.024993896484</text:p>
          </table:table-cell>
          <table:table-cell office:value-type="float" office:value="443.917694091797" calcext:value-type="float">
            <text:p>443.917694091797</text:p>
          </table:table-cell>
        </table:table-row>
        <table:table-row table:style-name="ro1">
          <table:table-cell office:value-type="string" calcext:value-type="string">
            <text:p>432.49493408203125</text:p>
          </table:table-cell>
          <table:table-cell table:formula="of:=[.A10]*1" office:value-type="float" office:value="432.494934082031" calcext:value-type="float">
            <text:p>432.494934082031</text:p>
          </table:table-cell>
          <table:table-cell office:value-type="float" office:value="456.358215332031" calcext:value-type="float">
            <text:p>456.358215332031</text:p>
          </table:table-cell>
          <table:table-cell office:value-type="float" office:value="481.044952392578" calcext:value-type="float">
            <text:p>481.044952392578</text:p>
          </table:table-cell>
          <table:table-cell office:value-type="float" office:value="497.286651611328" calcext:value-type="float">
            <text:p>497.286651611328</text:p>
          </table:table-cell>
          <table:table-cell office:value-type="float" office:value="459.077819824219" calcext:value-type="float">
            <text:p>459.077819824219</text:p>
          </table:table-cell>
        </table:table-row>
        <table:table-row table:style-name="ro1">
          <table:table-cell office:value-type="string" calcext:value-type="string">
            <text:p>412.45166015625</text:p>
          </table:table-cell>
          <table:table-cell table:formula="of:=[.A11]*1" office:value-type="float" office:value="412.45166015625" calcext:value-type="float">
            <text:p>412.45166015625</text:p>
          </table:table-cell>
          <table:table-cell office:value-type="float" office:value="440.966949462891" calcext:value-type="float">
            <text:p>440.966949462891</text:p>
          </table:table-cell>
          <table:table-cell office:value-type="float" office:value="487.923400878906" calcext:value-type="float">
            <text:p>487.923400878906</text:p>
          </table:table-cell>
          <table:table-cell office:value-type="float" office:value="497.820587158203" calcext:value-type="float">
            <text:p>497.820587158203</text:p>
          </table:table-cell>
          <table:table-cell office:value-type="float" office:value="456.901550292969" calcext:value-type="float">
            <text:p>456.901550292969</text:p>
          </table:table-cell>
        </table:table-row>
        <table:table-row table:style-name="ro1">
          <table:table-cell office:value-type="string" calcext:value-type="string">
            <text:p>421.5476379394531</text:p>
          </table:table-cell>
          <table:table-cell table:formula="of:=[.A12]*1" office:value-type="float" office:value="421.547637939453" calcext:value-type="float">
            <text:p>421.547637939453</text:p>
          </table:table-cell>
          <table:table-cell office:value-type="float" office:value="438.650695800781" calcext:value-type="float">
            <text:p>438.650695800781</text:p>
          </table:table-cell>
          <table:table-cell office:value-type="float" office:value="478.921020507813" calcext:value-type="float">
            <text:p>478.921020507813</text:p>
          </table:table-cell>
          <table:table-cell office:value-type="float" office:value="498.560638427734" calcext:value-type="float">
            <text:p>498.560638427734</text:p>
          </table:table-cell>
          <table:table-cell office:value-type="float" office:value="459.575531005859" calcext:value-type="float">
            <text:p>459.575531005859</text:p>
          </table:table-cell>
        </table:table-row>
        <table:table-row table:style-name="ro1">
          <table:table-cell office:value-type="string" calcext:value-type="string">
            <text:p>432.166015625</text:p>
          </table:table-cell>
          <table:table-cell table:formula="of:=[.A13]*1" office:value-type="float" office:value="432.166015625" calcext:value-type="float">
            <text:p>432.166015625</text:p>
          </table:table-cell>
          <table:table-cell office:value-type="float" office:value="434.154113769531" calcext:value-type="float">
            <text:p>434.154113769531</text:p>
          </table:table-cell>
          <table:table-cell office:value-type="float" office:value="484.813293457031" calcext:value-type="float">
            <text:p>484.813293457031</text:p>
          </table:table-cell>
          <table:table-cell office:value-type="float" office:value="496.904327392578" calcext:value-type="float">
            <text:p>496.904327392578</text:p>
          </table:table-cell>
          <table:table-cell office:value-type="float" office:value="443.066009521484" calcext:value-type="float">
            <text:p>443.066009521484</text:p>
          </table:table-cell>
        </table:table-row>
        <table:table-row table:style-name="ro1">
          <table:table-cell office:value-type="string" calcext:value-type="string">
            <text:p>430.5450439453125</text:p>
          </table:table-cell>
          <table:table-cell table:formula="of:=[.A14]*1" office:value-type="float" office:value="430.545043945313" calcext:value-type="float">
            <text:p>430.545043945313</text:p>
          </table:table-cell>
          <table:table-cell office:value-type="float" office:value="419.495422363281" calcext:value-type="float">
            <text:p>419.495422363281</text:p>
          </table:table-cell>
          <table:table-cell office:value-type="float" office:value="485.217102050781" calcext:value-type="float">
            <text:p>485.217102050781</text:p>
          </table:table-cell>
          <table:table-cell office:value-type="float" office:value="497.368072509766" calcext:value-type="float">
            <text:p>497.368072509766</text:p>
          </table:table-cell>
          <table:table-cell office:value-type="float" office:value="460.508331298828" calcext:value-type="float">
            <text:p>460.508331298828</text:p>
          </table:table-cell>
        </table:table-row>
        <table:table-row table:style-name="ro1">
          <table:table-cell office:value-type="string" calcext:value-type="string">
            <text:p>411.6396179199219</text:p>
          </table:table-cell>
          <table:table-cell table:formula="of:=[.A15]*1" office:value-type="float" office:value="411.639617919922" calcext:value-type="float">
            <text:p>411.639617919922</text:p>
          </table:table-cell>
          <table:table-cell office:value-type="float" office:value="423.215240478516" calcext:value-type="float">
            <text:p>423.215240478516</text:p>
          </table:table-cell>
          <table:table-cell office:value-type="float" office:value="477.819732666016" calcext:value-type="float">
            <text:p>477.819732666016</text:p>
          </table:table-cell>
          <table:table-cell office:value-type="float" office:value="497.258209228516" calcext:value-type="float">
            <text:p>497.258209228516</text:p>
          </table:table-cell>
          <table:table-cell office:value-type="float" office:value="448.961608886719" calcext:value-type="float">
            <text:p>448.961608886719</text:p>
          </table:table-cell>
        </table:table-row>
        <table:table-row table:style-name="ro1">
          <table:table-cell office:value-type="string" calcext:value-type="string">
            <text:p>412.8295593261719</text:p>
          </table:table-cell>
          <table:table-cell table:formula="of:=[.A16]*1" office:value-type="float" office:value="412.829559326172" calcext:value-type="float">
            <text:p>412.829559326172</text:p>
          </table:table-cell>
          <table:table-cell office:value-type="float" office:value="440.649658203125" calcext:value-type="float">
            <text:p>440.649658203125</text:p>
          </table:table-cell>
          <table:table-cell office:value-type="float" office:value="477.288482666016" calcext:value-type="float">
            <text:p>477.288482666016</text:p>
          </table:table-cell>
          <table:table-cell office:value-type="float" office:value="496.997436523438" calcext:value-type="float">
            <text:p>496.997436523438</text:p>
          </table:table-cell>
          <table:table-cell office:value-type="float" office:value="452.697174072266" calcext:value-type="float">
            <text:p>452.697174072266</text:p>
          </table:table-cell>
        </table:table-row>
        <table:table-row table:style-name="ro1">
          <table:table-cell office:value-type="string" calcext:value-type="string">
            <text:p>407.5544128417969</text:p>
          </table:table-cell>
          <table:table-cell table:formula="of:=[.A17]*1" office:value-type="float" office:value="407.554412841797" calcext:value-type="float">
            <text:p>407.554412841797</text:p>
          </table:table-cell>
          <table:table-cell office:value-type="float" office:value="427.638702392578" calcext:value-type="float">
            <text:p>427.638702392578</text:p>
          </table:table-cell>
          <table:table-cell office:value-type="float" office:value="479.381378173828" calcext:value-type="float">
            <text:p>479.381378173828</text:p>
          </table:table-cell>
          <table:table-cell office:value-type="float" office:value="496.213684082031" calcext:value-type="float">
            <text:p>496.213684082031</text:p>
          </table:table-cell>
          <table:table-cell office:value-type="float" office:value="405.578491210938" calcext:value-type="float">
            <text:p>405.578491210938</text:p>
          </table:table-cell>
        </table:table-row>
        <table:table-row table:style-name="ro1">
          <table:table-cell office:value-type="string" calcext:value-type="string">
            <text:p>412.0078125</text:p>
          </table:table-cell>
          <table:table-cell table:formula="of:=[.A18]*1" office:value-type="float" office:value="412.0078125" calcext:value-type="float">
            <text:p>412.0078125</text:p>
          </table:table-cell>
          <table:table-cell office:value-type="float" office:value="429.910064697266" calcext:value-type="float">
            <text:p>429.910064697266</text:p>
          </table:table-cell>
          <table:table-cell office:value-type="float" office:value="478.424865722656" calcext:value-type="float">
            <text:p>478.424865722656</text:p>
          </table:table-cell>
          <table:table-cell office:value-type="float" office:value="496.367034912109" calcext:value-type="float">
            <text:p>496.367034912109</text:p>
          </table:table-cell>
          <table:table-cell office:value-type="float" office:value="429.967803955078" calcext:value-type="float">
            <text:p>429.967803955078</text:p>
          </table:table-cell>
        </table:table-row>
        <table:table-row table:style-name="ro1">
          <table:table-cell office:value-type="string" calcext:value-type="string">
            <text:p>412.2973937988281</text:p>
          </table:table-cell>
          <table:table-cell table:formula="of:=[.A19]*1" office:value-type="float" office:value="412.297393798828" calcext:value-type="float">
            <text:p>412.297393798828</text:p>
          </table:table-cell>
          <table:table-cell office:value-type="float" office:value="387.748748779297" calcext:value-type="float">
            <text:p>387.748748779297</text:p>
          </table:table-cell>
          <table:table-cell office:value-type="float" office:value="470.7548828125" calcext:value-type="float">
            <text:p>470.7548828125</text:p>
          </table:table-cell>
          <table:table-cell office:value-type="float" office:value="495.816558837891" calcext:value-type="float">
            <text:p>495.816558837891</text:p>
          </table:table-cell>
          <table:table-cell office:value-type="float" office:value="411.463195800781" calcext:value-type="float">
            <text:p>411.463195800781</text:p>
          </table:table-cell>
        </table:table-row>
        <table:table-row table:style-name="ro1">
          <table:table-cell office:value-type="string" calcext:value-type="string">
            <text:p>418.4114685058594</text:p>
          </table:table-cell>
          <table:table-cell table:formula="of:=[.A20]*1" office:value-type="float" office:value="418.411468505859" calcext:value-type="float">
            <text:p>418.411468505859</text:p>
          </table:table-cell>
          <table:table-cell office:value-type="float" office:value="417.260467529297" calcext:value-type="float">
            <text:p>417.260467529297</text:p>
          </table:table-cell>
          <table:table-cell office:value-type="float" office:value="474.734619140625" calcext:value-type="float">
            <text:p>474.734619140625</text:p>
          </table:table-cell>
          <table:table-cell office:value-type="float" office:value="496.51220703125" calcext:value-type="float">
            <text:p>496.51220703125</text:p>
          </table:table-cell>
          <table:table-cell office:value-type="float" office:value="440.154632568359" calcext:value-type="float">
            <text:p>440.154632568359</text:p>
          </table:table-cell>
        </table:table-row>
        <table:table-row table:style-name="ro1">
          <table:table-cell office:value-type="string" calcext:value-type="string">
            <text:p>405.27001953125</text:p>
          </table:table-cell>
          <table:table-cell table:formula="of:=[.A21]*1" office:value-type="float" office:value="405.27001953125" calcext:value-type="float">
            <text:p>405.27001953125</text:p>
          </table:table-cell>
          <table:table-cell office:value-type="float" office:value="417.383209228516" calcext:value-type="float">
            <text:p>417.383209228516</text:p>
          </table:table-cell>
          <table:table-cell office:value-type="float" office:value="485.366638183594" calcext:value-type="float">
            <text:p>485.366638183594</text:p>
          </table:table-cell>
          <table:table-cell office:value-type="float" office:value="495.110504150391" calcext:value-type="float">
            <text:p>495.110504150391</text:p>
          </table:table-cell>
          <table:table-cell office:value-type="float" office:value="415.50146484375" calcext:value-type="float">
            <text:p>415.50146484375</text:p>
          </table:table-cell>
        </table:table-row>
        <table:table-row table:style-name="ro1">
          <table:table-cell office:value-type="string" calcext:value-type="string">
            <text:p>407.2301025390625</text:p>
          </table:table-cell>
          <table:table-cell table:formula="of:=[.A22]*1" office:value-type="float" office:value="407.230102539063" calcext:value-type="float">
            <text:p>407.230102539063</text:p>
          </table:table-cell>
          <table:table-cell office:value-type="float" office:value="433.236236572266" calcext:value-type="float">
            <text:p>433.236236572266</text:p>
          </table:table-cell>
          <table:table-cell office:value-type="float" office:value="475.763366699219" calcext:value-type="float">
            <text:p>475.763366699219</text:p>
          </table:table-cell>
          <table:table-cell office:value-type="float" office:value="496.002716064453" calcext:value-type="float">
            <text:p>496.002716064453</text:p>
          </table:table-cell>
          <table:table-cell office:value-type="float" office:value="440.182006835938" calcext:value-type="float">
            <text:p>440.182006835938</text:p>
          </table:table-cell>
        </table:table-row>
        <table:table-row table:style-name="ro1">
          <table:table-cell office:value-type="string" calcext:value-type="string">
            <text:p>410.30206298828125</text:p>
          </table:table-cell>
          <table:table-cell table:formula="of:=[.A23]*1" office:value-type="float" office:value="410.302062988281" calcext:value-type="float">
            <text:p>410.302062988281</text:p>
          </table:table-cell>
          <table:table-cell office:value-type="float" office:value="399.963165283203" calcext:value-type="float">
            <text:p>399.963165283203</text:p>
          </table:table-cell>
          <table:table-cell office:value-type="float" office:value="480.720367431641" calcext:value-type="float">
            <text:p>480.720367431641</text:p>
          </table:table-cell>
          <table:table-cell office:value-type="float" office:value="495.345367431641" calcext:value-type="float">
            <text:p>495.345367431641</text:p>
          </table:table-cell>
          <table:table-cell office:value-type="float" office:value="390.961669921875" calcext:value-type="float">
            <text:p>390.961669921875</text:p>
          </table:table-cell>
        </table:table-row>
        <table:table-row table:style-name="ro1">
          <table:table-cell office:value-type="string" calcext:value-type="string">
            <text:p>384.35028076171875</text:p>
          </table:table-cell>
          <table:table-cell table:formula="of:=[.A24]*1" office:value-type="float" office:value="384.350280761719" calcext:value-type="float">
            <text:p>384.350280761719</text:p>
          </table:table-cell>
          <table:table-cell office:value-type="float" office:value="394.511749267578" calcext:value-type="float">
            <text:p>394.511749267578</text:p>
          </table:table-cell>
          <table:table-cell office:value-type="float" office:value="474.476196289062" calcext:value-type="float">
            <text:p>474.476196289062</text:p>
          </table:table-cell>
          <table:table-cell office:value-type="float" office:value="495.323028564453" calcext:value-type="float">
            <text:p>495.323028564453</text:p>
          </table:table-cell>
          <table:table-cell office:value-type="float" office:value="437.99755859375" calcext:value-type="float">
            <text:p>437.99755859375</text:p>
          </table:table-cell>
        </table:table-row>
        <table:table-row table:style-name="ro1">
          <table:table-cell office:value-type="string" calcext:value-type="string">
            <text:p>406.10498046875</text:p>
          </table:table-cell>
          <table:table-cell table:formula="of:=[.A25]*1" office:value-type="float" office:value="406.10498046875" calcext:value-type="float">
            <text:p>406.10498046875</text:p>
          </table:table-cell>
          <table:table-cell office:value-type="float" office:value="404.983978271484" calcext:value-type="float">
            <text:p>404.983978271484</text:p>
          </table:table-cell>
          <table:table-cell office:value-type="float" office:value="468.314117431641" calcext:value-type="float">
            <text:p>468.314117431641</text:p>
          </table:table-cell>
          <table:table-cell office:value-type="float" office:value="494.68017578125" calcext:value-type="float">
            <text:p>494.68017578125</text:p>
          </table:table-cell>
          <table:table-cell office:value-type="float" office:value="416.786895751953" calcext:value-type="float">
            <text:p>416.786895751953</text:p>
          </table:table-cell>
        </table:table-row>
        <table:table-row table:style-name="ro1">
          <table:table-cell office:value-type="string" calcext:value-type="string">
            <text:p>393.9076232910156</text:p>
          </table:table-cell>
          <table:table-cell table:formula="of:=[.A26]*1" office:value-type="float" office:value="393.907623291016" calcext:value-type="float">
            <text:p>393.907623291016</text:p>
          </table:table-cell>
          <table:table-cell office:value-type="float" office:value="407.308166503906" calcext:value-type="float">
            <text:p>407.308166503906</text:p>
          </table:table-cell>
          <table:table-cell office:value-type="float" office:value="476.608612060547" calcext:value-type="float">
            <text:p>476.608612060547</text:p>
          </table:table-cell>
          <table:table-cell office:value-type="float" office:value="491.302185058594" calcext:value-type="float">
            <text:p>491.302185058594</text:p>
          </table:table-cell>
          <table:table-cell office:value-type="float" office:value="390.837860107422" calcext:value-type="float">
            <text:p>390.837860107422</text:p>
          </table:table-cell>
        </table:table-row>
        <table:table-row table:style-name="ro1">
          <table:table-cell office:value-type="string" calcext:value-type="string">
            <text:p>383.0877685546875</text:p>
          </table:table-cell>
          <table:table-cell table:formula="of:=[.A27]*1" office:value-type="float" office:value="383.087768554687" calcext:value-type="float">
            <text:p>383.087768554687</text:p>
          </table:table-cell>
          <table:table-cell office:value-type="float" office:value="391.037078857422" calcext:value-type="float">
            <text:p>391.037078857422</text:p>
          </table:table-cell>
          <table:table-cell office:value-type="float" office:value="477.281890869141" calcext:value-type="float">
            <text:p>477.281890869141</text:p>
          </table:table-cell>
          <table:table-cell office:value-type="float" office:value="494.257354736328" calcext:value-type="float">
            <text:p>494.257354736328</text:p>
          </table:table-cell>
          <table:table-cell office:value-type="float" office:value="386.52783203125" calcext:value-type="float">
            <text:p>386.52783203125</text:p>
          </table:table-cell>
        </table:table-row>
        <table:table-row table:style-name="ro1">
          <table:table-cell office:value-type="string" calcext:value-type="string">
            <text:p>377.9476623535156</text:p>
          </table:table-cell>
          <table:table-cell table:formula="of:=[.A28]*1" office:value-type="float" office:value="377.947662353516" calcext:value-type="float">
            <text:p>377.947662353516</text:p>
          </table:table-cell>
          <table:table-cell office:value-type="float" office:value="420.375732421875" calcext:value-type="float">
            <text:p>420.375732421875</text:p>
          </table:table-cell>
          <table:table-cell office:value-type="float" office:value="472.613952636719" calcext:value-type="float">
            <text:p>472.613952636719</text:p>
          </table:table-cell>
          <table:table-cell office:value-type="float" office:value="494.041534423828" calcext:value-type="float">
            <text:p>494.041534423828</text:p>
          </table:table-cell>
          <table:table-cell office:value-type="float" office:value="392.823150634766" calcext:value-type="float">
            <text:p>392.823150634766</text:p>
          </table:table-cell>
        </table:table-row>
        <table:table-row table:style-name="ro1">
          <table:table-cell office:value-type="string" calcext:value-type="string">
            <text:p>391.7991638183594</text:p>
          </table:table-cell>
          <table:table-cell table:formula="of:=[.A29]*1" office:value-type="float" office:value="391.799163818359" calcext:value-type="float">
            <text:p>391.799163818359</text:p>
          </table:table-cell>
          <table:table-cell office:value-type="float" office:value="371.573791503906" calcext:value-type="float">
            <text:p>371.573791503906</text:p>
          </table:table-cell>
          <table:table-cell office:value-type="float" office:value="471.455078125" calcext:value-type="float">
            <text:p>471.455078125</text:p>
          </table:table-cell>
          <table:table-cell office:value-type="float" office:value="494.602722167969" calcext:value-type="float">
            <text:p>494.602722167969</text:p>
          </table:table-cell>
          <table:table-cell office:value-type="float" office:value="396.085540771484" calcext:value-type="float">
            <text:p>396.085540771484</text:p>
          </table:table-cell>
        </table:table-row>
        <table:table-row table:style-name="ro1">
          <table:table-cell office:value-type="string" calcext:value-type="string">
            <text:p>395.406005859375</text:p>
          </table:table-cell>
          <table:table-cell table:formula="of:=[.A30]*1" office:value-type="float" office:value="395.406005859375" calcext:value-type="float">
            <text:p>395.406005859375</text:p>
          </table:table-cell>
          <table:table-cell office:value-type="float" office:value="383.424926757812" calcext:value-type="float">
            <text:p>383.424926757812</text:p>
          </table:table-cell>
          <table:table-cell office:value-type="float" office:value="475.601257324219" calcext:value-type="float">
            <text:p>475.601257324219</text:p>
          </table:table-cell>
          <table:table-cell office:value-type="float" office:value="492.891784667969" calcext:value-type="float">
            <text:p>492.891784667969</text:p>
          </table:table-cell>
          <table:table-cell office:value-type="float" office:value="380.906311035156" calcext:value-type="float">
            <text:p>380.906311035156</text:p>
          </table:table-cell>
        </table:table-row>
        <table:table-row table:style-name="ro1">
          <table:table-cell office:value-type="string" calcext:value-type="string">
            <text:p>359.96478271484375</text:p>
          </table:table-cell>
          <table:table-cell table:formula="of:=[.A31]*1" office:value-type="float" office:value="359.964782714844" calcext:value-type="float">
            <text:p>359.964782714844</text:p>
          </table:table-cell>
          <table:table-cell office:value-type="float" office:value="398.520111083984" calcext:value-type="float">
            <text:p>398.520111083984</text:p>
          </table:table-cell>
          <table:table-cell office:value-type="float" office:value="461.683258056641" calcext:value-type="float">
            <text:p>461.683258056641</text:p>
          </table:table-cell>
          <table:table-cell office:value-type="float" office:value="493.658752441406" calcext:value-type="float">
            <text:p>493.658752441406</text:p>
          </table:table-cell>
          <table:table-cell office:value-type="float" office:value="378.036224365234" calcext:value-type="float">
            <text:p>378.036224365234</text:p>
          </table:table-cell>
        </table:table-row>
        <table:table-row table:style-name="ro1">
          <table:table-cell office:value-type="string" calcext:value-type="string">
            <text:p>376.443603515625</text:p>
          </table:table-cell>
          <table:table-cell table:formula="of:=[.A32]*1" office:value-type="float" office:value="376.443603515625" calcext:value-type="float">
            <text:p>376.443603515625</text:p>
          </table:table-cell>
          <table:table-cell office:value-type="float" office:value="429.996337890625" calcext:value-type="float">
            <text:p>429.996337890625</text:p>
          </table:table-cell>
          <table:table-cell office:value-type="float" office:value="476.897979736328" calcext:value-type="float">
            <text:p>476.897979736328</text:p>
          </table:table-cell>
          <table:table-cell office:value-type="float" office:value="493.228424072266" calcext:value-type="float">
            <text:p>493.228424072266</text:p>
          </table:table-cell>
          <table:table-cell office:value-type="float" office:value="406.213928222656" calcext:value-type="float">
            <text:p>406.213928222656</text:p>
          </table:table-cell>
        </table:table-row>
        <table:table-row table:style-name="ro1">
          <table:table-cell office:value-type="string" calcext:value-type="string">
            <text:p>394.8969421386719</text:p>
          </table:table-cell>
          <table:table-cell table:formula="of:=[.A33]*1" office:value-type="float" office:value="394.896942138672" calcext:value-type="float">
            <text:p>394.896942138672</text:p>
          </table:table-cell>
          <table:table-cell office:value-type="float" office:value="411.899169921875" calcext:value-type="float">
            <text:p>411.899169921875</text:p>
          </table:table-cell>
          <table:table-cell office:value-type="float" office:value="474.88671875" calcext:value-type="float">
            <text:p>474.88671875</text:p>
          </table:table-cell>
          <table:table-cell office:value-type="float" office:value="491.912170410156" calcext:value-type="float">
            <text:p>491.912170410156</text:p>
          </table:table-cell>
          <table:table-cell office:value-type="float" office:value="422.908996582031" calcext:value-type="float">
            <text:p>422.908996582031</text:p>
          </table:table-cell>
        </table:table-row>
        <table:table-row table:style-name="ro1">
          <table:table-cell office:value-type="string" calcext:value-type="string">
            <text:p>381.2915344238281</text:p>
          </table:table-cell>
          <table:table-cell table:formula="of:=[.A34]*1" office:value-type="float" office:value="381.291534423828" calcext:value-type="float">
            <text:p>381.291534423828</text:p>
          </table:table-cell>
          <table:table-cell office:value-type="float" office:value="409.384033203125" calcext:value-type="float">
            <text:p>409.384033203125</text:p>
          </table:table-cell>
          <table:table-cell office:value-type="float" office:value="479.383483886719" calcext:value-type="float">
            <text:p>479.383483886719</text:p>
          </table:table-cell>
          <table:table-cell office:value-type="float" office:value="491.318817138672" calcext:value-type="float">
            <text:p>491.318817138672</text:p>
          </table:table-cell>
          <table:table-cell office:value-type="float" office:value="387.831573486328" calcext:value-type="float">
            <text:p>387.831573486328</text:p>
          </table:table-cell>
        </table:table-row>
        <table:table-row table:style-name="ro1">
          <table:table-cell office:value-type="string" calcext:value-type="string">
            <text:p>372.858154296875</text:p>
          </table:table-cell>
          <table:table-cell table:formula="of:=[.A35]*1" office:value-type="float" office:value="372.858154296875" calcext:value-type="float">
            <text:p>372.858154296875</text:p>
          </table:table-cell>
          <table:table-cell office:value-type="float" office:value="402.944580078125" calcext:value-type="float">
            <text:p>402.944580078125</text:p>
          </table:table-cell>
          <table:table-cell office:value-type="float" office:value="467.793243408203" calcext:value-type="float">
            <text:p>467.793243408203</text:p>
          </table:table-cell>
          <table:table-cell office:value-type="float" office:value="493.344299316406" calcext:value-type="float">
            <text:p>493.344299316406</text:p>
          </table:table-cell>
          <table:table-cell office:value-type="float" office:value="365.758361816406" calcext:value-type="float">
            <text:p>365.758361816406</text:p>
          </table:table-cell>
        </table:table-row>
        <table:table-row table:style-name="ro1">
          <table:table-cell office:value-type="string" calcext:value-type="string">
            <text:p>393.9740295410156</text:p>
          </table:table-cell>
          <table:table-cell table:formula="of:=[.A36]*1" office:value-type="float" office:value="393.974029541016" calcext:value-type="float">
            <text:p>393.974029541016</text:p>
          </table:table-cell>
          <table:table-cell office:value-type="float" office:value="373.144592285156" calcext:value-type="float">
            <text:p>373.144592285156</text:p>
          </table:table-cell>
          <table:table-cell office:value-type="float" office:value="458.476440429688" calcext:value-type="float">
            <text:p>458.476440429688</text:p>
          </table:table-cell>
          <table:table-cell office:value-type="float" office:value="492.413909912109" calcext:value-type="float">
            <text:p>492.413909912109</text:p>
          </table:table-cell>
          <table:table-cell office:value-type="float" office:value="400.499877929687" calcext:value-type="float">
            <text:p>400.499877929687</text:p>
          </table:table-cell>
        </table:table-row>
        <table:table-row table:style-name="ro1">
          <table:table-cell office:value-type="string" calcext:value-type="string">
            <text:p>361.0019226074219</text:p>
          </table:table-cell>
          <table:table-cell table:formula="of:=[.A37]*1" office:value-type="float" office:value="361.001922607422" calcext:value-type="float">
            <text:p>361.001922607422</text:p>
          </table:table-cell>
          <table:table-cell office:value-type="float" office:value="377.195953369141" calcext:value-type="float">
            <text:p>377.195953369141</text:p>
          </table:table-cell>
          <table:table-cell office:value-type="float" office:value="473.681121826172" calcext:value-type="float">
            <text:p>473.681121826172</text:p>
          </table:table-cell>
          <table:table-cell office:value-type="float" office:value="491.208435058594" calcext:value-type="float">
            <text:p>491.208435058594</text:p>
          </table:table-cell>
          <table:table-cell office:value-type="float" office:value="360.494476318359" calcext:value-type="float">
            <text:p>360.494476318359</text:p>
          </table:table-cell>
        </table:table-row>
        <table:table-row table:style-name="ro1">
          <table:table-cell office:value-type="string" calcext:value-type="string">
            <text:p>362.10986328125</text:p>
          </table:table-cell>
          <table:table-cell table:formula="of:=[.A38]*1" office:value-type="float" office:value="362.10986328125" calcext:value-type="float">
            <text:p>362.10986328125</text:p>
          </table:table-cell>
          <table:table-cell office:value-type="float" office:value="380.060424804687" calcext:value-type="float">
            <text:p>380.060424804687</text:p>
          </table:table-cell>
          <table:table-cell office:value-type="float" office:value="471.831817626953" calcext:value-type="float">
            <text:p>471.831817626953</text:p>
          </table:table-cell>
          <table:table-cell office:value-type="float" office:value="489.302032470703" calcext:value-type="float">
            <text:p>489.302032470703</text:p>
          </table:table-cell>
          <table:table-cell office:value-type="float" office:value="399.696655273437" calcext:value-type="float">
            <text:p>399.696655273437</text:p>
          </table:table-cell>
        </table:table-row>
        <table:table-row table:style-name="ro1">
          <table:table-cell office:value-type="string" calcext:value-type="string">
            <text:p>356.3721008300781</text:p>
          </table:table-cell>
          <table:table-cell table:formula="of:=[.A39]*1" office:value-type="float" office:value="356.372100830078" calcext:value-type="float">
            <text:p>356.372100830078</text:p>
          </table:table-cell>
          <table:table-cell office:value-type="float" office:value="373.219055175781" calcext:value-type="float">
            <text:p>373.219055175781</text:p>
          </table:table-cell>
          <table:table-cell office:value-type="float" office:value="467.333038330078" calcext:value-type="float">
            <text:p>467.333038330078</text:p>
          </table:table-cell>
          <table:table-cell office:value-type="float" office:value="489.502258300781" calcext:value-type="float">
            <text:p>489.502258300781</text:p>
          </table:table-cell>
          <table:table-cell office:value-type="float" office:value="403.74365234375" calcext:value-type="float">
            <text:p>403.74365234375</text:p>
          </table:table-cell>
        </table:table-row>
        <table:table-row table:style-name="ro1">
          <table:table-cell office:value-type="string" calcext:value-type="string">
            <text:p>382.3333740234375</text:p>
          </table:table-cell>
          <table:table-cell table:formula="of:=[.A40]*1" office:value-type="float" office:value="382.333374023437" calcext:value-type="float">
            <text:p>382.333374023437</text:p>
          </table:table-cell>
          <table:table-cell office:value-type="float" office:value="383.189178466797" calcext:value-type="float">
            <text:p>383.189178466797</text:p>
          </table:table-cell>
          <table:table-cell office:value-type="float" office:value="475.246215820313" calcext:value-type="float">
            <text:p>475.246215820313</text:p>
          </table:table-cell>
          <table:table-cell office:value-type="float" office:value="489.597015380859" calcext:value-type="float">
            <text:p>489.597015380859</text:p>
          </table:table-cell>
          <table:table-cell office:value-type="float" office:value="387.006652832031" calcext:value-type="float">
            <text:p>387.006652832031</text:p>
          </table:table-cell>
        </table:table-row>
        <table:table-row table:style-name="ro1">
          <table:table-cell office:value-type="string" calcext:value-type="string">
            <text:p>366.7035217285156</text:p>
          </table:table-cell>
          <table:table-cell table:formula="of:=[.A41]*1" office:value-type="float" office:value="366.703521728516" calcext:value-type="float">
            <text:p>366.703521728516</text:p>
          </table:table-cell>
          <table:table-cell office:value-type="float" office:value="401.167572021484" calcext:value-type="float">
            <text:p>401.167572021484</text:p>
          </table:table-cell>
          <table:table-cell office:value-type="float" office:value="466.155364990234" calcext:value-type="float">
            <text:p>466.155364990234</text:p>
          </table:table-cell>
          <table:table-cell office:value-type="float" office:value="492.422058105469" calcext:value-type="float">
            <text:p>492.422058105469</text:p>
          </table:table-cell>
          <table:table-cell office:value-type="float" office:value="371.38720703125" calcext:value-type="float">
            <text:p>371.38720703125</text:p>
          </table:table-cell>
        </table:table-row>
        <table:table-row table:style-name="ro1">
          <table:table-cell office:value-type="string" calcext:value-type="string">
            <text:p>367.5874938964844</text:p>
          </table:table-cell>
          <table:table-cell table:formula="of:=[.A42]*1" office:value-type="float" office:value="367.587493896484" calcext:value-type="float">
            <text:p>367.587493896484</text:p>
          </table:table-cell>
          <table:table-cell office:value-type="float" office:value="377.506011962891" calcext:value-type="float">
            <text:p>377.506011962891</text:p>
          </table:table-cell>
          <table:table-cell office:value-type="float" office:value="473.469573974609" calcext:value-type="float">
            <text:p>473.469573974609</text:p>
          </table:table-cell>
          <table:table-cell office:value-type="float" office:value="491.225952148438" calcext:value-type="float">
            <text:p>491.225952148438</text:p>
          </table:table-cell>
          <table:table-cell office:value-type="float" office:value="333.647338867187" calcext:value-type="float">
            <text:p>333.647338867187</text:p>
          </table:table-cell>
        </table:table-row>
        <table:table-row table:style-name="ro1">
          <table:table-cell office:value-type="string" calcext:value-type="string">
            <text:p>369.07952880859375</text:p>
          </table:table-cell>
          <table:table-cell table:formula="of:=[.A43]*1" office:value-type="float" office:value="369.079528808594" calcext:value-type="float">
            <text:p>369.079528808594</text:p>
          </table:table-cell>
          <table:table-cell office:value-type="float" office:value="402.429870605469" calcext:value-type="float">
            <text:p>402.429870605469</text:p>
          </table:table-cell>
          <table:table-cell office:value-type="float" office:value="472.279907226563" calcext:value-type="float">
            <text:p>472.279907226563</text:p>
          </table:table-cell>
          <table:table-cell office:value-type="float" office:value="486.2666015625" calcext:value-type="float">
            <text:p>486.2666015625</text:p>
          </table:table-cell>
          <table:table-cell office:value-type="float" office:value="379.204132080078" calcext:value-type="float">
            <text:p>379.204132080078</text:p>
          </table:table-cell>
        </table:table-row>
        <table:table-row table:style-name="ro1">
          <table:table-cell office:value-type="string" calcext:value-type="string">
            <text:p>332.01605224609375</text:p>
          </table:table-cell>
          <table:table-cell table:formula="of:=[.A44]*1" office:value-type="float" office:value="332.016052246094" calcext:value-type="float">
            <text:p>332.016052246094</text:p>
          </table:table-cell>
          <table:table-cell office:value-type="float" office:value="379.693939208984" calcext:value-type="float">
            <text:p>379.693939208984</text:p>
          </table:table-cell>
          <table:table-cell office:value-type="float" office:value="466.650787353516" calcext:value-type="float">
            <text:p>466.650787353516</text:p>
          </table:table-cell>
          <table:table-cell office:value-type="float" office:value="491.997161865234" calcext:value-type="float">
            <text:p>491.997161865234</text:p>
          </table:table-cell>
          <table:table-cell office:value-type="float" office:value="399.659332275391" calcext:value-type="float">
            <text:p>399.659332275391</text:p>
          </table:table-cell>
        </table:table-row>
        <table:table-row table:style-name="ro1">
          <table:table-cell office:value-type="string" calcext:value-type="string">
            <text:p>382.7289123535156</text:p>
          </table:table-cell>
          <table:table-cell table:formula="of:=[.A45]*1" office:value-type="float" office:value="382.728912353516" calcext:value-type="float">
            <text:p>382.728912353516</text:p>
          </table:table-cell>
          <table:table-cell office:value-type="float" office:value="373.88427734375" calcext:value-type="float">
            <text:p>373.88427734375</text:p>
          </table:table-cell>
          <table:table-cell office:value-type="float" office:value="466.896087646484" calcext:value-type="float">
            <text:p>466.896087646484</text:p>
          </table:table-cell>
          <table:table-cell office:value-type="float" office:value="487.302215576172" calcext:value-type="float">
            <text:p>487.302215576172</text:p>
          </table:table-cell>
          <table:table-cell office:value-type="float" office:value="392.293212890625" calcext:value-type="float">
            <text:p>392.293212890625</text:p>
          </table:table-cell>
        </table:table-row>
        <table:table-row table:style-name="ro1">
          <table:table-cell office:value-type="string" calcext:value-type="string">
            <text:p>336.3943786621094</text:p>
          </table:table-cell>
          <table:table-cell table:formula="of:=[.A46]*1" office:value-type="float" office:value="336.394378662109" calcext:value-type="float">
            <text:p>336.394378662109</text:p>
          </table:table-cell>
          <table:table-cell office:value-type="float" office:value="401.643188476563" calcext:value-type="float">
            <text:p>401.643188476563</text:p>
          </table:table-cell>
          <table:table-cell office:value-type="float" office:value="468.902038574219" calcext:value-type="float">
            <text:p>468.902038574219</text:p>
          </table:table-cell>
          <table:table-cell office:value-type="float" office:value="489.480895996094" calcext:value-type="float">
            <text:p>489.480895996094</text:p>
          </table:table-cell>
          <table:table-cell office:value-type="float" office:value="377.316009521484" calcext:value-type="float">
            <text:p>377.316009521484</text:p>
          </table:table-cell>
        </table:table-row>
        <table:table-row table:style-name="ro1">
          <table:table-cell office:value-type="string" calcext:value-type="string">
            <text:p>391.282958984375</text:p>
          </table:table-cell>
          <table:table-cell table:formula="of:=[.A47]*1" office:value-type="float" office:value="391.282958984375" calcext:value-type="float">
            <text:p>391.282958984375</text:p>
          </table:table-cell>
          <table:table-cell office:value-type="float" office:value="370.102386474609" calcext:value-type="float">
            <text:p>370.102386474609</text:p>
          </table:table-cell>
          <table:table-cell office:value-type="float" office:value="469.014007568359" calcext:value-type="float">
            <text:p>469.014007568359</text:p>
          </table:table-cell>
          <table:table-cell office:value-type="float" office:value="486.903137207031" calcext:value-type="float">
            <text:p>486.903137207031</text:p>
          </table:table-cell>
          <table:table-cell office:value-type="float" office:value="360.354522705078" calcext:value-type="float">
            <text:p>360.354522705078</text:p>
          </table:table-cell>
        </table:table-row>
        <table:table-row table:style-name="ro1">
          <table:table-cell office:value-type="string" calcext:value-type="string">
            <text:p>332.05975341796875</text:p>
          </table:table-cell>
          <table:table-cell table:formula="of:=[.A48]*1" office:value-type="float" office:value="332.059753417969" calcext:value-type="float">
            <text:p>332.059753417969</text:p>
          </table:table-cell>
          <table:table-cell office:value-type="float" office:value="383.371124267578" calcext:value-type="float">
            <text:p>383.371124267578</text:p>
          </table:table-cell>
          <table:table-cell office:value-type="float" office:value="472.713195800781" calcext:value-type="float">
            <text:p>472.713195800781</text:p>
          </table:table-cell>
          <table:table-cell office:value-type="float" office:value="488.334655761719" calcext:value-type="float">
            <text:p>488.334655761719</text:p>
          </table:table-cell>
          <table:table-cell office:value-type="float" office:value="327.554595947266" calcext:value-type="float">
            <text:p>327.554595947266</text:p>
          </table:table-cell>
        </table:table-row>
        <table:table-row table:style-name="ro1">
          <table:table-cell office:value-type="string" calcext:value-type="string">
            <text:p>341.64013671875</text:p>
          </table:table-cell>
          <table:table-cell table:formula="of:=[.A49]*1" office:value-type="float" office:value="341.64013671875" calcext:value-type="float">
            <text:p>341.64013671875</text:p>
          </table:table-cell>
          <table:table-cell office:value-type="float" office:value="347.051574707031" calcext:value-type="float">
            <text:p>347.051574707031</text:p>
          </table:table-cell>
          <table:table-cell office:value-type="float" office:value="468.07568359375" calcext:value-type="float">
            <text:p>468.07568359375</text:p>
          </table:table-cell>
          <table:table-cell office:value-type="float" office:value="486.610015869141" calcext:value-type="float">
            <text:p>486.610015869141</text:p>
          </table:table-cell>
          <table:table-cell office:value-type="float" office:value="372.588806152344" calcext:value-type="float">
            <text:p>372.588806152344</text:p>
          </table:table-cell>
        </table:table-row>
        <table:table-row table:style-name="ro1">
          <table:table-cell office:value-type="string" calcext:value-type="string">
            <text:p>393.23516845703125</text:p>
          </table:table-cell>
          <table:table-cell table:formula="of:=[.A50]*1" office:value-type="float" office:value="393.235168457031" calcext:value-type="float">
            <text:p>393.235168457031</text:p>
          </table:table-cell>
          <table:table-cell office:value-type="float" office:value="366.192260742188" calcext:value-type="float">
            <text:p>366.192260742188</text:p>
          </table:table-cell>
          <table:table-cell office:value-type="float" office:value="462.420959472656" calcext:value-type="float">
            <text:p>462.420959472656</text:p>
          </table:table-cell>
          <table:table-cell office:value-type="float" office:value="485.548736572266" calcext:value-type="float">
            <text:p>485.548736572266</text:p>
          </table:table-cell>
          <table:table-cell office:value-type="float" office:value="319.18505859375" calcext:value-type="float">
            <text:p>319.18505859375</text:p>
          </table:table-cell>
        </table:table-row>
        <table:table-row table:style-name="ro1">
          <table:table-cell office:value-type="string" calcext:value-type="string">
            <text:p>333.0601501464844</text:p>
          </table:table-cell>
          <table:table-cell table:formula="of:=[.A51]*1" office:value-type="float" office:value="333.060150146484" calcext:value-type="float">
            <text:p>333.060150146484</text:p>
          </table:table-cell>
          <table:table-cell office:value-type="float" office:value="391.059539794922" calcext:value-type="float">
            <text:p>391.059539794922</text:p>
          </table:table-cell>
          <table:table-cell office:value-type="float" office:value="460.038238525391" calcext:value-type="float">
            <text:p>460.038238525391</text:p>
          </table:table-cell>
          <table:table-cell office:value-type="float" office:value="487.353637695313" calcext:value-type="float">
            <text:p>487.353637695313</text:p>
          </table:table-cell>
          <table:table-cell office:value-type="float" office:value="399.385375976562" calcext:value-type="float">
            <text:p>399.385375976562</text:p>
          </table:table-cell>
        </table:table-row>
        <table:table-row table:style-name="ro1">
          <table:table-cell office:value-type="string" calcext:value-type="string">
            <text:p>355.6307678222656</text:p>
          </table:table-cell>
          <table:table-cell table:formula="of:=[.A52]*1" office:value-type="float" office:value="355.630767822266" calcext:value-type="float">
            <text:p>355.630767822266</text:p>
          </table:table-cell>
          <table:table-cell office:value-type="float" office:value="390.848724365234" calcext:value-type="float">
            <text:p>390.848724365234</text:p>
          </table:table-cell>
          <table:table-cell office:value-type="float" office:value="456.553833007813" calcext:value-type="float">
            <text:p>456.553833007813</text:p>
          </table:table-cell>
          <table:table-cell office:value-type="float" office:value="484.139556884766" calcext:value-type="float">
            <text:p>484.139556884766</text:p>
          </table:table-cell>
          <table:table-cell office:value-type="float" office:value="334.155212402344" calcext:value-type="float">
            <text:p>334.155212402344</text:p>
          </table:table-cell>
        </table:table-row>
        <table:table-row table:style-name="ro1">
          <table:table-cell office:value-type="string" calcext:value-type="string">
            <text:p>353.6191711425781</text:p>
          </table:table-cell>
          <table:table-cell table:formula="of:=[.A53]*1" office:value-type="float" office:value="353.619171142578" calcext:value-type="float">
            <text:p>353.619171142578</text:p>
          </table:table-cell>
          <table:table-cell office:value-type="float" office:value="402.553253173828" calcext:value-type="float">
            <text:p>402.553253173828</text:p>
          </table:table-cell>
          <table:table-cell office:value-type="float" office:value="466.262664794922" calcext:value-type="float">
            <text:p>466.262664794922</text:p>
          </table:table-cell>
          <table:table-cell office:value-type="float" office:value="483.422241210937" calcext:value-type="float">
            <text:p>483.422241210937</text:p>
          </table:table-cell>
          <table:table-cell office:value-type="float" office:value="385.567443847656" calcext:value-type="float">
            <text:p>385.567443847656</text:p>
          </table:table-cell>
        </table:table-row>
        <table:table-row table:style-name="ro1">
          <table:table-cell office:value-type="string" calcext:value-type="string">
            <text:p>357.3193359375</text:p>
          </table:table-cell>
          <table:table-cell table:formula="of:=[.A54]*1" office:value-type="float" office:value="357.3193359375" calcext:value-type="float">
            <text:p>357.3193359375</text:p>
          </table:table-cell>
          <table:table-cell office:value-type="float" office:value="356.648071289062" calcext:value-type="float">
            <text:p>356.648071289062</text:p>
          </table:table-cell>
          <table:table-cell office:value-type="float" office:value="454.813171386719" calcext:value-type="float">
            <text:p>454.813171386719</text:p>
          </table:table-cell>
          <table:table-cell office:value-type="float" office:value="482.504699707031" calcext:value-type="float">
            <text:p>482.504699707031</text:p>
          </table:table-cell>
          <table:table-cell office:value-type="float" office:value="323.75244140625" calcext:value-type="float">
            <text:p>323.75244140625</text:p>
          </table:table-cell>
        </table:table-row>
        <table:table-row table:style-name="ro1">
          <table:table-cell office:value-type="string" calcext:value-type="string">
            <text:p>309.5904846191406</text:p>
          </table:table-cell>
          <table:table-cell table:formula="of:=[.A55]*1" office:value-type="float" office:value="309.590484619141" calcext:value-type="float">
            <text:p>309.590484619141</text:p>
          </table:table-cell>
          <table:table-cell office:value-type="float" office:value="372.964569091797" calcext:value-type="float">
            <text:p>372.964569091797</text:p>
          </table:table-cell>
          <table:table-cell office:value-type="float" office:value="459.495971679688" calcext:value-type="float">
            <text:p>459.495971679688</text:p>
          </table:table-cell>
          <table:table-cell office:value-type="float" office:value="484.896453857422" calcext:value-type="float">
            <text:p>484.896453857422</text:p>
          </table:table-cell>
          <table:table-cell office:value-type="float" office:value="326.583282470703" calcext:value-type="float">
            <text:p>326.583282470703</text:p>
          </table:table-cell>
        </table:table-row>
        <table:table-row table:style-name="ro1">
          <table:table-cell office:value-type="string" calcext:value-type="string">
            <text:p>341.59698486328125</text:p>
          </table:table-cell>
          <table:table-cell table:formula="of:=[.A56]*1" office:value-type="float" office:value="341.596984863281" calcext:value-type="float">
            <text:p>341.596984863281</text:p>
          </table:table-cell>
          <table:table-cell office:value-type="float" office:value="363.431427001953" calcext:value-type="float">
            <text:p>363.431427001953</text:p>
          </table:table-cell>
          <table:table-cell office:value-type="float" office:value="456.791473388672" calcext:value-type="float">
            <text:p>456.791473388672</text:p>
          </table:table-cell>
          <table:table-cell office:value-type="float" office:value="483.556457519531" calcext:value-type="float">
            <text:p>483.556457519531</text:p>
          </table:table-cell>
          <table:table-cell office:value-type="float" office:value="283.177581787109" calcext:value-type="float">
            <text:p>283.177581787109</text:p>
          </table:table-cell>
        </table:table-row>
        <table:table-row table:style-name="ro1">
          <table:table-cell office:value-type="string" calcext:value-type="string">
            <text:p>327.88916015625</text:p>
          </table:table-cell>
          <table:table-cell table:formula="of:=[.A57]*1" office:value-type="float" office:value="327.88916015625" calcext:value-type="float">
            <text:p>327.88916015625</text:p>
          </table:table-cell>
          <table:table-cell office:value-type="float" office:value="345.638275146484" calcext:value-type="float">
            <text:p>345.638275146484</text:p>
          </table:table-cell>
          <table:table-cell office:value-type="float" office:value="440.36376953125" calcext:value-type="float">
            <text:p>440.36376953125</text:p>
          </table:table-cell>
          <table:table-cell office:value-type="float" office:value="483.670166015625" calcext:value-type="float">
            <text:p>483.670166015625</text:p>
          </table:table-cell>
          <table:table-cell office:value-type="float" office:value="358.94384765625" calcext:value-type="float">
            <text:p>358.94384765625</text:p>
          </table:table-cell>
        </table:table-row>
        <table:table-row table:style-name="ro1">
          <table:table-cell office:value-type="string" calcext:value-type="string">
            <text:p>358.2909240722656</text:p>
          </table:table-cell>
          <table:table-cell table:formula="of:=[.A58]*1" office:value-type="float" office:value="358.290924072266" calcext:value-type="float">
            <text:p>358.290924072266</text:p>
          </table:table-cell>
          <table:table-cell office:value-type="float" office:value="390.828674316406" calcext:value-type="float">
            <text:p>390.828674316406</text:p>
          </table:table-cell>
          <table:table-cell office:value-type="float" office:value="459.971710205078" calcext:value-type="float">
            <text:p>459.971710205078</text:p>
          </table:table-cell>
          <table:table-cell office:value-type="float" office:value="481.865814208984" calcext:value-type="float">
            <text:p>481.865814208984</text:p>
          </table:table-cell>
          <table:table-cell office:value-type="float" office:value="321.780700683594" calcext:value-type="float">
            <text:p>321.780700683594</text:p>
          </table:table-cell>
        </table:table-row>
        <table:table-row table:style-name="ro1">
          <table:table-cell office:value-type="string" calcext:value-type="string">
            <text:p>357.96783447265625</text:p>
          </table:table-cell>
          <table:table-cell table:formula="of:=[.A59]*1" office:value-type="float" office:value="357.967834472656" calcext:value-type="float">
            <text:p>357.967834472656</text:p>
          </table:table-cell>
          <table:table-cell office:value-type="float" office:value="344.478729248047" calcext:value-type="float">
            <text:p>344.478729248047</text:p>
          </table:table-cell>
          <table:table-cell office:value-type="float" office:value="457.332061767578" calcext:value-type="float">
            <text:p>457.332061767578</text:p>
          </table:table-cell>
          <table:table-cell office:value-type="float" office:value="485.280212402344" calcext:value-type="float">
            <text:p>485.280212402344</text:p>
          </table:table-cell>
          <table:table-cell office:value-type="float" office:value="291.831176757813" calcext:value-type="float">
            <text:p>291.831176757813</text:p>
          </table:table-cell>
        </table:table-row>
        <table:table-row table:style-name="ro1">
          <table:table-cell office:value-type="string" calcext:value-type="string">
            <text:p>371.7181701660156</text:p>
          </table:table-cell>
          <table:table-cell table:formula="of:=[.A60]*1" office:value-type="float" office:value="371.718170166016" calcext:value-type="float">
            <text:p>371.718170166016</text:p>
          </table:table-cell>
          <table:table-cell office:value-type="float" office:value="376.987213134766" calcext:value-type="float">
            <text:p>376.987213134766</text:p>
          </table:table-cell>
          <table:table-cell office:value-type="float" office:value="455.667633056641" calcext:value-type="float">
            <text:p>455.667633056641</text:p>
          </table:table-cell>
          <table:table-cell office:value-type="float" office:value="481.203399658203" calcext:value-type="float">
            <text:p>481.203399658203</text:p>
          </table:table-cell>
          <table:table-cell office:value-type="float" office:value="299.502563476562" calcext:value-type="float">
            <text:p>299.502563476562</text:p>
          </table:table-cell>
        </table:table-row>
        <table:table-row table:style-name="ro1">
          <table:table-cell office:value-type="string" calcext:value-type="string">
            <text:p>353.900146484375</text:p>
          </table:table-cell>
          <table:table-cell table:formula="of:=[.A61]*1" office:value-type="float" office:value="353.900146484375" calcext:value-type="float">
            <text:p>353.900146484375</text:p>
          </table:table-cell>
          <table:table-cell office:value-type="float" office:value="342.575592041016" calcext:value-type="float">
            <text:p>342.575592041016</text:p>
          </table:table-cell>
          <table:table-cell office:value-type="float" office:value="453.866729736328" calcext:value-type="float">
            <text:p>453.866729736328</text:p>
          </table:table-cell>
          <table:table-cell office:value-type="float" office:value="481.305358886719" calcext:value-type="float">
            <text:p>481.305358886719</text:p>
          </table:table-cell>
          <table:table-cell office:value-type="float" office:value="337.584625244141" calcext:value-type="float">
            <text:p>337.584625244141</text:p>
          </table:table-cell>
        </table:table-row>
        <table:table-row table:style-name="ro1">
          <table:table-cell office:value-type="string" calcext:value-type="string">
            <text:p>347.83984375</text:p>
          </table:table-cell>
          <table:table-cell table:formula="of:=[.A62]*1" office:value-type="float" office:value="347.83984375" calcext:value-type="float">
            <text:p>347.83984375</text:p>
          </table:table-cell>
          <table:table-cell office:value-type="float" office:value="336.010681152344" calcext:value-type="float">
            <text:p>336.010681152344</text:p>
          </table:table-cell>
          <table:table-cell office:value-type="float" office:value="461.059600830078" calcext:value-type="float">
            <text:p>461.059600830078</text:p>
          </table:table-cell>
          <table:table-cell office:value-type="float" office:value="481.056762695313" calcext:value-type="float">
            <text:p>481.056762695313</text:p>
          </table:table-cell>
          <table:table-cell office:value-type="float" office:value="337.300628662109" calcext:value-type="float">
            <text:p>337.300628662109</text:p>
          </table:table-cell>
        </table:table-row>
        <table:table-row table:style-name="ro1">
          <table:table-cell office:value-type="string" calcext:value-type="string">
            <text:p>345.23785400390625</text:p>
          </table:table-cell>
          <table:table-cell table:formula="of:=[.A63]*1" office:value-type="float" office:value="345.237854003906" calcext:value-type="float">
            <text:p>345.237854003906</text:p>
          </table:table-cell>
          <table:table-cell office:value-type="float" office:value="362.884063720703" calcext:value-type="float">
            <text:p>362.884063720703</text:p>
          </table:table-cell>
          <table:table-cell office:value-type="float" office:value="448.709930419922" calcext:value-type="float">
            <text:p>448.709930419922</text:p>
          </table:table-cell>
          <table:table-cell office:value-type="float" office:value="484.986389160156" calcext:value-type="float">
            <text:p>484.986389160156</text:p>
          </table:table-cell>
          <table:table-cell office:value-type="float" office:value="290.112701416016" calcext:value-type="float">
            <text:p>290.112701416016</text:p>
          </table:table-cell>
        </table:table-row>
        <table:table-row table:style-name="ro1">
          <table:table-cell office:value-type="string" calcext:value-type="string">
            <text:p>313.79742431640625</text:p>
          </table:table-cell>
          <table:table-cell table:formula="of:=[.A64]*1" office:value-type="float" office:value="313.797424316406" calcext:value-type="float">
            <text:p>313.797424316406</text:p>
          </table:table-cell>
          <table:table-cell office:value-type="float" office:value="381.253875732422" calcext:value-type="float">
            <text:p>381.253875732422</text:p>
          </table:table-cell>
          <table:table-cell office:value-type="float" office:value="447.320251464844" calcext:value-type="float">
            <text:p>447.320251464844</text:p>
          </table:table-cell>
          <table:table-cell office:value-type="float" office:value="479.231109619141" calcext:value-type="float">
            <text:p>479.231109619141</text:p>
          </table:table-cell>
          <table:table-cell office:value-type="float" office:value="334.23583984375" calcext:value-type="float">
            <text:p>334.23583984375</text:p>
          </table:table-cell>
        </table:table-row>
        <table:table-row table:style-name="ro1">
          <table:table-cell office:value-type="string" calcext:value-type="string">
            <text:p>293.24017333984375</text:p>
          </table:table-cell>
          <table:table-cell table:formula="of:=[.A65]*1" office:value-type="float" office:value="293.240173339844" calcext:value-type="float">
            <text:p>293.240173339844</text:p>
          </table:table-cell>
          <table:table-cell office:value-type="float" office:value="345.580780029297" calcext:value-type="float">
            <text:p>345.580780029297</text:p>
          </table:table-cell>
          <table:table-cell office:value-type="float" office:value="453.944183349609" calcext:value-type="float">
            <text:p>453.944183349609</text:p>
          </table:table-cell>
          <table:table-cell office:value-type="float" office:value="480.589080810547" calcext:value-type="float">
            <text:p>480.589080810547</text:p>
          </table:table-cell>
          <table:table-cell office:value-type="float" office:value="415.490997314453" calcext:value-type="float">
            <text:p>415.490997314453</text:p>
          </table:table-cell>
        </table:table-row>
        <table:table-row table:style-name="ro1">
          <table:table-cell office:value-type="string" calcext:value-type="string">
            <text:p>320.54443359375</text:p>
          </table:table-cell>
          <table:table-cell table:formula="of:=[.A66]*1" office:value-type="float" office:value="320.54443359375" calcext:value-type="float">
            <text:p>320.54443359375</text:p>
          </table:table-cell>
          <table:table-cell office:value-type="float" office:value="370.795715332031" calcext:value-type="float">
            <text:p>370.795715332031</text:p>
          </table:table-cell>
          <table:table-cell office:value-type="float" office:value="443.588317871094" calcext:value-type="float">
            <text:p>443.588317871094</text:p>
          </table:table-cell>
          <table:table-cell office:value-type="float" office:value="478.465850830078" calcext:value-type="float">
            <text:p>478.465850830078</text:p>
          </table:table-cell>
          <table:table-cell office:value-type="float" office:value="269.817016601562" calcext:value-type="float">
            <text:p>269.817016601562</text:p>
          </table:table-cell>
        </table:table-row>
        <table:table-row table:style-name="ro1">
          <table:table-cell office:value-type="string" calcext:value-type="string">
            <text:p>328.4496154785156</text:p>
          </table:table-cell>
          <table:table-cell table:formula="of:=[.A67]*1" office:value-type="float" office:value="328.449615478516" calcext:value-type="float">
            <text:p>328.449615478516</text:p>
          </table:table-cell>
          <table:table-cell office:value-type="float" office:value="325.734680175781" calcext:value-type="float">
            <text:p>325.734680175781</text:p>
          </table:table-cell>
          <table:table-cell office:value-type="float" office:value="456.053314208984" calcext:value-type="float">
            <text:p>456.053314208984</text:p>
          </table:table-cell>
          <table:table-cell office:value-type="float" office:value="479.176361083984" calcext:value-type="float">
            <text:p>479.176361083984</text:p>
          </table:table-cell>
          <table:table-cell office:value-type="float" office:value="337.53271484375" calcext:value-type="float">
            <text:p>337.53271484375</text:p>
          </table:table-cell>
        </table:table-row>
        <table:table-row table:style-name="ro1">
          <table:table-cell office:value-type="string" calcext:value-type="string">
            <text:p>285.110107421875</text:p>
          </table:table-cell>
          <table:table-cell table:formula="of:=[.A68]*1" office:value-type="float" office:value="285.110107421875" calcext:value-type="float">
            <text:p>285.110107421875</text:p>
          </table:table-cell>
          <table:table-cell office:value-type="float" office:value="320.512786865234" calcext:value-type="float">
            <text:p>320.512786865234</text:p>
          </table:table-cell>
          <table:table-cell office:value-type="float" office:value="448.235015869141" calcext:value-type="float">
            <text:p>448.235015869141</text:p>
          </table:table-cell>
          <table:table-cell office:value-type="float" office:value="479.406707763672" calcext:value-type="float">
            <text:p>479.406707763672</text:p>
          </table:table-cell>
          <table:table-cell office:value-type="float" office:value="354.045440673828" calcext:value-type="float">
            <text:p>354.045440673828</text:p>
          </table:table-cell>
        </table:table-row>
        <table:table-row table:style-name="ro1">
          <table:table-cell office:value-type="string" calcext:value-type="string">
            <text:p>299.86181640625</text:p>
          </table:table-cell>
          <table:table-cell table:formula="of:=[.A69]*1" office:value-type="float" office:value="299.86181640625" calcext:value-type="float">
            <text:p>299.86181640625</text:p>
          </table:table-cell>
          <table:table-cell office:value-type="float" office:value="340.892303466797" calcext:value-type="float">
            <text:p>340.892303466797</text:p>
          </table:table-cell>
          <table:table-cell office:value-type="float" office:value="442.171936035156" calcext:value-type="float">
            <text:p>442.171936035156</text:p>
          </table:table-cell>
          <table:table-cell office:value-type="float" office:value="480.801361083984" calcext:value-type="float">
            <text:p>480.801361083984</text:p>
          </table:table-cell>
          <table:table-cell office:value-type="float" office:value="310.625701904297" calcext:value-type="float">
            <text:p>310.625701904297</text:p>
          </table:table-cell>
        </table:table-row>
        <table:table-row table:style-name="ro1">
          <table:table-cell office:value-type="string" calcext:value-type="string">
            <text:p>332.4021911621094</text:p>
          </table:table-cell>
          <table:table-cell table:formula="of:=[.A70]*1" office:value-type="float" office:value="332.402191162109" calcext:value-type="float">
            <text:p>332.402191162109</text:p>
          </table:table-cell>
          <table:table-cell office:value-type="float" office:value="376.910614013672" calcext:value-type="float">
            <text:p>376.910614013672</text:p>
          </table:table-cell>
          <table:table-cell office:value-type="float" office:value="465.167816162109" calcext:value-type="float">
            <text:p>465.167816162109</text:p>
          </table:table-cell>
          <table:table-cell office:value-type="float" office:value="480.845947265625" calcext:value-type="float">
            <text:p>480.845947265625</text:p>
          </table:table-cell>
          <table:table-cell office:value-type="float" office:value="295.132446289062" calcext:value-type="float">
            <text:p>295.132446289062</text:p>
          </table:table-cell>
        </table:table-row>
        <table:table-row table:style-name="ro1">
          <table:table-cell office:value-type="string" calcext:value-type="string">
            <text:p>349.518310546875</text:p>
          </table:table-cell>
          <table:table-cell table:formula="of:=[.A71]*1" office:value-type="float" office:value="349.518310546875" calcext:value-type="float">
            <text:p>349.518310546875</text:p>
          </table:table-cell>
          <table:table-cell office:value-type="float" office:value="366.752502441406" calcext:value-type="float">
            <text:p>366.752502441406</text:p>
          </table:table-cell>
          <table:table-cell office:value-type="float" office:value="455.893890380859" calcext:value-type="float">
            <text:p>455.893890380859</text:p>
          </table:table-cell>
          <table:table-cell office:value-type="float" office:value="480.818054199219" calcext:value-type="float">
            <text:p>480.818054199219</text:p>
          </table:table-cell>
          <table:table-cell office:value-type="float" office:value="339.795196533203" calcext:value-type="float">
            <text:p>339.795196533203</text:p>
          </table:table-cell>
        </table:table-row>
        <table:table-row table:style-name="ro1">
          <table:table-cell office:value-type="string" calcext:value-type="string">
            <text:p>272.26519775390625</text:p>
          </table:table-cell>
          <table:table-cell table:formula="of:=[.A72]*1" office:value-type="float" office:value="272.265197753906" calcext:value-type="float">
            <text:p>272.265197753906</text:p>
          </table:table-cell>
          <table:table-cell office:value-type="float" office:value="387.419677734375" calcext:value-type="float">
            <text:p>387.419677734375</text:p>
          </table:table-cell>
          <table:table-cell office:value-type="float" office:value="459.953552246094" calcext:value-type="float">
            <text:p>459.953552246094</text:p>
          </table:table-cell>
          <table:table-cell office:value-type="float" office:value="477.790252685547" calcext:value-type="float">
            <text:p>477.790252685547</text:p>
          </table:table-cell>
          <table:table-cell office:value-type="float" office:value="319.990081787109" calcext:value-type="float">
            <text:p>319.990081787109</text:p>
          </table:table-cell>
        </table:table-row>
        <table:table-row table:style-name="ro1">
          <table:table-cell office:value-type="string" calcext:value-type="string">
            <text:p>327.5757141113281</text:p>
          </table:table-cell>
          <table:table-cell table:formula="of:=[.A73]*1" office:value-type="float" office:value="327.575714111328" calcext:value-type="float">
            <text:p>327.575714111328</text:p>
          </table:table-cell>
          <table:table-cell office:value-type="float" office:value="356.293609619141" calcext:value-type="float">
            <text:p>356.293609619141</text:p>
          </table:table-cell>
          <table:table-cell office:value-type="float" office:value="452.513824462891" calcext:value-type="float">
            <text:p>452.513824462891</text:p>
          </table:table-cell>
          <table:table-cell office:value-type="float" office:value="480.863952636719" calcext:value-type="float">
            <text:p>480.863952636719</text:p>
          </table:table-cell>
          <table:table-cell office:value-type="float" office:value="346.778381347656" calcext:value-type="float">
            <text:p>346.778381347656</text:p>
          </table:table-cell>
        </table:table-row>
        <table:table-row table:style-name="ro1">
          <table:table-cell office:value-type="string" calcext:value-type="string">
            <text:p>370.1629943847656</text:p>
          </table:table-cell>
          <table:table-cell table:formula="of:=[.A74]*1" office:value-type="float" office:value="370.162994384766" calcext:value-type="float">
            <text:p>370.162994384766</text:p>
          </table:table-cell>
          <table:table-cell office:value-type="float" office:value="355.972229003906" calcext:value-type="float">
            <text:p>355.972229003906</text:p>
          </table:table-cell>
          <table:table-cell office:value-type="float" office:value="453.937927246094" calcext:value-type="float">
            <text:p>453.937927246094</text:p>
          </table:table-cell>
          <table:table-cell office:value-type="float" office:value="474.682098388672" calcext:value-type="float">
            <text:p>474.682098388672</text:p>
          </table:table-cell>
          <table:table-cell office:value-type="float" office:value="296.080169677734" calcext:value-type="float">
            <text:p>296.080169677734</text:p>
          </table:table-cell>
        </table:table-row>
        <table:table-row table:style-name="ro1">
          <table:table-cell office:value-type="string" calcext:value-type="string">
            <text:p>327.614501953125</text:p>
          </table:table-cell>
          <table:table-cell table:formula="of:=[.A75]*1" office:value-type="float" office:value="327.614501953125" calcext:value-type="float">
            <text:p>327.614501953125</text:p>
          </table:table-cell>
          <table:table-cell office:value-type="float" office:value="333.961883544922" calcext:value-type="float">
            <text:p>333.961883544922</text:p>
          </table:table-cell>
          <table:table-cell office:value-type="float" office:value="446.077331542969" calcext:value-type="float">
            <text:p>446.077331542969</text:p>
          </table:table-cell>
          <table:table-cell office:value-type="float" office:value="477.530029296875" calcext:value-type="float">
            <text:p>477.530029296875</text:p>
          </table:table-cell>
          <table:table-cell office:value-type="float" office:value="295.669494628906" calcext:value-type="float">
            <text:p>295.669494628906</text:p>
          </table:table-cell>
        </table:table-row>
        <table:table-row table:style-name="ro1">
          <table:table-cell office:value-type="string" calcext:value-type="string">
            <text:p>285.96038818359375</text:p>
          </table:table-cell>
          <table:table-cell table:formula="of:=[.A76]*1" office:value-type="float" office:value="285.960388183594" calcext:value-type="float">
            <text:p>285.960388183594</text:p>
          </table:table-cell>
          <table:table-cell office:value-type="float" office:value="366.544525146484" calcext:value-type="float">
            <text:p>366.544525146484</text:p>
          </table:table-cell>
          <table:table-cell office:value-type="float" office:value="436.871002197266" calcext:value-type="float">
            <text:p>436.871002197266</text:p>
          </table:table-cell>
          <table:table-cell office:value-type="float" office:value="478.083221435547" calcext:value-type="float">
            <text:p>478.083221435547</text:p>
          </table:table-cell>
          <table:table-cell office:value-type="float" office:value="342.904846191406" calcext:value-type="float">
            <text:p>342.904846191406</text:p>
          </table:table-cell>
        </table:table-row>
        <table:table-row table:style-name="ro1">
          <table:table-cell office:value-type="string" calcext:value-type="string">
            <text:p>340.6821594238281</text:p>
          </table:table-cell>
          <table:table-cell table:formula="of:=[.A77]*1" office:value-type="float" office:value="340.682159423828" calcext:value-type="float">
            <text:p>340.682159423828</text:p>
          </table:table-cell>
          <table:table-cell office:value-type="float" office:value="334.886077880859" calcext:value-type="float">
            <text:p>334.886077880859</text:p>
          </table:table-cell>
          <table:table-cell office:value-type="float" office:value="435.493316650391" calcext:value-type="float">
            <text:p>435.493316650391</text:p>
          </table:table-cell>
          <table:table-cell office:value-type="float" office:value="476.244812011719" calcext:value-type="float">
            <text:p>476.244812011719</text:p>
          </table:table-cell>
          <table:table-cell office:value-type="float" office:value="338.685974121094" calcext:value-type="float">
            <text:p>338.685974121094</text:p>
          </table:table-cell>
        </table:table-row>
        <table:table-row table:style-name="ro1">
          <table:table-cell office:value-type="string" calcext:value-type="string">
            <text:p>331.1572570800781</text:p>
          </table:table-cell>
          <table:table-cell table:formula="of:=[.A78]*1" office:value-type="float" office:value="331.157257080078" calcext:value-type="float">
            <text:p>331.157257080078</text:p>
          </table:table-cell>
          <table:table-cell office:value-type="float" office:value="381.133666992188" calcext:value-type="float">
            <text:p>381.133666992188</text:p>
          </table:table-cell>
          <table:table-cell office:value-type="float" office:value="435.660095214844" calcext:value-type="float">
            <text:p>435.660095214844</text:p>
          </table:table-cell>
          <table:table-cell office:value-type="float" office:value="475.870910644531" calcext:value-type="float">
            <text:p>475.870910644531</text:p>
          </table:table-cell>
          <table:table-cell office:value-type="float" office:value="324.080474853516" calcext:value-type="float">
            <text:p>324.080474853516</text:p>
          </table:table-cell>
        </table:table-row>
        <table:table-row table:style-name="ro1">
          <table:table-cell office:value-type="string" calcext:value-type="string">
            <text:p>276.4527587890625</text:p>
          </table:table-cell>
          <table:table-cell table:formula="of:=[.A79]*1" office:value-type="float" office:value="276.452758789062" calcext:value-type="float">
            <text:p>276.452758789062</text:p>
          </table:table-cell>
          <table:table-cell office:value-type="float" office:value="344.519348144531" calcext:value-type="float">
            <text:p>344.519348144531</text:p>
          </table:table-cell>
          <table:table-cell office:value-type="float" office:value="442.961181640625" calcext:value-type="float">
            <text:p>442.961181640625</text:p>
          </table:table-cell>
          <table:table-cell office:value-type="float" office:value="478.968444824219" calcext:value-type="float">
            <text:p>478.968444824219</text:p>
          </table:table-cell>
          <table:table-cell office:value-type="float" office:value="312.301818847656" calcext:value-type="float">
            <text:p>312.301818847656</text:p>
          </table:table-cell>
        </table:table-row>
        <table:table-row table:style-name="ro1">
          <table:table-cell office:value-type="string" calcext:value-type="string">
            <text:p>298.2198181152344</text:p>
          </table:table-cell>
          <table:table-cell table:formula="of:=[.A80]*1" office:value-type="float" office:value="298.219818115234" calcext:value-type="float">
            <text:p>298.219818115234</text:p>
          </table:table-cell>
          <table:table-cell office:value-type="float" office:value="325.996978759766" calcext:value-type="float">
            <text:p>325.996978759766</text:p>
          </table:table-cell>
          <table:table-cell office:value-type="float" office:value="437.85791015625" calcext:value-type="float">
            <text:p>437.85791015625</text:p>
          </table:table-cell>
          <table:table-cell office:value-type="float" office:value="477.483520507812" calcext:value-type="float">
            <text:p>477.483520507812</text:p>
          </table:table-cell>
          <table:table-cell office:value-type="float" office:value="308.1513671875" calcext:value-type="float">
            <text:p>308.1513671875</text:p>
          </table:table-cell>
        </table:table-row>
        <table:table-row table:style-name="ro1">
          <table:table-cell office:value-type="string" calcext:value-type="string">
            <text:p>309.12774658203125</text:p>
          </table:table-cell>
          <table:table-cell table:formula="of:=[.A81]*1" office:value-type="float" office:value="309.127746582031" calcext:value-type="float">
            <text:p>309.127746582031</text:p>
          </table:table-cell>
          <table:table-cell office:value-type="float" office:value="369.724609375" calcext:value-type="float">
            <text:p>369.724609375</text:p>
          </table:table-cell>
          <table:table-cell office:value-type="float" office:value="456.089202880859" calcext:value-type="float">
            <text:p>456.089202880859</text:p>
          </table:table-cell>
          <table:table-cell office:value-type="float" office:value="473.101043701172" calcext:value-type="float">
            <text:p>473.101043701172</text:p>
          </table:table-cell>
          <table:table-cell office:value-type="float" office:value="243.105667114258" calcext:value-type="float">
            <text:p>243.105667114258</text:p>
          </table:table-cell>
        </table:table-row>
        <table:table-row table:style-name="ro1">
          <table:table-cell office:value-type="string" calcext:value-type="string">
            <text:p>311.6565856933594</text:p>
          </table:table-cell>
          <table:table-cell table:formula="of:=[.A82]*1" office:value-type="float" office:value="311.656585693359" calcext:value-type="float">
            <text:p>311.656585693359</text:p>
          </table:table-cell>
          <table:table-cell office:value-type="float" office:value="336.357177734375" calcext:value-type="float">
            <text:p>336.357177734375</text:p>
          </table:table-cell>
          <table:table-cell office:value-type="float" office:value="430.554382324219" calcext:value-type="float">
            <text:p>430.554382324219</text:p>
          </table:table-cell>
          <table:table-cell office:value-type="float" office:value="478.182983398438" calcext:value-type="float">
            <text:p>478.182983398438</text:p>
          </table:table-cell>
          <table:table-cell office:value-type="float" office:value="274.779388427734" calcext:value-type="float">
            <text:p>274.779388427734</text:p>
          </table:table-cell>
        </table:table-row>
        <table:table-row table:style-name="ro1">
          <table:table-cell office:value-type="string" calcext:value-type="string">
            <text:p>303.7497863769531</text:p>
          </table:table-cell>
          <table:table-cell table:formula="of:=[.A83]*1" office:value-type="float" office:value="303.749786376953" calcext:value-type="float">
            <text:p>303.749786376953</text:p>
          </table:table-cell>
          <table:table-cell office:value-type="float" office:value="338.449493408203" calcext:value-type="float">
            <text:p>338.449493408203</text:p>
          </table:table-cell>
          <table:table-cell office:value-type="float" office:value="446.052978515625" calcext:value-type="float">
            <text:p>446.052978515625</text:p>
          </table:table-cell>
          <table:table-cell office:value-type="float" office:value="474.493804931641" calcext:value-type="float">
            <text:p>474.493804931641</text:p>
          </table:table-cell>
          <table:table-cell office:value-type="float" office:value="296.427398681641" calcext:value-type="float">
            <text:p>296.427398681641</text:p>
          </table:table-cell>
        </table:table-row>
        <table:table-row table:style-name="ro1">
          <table:table-cell office:value-type="string" calcext:value-type="string">
            <text:p>307.9683532714844</text:p>
          </table:table-cell>
          <table:table-cell table:formula="of:=[.A84]*1" office:value-type="float" office:value="307.968353271484" calcext:value-type="float">
            <text:p>307.968353271484</text:p>
          </table:table-cell>
          <table:table-cell office:value-type="float" office:value="344.616180419922" calcext:value-type="float">
            <text:p>344.616180419922</text:p>
          </table:table-cell>
          <table:table-cell office:value-type="float" office:value="431.69580078125" calcext:value-type="float">
            <text:p>431.69580078125</text:p>
          </table:table-cell>
          <table:table-cell office:value-type="float" office:value="472.736541748047" calcext:value-type="float">
            <text:p>472.736541748047</text:p>
          </table:table-cell>
          <table:table-cell office:value-type="float" office:value="260.867767333984" calcext:value-type="float">
            <text:p>260.867767333984</text:p>
          </table:table-cell>
        </table:table-row>
        <table:table-row table:style-name="ro1">
          <table:table-cell office:value-type="string" calcext:value-type="string">
            <text:p>279.6495056152344</text:p>
          </table:table-cell>
          <table:table-cell table:formula="of:=[.A85]*1" office:value-type="float" office:value="279.649505615234" calcext:value-type="float">
            <text:p>279.649505615234</text:p>
          </table:table-cell>
          <table:table-cell office:value-type="float" office:value="359.20947265625" calcext:value-type="float">
            <text:p>359.20947265625</text:p>
          </table:table-cell>
          <table:table-cell office:value-type="float" office:value="453.101989746094" calcext:value-type="float">
            <text:p>453.101989746094</text:p>
          </table:table-cell>
          <table:table-cell office:value-type="float" office:value="473.713348388672" calcext:value-type="float">
            <text:p>473.713348388672</text:p>
          </table:table-cell>
          <table:table-cell office:value-type="float" office:value="291.617767333984" calcext:value-type="float">
            <text:p>291.617767333984</text:p>
          </table:table-cell>
        </table:table-row>
        <table:table-row table:style-name="ro1">
          <table:table-cell office:value-type="string" calcext:value-type="string">
            <text:p>267.667724609375</text:p>
          </table:table-cell>
          <table:table-cell table:formula="of:=[.A86]*1" office:value-type="float" office:value="267.667724609375" calcext:value-type="float">
            <text:p>267.667724609375</text:p>
          </table:table-cell>
          <table:table-cell office:value-type="float" office:value="385.169494628906" calcext:value-type="float">
            <text:p>385.169494628906</text:p>
          </table:table-cell>
          <table:table-cell office:value-type="float" office:value="440.047668457031" calcext:value-type="float">
            <text:p>440.047668457031</text:p>
          </table:table-cell>
          <table:table-cell office:value-type="float" office:value="476.506072998047" calcext:value-type="float">
            <text:p>476.506072998047</text:p>
          </table:table-cell>
          <table:table-cell office:value-type="float" office:value="238.023101806641" calcext:value-type="float">
            <text:p>238.023101806641</text:p>
          </table:table-cell>
        </table:table-row>
        <table:table-row table:style-name="ro1">
          <table:table-cell office:value-type="string" calcext:value-type="string">
            <text:p>308.66986083984375</text:p>
          </table:table-cell>
          <table:table-cell table:formula="of:=[.A87]*1" office:value-type="float" office:value="308.669860839844" calcext:value-type="float">
            <text:p>308.669860839844</text:p>
          </table:table-cell>
          <table:table-cell office:value-type="float" office:value="324.3017578125" calcext:value-type="float">
            <text:p>324.3017578125</text:p>
          </table:table-cell>
          <table:table-cell office:value-type="float" office:value="430.786590576172" calcext:value-type="float">
            <text:p>430.786590576172</text:p>
          </table:table-cell>
          <table:table-cell office:value-type="float" office:value="478.513732910156" calcext:value-type="float">
            <text:p>478.513732910156</text:p>
          </table:table-cell>
          <table:table-cell office:value-type="float" office:value="271.564422607422" calcext:value-type="float">
            <text:p>271.564422607422</text:p>
          </table:table-cell>
        </table:table-row>
        <table:table-row table:style-name="ro1">
          <table:table-cell office:value-type="string" calcext:value-type="string">
            <text:p>313.3727111816406</text:p>
          </table:table-cell>
          <table:table-cell table:formula="of:=[.A88]*1" office:value-type="float" office:value="313.372711181641" calcext:value-type="float">
            <text:p>313.372711181641</text:p>
          </table:table-cell>
          <table:table-cell office:value-type="float" office:value="338.608642578125" calcext:value-type="float">
            <text:p>338.608642578125</text:p>
          </table:table-cell>
          <table:table-cell office:value-type="float" office:value="445.795349121094" calcext:value-type="float">
            <text:p>445.795349121094</text:p>
          </table:table-cell>
          <table:table-cell office:value-type="float" office:value="475.856475830078" calcext:value-type="float">
            <text:p>475.856475830078</text:p>
          </table:table-cell>
          <table:table-cell office:value-type="float" office:value="299.898803710937" calcext:value-type="float">
            <text:p>299.898803710937</text:p>
          </table:table-cell>
        </table:table-row>
        <table:table-row table:style-name="ro1">
          <table:table-cell office:value-type="string" calcext:value-type="string">
            <text:p>261.577392578125</text:p>
          </table:table-cell>
          <table:table-cell table:formula="of:=[.A89]*1" office:value-type="float" office:value="261.577392578125" calcext:value-type="float">
            <text:p>261.577392578125</text:p>
          </table:table-cell>
          <table:table-cell office:value-type="float" office:value="339.140167236328" calcext:value-type="float">
            <text:p>339.140167236328</text:p>
          </table:table-cell>
          <table:table-cell office:value-type="float" office:value="447.576354980469" calcext:value-type="float">
            <text:p>447.576354980469</text:p>
          </table:table-cell>
          <table:table-cell office:value-type="float" office:value="476.130767822266" calcext:value-type="float">
            <text:p>476.130767822266</text:p>
          </table:table-cell>
          <table:table-cell office:value-type="float" office:value="231.612243652344" calcext:value-type="float">
            <text:p>231.612243652344</text:p>
          </table:table-cell>
        </table:table-row>
        <table:table-row table:style-name="ro1">
          <table:table-cell office:value-type="string" calcext:value-type="string">
            <text:p>290.0185546875</text:p>
          </table:table-cell>
          <table:table-cell table:formula="of:=[.A90]*1" office:value-type="float" office:value="290.0185546875" calcext:value-type="float">
            <text:p>290.0185546875</text:p>
          </table:table-cell>
          <table:table-cell office:value-type="float" office:value="342.624267578125" calcext:value-type="float">
            <text:p>342.624267578125</text:p>
          </table:table-cell>
          <table:table-cell office:value-type="float" office:value="447.651153564453" calcext:value-type="float">
            <text:p>447.651153564453</text:p>
          </table:table-cell>
          <table:table-cell office:value-type="float" office:value="471.0927734375" calcext:value-type="float">
            <text:p>471.0927734375</text:p>
          </table:table-cell>
          <table:table-cell office:value-type="float" office:value="312.004150390625" calcext:value-type="float">
            <text:p>312.004150390625</text:p>
          </table:table-cell>
        </table:table-row>
        <table:table-row table:style-name="ro1">
          <table:table-cell office:value-type="string" calcext:value-type="string">
            <text:p>311.1584777832031</text:p>
          </table:table-cell>
          <table:table-cell table:formula="of:=[.A91]*1" office:value-type="float" office:value="311.158477783203" calcext:value-type="float">
            <text:p>311.158477783203</text:p>
          </table:table-cell>
          <table:table-cell office:value-type="float" office:value="320.936859130859" calcext:value-type="float">
            <text:p>320.936859130859</text:p>
          </table:table-cell>
          <table:table-cell office:value-type="float" office:value="443.461730957031" calcext:value-type="float">
            <text:p>443.461730957031</text:p>
          </table:table-cell>
          <table:table-cell office:value-type="float" office:value="473.772521972656" calcext:value-type="float">
            <text:p>473.772521972656</text:p>
          </table:table-cell>
          <table:table-cell office:value-type="float" office:value="274.634124755859" calcext:value-type="float">
            <text:p>274.634124755859</text:p>
          </table:table-cell>
        </table:table-row>
        <table:table-row table:style-name="ro1">
          <table:table-cell office:value-type="string" calcext:value-type="string">
            <text:p>348.0686340332031</text:p>
          </table:table-cell>
          <table:table-cell table:formula="of:=[.A92]*1" office:value-type="float" office:value="348.068634033203" calcext:value-type="float">
            <text:p>348.068634033203</text:p>
          </table:table-cell>
          <table:table-cell office:value-type="float" office:value="319.077362060547" calcext:value-type="float">
            <text:p>319.077362060547</text:p>
          </table:table-cell>
          <table:table-cell office:value-type="float" office:value="425.254516601563" calcext:value-type="float">
            <text:p>425.254516601563</text:p>
          </table:table-cell>
          <table:table-cell office:value-type="float" office:value="475.099761962891" calcext:value-type="float">
            <text:p>475.099761962891</text:p>
          </table:table-cell>
          <table:table-cell office:value-type="float" office:value="383.953704833984" calcext:value-type="float">
            <text:p>383.953704833984</text:p>
          </table:table-cell>
        </table:table-row>
        <table:table-row table:style-name="ro1">
          <table:table-cell office:value-type="string" calcext:value-type="string">
            <text:p>305.852294921875</text:p>
          </table:table-cell>
          <table:table-cell table:formula="of:=[.A93]*1" office:value-type="float" office:value="305.852294921875" calcext:value-type="float">
            <text:p>305.852294921875</text:p>
          </table:table-cell>
          <table:table-cell office:value-type="float" office:value="345.218383789062" calcext:value-type="float">
            <text:p>345.218383789062</text:p>
          </table:table-cell>
          <table:table-cell office:value-type="float" office:value="443.528900146484" calcext:value-type="float">
            <text:p>443.528900146484</text:p>
          </table:table-cell>
          <table:table-cell office:value-type="float" office:value="478.75048828125" calcext:value-type="float">
            <text:p>478.75048828125</text:p>
          </table:table-cell>
          <table:table-cell office:value-type="float" office:value="287.186859130859" calcext:value-type="float">
            <text:p>287.186859130859</text:p>
          </table:table-cell>
        </table:table-row>
        <table:table-row table:style-name="ro1">
          <table:table-cell office:value-type="string" calcext:value-type="string">
            <text:p>309.3044128417969</text:p>
          </table:table-cell>
          <table:table-cell table:formula="of:=[.A94]*1" office:value-type="float" office:value="309.304412841797" calcext:value-type="float">
            <text:p>309.304412841797</text:p>
          </table:table-cell>
          <table:table-cell office:value-type="float" office:value="320.717620849609" calcext:value-type="float">
            <text:p>320.717620849609</text:p>
          </table:table-cell>
          <table:table-cell office:value-type="float" office:value="432.748748779297" calcext:value-type="float">
            <text:p>432.748748779297</text:p>
          </table:table-cell>
          <table:table-cell office:value-type="float" office:value="471.463439941406" calcext:value-type="float">
            <text:p>471.463439941406</text:p>
          </table:table-cell>
          <table:table-cell office:value-type="float" office:value="304.307861328125" calcext:value-type="float">
            <text:p>304.307861328125</text:p>
          </table:table-cell>
        </table:table-row>
        <table:table-row table:style-name="ro1">
          <table:table-cell office:value-type="string" calcext:value-type="string">
            <text:p>293.11505126953125</text:p>
          </table:table-cell>
          <table:table-cell table:formula="of:=[.A95]*1" office:value-type="float" office:value="293.115051269531" calcext:value-type="float">
            <text:p>293.115051269531</text:p>
          </table:table-cell>
          <table:table-cell office:value-type="float" office:value="346.410095214844" calcext:value-type="float">
            <text:p>346.410095214844</text:p>
          </table:table-cell>
          <table:table-cell office:value-type="float" office:value="430.660919189453" calcext:value-type="float">
            <text:p>430.660919189453</text:p>
          </table:table-cell>
          <table:table-cell office:value-type="float" office:value="478.697937011719" calcext:value-type="float">
            <text:p>478.697937011719</text:p>
          </table:table-cell>
          <table:table-cell office:value-type="float" office:value="333.545623779297" calcext:value-type="float">
            <text:p>333.545623779297</text:p>
          </table:table-cell>
        </table:table-row>
        <table:table-row table:style-name="ro1">
          <table:table-cell office:value-type="string" calcext:value-type="string">
            <text:p>302.86907958984375</text:p>
          </table:table-cell>
          <table:table-cell table:formula="of:=[.A96]*1" office:value-type="float" office:value="302.869079589844" calcext:value-type="float">
            <text:p>302.869079589844</text:p>
          </table:table-cell>
          <table:table-cell office:value-type="float" office:value="352.919525146484" calcext:value-type="float">
            <text:p>352.919525146484</text:p>
          </table:table-cell>
          <table:table-cell office:value-type="float" office:value="450.848205566406" calcext:value-type="float">
            <text:p>450.848205566406</text:p>
          </table:table-cell>
          <table:table-cell office:value-type="float" office:value="467.231658935547" calcext:value-type="float">
            <text:p>467.231658935547</text:p>
          </table:table-cell>
          <table:table-cell office:value-type="float" office:value="325.622863769531" calcext:value-type="float">
            <text:p>325.622863769531</text:p>
          </table:table-cell>
        </table:table-row>
        <table:table-row table:style-name="ro1">
          <table:table-cell office:value-type="string" calcext:value-type="string">
            <text:p>270.3694763183594</text:p>
          </table:table-cell>
          <table:table-cell table:formula="of:=[.A97]*1" office:value-type="float" office:value="270.369476318359" calcext:value-type="float">
            <text:p>270.369476318359</text:p>
          </table:table-cell>
          <table:table-cell office:value-type="float" office:value="347.890106201172" calcext:value-type="float">
            <text:p>347.890106201172</text:p>
          </table:table-cell>
          <table:table-cell office:value-type="float" office:value="449.211151123047" calcext:value-type="float">
            <text:p>449.211151123047</text:p>
          </table:table-cell>
          <table:table-cell office:value-type="float" office:value="472.243133544922" calcext:value-type="float">
            <text:p>472.243133544922</text:p>
          </table:table-cell>
          <table:table-cell office:value-type="float" office:value="310.648162841797" calcext:value-type="float">
            <text:p>310.648162841797</text:p>
          </table:table-cell>
        </table:table-row>
        <table:table-row table:style-name="ro1">
          <table:table-cell office:value-type="string" calcext:value-type="string">
            <text:p>259.6629333496094</text:p>
          </table:table-cell>
          <table:table-cell table:formula="of:=[.A98]*1" office:value-type="float" office:value="259.662933349609" calcext:value-type="float">
            <text:p>259.662933349609</text:p>
          </table:table-cell>
          <table:table-cell office:value-type="float" office:value="351.274963378906" calcext:value-type="float">
            <text:p>351.274963378906</text:p>
          </table:table-cell>
          <table:table-cell office:value-type="float" office:value="426.328033447266" calcext:value-type="float">
            <text:p>426.328033447266</text:p>
          </table:table-cell>
          <table:table-cell office:value-type="float" office:value="473.520050048828" calcext:value-type="float">
            <text:p>473.520050048828</text:p>
          </table:table-cell>
          <table:table-cell office:value-type="float" office:value="301.071472167969" calcext:value-type="float">
            <text:p>301.071472167969</text:p>
          </table:table-cell>
        </table:table-row>
        <table:table-row table:style-name="ro1">
          <table:table-cell office:value-type="string" calcext:value-type="string">
            <text:p>285.60400390625</text:p>
          </table:table-cell>
          <table:table-cell table:formula="of:=[.A99]*1" office:value-type="float" office:value="285.60400390625" calcext:value-type="float">
            <text:p>285.60400390625</text:p>
          </table:table-cell>
          <table:table-cell office:value-type="float" office:value="361.62109375" calcext:value-type="float">
            <text:p>361.62109375</text:p>
          </table:table-cell>
          <table:table-cell office:value-type="float" office:value="428.618225097656" calcext:value-type="float">
            <text:p>428.618225097656</text:p>
          </table:table-cell>
          <table:table-cell office:value-type="float" office:value="475.356567382813" calcext:value-type="float">
            <text:p>475.356567382813</text:p>
          </table:table-cell>
          <table:table-cell office:value-type="float" office:value="309.176116943359" calcext:value-type="float">
            <text:p>309.176116943359</text:p>
          </table:table-cell>
        </table:table-row>
        <table:table-row table:style-name="ro1">
          <table:table-cell office:value-type="string" calcext:value-type="string">
            <text:p>297.25201416015625</text:p>
          </table:table-cell>
          <table:table-cell table:formula="of:=[.A100]*1" office:value-type="float" office:value="297.252014160156" calcext:value-type="float">
            <text:p>297.252014160156</text:p>
          </table:table-cell>
          <table:table-cell office:value-type="float" office:value="334.903106689453" calcext:value-type="float">
            <text:p>334.903106689453</text:p>
          </table:table-cell>
          <table:table-cell office:value-type="float" office:value="430.168518066406" calcext:value-type="float">
            <text:p>430.168518066406</text:p>
          </table:table-cell>
          <table:table-cell office:value-type="float" office:value="474.393005371094" calcext:value-type="float">
            <text:p>474.393005371094</text:p>
          </table:table-cell>
          <table:table-cell office:value-type="float" office:value="315.192108154297" calcext:value-type="float">
            <text:p>315.192108154297</text:p>
          </table:table-cell>
        </table:table-row>
        <table:table-row table:style-name="ro1">
          <table:table-cell office:value-type="string" calcext:value-type="string">
            <text:p>316.9143981933594</text:p>
          </table:table-cell>
          <table:table-cell table:formula="of:=[.A101]*1" office:value-type="float" office:value="316.914398193359" calcext:value-type="float">
            <text:p>316.914398193359</text:p>
          </table:table-cell>
          <table:table-cell office:value-type="float" office:value="313.940856933594" calcext:value-type="float">
            <text:p>313.940856933594</text:p>
          </table:table-cell>
          <table:table-cell office:value-type="float" office:value="417.790435791016" calcext:value-type="float">
            <text:p>417.790435791016</text:p>
          </table:table-cell>
          <table:table-cell office:value-type="float" office:value="476.072082519531" calcext:value-type="float">
            <text:p>476.072082519531</text:p>
          </table:table-cell>
          <table:table-cell office:value-type="float" office:value="273.678588867187" calcext:value-type="float">
            <text:p>273.678588867187</text:p>
          </table:table-cell>
        </table:table-row>
        <table:table-row table:style-name="ro1">
          <table:table-cell office:value-type="string" calcext:value-type="string">
            <text:p>326.37762451171875</text:p>
          </table:table-cell>
          <table:table-cell table:formula="of:=[.A102]*1" office:value-type="float" office:value="326.377624511719" calcext:value-type="float">
            <text:p>326.377624511719</text:p>
          </table:table-cell>
          <table:table-cell office:value-type="float" office:value="342.782531738281" calcext:value-type="float">
            <text:p>342.782531738281</text:p>
          </table:table-cell>
          <table:table-cell office:value-type="float" office:value="450.990783691406" calcext:value-type="float">
            <text:p>450.990783691406</text:p>
          </table:table-cell>
          <table:table-cell office:value-type="float" office:value="467.581787109375" calcext:value-type="float">
            <text:p>467.581787109375</text:p>
          </table:table-cell>
          <table:table-cell office:value-type="float" office:value="239.418228149414" calcext:value-type="float">
            <text:p>239.418228149414</text:p>
          </table:table-cell>
        </table:table-row>
        <table:table-row table:style-name="ro1">
          <table:table-cell office:value-type="string" calcext:value-type="string">
            <text:p>256.9150085449219</text:p>
          </table:table-cell>
          <table:table-cell table:formula="of:=[.A103]*1" office:value-type="float" office:value="256.915008544922" calcext:value-type="float">
            <text:p>256.915008544922</text:p>
          </table:table-cell>
          <table:table-cell office:value-type="float" office:value="296.612060546875" calcext:value-type="float">
            <text:p>296.612060546875</text:p>
          </table:table-cell>
          <table:table-cell office:value-type="float" office:value="444.076629638672" calcext:value-type="float">
            <text:p>444.076629638672</text:p>
          </table:table-cell>
          <table:table-cell office:value-type="float" office:value="469.448455810547" calcext:value-type="float">
            <text:p>469.448455810547</text:p>
          </table:table-cell>
          <table:table-cell office:value-type="float" office:value="286.932189941406" calcext:value-type="float">
            <text:p>286.932189941406</text:p>
          </table:table-cell>
        </table:table-row>
        <table:table-row table:style-name="ro1">
          <table:table-cell office:value-type="string" calcext:value-type="string">
            <text:p>276.8230285644531</text:p>
          </table:table-cell>
          <table:table-cell table:formula="of:=[.A104]*1" office:value-type="float" office:value="276.823028564453" calcext:value-type="float">
            <text:p>276.823028564453</text:p>
          </table:table-cell>
          <table:table-cell office:value-type="float" office:value="296.61572265625" calcext:value-type="float">
            <text:p>296.61572265625</text:p>
          </table:table-cell>
          <table:table-cell office:value-type="float" office:value="438.033508300781" calcext:value-type="float">
            <text:p>438.033508300781</text:p>
          </table:table-cell>
          <table:table-cell office:value-type="float" office:value="472.69091796875" calcext:value-type="float">
            <text:p>472.69091796875</text:p>
          </table:table-cell>
          <table:table-cell office:value-type="float" office:value="302.788818359375" calcext:value-type="float">
            <text:p>302.788818359375</text:p>
          </table:table-cell>
        </table:table-row>
        <table:table-row table:style-name="ro1">
          <table:table-cell office:value-type="string" calcext:value-type="string">
            <text:p>284.7717590332031</text:p>
          </table:table-cell>
          <table:table-cell table:formula="of:=[.A105]*1" office:value-type="float" office:value="284.771759033203" calcext:value-type="float">
            <text:p>284.771759033203</text:p>
          </table:table-cell>
          <table:table-cell office:value-type="float" office:value="346.076843261719" calcext:value-type="float">
            <text:p>346.076843261719</text:p>
          </table:table-cell>
          <table:table-cell office:value-type="float" office:value="428.002716064453" calcext:value-type="float">
            <text:p>428.002716064453</text:p>
          </table:table-cell>
          <table:table-cell office:value-type="float" office:value="469.549560546875" calcext:value-type="float">
            <text:p>469.549560546875</text:p>
          </table:table-cell>
          <table:table-cell office:value-type="float" office:value="248.401748657227" calcext:value-type="float">
            <text:p>248.401748657227</text:p>
          </table:table-cell>
        </table:table-row>
        <table:table-row table:style-name="ro1">
          <table:table-cell office:value-type="string" calcext:value-type="string">
            <text:p>254.650634765625</text:p>
          </table:table-cell>
          <table:table-cell table:formula="of:=[.A106]*1" office:value-type="float" office:value="254.650634765625" calcext:value-type="float">
            <text:p>254.650634765625</text:p>
          </table:table-cell>
          <table:table-cell office:value-type="float" office:value="333.737243652344" calcext:value-type="float">
            <text:p>333.737243652344</text:p>
          </table:table-cell>
          <table:table-cell office:value-type="float" office:value="442.830657958984" calcext:value-type="float">
            <text:p>442.830657958984</text:p>
          </table:table-cell>
          <table:table-cell office:value-type="float" office:value="467.612548828125" calcext:value-type="float">
            <text:p>467.612548828125</text:p>
          </table:table-cell>
          <table:table-cell office:value-type="float" office:value="381.481994628906" calcext:value-type="float">
            <text:p>381.481994628906</text:p>
          </table:table-cell>
        </table:table-row>
        <table:table-row table:style-name="ro1">
          <table:table-cell office:value-type="string" calcext:value-type="string">
            <text:p>316.8906555175781</text:p>
          </table:table-cell>
          <table:table-cell table:formula="of:=[.A107]*1" office:value-type="float" office:value="316.890655517578" calcext:value-type="float">
            <text:p>316.890655517578</text:p>
          </table:table-cell>
          <table:table-cell office:value-type="float" office:value="347.325897216797" calcext:value-type="float">
            <text:p>347.325897216797</text:p>
          </table:table-cell>
          <table:table-cell office:value-type="float" office:value="428.364868164063" calcext:value-type="float">
            <text:p>428.364868164063</text:p>
          </table:table-cell>
          <table:table-cell office:value-type="float" office:value="474.723114013672" calcext:value-type="float">
            <text:p>474.723114013672</text:p>
          </table:table-cell>
          <table:table-cell office:value-type="float" office:value="281.528259277344" calcext:value-type="float">
            <text:p>281.528259277344</text:p>
          </table:table-cell>
        </table:table-row>
        <table:table-row table:style-name="ro1">
          <table:table-cell office:value-type="string" calcext:value-type="string">
            <text:p>268.35015869140625</text:p>
          </table:table-cell>
          <table:table-cell table:formula="of:=[.A108]*1" office:value-type="float" office:value="268.350158691406" calcext:value-type="float">
            <text:p>268.350158691406</text:p>
          </table:table-cell>
          <table:table-cell office:value-type="float" office:value="392.145965576172" calcext:value-type="float">
            <text:p>392.145965576172</text:p>
          </table:table-cell>
          <table:table-cell office:value-type="float" office:value="438.554382324219" calcext:value-type="float">
            <text:p>438.554382324219</text:p>
          </table:table-cell>
          <table:table-cell office:value-type="float" office:value="471.433807373047" calcext:value-type="float">
            <text:p>471.433807373047</text:p>
          </table:table-cell>
          <table:table-cell office:value-type="float" office:value="227.677322387695" calcext:value-type="float">
            <text:p>227.677322387695</text:p>
          </table:table-cell>
        </table:table-row>
        <table:table-row table:style-name="ro1">
          <table:table-cell office:value-type="string" calcext:value-type="string">
            <text:p>271.8874816894531</text:p>
          </table:table-cell>
          <table:table-cell table:formula="of:=[.A109]*1" office:value-type="float" office:value="271.887481689453" calcext:value-type="float">
            <text:p>271.887481689453</text:p>
          </table:table-cell>
          <table:table-cell office:value-type="float" office:value="277.809204101563" calcext:value-type="float">
            <text:p>277.809204101563</text:p>
          </table:table-cell>
          <table:table-cell office:value-type="float" office:value="420.27978515625" calcext:value-type="float">
            <text:p>420.27978515625</text:p>
          </table:table-cell>
          <table:table-cell office:value-type="float" office:value="465.52001953125" calcext:value-type="float">
            <text:p>465.52001953125</text:p>
          </table:table-cell>
          <table:table-cell office:value-type="float" office:value="266.745758056641" calcext:value-type="float">
            <text:p>266.745758056641</text:p>
          </table:table-cell>
        </table:table-row>
        <table:table-row table:style-name="ro1">
          <table:table-cell office:value-type="string" calcext:value-type="string">
            <text:p>271.3954772949219</text:p>
          </table:table-cell>
          <table:table-cell table:formula="of:=[.A110]*1" office:value-type="float" office:value="271.395477294922" calcext:value-type="float">
            <text:p>271.395477294922</text:p>
          </table:table-cell>
          <table:table-cell office:value-type="float" office:value="263.805877685547" calcext:value-type="float">
            <text:p>263.805877685547</text:p>
          </table:table-cell>
          <table:table-cell office:value-type="float" office:value="419.754150390625" calcext:value-type="float">
            <text:p>419.754150390625</text:p>
          </table:table-cell>
          <table:table-cell office:value-type="float" office:value="465.349212646484" calcext:value-type="float">
            <text:p>465.349212646484</text:p>
          </table:table-cell>
          <table:table-cell office:value-type="float" office:value="266.214691162109" calcext:value-type="float">
            <text:p>266.214691162109</text:p>
          </table:table-cell>
        </table:table-row>
        <table:table-row table:style-name="ro1">
          <table:table-cell office:value-type="string" calcext:value-type="string">
            <text:p>240.3994903564453</text:p>
          </table:table-cell>
          <table:table-cell table:formula="of:=[.A111]*1" office:value-type="float" office:value="240.399490356445" calcext:value-type="float">
            <text:p>240.399490356445</text:p>
          </table:table-cell>
          <table:table-cell office:value-type="float" office:value="298.018890380859" calcext:value-type="float">
            <text:p>298.018890380859</text:p>
          </table:table-cell>
          <table:table-cell office:value-type="float" office:value="421.782989501953" calcext:value-type="float">
            <text:p>421.782989501953</text:p>
          </table:table-cell>
          <table:table-cell office:value-type="float" office:value="462.515045166016" calcext:value-type="float">
            <text:p>462.515045166016</text:p>
          </table:table-cell>
          <table:table-cell office:value-type="float" office:value="323.180145263672" calcext:value-type="float">
            <text:p>323.180145263672</text:p>
          </table:table-cell>
        </table:table-row>
        <table:table-row table:style-name="ro1">
          <table:table-cell office:value-type="string" calcext:value-type="string">
            <text:p>306.743408203125</text:p>
          </table:table-cell>
          <table:table-cell table:formula="of:=[.A112]*1" office:value-type="float" office:value="306.743408203125" calcext:value-type="float">
            <text:p>306.743408203125</text:p>
          </table:table-cell>
          <table:table-cell office:value-type="float" office:value="325.706451416016" calcext:value-type="float">
            <text:p>325.706451416016</text:p>
          </table:table-cell>
          <table:table-cell office:value-type="float" office:value="421.981231689453" calcext:value-type="float">
            <text:p>421.981231689453</text:p>
          </table:table-cell>
          <table:table-cell office:value-type="float" office:value="465.325134277344" calcext:value-type="float">
            <text:p>465.325134277344</text:p>
          </table:table-cell>
          <table:table-cell office:value-type="float" office:value="245.545806884766" calcext:value-type="float">
            <text:p>245.545806884766</text:p>
          </table:table-cell>
        </table:table-row>
        <table:table-row table:style-name="ro1">
          <table:table-cell office:value-type="string" calcext:value-type="string">
            <text:p>344.6754150390625</text:p>
          </table:table-cell>
          <table:table-cell table:formula="of:=[.A113]*1" office:value-type="float" office:value="344.675415039063" calcext:value-type="float">
            <text:p>344.675415039063</text:p>
          </table:table-cell>
          <table:table-cell office:value-type="float" office:value="349.334442138672" calcext:value-type="float">
            <text:p>349.334442138672</text:p>
          </table:table-cell>
          <table:table-cell office:value-type="float" office:value="425.492370605469" calcext:value-type="float">
            <text:p>425.492370605469</text:p>
          </table:table-cell>
          <table:table-cell office:value-type="float" office:value="472.011810302734" calcext:value-type="float">
            <text:p>472.011810302734</text:p>
          </table:table-cell>
          <table:table-cell office:value-type="float" office:value="301.828277587891" calcext:value-type="float">
            <text:p>301.828277587891</text:p>
          </table:table-cell>
        </table:table-row>
        <table:table-row table:style-name="ro1">
          <table:table-cell office:value-type="string" calcext:value-type="string">
            <text:p>290.0563049316406</text:p>
          </table:table-cell>
          <table:table-cell table:formula="of:=[.A114]*1" office:value-type="float" office:value="290.056304931641" calcext:value-type="float">
            <text:p>290.056304931641</text:p>
          </table:table-cell>
          <table:table-cell office:value-type="float" office:value="330.189758300781" calcext:value-type="float">
            <text:p>330.189758300781</text:p>
          </table:table-cell>
          <table:table-cell office:value-type="float" office:value="428.594696044922" calcext:value-type="float">
            <text:p>428.594696044922</text:p>
          </table:table-cell>
          <table:table-cell office:value-type="float" office:value="471.803497314453" calcext:value-type="float">
            <text:p>471.803497314453</text:p>
          </table:table-cell>
          <table:table-cell office:value-type="float" office:value="311.808197021484" calcext:value-type="float">
            <text:p>311.808197021484</text:p>
          </table:table-cell>
        </table:table-row>
        <table:table-row table:style-name="ro1">
          <table:table-cell office:value-type="string" calcext:value-type="string">
            <text:p>247.92372131347656</text:p>
          </table:table-cell>
          <table:table-cell table:formula="of:=[.A115]*1" office:value-type="float" office:value="247.923721313477" calcext:value-type="float">
            <text:p>247.923721313477</text:p>
          </table:table-cell>
          <table:table-cell office:value-type="float" office:value="311.963897705078" calcext:value-type="float">
            <text:p>311.963897705078</text:p>
          </table:table-cell>
          <table:table-cell office:value-type="float" office:value="429.90478515625" calcext:value-type="float">
            <text:p>429.90478515625</text:p>
          </table:table-cell>
          <table:table-cell office:value-type="float" office:value="463.233459472656" calcext:value-type="float">
            <text:p>463.233459472656</text:p>
          </table:table-cell>
          <table:table-cell office:value-type="float" office:value="249.696365356445" calcext:value-type="float">
            <text:p>249.696365356445</text:p>
          </table:table-cell>
        </table:table-row>
        <table:table-row table:style-name="ro1">
          <table:table-cell office:value-type="string" calcext:value-type="string">
            <text:p>282.7635192871094</text:p>
          </table:table-cell>
          <table:table-cell table:formula="of:=[.A116]*1" office:value-type="float" office:value="282.763519287109" calcext:value-type="float">
            <text:p>282.763519287109</text:p>
          </table:table-cell>
          <table:table-cell office:value-type="float" office:value="339.696075439453" calcext:value-type="float">
            <text:p>339.696075439453</text:p>
          </table:table-cell>
          <table:table-cell office:value-type="float" office:value="435.914825439453" calcext:value-type="float">
            <text:p>435.914825439453</text:p>
          </table:table-cell>
          <table:table-cell office:value-type="float" office:value="465.529266357422" calcext:value-type="float">
            <text:p>465.529266357422</text:p>
          </table:table-cell>
          <table:table-cell office:value-type="float" office:value="261.876647949219" calcext:value-type="float">
            <text:p>261.876647949219</text:p>
          </table:table-cell>
        </table:table-row>
        <table:table-row table:style-name="ro1">
          <table:table-cell office:value-type="string" calcext:value-type="string">
            <text:p>268.0811767578125</text:p>
          </table:table-cell>
          <table:table-cell table:formula="of:=[.A117]*1" office:value-type="float" office:value="268.081176757812" calcext:value-type="float">
            <text:p>268.081176757812</text:p>
          </table:table-cell>
          <table:table-cell office:value-type="float" office:value="354.747436523437" calcext:value-type="float">
            <text:p>354.747436523437</text:p>
          </table:table-cell>
          <table:table-cell office:value-type="float" office:value="412.798217773438" calcext:value-type="float">
            <text:p>412.798217773438</text:p>
          </table:table-cell>
          <table:table-cell office:value-type="float" office:value="464.543914794922" calcext:value-type="float">
            <text:p>464.543914794922</text:p>
          </table:table-cell>
          <table:table-cell office:value-type="float" office:value="282.767761230469" calcext:value-type="float">
            <text:p>282.767761230469</text:p>
          </table:table-cell>
        </table:table-row>
        <table:table-row table:style-name="ro1">
          <table:table-cell office:value-type="string" calcext:value-type="string">
            <text:p>274.51470947265625</text:p>
          </table:table-cell>
          <table:table-cell table:formula="of:=[.A118]*1" office:value-type="float" office:value="274.514709472656" calcext:value-type="float">
            <text:p>274.514709472656</text:p>
          </table:table-cell>
          <table:table-cell office:value-type="float" office:value="312.800567626953" calcext:value-type="float">
            <text:p>312.800567626953</text:p>
          </table:table-cell>
          <table:table-cell office:value-type="float" office:value="434.945892333984" calcext:value-type="float">
            <text:p>434.945892333984</text:p>
          </table:table-cell>
          <table:table-cell office:value-type="float" office:value="467.361236572266" calcext:value-type="float">
            <text:p>467.361236572266</text:p>
          </table:table-cell>
          <table:table-cell office:value-type="float" office:value="196.673721313477" calcext:value-type="float">
            <text:p>196.673721313477</text:p>
          </table:table-cell>
        </table:table-row>
        <table:table-row table:style-name="ro1">
          <table:table-cell office:value-type="string" calcext:value-type="string">
            <text:p>271.11846923828125</text:p>
          </table:table-cell>
          <table:table-cell table:formula="of:=[.A119]*1" office:value-type="float" office:value="271.118469238281" calcext:value-type="float">
            <text:p>271.118469238281</text:p>
          </table:table-cell>
          <table:table-cell office:value-type="float" office:value="338.358459472656" calcext:value-type="float">
            <text:p>338.358459472656</text:p>
          </table:table-cell>
          <table:table-cell office:value-type="float" office:value="423.838165283203" calcext:value-type="float">
            <text:p>423.838165283203</text:p>
          </table:table-cell>
          <table:table-cell office:value-type="float" office:value="469.209564208984" calcext:value-type="float">
            <text:p>469.209564208984</text:p>
          </table:table-cell>
          <table:table-cell office:value-type="float" office:value="258.972534179687" calcext:value-type="float">
            <text:p>258.972534179687</text:p>
          </table:table-cell>
        </table:table-row>
        <table:table-row table:style-name="ro1">
          <table:table-cell office:value-type="string" calcext:value-type="string">
            <text:p>270.67822265625</text:p>
          </table:table-cell>
          <table:table-cell table:formula="of:=[.A120]*1" office:value-type="float" office:value="270.67822265625" calcext:value-type="float">
            <text:p>270.67822265625</text:p>
          </table:table-cell>
          <table:table-cell office:value-type="float" office:value="330.400238037109" calcext:value-type="float">
            <text:p>330.400238037109</text:p>
          </table:table-cell>
          <table:table-cell office:value-type="float" office:value="419.767333984375" calcext:value-type="float">
            <text:p>419.767333984375</text:p>
          </table:table-cell>
          <table:table-cell office:value-type="float" office:value="460.698944091797" calcext:value-type="float">
            <text:p>460.698944091797</text:p>
          </table:table-cell>
          <table:table-cell office:value-type="float" office:value="283.323486328125" calcext:value-type="float">
            <text:p>283.323486328125</text:p>
          </table:table-cell>
        </table:table-row>
        <table:table-row table:style-name="ro1">
          <table:table-cell office:value-type="string" calcext:value-type="string">
            <text:p>263.2568359375</text:p>
          </table:table-cell>
          <table:table-cell table:formula="of:=[.A121]*1" office:value-type="float" office:value="263.2568359375" calcext:value-type="float">
            <text:p>263.2568359375</text:p>
          </table:table-cell>
          <table:table-cell office:value-type="float" office:value="296.721893310547" calcext:value-type="float">
            <text:p>296.721893310547</text:p>
          </table:table-cell>
          <table:table-cell office:value-type="float" office:value="434.669677734375" calcext:value-type="float">
            <text:p>434.669677734375</text:p>
          </table:table-cell>
          <table:table-cell office:value-type="float" office:value="465.431030273438" calcext:value-type="float">
            <text:p>465.431030273438</text:p>
          </table:table-cell>
          <table:table-cell office:value-type="float" office:value="267.585968017578" calcext:value-type="float">
            <text:p>267.585968017578</text:p>
          </table:table-cell>
        </table:table-row>
        <table:table-row table:style-name="ro1">
          <table:table-cell office:value-type="string" calcext:value-type="string">
            <text:p>244.6024932861328</text:p>
          </table:table-cell>
          <table:table-cell table:formula="of:=[.A122]*1" office:value-type="float" office:value="244.602493286133" calcext:value-type="float">
            <text:p>244.602493286133</text:p>
          </table:table-cell>
          <table:table-cell office:value-type="float" office:value="281.006134033203" calcext:value-type="float">
            <text:p>281.006134033203</text:p>
          </table:table-cell>
          <table:table-cell office:value-type="float" office:value="420.951477050781" calcext:value-type="float">
            <text:p>420.951477050781</text:p>
          </table:table-cell>
          <table:table-cell office:value-type="float" office:value="459.415191650391" calcext:value-type="float">
            <text:p>459.415191650391</text:p>
          </table:table-cell>
          <table:table-cell office:value-type="float" office:value="301.889587402344" calcext:value-type="float">
            <text:p>301.889587402344</text:p>
          </table:table-cell>
        </table:table-row>
        <table:table-row table:style-name="ro1">
          <table:table-cell office:value-type="string" calcext:value-type="string">
            <text:p>246.1802978515625</text:p>
          </table:table-cell>
          <table:table-cell table:formula="of:=[.A123]*1" office:value-type="float" office:value="246.180297851562" calcext:value-type="float">
            <text:p>246.180297851562</text:p>
          </table:table-cell>
          <table:table-cell office:value-type="float" office:value="275.047973632812" calcext:value-type="float">
            <text:p>275.047973632812</text:p>
          </table:table-cell>
          <table:table-cell office:value-type="float" office:value="436.009063720703" calcext:value-type="float">
            <text:p>436.009063720703</text:p>
          </table:table-cell>
          <table:table-cell office:value-type="float" office:value="465.831146240234" calcext:value-type="float">
            <text:p>465.831146240234</text:p>
          </table:table-cell>
          <table:table-cell office:value-type="float" office:value="265.552947998047" calcext:value-type="float">
            <text:p>265.552947998047</text:p>
          </table:table-cell>
        </table:table-row>
        <table:table-row table:style-name="ro1">
          <table:table-cell office:value-type="string" calcext:value-type="string">
            <text:p>292.520751953125</text:p>
          </table:table-cell>
          <table:table-cell table:formula="of:=[.A124]*1" office:value-type="float" office:value="292.520751953125" calcext:value-type="float">
            <text:p>292.520751953125</text:p>
          </table:table-cell>
          <table:table-cell office:value-type="float" office:value="338.968627929688" calcext:value-type="float">
            <text:p>338.968627929688</text:p>
          </table:table-cell>
          <table:table-cell office:value-type="float" office:value="420.204925537109" calcext:value-type="float">
            <text:p>420.204925537109</text:p>
          </table:table-cell>
          <table:table-cell office:value-type="float" office:value="468.494018554688" calcext:value-type="float">
            <text:p>468.494018554688</text:p>
          </table:table-cell>
          <table:table-cell office:value-type="float" office:value="267.452209472656" calcext:value-type="float">
            <text:p>267.452209472656</text:p>
          </table:table-cell>
        </table:table-row>
        <table:table-row table:style-name="ro1">
          <table:table-cell office:value-type="string" calcext:value-type="string">
            <text:p>267.608642578125</text:p>
          </table:table-cell>
          <table:table-cell table:formula="of:=[.A125]*1" office:value-type="float" office:value="267.608642578125" calcext:value-type="float">
            <text:p>267.608642578125</text:p>
          </table:table-cell>
          <table:table-cell office:value-type="float" office:value="294.543121337891" calcext:value-type="float">
            <text:p>294.543121337891</text:p>
          </table:table-cell>
          <table:table-cell office:value-type="float" office:value="435.009002685547" calcext:value-type="float">
            <text:p>435.009002685547</text:p>
          </table:table-cell>
          <table:table-cell office:value-type="float" office:value="462.110595703125" calcext:value-type="float">
            <text:p>462.110595703125</text:p>
          </table:table-cell>
          <table:table-cell office:value-type="float" office:value="205.961837768555" calcext:value-type="float">
            <text:p>205.961837768555</text:p>
          </table:table-cell>
        </table:table-row>
        <table:table-row table:style-name="ro1">
          <table:table-cell office:value-type="string" calcext:value-type="string">
            <text:p>253.27691650390625</text:p>
          </table:table-cell>
          <table:table-cell table:formula="of:=[.A126]*1" office:value-type="float" office:value="253.276916503906" calcext:value-type="float">
            <text:p>253.276916503906</text:p>
          </table:table-cell>
          <table:table-cell office:value-type="float" office:value="336.030212402344" calcext:value-type="float">
            <text:p>336.030212402344</text:p>
          </table:table-cell>
          <table:table-cell office:value-type="float" office:value="429.869476318359" calcext:value-type="float">
            <text:p>429.869476318359</text:p>
          </table:table-cell>
          <table:table-cell office:value-type="float" office:value="460.718658447266" calcext:value-type="float">
            <text:p>460.718658447266</text:p>
          </table:table-cell>
          <table:table-cell office:value-type="float" office:value="273.311340332031" calcext:value-type="float">
            <text:p>273.311340332031</text:p>
          </table:table-cell>
        </table:table-row>
        <table:table-row table:style-name="ro1">
          <table:table-cell office:value-type="string" calcext:value-type="string">
            <text:p>254.671142578125</text:p>
          </table:table-cell>
          <table:table-cell table:formula="of:=[.A127]*1" office:value-type="float" office:value="254.671142578125" calcext:value-type="float">
            <text:p>254.671142578125</text:p>
          </table:table-cell>
          <table:table-cell office:value-type="float" office:value="320.596649169922" calcext:value-type="float">
            <text:p>320.596649169922</text:p>
          </table:table-cell>
          <table:table-cell office:value-type="float" office:value="417.739379882813" calcext:value-type="float">
            <text:p>417.739379882813</text:p>
          </table:table-cell>
          <table:table-cell office:value-type="float" office:value="458.768402099609" calcext:value-type="float">
            <text:p>458.768402099609</text:p>
          </table:table-cell>
          <table:table-cell office:value-type="float" office:value="300.008483886719" calcext:value-type="float">
            <text:p>300.008483886719</text:p>
          </table:table-cell>
        </table:table-row>
        <table:table-row table:style-name="ro1">
          <table:table-cell office:value-type="string" calcext:value-type="string">
            <text:p>285.2623596191406</text:p>
          </table:table-cell>
          <table:table-cell table:formula="of:=[.A128]*1" office:value-type="float" office:value="285.262359619141" calcext:value-type="float">
            <text:p>285.262359619141</text:p>
          </table:table-cell>
          <table:table-cell office:value-type="float" office:value="323.602447509766" calcext:value-type="float">
            <text:p>323.602447509766</text:p>
          </table:table-cell>
          <table:table-cell office:value-type="float" office:value="425.230590820313" calcext:value-type="float">
            <text:p>425.230590820313</text:p>
          </table:table-cell>
          <table:table-cell office:value-type="float" office:value="462.303100585938" calcext:value-type="float">
            <text:p>462.303100585938</text:p>
          </table:table-cell>
          <table:table-cell office:value-type="float" office:value="260.200256347656" calcext:value-type="float">
            <text:p>260.200256347656</text:p>
          </table:table-cell>
        </table:table-row>
        <table:table-row table:style-name="ro1">
          <table:table-cell office:value-type="string" calcext:value-type="string">
            <text:p>287.82391357421875</text:p>
          </table:table-cell>
          <table:table-cell table:formula="of:=[.A129]*1" office:value-type="float" office:value="287.823913574219" calcext:value-type="float">
            <text:p>287.823913574219</text:p>
          </table:table-cell>
          <table:table-cell office:value-type="float" office:value="309.650054931641" calcext:value-type="float">
            <text:p>309.650054931641</text:p>
          </table:table-cell>
          <table:table-cell office:value-type="float" office:value="428.206481933594" calcext:value-type="float">
            <text:p>428.206481933594</text:p>
          </table:table-cell>
          <table:table-cell office:value-type="float" office:value="462.280487060547" calcext:value-type="float">
            <text:p>462.280487060547</text:p>
          </table:table-cell>
          <table:table-cell office:value-type="float" office:value="283.450622558594" calcext:value-type="float">
            <text:p>283.450622558594</text:p>
          </table:table-cell>
        </table:table-row>
        <table:table-row table:style-name="ro1">
          <table:table-cell office:value-type="string" calcext:value-type="string">
            <text:p>209.87899780273438</text:p>
          </table:table-cell>
          <table:table-cell table:formula="of:=[.A130]*1" office:value-type="float" office:value="209.878997802734" calcext:value-type="float">
            <text:p>209.878997802734</text:p>
          </table:table-cell>
          <table:table-cell office:value-type="float" office:value="354.435516357422" calcext:value-type="float">
            <text:p>354.435516357422</text:p>
          </table:table-cell>
          <table:table-cell office:value-type="float" office:value="410.174865722656" calcext:value-type="float">
            <text:p>410.174865722656</text:p>
          </table:table-cell>
          <table:table-cell office:value-type="float" office:value="463.636993408203" calcext:value-type="float">
            <text:p>463.636993408203</text:p>
          </table:table-cell>
          <table:table-cell office:value-type="float" office:value="296.955139160156" calcext:value-type="float">
            <text:p>296.955139160156</text:p>
          </table:table-cell>
        </table:table-row>
        <table:table-row table:style-name="ro1">
          <table:table-cell office:value-type="string" calcext:value-type="string">
            <text:p>283.7835998535156</text:p>
          </table:table-cell>
          <table:table-cell table:formula="of:=[.A131]*1" office:value-type="float" office:value="283.783599853516" calcext:value-type="float">
            <text:p>283.783599853516</text:p>
          </table:table-cell>
          <table:table-cell office:value-type="float" office:value="306.339508056641" calcext:value-type="float">
            <text:p>306.339508056641</text:p>
          </table:table-cell>
          <table:table-cell office:value-type="float" office:value="424.250732421875" calcext:value-type="float">
            <text:p>424.250732421875</text:p>
          </table:table-cell>
          <table:table-cell office:value-type="float" office:value="459.174957275391" calcext:value-type="float">
            <text:p>459.174957275391</text:p>
          </table:table-cell>
          <table:table-cell office:value-type="float" office:value="282.125793457031" calcext:value-type="float">
            <text:p>282.125793457031</text:p>
          </table:table-cell>
        </table:table-row>
        <table:table-row table:style-name="ro1">
          <table:table-cell office:value-type="string" calcext:value-type="string">
            <text:p>245.87252807617188</text:p>
          </table:table-cell>
          <table:table-cell table:formula="of:=[.A132]*1" office:value-type="float" office:value="245.872528076172" calcext:value-type="float">
            <text:p>245.872528076172</text:p>
          </table:table-cell>
          <table:table-cell office:value-type="float" office:value="329.248657226562" calcext:value-type="float">
            <text:p>329.248657226562</text:p>
          </table:table-cell>
          <table:table-cell office:value-type="float" office:value="418.638244628906" calcext:value-type="float">
            <text:p>418.638244628906</text:p>
          </table:table-cell>
          <table:table-cell office:value-type="float" office:value="464.785949707031" calcext:value-type="float">
            <text:p>464.785949707031</text:p>
          </table:table-cell>
          <table:table-cell office:value-type="float" office:value="276.768402099609" calcext:value-type="float">
            <text:p>276.768402099609</text:p>
          </table:table-cell>
        </table:table-row>
        <table:table-row table:style-name="ro1">
          <table:table-cell office:value-type="string" calcext:value-type="string">
            <text:p>247.51136779785156</text:p>
          </table:table-cell>
          <table:table-cell table:formula="of:=[.A133]*1" office:value-type="float" office:value="247.511367797852" calcext:value-type="float">
            <text:p>247.511367797852</text:p>
          </table:table-cell>
          <table:table-cell office:value-type="float" office:value="292.128570556641" calcext:value-type="float">
            <text:p>292.128570556641</text:p>
          </table:table-cell>
          <table:table-cell office:value-type="float" office:value="420.627624511719" calcext:value-type="float">
            <text:p>420.627624511719</text:p>
          </table:table-cell>
          <table:table-cell office:value-type="float" office:value="467.067169189453" calcext:value-type="float">
            <text:p>467.067169189453</text:p>
          </table:table-cell>
          <table:table-cell office:value-type="float" office:value="258.904815673828" calcext:value-type="float">
            <text:p>258.904815673828</text:p>
          </table:table-cell>
        </table:table-row>
        <table:table-row table:style-name="ro1">
          <table:table-cell office:value-type="string" calcext:value-type="string">
            <text:p>289.3797912597656</text:p>
          </table:table-cell>
          <table:table-cell table:formula="of:=[.A134]*1" office:value-type="float" office:value="289.379791259766" calcext:value-type="float">
            <text:p>289.379791259766</text:p>
          </table:table-cell>
          <table:table-cell office:value-type="float" office:value="297.991516113281" calcext:value-type="float">
            <text:p>297.991516113281</text:p>
          </table:table-cell>
          <table:table-cell office:value-type="float" office:value="420.509460449219" calcext:value-type="float">
            <text:p>420.509460449219</text:p>
          </table:table-cell>
          <table:table-cell office:value-type="float" office:value="474.173034667969" calcext:value-type="float">
            <text:p>474.173034667969</text:p>
          </table:table-cell>
          <table:table-cell office:value-type="float" office:value="325.192749023437" calcext:value-type="float">
            <text:p>325.192749023437</text:p>
          </table:table-cell>
        </table:table-row>
        <table:table-row table:style-name="ro1">
          <table:table-cell office:value-type="string" calcext:value-type="string">
            <text:p>308.711181640625</text:p>
          </table:table-cell>
          <table:table-cell table:formula="of:=[.A135]*1" office:value-type="float" office:value="308.711181640625" calcext:value-type="float">
            <text:p>308.711181640625</text:p>
          </table:table-cell>
          <table:table-cell office:value-type="float" office:value="320.467926025391" calcext:value-type="float">
            <text:p>320.467926025391</text:p>
          </table:table-cell>
          <table:table-cell office:value-type="float" office:value="450.770935058594" calcext:value-type="float">
            <text:p>450.770935058594</text:p>
          </table:table-cell>
          <table:table-cell office:value-type="float" office:value="464.097137451172" calcext:value-type="float">
            <text:p>464.097137451172</text:p>
          </table:table-cell>
          <table:table-cell office:value-type="float" office:value="295.463958740234" calcext:value-type="float">
            <text:p>295.463958740234</text:p>
          </table:table-cell>
        </table:table-row>
        <table:table-row table:style-name="ro1">
          <table:table-cell office:value-type="string" calcext:value-type="string">
            <text:p>259.0496826171875</text:p>
          </table:table-cell>
          <table:table-cell table:formula="of:=[.A136]*1" office:value-type="float" office:value="259.049682617187" calcext:value-type="float">
            <text:p>259.049682617187</text:p>
          </table:table-cell>
          <table:table-cell office:value-type="float" office:value="302.624298095703" calcext:value-type="float">
            <text:p>302.624298095703</text:p>
          </table:table-cell>
          <table:table-cell office:value-type="float" office:value="426.707855224609" calcext:value-type="float">
            <text:p>426.707855224609</text:p>
          </table:table-cell>
          <table:table-cell office:value-type="float" office:value="465.148529052734" calcext:value-type="float">
            <text:p>465.148529052734</text:p>
          </table:table-cell>
          <table:table-cell office:value-type="float" office:value="280.56787109375" calcext:value-type="float">
            <text:p>280.56787109375</text:p>
          </table:table-cell>
        </table:table-row>
        <table:table-row table:style-name="ro1">
          <table:table-cell office:value-type="string" calcext:value-type="string">
            <text:p>245.52561950683594</text:p>
          </table:table-cell>
          <table:table-cell table:formula="of:=[.A137]*1" office:value-type="float" office:value="245.525619506836" calcext:value-type="float">
            <text:p>245.525619506836</text:p>
          </table:table-cell>
          <table:table-cell office:value-type="float" office:value="265.594696044922" calcext:value-type="float">
            <text:p>265.594696044922</text:p>
          </table:table-cell>
          <table:table-cell office:value-type="float" office:value="426.540863037109" calcext:value-type="float">
            <text:p>426.540863037109</text:p>
          </table:table-cell>
          <table:table-cell office:value-type="float" office:value="463.301910400391" calcext:value-type="float">
            <text:p>463.301910400391</text:p>
          </table:table-cell>
          <table:table-cell office:value-type="float" office:value="253.868011474609" calcext:value-type="float">
            <text:p>253.868011474609</text:p>
          </table:table-cell>
        </table:table-row>
        <table:table-row table:style-name="ro1">
          <table:table-cell office:value-type="string" calcext:value-type="string">
            <text:p>273.75616455078125</text:p>
          </table:table-cell>
          <table:table-cell table:formula="of:=[.A138]*1" office:value-type="float" office:value="273.756164550781" calcext:value-type="float">
            <text:p>273.756164550781</text:p>
          </table:table-cell>
          <table:table-cell office:value-type="float" office:value="318.065277099609" calcext:value-type="float">
            <text:p>318.065277099609</text:p>
          </table:table-cell>
          <table:table-cell office:value-type="float" office:value="427.179901123047" calcext:value-type="float">
            <text:p>427.179901123047</text:p>
          </table:table-cell>
          <table:table-cell office:value-type="float" office:value="468.405975341797" calcext:value-type="float">
            <text:p>468.405975341797</text:p>
          </table:table-cell>
          <table:table-cell office:value-type="float" office:value="287.60791015625" calcext:value-type="float">
            <text:p>287.60791015625</text:p>
          </table:table-cell>
        </table:table-row>
        <table:table-row table:style-name="ro1">
          <table:table-cell office:value-type="string" calcext:value-type="string">
            <text:p>267.1615905761719</text:p>
          </table:table-cell>
          <table:table-cell table:formula="of:=[.A139]*1" office:value-type="float" office:value="267.161590576172" calcext:value-type="float">
            <text:p>267.161590576172</text:p>
          </table:table-cell>
          <table:table-cell office:value-type="float" office:value="345.874328613281" calcext:value-type="float">
            <text:p>345.874328613281</text:p>
          </table:table-cell>
          <table:table-cell office:value-type="float" office:value="425.800506591797" calcext:value-type="float">
            <text:p>425.800506591797</text:p>
          </table:table-cell>
          <table:table-cell office:value-type="float" office:value="466.108703613281" calcext:value-type="float">
            <text:p>466.108703613281</text:p>
          </table:table-cell>
          <table:table-cell office:value-type="float" office:value="328.595062255859" calcext:value-type="float">
            <text:p>328.595062255859</text:p>
          </table:table-cell>
        </table:table-row>
        <table:table-row table:style-name="ro1">
          <table:table-cell office:value-type="string" calcext:value-type="string">
            <text:p>270.0841369628906</text:p>
          </table:table-cell>
          <table:table-cell table:formula="of:=[.A140]*1" office:value-type="float" office:value="270.084136962891" calcext:value-type="float">
            <text:p>270.084136962891</text:p>
          </table:table-cell>
          <table:table-cell office:value-type="float" office:value="289.896087646484" calcext:value-type="float">
            <text:p>289.896087646484</text:p>
          </table:table-cell>
          <table:table-cell office:value-type="float" office:value="403.6943359375" calcext:value-type="float">
            <text:p>403.6943359375</text:p>
          </table:table-cell>
          <table:table-cell office:value-type="float" office:value="463.323486328125" calcext:value-type="float">
            <text:p>463.323486328125</text:p>
          </table:table-cell>
          <table:table-cell office:value-type="float" office:value="275.478515625" calcext:value-type="float">
            <text:p>275.478515625</text:p>
          </table:table-cell>
        </table:table-row>
        <table:table-row table:style-name="ro1">
          <table:table-cell office:value-type="string" calcext:value-type="string">
            <text:p>277.05023193359375</text:p>
          </table:table-cell>
          <table:table-cell table:formula="of:=[.A141]*1" office:value-type="float" office:value="277.050231933594" calcext:value-type="float">
            <text:p>277.050231933594</text:p>
          </table:table-cell>
          <table:table-cell office:value-type="float" office:value="286.197082519531" calcext:value-type="float">
            <text:p>286.197082519531</text:p>
          </table:table-cell>
          <table:table-cell office:value-type="float" office:value="432.412719726563" calcext:value-type="float">
            <text:p>432.412719726563</text:p>
          </table:table-cell>
          <table:table-cell office:value-type="float" office:value="462.826934814453" calcext:value-type="float">
            <text:p>462.826934814453</text:p>
          </table:table-cell>
          <table:table-cell office:value-type="float" office:value="307.924499511719" calcext:value-type="float">
            <text:p>307.924499511719</text:p>
          </table:table-cell>
        </table:table-row>
        <table:table-row table:style-name="ro1">
          <table:table-cell office:value-type="string" calcext:value-type="string">
            <text:p>278.9059143066406</text:p>
          </table:table-cell>
          <table:table-cell table:formula="of:=[.A142]*1" office:value-type="float" office:value="278.905914306641" calcext:value-type="float">
            <text:p>278.905914306641</text:p>
          </table:table-cell>
          <table:table-cell office:value-type="float" office:value="273.54931640625" calcext:value-type="float">
            <text:p>273.54931640625</text:p>
          </table:table-cell>
          <table:table-cell office:value-type="float" office:value="425.55224609375" calcext:value-type="float">
            <text:p>425.55224609375</text:p>
          </table:table-cell>
          <table:table-cell office:value-type="float" office:value="466.756774902344" calcext:value-type="float">
            <text:p>466.756774902344</text:p>
          </table:table-cell>
          <table:table-cell office:value-type="float" office:value="231.797302246094" calcext:value-type="float">
            <text:p>231.797302246094</text:p>
          </table:table-cell>
        </table:table-row>
        <table:table-row table:style-name="ro1">
          <table:table-cell office:value-type="string" calcext:value-type="string">
            <text:p>255.45462036132812</text:p>
          </table:table-cell>
          <table:table-cell table:formula="of:=[.A143]*1" office:value-type="float" office:value="255.454620361328" calcext:value-type="float">
            <text:p>255.454620361328</text:p>
          </table:table-cell>
          <table:table-cell office:value-type="float" office:value="325.668334960937" calcext:value-type="float">
            <text:p>325.668334960937</text:p>
          </table:table-cell>
          <table:table-cell office:value-type="float" office:value="409.788208007813" calcext:value-type="float">
            <text:p>409.788208007813</text:p>
          </table:table-cell>
          <table:table-cell office:value-type="float" office:value="457.440093994141" calcext:value-type="float">
            <text:p>457.440093994141</text:p>
          </table:table-cell>
          <table:table-cell office:value-type="float" office:value="204.343612670898" calcext:value-type="float">
            <text:p>204.343612670898</text:p>
          </table:table-cell>
        </table:table-row>
        <table:table-row table:style-name="ro1">
          <table:table-cell office:value-type="string" calcext:value-type="string">
            <text:p>242.41468811035156</text:p>
          </table:table-cell>
          <table:table-cell table:formula="of:=[.A144]*1" office:value-type="float" office:value="242.414688110352" calcext:value-type="float">
            <text:p>242.414688110352</text:p>
          </table:table-cell>
          <table:table-cell office:value-type="float" office:value="291.032470703125" calcext:value-type="float">
            <text:p>291.032470703125</text:p>
          </table:table-cell>
          <table:table-cell office:value-type="float" office:value="418.683685302734" calcext:value-type="float">
            <text:p>418.683685302734</text:p>
          </table:table-cell>
          <table:table-cell office:value-type="float" office:value="462.952728271484" calcext:value-type="float">
            <text:p>462.952728271484</text:p>
          </table:table-cell>
          <table:table-cell office:value-type="float" office:value="205.804809570312" calcext:value-type="float">
            <text:p>205.804809570312</text:p>
          </table:table-cell>
        </table:table-row>
        <table:table-row table:style-name="ro1">
          <table:table-cell office:value-type="string" calcext:value-type="string">
            <text:p>228.6349334716797</text:p>
          </table:table-cell>
          <table:table-cell table:formula="of:=[.A145]*1" office:value-type="float" office:value="228.63493347168" calcext:value-type="float">
            <text:p>228.63493347168</text:p>
          </table:table-cell>
          <table:table-cell office:value-type="float" office:value="313.164733886719" calcext:value-type="float">
            <text:p>313.164733886719</text:p>
          </table:table-cell>
          <table:table-cell office:value-type="float" office:value="436.080261230469" calcext:value-type="float">
            <text:p>436.080261230469</text:p>
          </table:table-cell>
          <table:table-cell office:value-type="float" office:value="467.420043945313" calcext:value-type="float">
            <text:p>467.420043945313</text:p>
          </table:table-cell>
          <table:table-cell office:value-type="float" office:value="253.723251342773" calcext:value-type="float">
            <text:p>253.723251342773</text:p>
          </table:table-cell>
        </table:table-row>
        <table:table-row table:style-name="ro1">
          <table:table-cell office:value-type="string" calcext:value-type="string">
            <text:p>266.41888427734375</text:p>
          </table:table-cell>
          <table:table-cell table:formula="of:=[.A146]*1" office:value-type="float" office:value="266.418884277344" calcext:value-type="float">
            <text:p>266.418884277344</text:p>
          </table:table-cell>
          <table:table-cell office:value-type="float" office:value="295.216949462891" calcext:value-type="float">
            <text:p>295.216949462891</text:p>
          </table:table-cell>
          <table:table-cell office:value-type="float" office:value="403.7041015625" calcext:value-type="float">
            <text:p>403.7041015625</text:p>
          </table:table-cell>
          <table:table-cell office:value-type="float" office:value="460.471435546875" calcext:value-type="float">
            <text:p>460.471435546875</text:p>
          </table:table-cell>
          <table:table-cell office:value-type="float" office:value="233.440551757812" calcext:value-type="float">
            <text:p>233.440551757812</text:p>
          </table:table-cell>
        </table:table-row>
        <table:table-row table:style-name="ro1">
          <table:table-cell office:value-type="string" calcext:value-type="string">
            <text:p>270.6019287109375</text:p>
          </table:table-cell>
          <table:table-cell table:formula="of:=[.A147]*1" office:value-type="float" office:value="270.601928710937" calcext:value-type="float">
            <text:p>270.601928710937</text:p>
          </table:table-cell>
          <table:table-cell office:value-type="float" office:value="318.003570556641" calcext:value-type="float">
            <text:p>318.003570556641</text:p>
          </table:table-cell>
          <table:table-cell office:value-type="float" office:value="424.816833496094" calcext:value-type="float">
            <text:p>424.816833496094</text:p>
          </table:table-cell>
          <table:table-cell office:value-type="float" office:value="461.472259521484" calcext:value-type="float">
            <text:p>461.472259521484</text:p>
          </table:table-cell>
          <table:table-cell office:value-type="float" office:value="206.421646118164" calcext:value-type="float">
            <text:p>206.421646118164</text:p>
          </table:table-cell>
        </table:table-row>
        <table:table-row table:style-name="ro1">
          <table:table-cell office:value-type="string" calcext:value-type="string">
            <text:p>252.17715454101562</text:p>
          </table:table-cell>
          <table:table-cell table:formula="of:=[.A148]*1" office:value-type="float" office:value="252.177154541016" calcext:value-type="float">
            <text:p>252.177154541016</text:p>
          </table:table-cell>
          <table:table-cell office:value-type="float" office:value="314.533599853516" calcext:value-type="float">
            <text:p>314.533599853516</text:p>
          </table:table-cell>
          <table:table-cell office:value-type="float" office:value="410.271209716797" calcext:value-type="float">
            <text:p>410.271209716797</text:p>
          </table:table-cell>
          <table:table-cell office:value-type="float" office:value="460.678924560547" calcext:value-type="float">
            <text:p>460.678924560547</text:p>
          </table:table-cell>
          <table:table-cell office:value-type="float" office:value="230.371368408203" calcext:value-type="float">
            <text:p>230.371368408203</text:p>
          </table:table-cell>
        </table:table-row>
        <table:table-row table:style-name="ro1">
          <table:table-cell office:value-type="string" calcext:value-type="string">
            <text:p>259.94769287109375</text:p>
          </table:table-cell>
          <table:table-cell table:formula="of:=[.A149]*1" office:value-type="float" office:value="259.947692871094" calcext:value-type="float">
            <text:p>259.947692871094</text:p>
          </table:table-cell>
          <table:table-cell office:value-type="float" office:value="306.714660644531" calcext:value-type="float">
            <text:p>306.714660644531</text:p>
          </table:table-cell>
          <table:table-cell office:value-type="float" office:value="400.965270996094" calcext:value-type="float">
            <text:p>400.965270996094</text:p>
          </table:table-cell>
          <table:table-cell office:value-type="float" office:value="464.690185546875" calcext:value-type="float">
            <text:p>464.690185546875</text:p>
          </table:table-cell>
          <table:table-cell office:value-type="float" office:value="250.152770996094" calcext:value-type="float">
            <text:p>250.152770996094</text:p>
          </table:table-cell>
        </table:table-row>
        <table:table-row table:style-name="ro1">
          <table:table-cell office:value-type="string" calcext:value-type="string">
            <text:p>278.7001037597656</text:p>
          </table:table-cell>
          <table:table-cell table:formula="of:=[.A150]*1" office:value-type="float" office:value="278.700103759766" calcext:value-type="float">
            <text:p>278.700103759766</text:p>
          </table:table-cell>
          <table:table-cell office:value-type="float" office:value="289.751953125" calcext:value-type="float">
            <text:p>289.751953125</text:p>
          </table:table-cell>
          <table:table-cell office:value-type="float" office:value="407.268157958984" calcext:value-type="float">
            <text:p>407.268157958984</text:p>
          </table:table-cell>
          <table:table-cell office:value-type="float" office:value="461.124847412109" calcext:value-type="float">
            <text:p>461.124847412109</text:p>
          </table:table-cell>
          <table:table-cell office:value-type="float" office:value="253.096069335938" calcext:value-type="float">
            <text:p>253.096069335938</text:p>
          </table:table-cell>
        </table:table-row>
        <table:table-row table:style-name="ro1">
          <table:table-cell office:value-type="string" calcext:value-type="string">
            <text:p>253.6653594970703</text:p>
          </table:table-cell>
          <table:table-cell table:formula="of:=[.A151]*1" office:value-type="float" office:value="253.66535949707" calcext:value-type="float">
            <text:p>253.66535949707</text:p>
          </table:table-cell>
          <table:table-cell office:value-type="float" office:value="347.132904052734" calcext:value-type="float">
            <text:p>347.132904052734</text:p>
          </table:table-cell>
          <table:table-cell office:value-type="float" office:value="405.931732177734" calcext:value-type="float">
            <text:p>405.931732177734</text:p>
          </table:table-cell>
          <table:table-cell office:value-type="float" office:value="455.837249755859" calcext:value-type="float">
            <text:p>455.837249755859</text:p>
          </table:table-cell>
          <table:table-cell office:value-type="float" office:value="298.944702148437" calcext:value-type="float">
            <text:p>298.944702148437</text:p>
          </table:table-cell>
        </table:table-row>
        <table:table-row table:style-name="ro1">
          <table:table-cell office:value-type="string" calcext:value-type="string">
            <text:p>251.0113525390625</text:p>
          </table:table-cell>
          <table:table-cell table:formula="of:=[.A152]*1" office:value-type="float" office:value="251.011352539062" calcext:value-type="float">
            <text:p>251.011352539062</text:p>
          </table:table-cell>
          <table:table-cell office:value-type="float" office:value="293.099853515625" calcext:value-type="float">
            <text:p>293.099853515625</text:p>
          </table:table-cell>
          <table:table-cell office:value-type="float" office:value="402.179412841797" calcext:value-type="float">
            <text:p>402.179412841797</text:p>
          </table:table-cell>
          <table:table-cell office:value-type="float" office:value="465.809997558594" calcext:value-type="float">
            <text:p>465.809997558594</text:p>
          </table:table-cell>
          <table:table-cell office:value-type="float" office:value="268.968872070312" calcext:value-type="float">
            <text:p>268.968872070312</text:p>
          </table:table-cell>
        </table:table-row>
        <table:table-row table:style-name="ro1">
          <table:table-cell office:value-type="string" calcext:value-type="string">
            <text:p>224.71543884277344</text:p>
          </table:table-cell>
          <table:table-cell table:formula="of:=[.A153]*1" office:value-type="float" office:value="224.715438842773" calcext:value-type="float">
            <text:p>224.715438842773</text:p>
          </table:table-cell>
          <table:table-cell office:value-type="float" office:value="303.024230957031" calcext:value-type="float">
            <text:p>303.024230957031</text:p>
          </table:table-cell>
          <table:table-cell office:value-type="float" office:value="401.175262451172" calcext:value-type="float">
            <text:p>401.175262451172</text:p>
          </table:table-cell>
          <table:table-cell office:value-type="float" office:value="459.667999267578" calcext:value-type="float">
            <text:p>459.667999267578</text:p>
          </table:table-cell>
          <table:table-cell office:value-type="float" office:value="271.462921142578" calcext:value-type="float">
            <text:p>271.462921142578</text:p>
          </table:table-cell>
        </table:table-row>
        <table:table-row table:style-name="ro1">
          <table:table-cell office:value-type="string" calcext:value-type="string">
            <text:p>282.6474304199219</text:p>
          </table:table-cell>
          <table:table-cell table:formula="of:=[.A154]*1" office:value-type="float" office:value="282.647430419922" calcext:value-type="float">
            <text:p>282.647430419922</text:p>
          </table:table-cell>
          <table:table-cell office:value-type="float" office:value="296.364440917969" calcext:value-type="float">
            <text:p>296.364440917969</text:p>
          </table:table-cell>
          <table:table-cell office:value-type="float" office:value="398.977996826172" calcext:value-type="float">
            <text:p>398.977996826172</text:p>
          </table:table-cell>
          <table:table-cell office:value-type="float" office:value="464.009918212891" calcext:value-type="float">
            <text:p>464.009918212891</text:p>
          </table:table-cell>
          <table:table-cell office:value-type="float" office:value="295.902709960937" calcext:value-type="float">
            <text:p>295.902709960937</text:p>
          </table:table-cell>
        </table:table-row>
        <table:table-row table:style-name="ro1">
          <table:table-cell office:value-type="string" calcext:value-type="string">
            <text:p>202.9337921142578</text:p>
          </table:table-cell>
          <table:table-cell table:formula="of:=[.A155]*1" office:value-type="float" office:value="202.933792114258" calcext:value-type="float">
            <text:p>202.933792114258</text:p>
          </table:table-cell>
          <table:table-cell office:value-type="float" office:value="257.824310302734" calcext:value-type="float">
            <text:p>257.824310302734</text:p>
          </table:table-cell>
          <table:table-cell office:value-type="float" office:value="416.006744384766" calcext:value-type="float">
            <text:p>416.006744384766</text:p>
          </table:table-cell>
          <table:table-cell office:value-type="float" office:value="459.604919433594" calcext:value-type="float">
            <text:p>459.604919433594</text:p>
          </table:table-cell>
          <table:table-cell office:value-type="float" office:value="227.683013916016" calcext:value-type="float">
            <text:p>227.683013916016</text:p>
          </table:table-cell>
        </table:table-row>
        <table:table-row table:style-name="ro1">
          <table:table-cell office:value-type="string" calcext:value-type="string">
            <text:p>259.41827392578125</text:p>
          </table:table-cell>
          <table:table-cell table:formula="of:=[.A156]*1" office:value-type="float" office:value="259.418273925781" calcext:value-type="float">
            <text:p>259.418273925781</text:p>
          </table:table-cell>
          <table:table-cell office:value-type="float" office:value="311.968322753906" calcext:value-type="float">
            <text:p>311.968322753906</text:p>
          </table:table-cell>
          <table:table-cell office:value-type="float" office:value="395.690490722656" calcext:value-type="float">
            <text:p>395.690490722656</text:p>
          </table:table-cell>
          <table:table-cell office:value-type="float" office:value="461.222412109375" calcext:value-type="float">
            <text:p>461.222412109375</text:p>
          </table:table-cell>
          <table:table-cell office:value-type="float" office:value="217.643447875977" calcext:value-type="float">
            <text:p>217.643447875977</text:p>
          </table:table-cell>
        </table:table-row>
        <table:table-row table:style-name="ro1">
          <table:table-cell office:value-type="string" calcext:value-type="string">
            <text:p>275.3684387207031</text:p>
          </table:table-cell>
          <table:table-cell table:formula="of:=[.A157]*1" office:value-type="float" office:value="275.368438720703" calcext:value-type="float">
            <text:p>275.368438720703</text:p>
          </table:table-cell>
          <table:table-cell office:value-type="float" office:value="255.229568481445" calcext:value-type="float">
            <text:p>255.229568481445</text:p>
          </table:table-cell>
          <table:table-cell office:value-type="float" office:value="379.773956298828" calcext:value-type="float">
            <text:p>379.773956298828</text:p>
          </table:table-cell>
          <table:table-cell office:value-type="float" office:value="459.486175537109" calcext:value-type="float">
            <text:p>459.486175537109</text:p>
          </table:table-cell>
          <table:table-cell office:value-type="float" office:value="193.475311279297" calcext:value-type="float">
            <text:p>193.475311279297</text:p>
          </table:table-cell>
        </table:table-row>
        <table:table-row table:style-name="ro1">
          <table:table-cell office:value-type="string" calcext:value-type="string">
            <text:p>207.93458557128906</text:p>
          </table:table-cell>
          <table:table-cell table:formula="of:=[.A158]*1" office:value-type="float" office:value="207.934585571289" calcext:value-type="float">
            <text:p>207.934585571289</text:p>
          </table:table-cell>
          <table:table-cell office:value-type="float" office:value="286.858459472656" calcext:value-type="float">
            <text:p>286.858459472656</text:p>
          </table:table-cell>
          <table:table-cell office:value-type="float" office:value="405.283203125" calcext:value-type="float">
            <text:p>405.283203125</text:p>
          </table:table-cell>
          <table:table-cell office:value-type="float" office:value="456.06298828125" calcext:value-type="float">
            <text:p>456.06298828125</text:p>
          </table:table-cell>
          <table:table-cell office:value-type="float" office:value="320.597106933594" calcext:value-type="float">
            <text:p>320.597106933594</text:p>
          </table:table-cell>
        </table:table-row>
        <table:table-row table:style-name="ro1">
          <table:table-cell office:value-type="string" calcext:value-type="string">
            <text:p>217.61878967285156</text:p>
          </table:table-cell>
          <table:table-cell table:formula="of:=[.A159]*1" office:value-type="float" office:value="217.618789672852" calcext:value-type="float">
            <text:p>217.618789672852</text:p>
          </table:table-cell>
          <table:table-cell office:value-type="float" office:value="309.945434570312" calcext:value-type="float">
            <text:p>309.945434570312</text:p>
          </table:table-cell>
          <table:table-cell office:value-type="float" office:value="415.776702880859" calcext:value-type="float">
            <text:p>415.776702880859</text:p>
          </table:table-cell>
          <table:table-cell office:value-type="float" office:value="457.823455810547" calcext:value-type="float">
            <text:p>457.823455810547</text:p>
          </table:table-cell>
          <table:table-cell office:value-type="float" office:value="252.979125976562" calcext:value-type="float">
            <text:p>252.979125976562</text:p>
          </table:table-cell>
        </table:table-row>
        <table:table-row table:style-name="ro1">
          <table:table-cell office:value-type="string" calcext:value-type="string">
            <text:p>267.7471618652344</text:p>
          </table:table-cell>
          <table:table-cell table:formula="of:=[.A160]*1" office:value-type="float" office:value="267.747161865234" calcext:value-type="float">
            <text:p>267.747161865234</text:p>
          </table:table-cell>
          <table:table-cell office:value-type="float" office:value="343.432525634766" calcext:value-type="float">
            <text:p>343.432525634766</text:p>
          </table:table-cell>
          <table:table-cell office:value-type="float" office:value="430.793090820313" calcext:value-type="float">
            <text:p>430.793090820313</text:p>
          </table:table-cell>
          <table:table-cell office:value-type="float" office:value="461.697509765625" calcext:value-type="float">
            <text:p>461.697509765625</text:p>
          </table:table-cell>
          <table:table-cell office:value-type="float" office:value="307.983001708984" calcext:value-type="float">
            <text:p>307.983001708984</text:p>
          </table:table-cell>
        </table:table-row>
        <table:table-row table:style-name="ro1">
          <table:table-cell office:value-type="string" calcext:value-type="string">
            <text:p>246.9895477294922</text:p>
          </table:table-cell>
          <table:table-cell table:formula="of:=[.A161]*1" office:value-type="float" office:value="246.989547729492" calcext:value-type="float">
            <text:p>246.989547729492</text:p>
          </table:table-cell>
          <table:table-cell office:value-type="float" office:value="321.809112548828" calcext:value-type="float">
            <text:p>321.809112548828</text:p>
          </table:table-cell>
          <table:table-cell office:value-type="float" office:value="417.950561523438" calcext:value-type="float">
            <text:p>417.950561523438</text:p>
          </table:table-cell>
          <table:table-cell office:value-type="float" office:value="454.365875244141" calcext:value-type="float">
            <text:p>454.365875244141</text:p>
          </table:table-cell>
          <table:table-cell office:value-type="float" office:value="265.817016601562" calcext:value-type="float">
            <text:p>265.817016601562</text:p>
          </table:table-cell>
        </table:table-row>
        <table:table-row table:style-name="ro1">
          <table:table-cell office:value-type="string" calcext:value-type="string">
            <text:p>282.4714660644531</text:p>
          </table:table-cell>
          <table:table-cell table:formula="of:=[.A162]*1" office:value-type="float" office:value="282.471466064453" calcext:value-type="float">
            <text:p>282.471466064453</text:p>
          </table:table-cell>
          <table:table-cell office:value-type="float" office:value="311.734497070312" calcext:value-type="float">
            <text:p>311.734497070312</text:p>
          </table:table-cell>
          <table:table-cell office:value-type="float" office:value="396.396118164062" calcext:value-type="float">
            <text:p>396.396118164062</text:p>
          </table:table-cell>
          <table:table-cell office:value-type="float" office:value="461.842681884766" calcext:value-type="float">
            <text:p>461.842681884766</text:p>
          </table:table-cell>
          <table:table-cell office:value-type="float" office:value="231.329772949219" calcext:value-type="float">
            <text:p>231.329772949219</text:p>
          </table:table-cell>
        </table:table-row>
        <table:table-row table:style-name="ro1">
          <table:table-cell office:value-type="string" calcext:value-type="string">
            <text:p>288.32415771484375</text:p>
          </table:table-cell>
          <table:table-cell table:formula="of:=[.A163]*1" office:value-type="float" office:value="288.324157714844" calcext:value-type="float">
            <text:p>288.324157714844</text:p>
          </table:table-cell>
          <table:table-cell office:value-type="float" office:value="256.209411621094" calcext:value-type="float">
            <text:p>256.209411621094</text:p>
          </table:table-cell>
          <table:table-cell office:value-type="float" office:value="412.951293945313" calcext:value-type="float">
            <text:p>412.951293945313</text:p>
          </table:table-cell>
          <table:table-cell office:value-type="float" office:value="448.842529296875" calcext:value-type="float">
            <text:p>448.842529296875</text:p>
          </table:table-cell>
          <table:table-cell office:value-type="float" office:value="227.446594238281" calcext:value-type="float">
            <text:p>227.446594238281</text:p>
          </table:table-cell>
        </table:table-row>
        <table:table-row table:style-name="ro1">
          <table:table-cell office:value-type="string" calcext:value-type="string">
            <text:p>229.56756591796875</text:p>
          </table:table-cell>
          <table:table-cell table:formula="of:=[.A164]*1" office:value-type="float" office:value="229.567565917969" calcext:value-type="float">
            <text:p>229.567565917969</text:p>
          </table:table-cell>
          <table:table-cell office:value-type="float" office:value="285.302093505859" calcext:value-type="float">
            <text:p>285.302093505859</text:p>
          </table:table-cell>
          <table:table-cell office:value-type="float" office:value="423.962860107422" calcext:value-type="float">
            <text:p>423.962860107422</text:p>
          </table:table-cell>
          <table:table-cell office:value-type="float" office:value="464.702972412109" calcext:value-type="float">
            <text:p>464.702972412109</text:p>
          </table:table-cell>
          <table:table-cell office:value-type="float" office:value="233.469177246094" calcext:value-type="float">
            <text:p>233.469177246094</text:p>
          </table:table-cell>
        </table:table-row>
        <table:table-row table:style-name="ro1">
          <table:table-cell office:value-type="string" calcext:value-type="string">
            <text:p>215.33319091796875</text:p>
          </table:table-cell>
          <table:table-cell table:formula="of:=[.A165]*1" office:value-type="float" office:value="215.333190917969" calcext:value-type="float">
            <text:p>215.333190917969</text:p>
          </table:table-cell>
          <table:table-cell office:value-type="float" office:value="303.251403808594" calcext:value-type="float">
            <text:p>303.251403808594</text:p>
          </table:table-cell>
          <table:table-cell office:value-type="float" office:value="407.027954101563" calcext:value-type="float">
            <text:p>407.027954101563</text:p>
          </table:table-cell>
          <table:table-cell office:value-type="float" office:value="456.949157714844" calcext:value-type="float">
            <text:p>456.949157714844</text:p>
          </table:table-cell>
          <table:table-cell office:value-type="float" office:value="184.033584594727" calcext:value-type="float">
            <text:p>184.033584594727</text:p>
          </table:table-cell>
        </table:table-row>
        <table:table-row table:style-name="ro1">
          <table:table-cell office:value-type="string" calcext:value-type="string">
            <text:p>299.25433349609375</text:p>
          </table:table-cell>
          <table:table-cell table:formula="of:=[.A166]*1" office:value-type="float" office:value="299.254333496094" calcext:value-type="float">
            <text:p>299.254333496094</text:p>
          </table:table-cell>
          <table:table-cell office:value-type="float" office:value="257.089416503906" calcext:value-type="float">
            <text:p>257.089416503906</text:p>
          </table:table-cell>
          <table:table-cell office:value-type="float" office:value="415.178070068359" calcext:value-type="float">
            <text:p>415.178070068359</text:p>
          </table:table-cell>
          <table:table-cell office:value-type="float" office:value="457.095520019531" calcext:value-type="float">
            <text:p>457.095520019531</text:p>
          </table:table-cell>
          <table:table-cell office:value-type="float" office:value="249.939041137695" calcext:value-type="float">
            <text:p>249.939041137695</text:p>
          </table:table-cell>
        </table:table-row>
        <table:table-row table:style-name="ro1">
          <table:table-cell office:value-type="string" calcext:value-type="string">
            <text:p>269.05670166015625</text:p>
          </table:table-cell>
          <table:table-cell table:formula="of:=[.A167]*1" office:value-type="float" office:value="269.056701660156" calcext:value-type="float">
            <text:p>269.056701660156</text:p>
          </table:table-cell>
          <table:table-cell office:value-type="float" office:value="300.416809082031" calcext:value-type="float">
            <text:p>300.416809082031</text:p>
          </table:table-cell>
          <table:table-cell office:value-type="float" office:value="407.216918945313" calcext:value-type="float">
            <text:p>407.216918945313</text:p>
          </table:table-cell>
          <table:table-cell office:value-type="float" office:value="456.633361816406" calcext:value-type="float">
            <text:p>456.633361816406</text:p>
          </table:table-cell>
          <table:table-cell office:value-type="float" office:value="250.0146484375" calcext:value-type="float">
            <text:p>250.0146484375</text:p>
          </table:table-cell>
        </table:table-row>
        <table:table-row table:style-name="ro1">
          <table:table-cell office:value-type="string" calcext:value-type="string">
            <text:p>277.0062255859375</text:p>
          </table:table-cell>
          <table:table-cell table:formula="of:=[.A168]*1" office:value-type="float" office:value="277.006225585937" calcext:value-type="float">
            <text:p>277.006225585937</text:p>
          </table:table-cell>
          <table:table-cell office:value-type="float" office:value="281.669097900391" calcext:value-type="float">
            <text:p>281.669097900391</text:p>
          </table:table-cell>
          <table:table-cell office:value-type="float" office:value="401.221069335938" calcext:value-type="float">
            <text:p>401.221069335938</text:p>
          </table:table-cell>
          <table:table-cell office:value-type="float" office:value="452.942474365234" calcext:value-type="float">
            <text:p>452.942474365234</text:p>
          </table:table-cell>
          <table:table-cell office:value-type="float" office:value="239.192184448242" calcext:value-type="float">
            <text:p>239.192184448242</text:p>
          </table:table-cell>
        </table:table-row>
        <table:table-row table:style-name="ro1">
          <table:table-cell office:value-type="string" calcext:value-type="string">
            <text:p>247.06253051757812</text:p>
          </table:table-cell>
          <table:table-cell table:formula="of:=[.A169]*1" office:value-type="float" office:value="247.062530517578" calcext:value-type="float">
            <text:p>247.062530517578</text:p>
          </table:table-cell>
          <table:table-cell office:value-type="float" office:value="239.495971679687" calcext:value-type="float">
            <text:p>239.495971679687</text:p>
          </table:table-cell>
          <table:table-cell office:value-type="float" office:value="406.051666259766" calcext:value-type="float">
            <text:p>406.051666259766</text:p>
          </table:table-cell>
          <table:table-cell office:value-type="float" office:value="453.622833251953" calcext:value-type="float">
            <text:p>453.622833251953</text:p>
          </table:table-cell>
          <table:table-cell office:value-type="float" office:value="277.51220703125" calcext:value-type="float">
            <text:p>277.51220703125</text:p>
          </table:table-cell>
        </table:table-row>
        <table:table-row table:style-name="ro1">
          <table:table-cell office:value-type="string" calcext:value-type="string">
            <text:p>241.0340576171875</text:p>
          </table:table-cell>
          <table:table-cell table:formula="of:=[.A170]*1" office:value-type="float" office:value="241.034057617187" calcext:value-type="float">
            <text:p>241.034057617187</text:p>
          </table:table-cell>
          <table:table-cell office:value-type="float" office:value="300.187957763672" calcext:value-type="float">
            <text:p>300.187957763672</text:p>
          </table:table-cell>
          <table:table-cell office:value-type="float" office:value="411.389434814453" calcext:value-type="float">
            <text:p>411.389434814453</text:p>
          </table:table-cell>
          <table:table-cell office:value-type="float" office:value="452.424285888672" calcext:value-type="float">
            <text:p>452.424285888672</text:p>
          </table:table-cell>
          <table:table-cell office:value-type="float" office:value="208.052459716797" calcext:value-type="float">
            <text:p>208.052459716797</text:p>
          </table:table-cell>
        </table:table-row>
        <table:table-row table:style-name="ro1">
          <table:table-cell office:value-type="string" calcext:value-type="string">
            <text:p>252.42124938964844</text:p>
          </table:table-cell>
          <table:table-cell table:formula="of:=[.A171]*1" office:value-type="float" office:value="252.421249389648" calcext:value-type="float">
            <text:p>252.421249389648</text:p>
          </table:table-cell>
          <table:table-cell office:value-type="float" office:value="287.642608642578" calcext:value-type="float">
            <text:p>287.642608642578</text:p>
          </table:table-cell>
          <table:table-cell office:value-type="float" office:value="412.390594482422" calcext:value-type="float">
            <text:p>412.390594482422</text:p>
          </table:table-cell>
          <table:table-cell office:value-type="float" office:value="455.448822021484" calcext:value-type="float">
            <text:p>455.448822021484</text:p>
          </table:table-cell>
          <table:table-cell office:value-type="float" office:value="307.369812011719" calcext:value-type="float">
            <text:p>307.369812011719</text:p>
          </table:table-cell>
        </table:table-row>
        <table:table-row table:style-name="ro1">
          <table:table-cell office:value-type="string" calcext:value-type="string">
            <text:p>246.06993103027344</text:p>
          </table:table-cell>
          <table:table-cell table:formula="of:=[.A172]*1" office:value-type="float" office:value="246.069931030273" calcext:value-type="float">
            <text:p>246.069931030273</text:p>
          </table:table-cell>
          <table:table-cell office:value-type="float" office:value="319.654907226563" calcext:value-type="float">
            <text:p>319.654907226563</text:p>
          </table:table-cell>
          <table:table-cell office:value-type="float" office:value="405.965301513672" calcext:value-type="float">
            <text:p>405.965301513672</text:p>
          </table:table-cell>
          <table:table-cell office:value-type="float" office:value="454.158782958984" calcext:value-type="float">
            <text:p>454.158782958984</text:p>
          </table:table-cell>
          <table:table-cell office:value-type="float" office:value="286.266815185547" calcext:value-type="float">
            <text:p>286.266815185547</text:p>
          </table:table-cell>
        </table:table-row>
        <table:table-row table:style-name="ro1">
          <table:table-cell office:value-type="string" calcext:value-type="string">
            <text:p>256.0292053222656</text:p>
          </table:table-cell>
          <table:table-cell table:formula="of:=[.A173]*1" office:value-type="float" office:value="256.029205322266" calcext:value-type="float">
            <text:p>256.029205322266</text:p>
          </table:table-cell>
          <table:table-cell office:value-type="float" office:value="277.398010253906" calcext:value-type="float">
            <text:p>277.398010253906</text:p>
          </table:table-cell>
          <table:table-cell office:value-type="float" office:value="401.384490966797" calcext:value-type="float">
            <text:p>401.384490966797</text:p>
          </table:table-cell>
          <table:table-cell office:value-type="float" office:value="458.233184814453" calcext:value-type="float">
            <text:p>458.233184814453</text:p>
          </table:table-cell>
          <table:table-cell office:value-type="float" office:value="181.975784301758" calcext:value-type="float">
            <text:p>181.975784301758</text:p>
          </table:table-cell>
        </table:table-row>
        <table:table-row table:style-name="ro1">
          <table:table-cell office:value-type="string" calcext:value-type="string">
            <text:p>231.282470703125</text:p>
          </table:table-cell>
          <table:table-cell table:formula="of:=[.A174]*1" office:value-type="float" office:value="231.282470703125" calcext:value-type="float">
            <text:p>231.282470703125</text:p>
          </table:table-cell>
          <table:table-cell office:value-type="float" office:value="326.482452392578" calcext:value-type="float">
            <text:p>326.482452392578</text:p>
          </table:table-cell>
          <table:table-cell office:value-type="float" office:value="400.376586914063" calcext:value-type="float">
            <text:p>400.376586914063</text:p>
          </table:table-cell>
          <table:table-cell office:value-type="float" office:value="456.728759765625" calcext:value-type="float">
            <text:p>456.728759765625</text:p>
          </table:table-cell>
          <table:table-cell office:value-type="float" office:value="226.895477294922" calcext:value-type="float">
            <text:p>226.895477294922</text:p>
          </table:table-cell>
        </table:table-row>
        <table:table-row table:style-name="ro1">
          <table:table-cell office:value-type="string" calcext:value-type="string">
            <text:p>230.1399383544922</text:p>
          </table:table-cell>
          <table:table-cell table:formula="of:=[.A175]*1" office:value-type="float" office:value="230.139938354492" calcext:value-type="float">
            <text:p>230.139938354492</text:p>
          </table:table-cell>
          <table:table-cell office:value-type="float" office:value="302.050872802734" calcext:value-type="float">
            <text:p>302.050872802734</text:p>
          </table:table-cell>
          <table:table-cell office:value-type="float" office:value="441.405670166016" calcext:value-type="float">
            <text:p>441.405670166016</text:p>
          </table:table-cell>
          <table:table-cell office:value-type="float" office:value="451.038146972656" calcext:value-type="float">
            <text:p>451.038146972656</text:p>
          </table:table-cell>
          <table:table-cell office:value-type="float" office:value="209.235656738281" calcext:value-type="float">
            <text:p>209.235656738281</text:p>
          </table:table-cell>
        </table:table-row>
        <table:table-row table:style-name="ro1">
          <table:table-cell office:value-type="string" calcext:value-type="string">
            <text:p>269.3421325683594</text:p>
          </table:table-cell>
          <table:table-cell table:formula="of:=[.A176]*1" office:value-type="float" office:value="269.342132568359" calcext:value-type="float">
            <text:p>269.342132568359</text:p>
          </table:table-cell>
          <table:table-cell office:value-type="float" office:value="299.986022949219" calcext:value-type="float">
            <text:p>299.986022949219</text:p>
          </table:table-cell>
          <table:table-cell office:value-type="float" office:value="427.809539794922" calcext:value-type="float">
            <text:p>427.809539794922</text:p>
          </table:table-cell>
          <table:table-cell office:value-type="float" office:value="461.828430175781" calcext:value-type="float">
            <text:p>461.828430175781</text:p>
          </table:table-cell>
          <table:table-cell office:value-type="float" office:value="242.196182250977" calcext:value-type="float">
            <text:p>242.196182250977</text:p>
          </table:table-cell>
        </table:table-row>
        <table:table-row table:style-name="ro1">
          <table:table-cell office:value-type="string" calcext:value-type="string">
            <text:p>261.55535888671875</text:p>
          </table:table-cell>
          <table:table-cell table:formula="of:=[.A177]*1" office:value-type="float" office:value="261.555358886719" calcext:value-type="float">
            <text:p>261.555358886719</text:p>
          </table:table-cell>
          <table:table-cell office:value-type="float" office:value="328.982086181641" calcext:value-type="float">
            <text:p>328.982086181641</text:p>
          </table:table-cell>
          <table:table-cell office:value-type="float" office:value="379.273406982422" calcext:value-type="float">
            <text:p>379.273406982422</text:p>
          </table:table-cell>
          <table:table-cell office:value-type="float" office:value="452.361114501953" calcext:value-type="float">
            <text:p>452.361114501953</text:p>
          </table:table-cell>
          <table:table-cell office:value-type="float" office:value="256.47802734375" calcext:value-type="float">
            <text:p>256.47802734375</text:p>
          </table:table-cell>
        </table:table-row>
        <table:table-row table:style-name="ro1">
          <table:table-cell office:value-type="string" calcext:value-type="string">
            <text:p>242.40582275390625</text:p>
          </table:table-cell>
          <table:table-cell table:formula="of:=[.A178]*1" office:value-type="float" office:value="242.405822753906" calcext:value-type="float">
            <text:p>242.405822753906</text:p>
          </table:table-cell>
          <table:table-cell office:value-type="float" office:value="264.316070556641" calcext:value-type="float">
            <text:p>264.316070556641</text:p>
          </table:table-cell>
          <table:table-cell office:value-type="float" office:value="420.584197998047" calcext:value-type="float">
            <text:p>420.584197998047</text:p>
          </table:table-cell>
          <table:table-cell office:value-type="float" office:value="454.728485107422" calcext:value-type="float">
            <text:p>454.728485107422</text:p>
          </table:table-cell>
          <table:table-cell office:value-type="float" office:value="220.773574829102" calcext:value-type="float">
            <text:p>220.773574829102</text:p>
          </table:table-cell>
        </table:table-row>
        <table:table-row table:style-name="ro1">
          <table:table-cell office:value-type="string" calcext:value-type="string">
            <text:p>240.17369079589844</text:p>
          </table:table-cell>
          <table:table-cell table:formula="of:=[.A179]*1" office:value-type="float" office:value="240.173690795898" calcext:value-type="float">
            <text:p>240.173690795898</text:p>
          </table:table-cell>
          <table:table-cell office:value-type="float" office:value="214.014190673828" calcext:value-type="float">
            <text:p>214.014190673828</text:p>
          </table:table-cell>
          <table:table-cell office:value-type="float" office:value="429.915496826172" calcext:value-type="float">
            <text:p>429.915496826172</text:p>
          </table:table-cell>
          <table:table-cell office:value-type="float" office:value="459.855621337891" calcext:value-type="float">
            <text:p>459.855621337891</text:p>
          </table:table-cell>
          <table:table-cell office:value-type="float" office:value="251.678359985352" calcext:value-type="float">
            <text:p>251.678359985352</text:p>
          </table:table-cell>
        </table:table-row>
        <table:table-row table:style-name="ro1">
          <table:table-cell office:value-type="string" calcext:value-type="string">
            <text:p>260.4708557128906</text:p>
          </table:table-cell>
          <table:table-cell table:formula="of:=[.A180]*1" office:value-type="float" office:value="260.470855712891" calcext:value-type="float">
            <text:p>260.470855712891</text:p>
          </table:table-cell>
          <table:table-cell office:value-type="float" office:value="279.353912353516" calcext:value-type="float">
            <text:p>279.353912353516</text:p>
          </table:table-cell>
          <table:table-cell office:value-type="float" office:value="388.410247802734" calcext:value-type="float">
            <text:p>388.410247802734</text:p>
          </table:table-cell>
          <table:table-cell office:value-type="float" office:value="457.249969482422" calcext:value-type="float">
            <text:p>457.249969482422</text:p>
          </table:table-cell>
          <table:table-cell office:value-type="float" office:value="241.893524169922" calcext:value-type="float">
            <text:p>241.893524169922</text:p>
          </table:table-cell>
        </table:table-row>
        <table:table-row table:style-name="ro1">
          <table:table-cell office:value-type="string" calcext:value-type="string">
            <text:p>243.42066955566406</text:p>
          </table:table-cell>
          <table:table-cell table:formula="of:=[.A181]*1" office:value-type="float" office:value="243.420669555664" calcext:value-type="float">
            <text:p>243.420669555664</text:p>
          </table:table-cell>
          <table:table-cell office:value-type="float" office:value="258.406463623047" calcext:value-type="float">
            <text:p>258.406463623047</text:p>
          </table:table-cell>
          <table:table-cell office:value-type="float" office:value="392.858673095703" calcext:value-type="float">
            <text:p>392.858673095703</text:p>
          </table:table-cell>
          <table:table-cell office:value-type="float" office:value="454.193603515625" calcext:value-type="float">
            <text:p>454.193603515625</text:p>
          </table:table-cell>
          <table:table-cell office:value-type="float" office:value="228.577926635742" calcext:value-type="float">
            <text:p>228.577926635742</text:p>
          </table:table-cell>
        </table:table-row>
        <table:table-row table:style-name="ro1">
          <table:table-cell office:value-type="string" calcext:value-type="string">
            <text:p>285.5421142578125</text:p>
          </table:table-cell>
          <table:table-cell table:formula="of:=[.A182]*1" office:value-type="float" office:value="285.542114257813" calcext:value-type="float">
            <text:p>285.542114257813</text:p>
          </table:table-cell>
          <table:table-cell office:value-type="float" office:value="269.925933837891" calcext:value-type="float">
            <text:p>269.925933837891</text:p>
          </table:table-cell>
          <table:table-cell office:value-type="float" office:value="396.841888427734" calcext:value-type="float">
            <text:p>396.841888427734</text:p>
          </table:table-cell>
          <table:table-cell office:value-type="float" office:value="454.668609619141" calcext:value-type="float">
            <text:p>454.668609619141</text:p>
          </table:table-cell>
          <table:table-cell office:value-type="float" office:value="280.919006347656" calcext:value-type="float">
            <text:p>280.919006347656</text:p>
          </table:table-cell>
        </table:table-row>
        <table:table-row table:style-name="ro1">
          <table:table-cell office:value-type="string" calcext:value-type="string">
            <text:p>254.1400146484375</text:p>
          </table:table-cell>
          <table:table-cell table:formula="of:=[.A183]*1" office:value-type="float" office:value="254.140014648438" calcext:value-type="float">
            <text:p>254.140014648438</text:p>
          </table:table-cell>
          <table:table-cell office:value-type="float" office:value="291.424682617187" calcext:value-type="float">
            <text:p>291.424682617187</text:p>
          </table:table-cell>
          <table:table-cell office:value-type="float" office:value="404.105804443359" calcext:value-type="float">
            <text:p>404.105804443359</text:p>
          </table:table-cell>
          <table:table-cell office:value-type="float" office:value="454.865905761719" calcext:value-type="float">
            <text:p>454.865905761719</text:p>
          </table:table-cell>
          <table:table-cell office:value-type="float" office:value="220.12451171875" calcext:value-type="float">
            <text:p>220.12451171875</text:p>
          </table:table-cell>
        </table:table-row>
        <table:table-row table:style-name="ro1">
          <table:table-cell office:value-type="string" calcext:value-type="string">
            <text:p>269.27593994140625</text:p>
          </table:table-cell>
          <table:table-cell table:formula="of:=[.A184]*1" office:value-type="float" office:value="269.275939941406" calcext:value-type="float">
            <text:p>269.275939941406</text:p>
          </table:table-cell>
          <table:table-cell office:value-type="float" office:value="270.036804199219" calcext:value-type="float">
            <text:p>270.036804199219</text:p>
          </table:table-cell>
          <table:table-cell office:value-type="float" office:value="412.784027099609" calcext:value-type="float">
            <text:p>412.784027099609</text:p>
          </table:table-cell>
          <table:table-cell office:value-type="float" office:value="459.357788085937" calcext:value-type="float">
            <text:p>459.357788085937</text:p>
          </table:table-cell>
          <table:table-cell office:value-type="float" office:value="226.961837768555" calcext:value-type="float">
            <text:p>226.961837768555</text:p>
          </table:table-cell>
        </table:table-row>
        <table:table-row table:style-name="ro1">
          <table:table-cell office:value-type="string" calcext:value-type="string">
            <text:p>267.9071044921875</text:p>
          </table:table-cell>
          <table:table-cell table:formula="of:=[.A185]*1" office:value-type="float" office:value="267.907104492187" calcext:value-type="float">
            <text:p>267.907104492187</text:p>
          </table:table-cell>
          <table:table-cell office:value-type="float" office:value="274.388671875" calcext:value-type="float">
            <text:p>274.388671875</text:p>
          </table:table-cell>
          <table:table-cell office:value-type="float" office:value="417.881286621094" calcext:value-type="float">
            <text:p>417.881286621094</text:p>
          </table:table-cell>
          <table:table-cell office:value-type="float" office:value="452.778442382813" calcext:value-type="float">
            <text:p>452.778442382813</text:p>
          </table:table-cell>
          <table:table-cell office:value-type="float" office:value="236.49772644043" calcext:value-type="float">
            <text:p>236.49772644043</text:p>
          </table:table-cell>
        </table:table-row>
        <table:table-row table:style-name="ro1">
          <table:table-cell office:value-type="string" calcext:value-type="string">
            <text:p>238.09158325195312</text:p>
          </table:table-cell>
          <table:table-cell table:formula="of:=[.A186]*1" office:value-type="float" office:value="238.091583251953" calcext:value-type="float">
            <text:p>238.091583251953</text:p>
          </table:table-cell>
          <table:table-cell office:value-type="float" office:value="318.952667236328" calcext:value-type="float">
            <text:p>318.952667236328</text:p>
          </table:table-cell>
          <table:table-cell office:value-type="float" office:value="421.53076171875" calcext:value-type="float">
            <text:p>421.53076171875</text:p>
          </table:table-cell>
          <table:table-cell office:value-type="float" office:value="457.653717041016" calcext:value-type="float">
            <text:p>457.653717041016</text:p>
          </table:table-cell>
          <table:table-cell office:value-type="float" office:value="147.964645385742" calcext:value-type="float">
            <text:p>147.964645385742</text:p>
          </table:table-cell>
        </table:table-row>
        <table:table-row table:style-name="ro1">
          <table:table-cell office:value-type="string" calcext:value-type="string">
            <text:p>249.85108947753906</text:p>
          </table:table-cell>
          <table:table-cell table:formula="of:=[.A187]*1" office:value-type="float" office:value="249.851089477539" calcext:value-type="float">
            <text:p>249.851089477539</text:p>
          </table:table-cell>
          <table:table-cell office:value-type="float" office:value="295.940338134766" calcext:value-type="float">
            <text:p>295.940338134766</text:p>
          </table:table-cell>
          <table:table-cell office:value-type="float" office:value="433.292602539063" calcext:value-type="float">
            <text:p>433.292602539063</text:p>
          </table:table-cell>
          <table:table-cell office:value-type="float" office:value="443.600158691406" calcext:value-type="float">
            <text:p>443.600158691406</text:p>
          </table:table-cell>
          <table:table-cell office:value-type="float" office:value="234.897308349609" calcext:value-type="float">
            <text:p>234.897308349609</text:p>
          </table:table-cell>
        </table:table-row>
        <table:table-row table:style-name="ro1">
          <table:table-cell office:value-type="string" calcext:value-type="string">
            <text:p>245.04151916503906</text:p>
          </table:table-cell>
          <table:table-cell table:formula="of:=[.A188]*1" office:value-type="float" office:value="245.041519165039" calcext:value-type="float">
            <text:p>245.041519165039</text:p>
          </table:table-cell>
          <table:table-cell office:value-type="float" office:value="306.358215332031" calcext:value-type="float">
            <text:p>306.358215332031</text:p>
          </table:table-cell>
          <table:table-cell office:value-type="float" office:value="388.324005126953" calcext:value-type="float">
            <text:p>388.324005126953</text:p>
          </table:table-cell>
          <table:table-cell office:value-type="float" office:value="451.374206542969" calcext:value-type="float">
            <text:p>451.374206542969</text:p>
          </table:table-cell>
          <table:table-cell office:value-type="float" office:value="306.319183349609" calcext:value-type="float">
            <text:p>306.319183349609</text:p>
          </table:table-cell>
        </table:table-row>
        <table:table-row table:style-name="ro1">
          <table:table-cell office:value-type="string" calcext:value-type="string">
            <text:p>231.36434936523438</text:p>
          </table:table-cell>
          <table:table-cell table:formula="of:=[.A189]*1" office:value-type="float" office:value="231.364349365234" calcext:value-type="float">
            <text:p>231.364349365234</text:p>
          </table:table-cell>
          <table:table-cell office:value-type="float" office:value="287.322357177734" calcext:value-type="float">
            <text:p>287.322357177734</text:p>
          </table:table-cell>
          <table:table-cell office:value-type="float" office:value="423.824188232422" calcext:value-type="float">
            <text:p>423.824188232422</text:p>
          </table:table-cell>
          <table:table-cell office:value-type="float" office:value="447.044738769531" calcext:value-type="float">
            <text:p>447.044738769531</text:p>
          </table:table-cell>
          <table:table-cell office:value-type="float" office:value="299.769714355469" calcext:value-type="float">
            <text:p>299.769714355469</text:p>
          </table:table-cell>
        </table:table-row>
        <table:table-row table:style-name="ro1">
          <table:table-cell office:value-type="string" calcext:value-type="string">
            <text:p>262.2126159667969</text:p>
          </table:table-cell>
          <table:table-cell table:formula="of:=[.A190]*1" office:value-type="float" office:value="262.212615966797" calcext:value-type="float">
            <text:p>262.212615966797</text:p>
          </table:table-cell>
          <table:table-cell office:value-type="float" office:value="309.478607177734" calcext:value-type="float">
            <text:p>309.478607177734</text:p>
          </table:table-cell>
          <table:table-cell office:value-type="float" office:value="368.923126220703" calcext:value-type="float">
            <text:p>368.923126220703</text:p>
          </table:table-cell>
          <table:table-cell office:value-type="float" office:value="451.625030517578" calcext:value-type="float">
            <text:p>451.625030517578</text:p>
          </table:table-cell>
          <table:table-cell office:value-type="float" office:value="270.531433105469" calcext:value-type="float">
            <text:p>270.531433105469</text:p>
          </table:table-cell>
        </table:table-row>
        <table:table-row table:style-name="ro1">
          <table:table-cell office:value-type="string" calcext:value-type="string">
            <text:p>256.619384765625</text:p>
          </table:table-cell>
          <table:table-cell table:formula="of:=[.A191]*1" office:value-type="float" office:value="256.619384765625" calcext:value-type="float">
            <text:p>256.619384765625</text:p>
          </table:table-cell>
          <table:table-cell office:value-type="float" office:value="275.728485107422" calcext:value-type="float">
            <text:p>275.728485107422</text:p>
          </table:table-cell>
          <table:table-cell office:value-type="float" office:value="388.320007324219" calcext:value-type="float">
            <text:p>388.320007324219</text:p>
          </table:table-cell>
          <table:table-cell office:value-type="float" office:value="444.640228271484" calcext:value-type="float">
            <text:p>444.640228271484</text:p>
          </table:table-cell>
          <table:table-cell office:value-type="float" office:value="240.170593261719" calcext:value-type="float">
            <text:p>240.170593261719</text:p>
          </table:table-cell>
        </table:table-row>
        <table:table-row table:style-name="ro1">
          <table:table-cell office:value-type="string" calcext:value-type="string">
            <text:p>200.50311279296875</text:p>
          </table:table-cell>
          <table:table-cell table:formula="of:=[.A192]*1" office:value-type="float" office:value="200.503112792969" calcext:value-type="float">
            <text:p>200.503112792969</text:p>
          </table:table-cell>
          <table:table-cell office:value-type="float" office:value="316.347564697266" calcext:value-type="float">
            <text:p>316.347564697266</text:p>
          </table:table-cell>
          <table:table-cell office:value-type="float" office:value="402.322357177734" calcext:value-type="float">
            <text:p>402.322357177734</text:p>
          </table:table-cell>
          <table:table-cell office:value-type="float" office:value="450.27294921875" calcext:value-type="float">
            <text:p>450.27294921875</text:p>
          </table:table-cell>
          <table:table-cell office:value-type="float" office:value="262.738952636719" calcext:value-type="float">
            <text:p>262.738952636719</text:p>
          </table:table-cell>
        </table:table-row>
        <table:table-row table:style-name="ro1">
          <table:table-cell office:value-type="string" calcext:value-type="string">
            <text:p>213.69789123535156</text:p>
          </table:table-cell>
          <table:table-cell table:formula="of:=[.A193]*1" office:value-type="float" office:value="213.697891235352" calcext:value-type="float">
            <text:p>213.697891235352</text:p>
          </table:table-cell>
          <table:table-cell office:value-type="float" office:value="307.903472900391" calcext:value-type="float">
            <text:p>307.903472900391</text:p>
          </table:table-cell>
          <table:table-cell office:value-type="float" office:value="414.783386230469" calcext:value-type="float">
            <text:p>414.783386230469</text:p>
          </table:table-cell>
          <table:table-cell office:value-type="float" office:value="453.137847900391" calcext:value-type="float">
            <text:p>453.137847900391</text:p>
          </table:table-cell>
          <table:table-cell office:value-type="float" office:value="283.813720703125" calcext:value-type="float">
            <text:p>283.813720703125</text:p>
          </table:table-cell>
        </table:table-row>
        <table:table-row table:style-name="ro1">
          <table:table-cell office:value-type="string" calcext:value-type="string">
            <text:p>261.5066223144531</text:p>
          </table:table-cell>
          <table:table-cell table:formula="of:=[.A194]*1" office:value-type="float" office:value="261.506622314453" calcext:value-type="float">
            <text:p>261.506622314453</text:p>
          </table:table-cell>
          <table:table-cell office:value-type="float" office:value="278.781494140625" calcext:value-type="float">
            <text:p>278.781494140625</text:p>
          </table:table-cell>
          <table:table-cell office:value-type="float" office:value="377.556427001953" calcext:value-type="float">
            <text:p>377.556427001953</text:p>
          </table:table-cell>
          <table:table-cell office:value-type="float" office:value="462.851684570313" calcext:value-type="float">
            <text:p>462.851684570313</text:p>
          </table:table-cell>
          <table:table-cell office:value-type="float" office:value="220.5302734375" calcext:value-type="float">
            <text:p>220.5302734375</text:p>
          </table:table-cell>
        </table:table-row>
        <table:table-row table:style-name="ro1">
          <table:table-cell office:value-type="string" calcext:value-type="string">
            <text:p>255.64328002929688</text:p>
          </table:table-cell>
          <table:table-cell table:formula="of:=[.A195]*1" office:value-type="float" office:value="255.643280029297" calcext:value-type="float">
            <text:p>255.643280029297</text:p>
          </table:table-cell>
          <table:table-cell office:value-type="float" office:value="279.548889160156" calcext:value-type="float">
            <text:p>279.548889160156</text:p>
          </table:table-cell>
          <table:table-cell office:value-type="float" office:value="401.758087158203" calcext:value-type="float">
            <text:p>401.758087158203</text:p>
          </table:table-cell>
          <table:table-cell office:value-type="float" office:value="452.414916992188" calcext:value-type="float">
            <text:p>452.414916992188</text:p>
          </table:table-cell>
          <table:table-cell office:value-type="float" office:value="255.888076782227" calcext:value-type="float">
            <text:p>255.888076782227</text:p>
          </table:table-cell>
        </table:table-row>
        <table:table-row table:style-name="ro1">
          <table:table-cell office:value-type="string" calcext:value-type="string">
            <text:p>203.18307495117188</text:p>
          </table:table-cell>
          <table:table-cell table:formula="of:=[.A196]*1" office:value-type="float" office:value="203.183074951172" calcext:value-type="float">
            <text:p>203.183074951172</text:p>
          </table:table-cell>
          <table:table-cell office:value-type="float" office:value="283.302581787109" calcext:value-type="float">
            <text:p>283.302581787109</text:p>
          </table:table-cell>
          <table:table-cell office:value-type="float" office:value="374.795837402344" calcext:value-type="float">
            <text:p>374.795837402344</text:p>
          </table:table-cell>
          <table:table-cell office:value-type="float" office:value="446.430267333984" calcext:value-type="float">
            <text:p>446.430267333984</text:p>
          </table:table-cell>
          <table:table-cell office:value-type="float" office:value="199.037796020508" calcext:value-type="float">
            <text:p>199.037796020508</text:p>
          </table:table-cell>
        </table:table-row>
        <table:table-row table:style-name="ro1">
          <table:table-cell office:value-type="string" calcext:value-type="string">
            <text:p>267.1856689453125</text:p>
          </table:table-cell>
          <table:table-cell table:formula="of:=[.A197]*1" office:value-type="float" office:value="267.185668945312" calcext:value-type="float">
            <text:p>267.185668945312</text:p>
          </table:table-cell>
          <table:table-cell office:value-type="float" office:value="275.096893310547" calcext:value-type="float">
            <text:p>275.096893310547</text:p>
          </table:table-cell>
          <table:table-cell office:value-type="float" office:value="415.075927734375" calcext:value-type="float">
            <text:p>415.075927734375</text:p>
          </table:table-cell>
          <table:table-cell office:value-type="float" office:value="459.535522460938" calcext:value-type="float">
            <text:p>459.535522460938</text:p>
          </table:table-cell>
          <table:table-cell office:value-type="float" office:value="178.420715332031" calcext:value-type="float">
            <text:p>178.420715332031</text:p>
          </table:table-cell>
        </table:table-row>
        <table:table-row table:style-name="ro1">
          <table:table-cell office:value-type="string" calcext:value-type="string">
            <text:p>204.30392456054688</text:p>
          </table:table-cell>
          <table:table-cell table:formula="of:=[.A198]*1" office:value-type="float" office:value="204.303924560547" calcext:value-type="float">
            <text:p>204.303924560547</text:p>
          </table:table-cell>
          <table:table-cell office:value-type="float" office:value="264.295013427734" calcext:value-type="float">
            <text:p>264.295013427734</text:p>
          </table:table-cell>
          <table:table-cell office:value-type="float" office:value="389.737487792969" calcext:value-type="float">
            <text:p>389.737487792969</text:p>
          </table:table-cell>
          <table:table-cell office:value-type="float" office:value="457.836334228516" calcext:value-type="float">
            <text:p>457.836334228516</text:p>
          </table:table-cell>
          <table:table-cell office:value-type="float" office:value="253.587493896484" calcext:value-type="float">
            <text:p>253.587493896484</text:p>
          </table:table-cell>
        </table:table-row>
        <table:table-row table:style-name="ro1">
          <table:table-cell office:value-type="string" calcext:value-type="string">
            <text:p>200.1481475830078</text:p>
          </table:table-cell>
          <table:table-cell table:formula="of:=[.A199]*1" office:value-type="float" office:value="200.148147583008" calcext:value-type="float">
            <text:p>200.148147583008</text:p>
          </table:table-cell>
          <table:table-cell office:value-type="float" office:value="280.006927490234" calcext:value-type="float">
            <text:p>280.006927490234</text:p>
          </table:table-cell>
          <table:table-cell office:value-type="float" office:value="360.411407470703" calcext:value-type="float">
            <text:p>360.411407470703</text:p>
          </table:table-cell>
          <table:table-cell office:value-type="float" office:value="443.1904296875" calcext:value-type="float">
            <text:p>443.1904296875</text:p>
          </table:table-cell>
          <table:table-cell office:value-type="float" office:value="201.650482177734" calcext:value-type="float">
            <text:p>201.650482177734</text:p>
          </table:table-cell>
        </table:table-row>
        <table:table-row table:style-name="ro1">
          <table:table-cell office:value-type="string" calcext:value-type="string">
            <text:p>182.0454864501953</text:p>
          </table:table-cell>
          <table:table-cell table:formula="of:=[.A200]*1" office:value-type="float" office:value="182.045486450195" calcext:value-type="float">
            <text:p>182.045486450195</text:p>
          </table:table-cell>
          <table:table-cell office:value-type="float" office:value="240.504150390625" calcext:value-type="float">
            <text:p>240.504150390625</text:p>
          </table:table-cell>
          <table:table-cell office:value-type="float" office:value="396.317169189453" calcext:value-type="float">
            <text:p>396.317169189453</text:p>
          </table:table-cell>
          <table:table-cell office:value-type="float" office:value="453.566650390625" calcext:value-type="float">
            <text:p>453.566650390625</text:p>
          </table:table-cell>
          <table:table-cell office:value-type="float" office:value="199.778671264648" calcext:value-type="float">
            <text:p>199.778671264648</text:p>
          </table:table-cell>
        </table:table-row>
        <table:table-row table:style-name="ro1">
          <table:table-cell office:value-type="string" calcext:value-type="string">
            <text:p>170.03001403808594</text:p>
          </table:table-cell>
          <table:table-cell table:formula="of:=[.A201]*1" office:value-type="float" office:value="170.030014038086" calcext:value-type="float">
            <text:p>170.030014038086</text:p>
          </table:table-cell>
          <table:table-cell office:value-type="float" office:value="311.908294677734" calcext:value-type="float">
            <text:p>311.908294677734</text:p>
          </table:table-cell>
          <table:table-cell office:value-type="float" office:value="373.986572265625" calcext:value-type="float">
            <text:p>373.986572265625</text:p>
          </table:table-cell>
          <table:table-cell office:value-type="float" office:value="450.360198974609" calcext:value-type="float">
            <text:p>450.360198974609</text:p>
          </table:table-cell>
          <table:table-cell office:value-type="float" office:value="205.901168823242" calcext:value-type="float">
            <text:p>205.901168823242</text:p>
          </table:table-cell>
        </table:table-row>
        <table:table-row table:style-name="ro1">
          <table:table-cell office:value-type="string" calcext:value-type="string">
            <text:p>238.8323211669922</text:p>
          </table:table-cell>
          <table:table-cell table:formula="of:=[.A202]*1" office:value-type="float" office:value="238.832321166992" calcext:value-type="float">
            <text:p>238.832321166992</text:p>
          </table:table-cell>
          <table:table-cell office:value-type="float" office:value="313.618499755859" calcext:value-type="float">
            <text:p>313.618499755859</text:p>
          </table:table-cell>
          <table:table-cell office:value-type="float" office:value="409.715545654297" calcext:value-type="float">
            <text:p>409.715545654297</text:p>
          </table:table-cell>
          <table:table-cell office:value-type="float" office:value="444.232879638672" calcext:value-type="float">
            <text:p>444.232879638672</text:p>
          </table:table-cell>
          <table:table-cell office:value-type="float" office:value="173.075378417969" calcext:value-type="float">
            <text:p>173.075378417969</text:p>
          </table:table-cell>
        </table:table-row>
        <table:table-row table:style-name="ro1">
          <table:table-cell office:value-type="string" calcext:value-type="string">
            <text:p>250.80416870117188</text:p>
          </table:table-cell>
          <table:table-cell table:formula="of:=[.A203]*1" office:value-type="float" office:value="250.804168701172" calcext:value-type="float">
            <text:p>250.804168701172</text:p>
          </table:table-cell>
          <table:table-cell office:value-type="float" office:value="306.048431396484" calcext:value-type="float">
            <text:p>306.048431396484</text:p>
          </table:table-cell>
          <table:table-cell office:value-type="float" office:value="403.807006835938" calcext:value-type="float">
            <text:p>403.807006835938</text:p>
          </table:table-cell>
          <table:table-cell office:value-type="float" office:value="450.3916015625" calcext:value-type="float">
            <text:p>450.3916015625</text:p>
          </table:table-cell>
          <table:table-cell office:value-type="float" office:value="185.650405883789" calcext:value-type="float">
            <text:p>185.650405883789</text:p>
          </table:table-cell>
        </table:table-row>
        <table:table-row table:style-name="ro1">
          <table:table-cell office:value-type="string" calcext:value-type="string">
            <text:p>249.79991149902344</text:p>
          </table:table-cell>
          <table:table-cell table:formula="of:=[.A204]*1" office:value-type="float" office:value="249.799911499023" calcext:value-type="float">
            <text:p>249.799911499023</text:p>
          </table:table-cell>
          <table:table-cell office:value-type="float" office:value="205.883270263672" calcext:value-type="float">
            <text:p>205.883270263672</text:p>
          </table:table-cell>
          <table:table-cell office:value-type="float" office:value="411.369201660156" calcext:value-type="float">
            <text:p>411.369201660156</text:p>
          </table:table-cell>
          <table:table-cell office:value-type="float" office:value="449.082885742188" calcext:value-type="float">
            <text:p>449.082885742188</text:p>
          </table:table-cell>
          <table:table-cell office:value-type="float" office:value="254.191650390625" calcext:value-type="float">
            <text:p>254.191650390625</text:p>
          </table:table-cell>
        </table:table-row>
        <table:table-row table:style-name="ro1">
          <table:table-cell office:value-type="string" calcext:value-type="string">
            <text:p>262.7516174316406</text:p>
          </table:table-cell>
          <table:table-cell table:formula="of:=[.A205]*1" office:value-type="float" office:value="262.751617431641" calcext:value-type="float">
            <text:p>262.751617431641</text:p>
          </table:table-cell>
          <table:table-cell office:value-type="float" office:value="254.519149780273" calcext:value-type="float">
            <text:p>254.519149780273</text:p>
          </table:table-cell>
          <table:table-cell office:value-type="float" office:value="408.183837890625" calcext:value-type="float">
            <text:p>408.183837890625</text:p>
          </table:table-cell>
          <table:table-cell office:value-type="float" office:value="438.636993408203" calcext:value-type="float">
            <text:p>438.636993408203</text:p>
          </table:table-cell>
          <table:table-cell office:value-type="float" office:value="240.102447509766" calcext:value-type="float">
            <text:p>240.102447509766</text:p>
          </table:table-cell>
        </table:table-row>
        <table:table-row table:style-name="ro1">
          <table:table-cell office:value-type="string" calcext:value-type="string">
            <text:p>252.54774475097656</text:p>
          </table:table-cell>
          <table:table-cell table:formula="of:=[.A206]*1" office:value-type="float" office:value="252.547744750977" calcext:value-type="float">
            <text:p>252.547744750977</text:p>
          </table:table-cell>
          <table:table-cell office:value-type="float" office:value="277.138610839844" calcext:value-type="float">
            <text:p>277.138610839844</text:p>
          </table:table-cell>
          <table:table-cell office:value-type="float" office:value="374.740478515625" calcext:value-type="float">
            <text:p>374.740478515625</text:p>
          </table:table-cell>
          <table:table-cell office:value-type="float" office:value="446.978912353516" calcext:value-type="float">
            <text:p>446.978912353516</text:p>
          </table:table-cell>
          <table:table-cell office:value-type="float" office:value="252.761795043945" calcext:value-type="float">
            <text:p>252.761795043945</text:p>
          </table:table-cell>
        </table:table-row>
        <table:table-row table:style-name="ro1">
          <table:table-cell office:value-type="string" calcext:value-type="string">
            <text:p>187.17384338378906</text:p>
          </table:table-cell>
          <table:table-cell table:formula="of:=[.A207]*1" office:value-type="float" office:value="187.173843383789" calcext:value-type="float">
            <text:p>187.173843383789</text:p>
          </table:table-cell>
          <table:table-cell office:value-type="float" office:value="224.572402954102" calcext:value-type="float">
            <text:p>224.572402954102</text:p>
          </table:table-cell>
          <table:table-cell office:value-type="float" office:value="401.362030029297" calcext:value-type="float">
            <text:p>401.362030029297</text:p>
          </table:table-cell>
          <table:table-cell office:value-type="float" office:value="455.482269287109" calcext:value-type="float">
            <text:p>455.482269287109</text:p>
          </table:table-cell>
          <table:table-cell office:value-type="float" office:value="278.101593017578" calcext:value-type="float">
            <text:p>278.101593017578</text:p>
          </table:table-cell>
        </table:table-row>
        <table:table-row table:style-name="ro1">
          <table:table-cell office:value-type="string" calcext:value-type="string">
            <text:p>276.8226318359375</text:p>
          </table:table-cell>
          <table:table-cell table:formula="of:=[.A208]*1" office:value-type="float" office:value="276.822631835938" calcext:value-type="float">
            <text:p>276.822631835938</text:p>
          </table:table-cell>
          <table:table-cell office:value-type="float" office:value="263.005310058594" calcext:value-type="float">
            <text:p>263.005310058594</text:p>
          </table:table-cell>
          <table:table-cell office:value-type="float" office:value="393.649810791016" calcext:value-type="float">
            <text:p>393.649810791016</text:p>
          </table:table-cell>
          <table:table-cell office:value-type="float" office:value="455.957214355469" calcext:value-type="float">
            <text:p>455.957214355469</text:p>
          </table:table-cell>
          <table:table-cell office:value-type="float" office:value="170.046340942383" calcext:value-type="float">
            <text:p>170.046340942383</text:p>
          </table:table-cell>
        </table:table-row>
        <table:table-row table:style-name="ro1">
          <table:table-cell office:value-type="string" calcext:value-type="string">
            <text:p>245.08236694335938</text:p>
          </table:table-cell>
          <table:table-cell table:formula="of:=[.A209]*1" office:value-type="float" office:value="245.082366943359" calcext:value-type="float">
            <text:p>245.082366943359</text:p>
          </table:table-cell>
          <table:table-cell office:value-type="float" office:value="292.105255126953" calcext:value-type="float">
            <text:p>292.105255126953</text:p>
          </table:table-cell>
          <table:table-cell office:value-type="float" office:value="404.613647460937" calcext:value-type="float">
            <text:p>404.613647460937</text:p>
          </table:table-cell>
          <table:table-cell office:value-type="float" office:value="451.494201660156" calcext:value-type="float">
            <text:p>451.494201660156</text:p>
          </table:table-cell>
          <table:table-cell office:value-type="float" office:value="165.592895507813" calcext:value-type="float">
            <text:p>165.592895507813</text:p>
          </table:table-cell>
        </table:table-row>
        <table:table-row table:style-name="ro1">
          <table:table-cell office:value-type="string" calcext:value-type="string">
            <text:p>251.7957000732422</text:p>
          </table:table-cell>
          <table:table-cell table:formula="of:=[.A210]*1" office:value-type="float" office:value="251.795700073242" calcext:value-type="float">
            <text:p>251.795700073242</text:p>
          </table:table-cell>
          <table:table-cell office:value-type="float" office:value="287.709228515625" calcext:value-type="float">
            <text:p>287.709228515625</text:p>
          </table:table-cell>
          <table:table-cell office:value-type="float" office:value="379.239288330078" calcext:value-type="float">
            <text:p>379.239288330078</text:p>
          </table:table-cell>
          <table:table-cell office:value-type="float" office:value="454.798553466797" calcext:value-type="float">
            <text:p>454.798553466797</text:p>
          </table:table-cell>
          <table:table-cell office:value-type="float" office:value="269.791229248047" calcext:value-type="float">
            <text:p>269.791229248047</text:p>
          </table:table-cell>
        </table:table-row>
        <table:table-row table:style-name="ro1">
          <table:table-cell office:value-type="string" calcext:value-type="string">
            <text:p>230.2953338623047</text:p>
          </table:table-cell>
          <table:table-cell table:formula="of:=[.A211]*1" office:value-type="float" office:value="230.295333862305" calcext:value-type="float">
            <text:p>230.295333862305</text:p>
          </table:table-cell>
          <table:table-cell office:value-type="float" office:value="266.883758544922" calcext:value-type="float">
            <text:p>266.883758544922</text:p>
          </table:table-cell>
          <table:table-cell office:value-type="float" office:value="404.407196044922" calcext:value-type="float">
            <text:p>404.407196044922</text:p>
          </table:table-cell>
          <table:table-cell office:value-type="float" office:value="452.152252197266" calcext:value-type="float">
            <text:p>452.152252197266</text:p>
          </table:table-cell>
          <table:table-cell office:value-type="float" office:value="228.915008544922" calcext:value-type="float">
            <text:p>228.915008544922</text:p>
          </table:table-cell>
        </table:table-row>
        <table:table-row table:style-name="ro1">
          <table:table-cell office:value-type="string" calcext:value-type="string">
            <text:p>208.1610870361328</text:p>
          </table:table-cell>
          <table:table-cell table:formula="of:=[.A212]*1" office:value-type="float" office:value="208.161087036133" calcext:value-type="float">
            <text:p>208.161087036133</text:p>
          </table:table-cell>
          <table:table-cell office:value-type="float" office:value="292.545867919922" calcext:value-type="float">
            <text:p>292.545867919922</text:p>
          </table:table-cell>
          <table:table-cell office:value-type="float" office:value="416.124450683594" calcext:value-type="float">
            <text:p>416.124450683594</text:p>
          </table:table-cell>
          <table:table-cell office:value-type="float" office:value="450.828521728516" calcext:value-type="float">
            <text:p>450.828521728516</text:p>
          </table:table-cell>
          <table:table-cell office:value-type="float" office:value="251.466796875" calcext:value-type="float">
            <text:p>251.466796875</text:p>
          </table:table-cell>
        </table:table-row>
        <table:table-row table:style-name="ro1">
          <table:table-cell office:value-type="string" calcext:value-type="string">
            <text:p>218.7537841796875</text:p>
          </table:table-cell>
          <table:table-cell table:formula="of:=[.A213]*1" office:value-type="float" office:value="218.753784179688" calcext:value-type="float">
            <text:p>218.753784179688</text:p>
          </table:table-cell>
          <table:table-cell office:value-type="float" office:value="244.43684387207" calcext:value-type="float">
            <text:p>244.43684387207</text:p>
          </table:table-cell>
          <table:table-cell office:value-type="float" office:value="362.547119140625" calcext:value-type="float">
            <text:p>362.547119140625</text:p>
          </table:table-cell>
          <table:table-cell office:value-type="float" office:value="446.121704101563" calcext:value-type="float">
            <text:p>446.121704101563</text:p>
          </table:table-cell>
          <table:table-cell office:value-type="float" office:value="189.75520324707" calcext:value-type="float">
            <text:p>189.75520324707</text:p>
          </table:table-cell>
        </table:table-row>
        <table:table-row table:style-name="ro1">
          <table:table-cell office:value-type="string" calcext:value-type="string">
            <text:p>263.99310302734375</text:p>
          </table:table-cell>
          <table:table-cell table:formula="of:=[.A214]*1" office:value-type="float" office:value="263.993103027344" calcext:value-type="float">
            <text:p>263.993103027344</text:p>
          </table:table-cell>
          <table:table-cell office:value-type="float" office:value="237.980834960937" calcext:value-type="float">
            <text:p>237.980834960937</text:p>
          </table:table-cell>
          <table:table-cell office:value-type="float" office:value="436.390808105469" calcext:value-type="float">
            <text:p>436.390808105469</text:p>
          </table:table-cell>
          <table:table-cell office:value-type="float" office:value="455.37353515625" calcext:value-type="float">
            <text:p>455.37353515625</text:p>
          </table:table-cell>
          <table:table-cell office:value-type="float" office:value="248.317184448242" calcext:value-type="float">
            <text:p>248.317184448242</text:p>
          </table:table-cell>
        </table:table-row>
        <table:table-row table:style-name="ro1">
          <table:table-cell office:value-type="string" calcext:value-type="string">
            <text:p>188.8604278564453</text:p>
          </table:table-cell>
          <table:table-cell table:formula="of:=[.A215]*1" office:value-type="float" office:value="188.860427856445" calcext:value-type="float">
            <text:p>188.860427856445</text:p>
          </table:table-cell>
          <table:table-cell office:value-type="float" office:value="273.126373291016" calcext:value-type="float">
            <text:p>273.126373291016</text:p>
          </table:table-cell>
          <table:table-cell office:value-type="float" office:value="403.311157226563" calcext:value-type="float">
            <text:p>403.311157226563</text:p>
          </table:table-cell>
          <table:table-cell office:value-type="float" office:value="448.1552734375" calcext:value-type="float">
            <text:p>448.1552734375</text:p>
          </table:table-cell>
          <table:table-cell office:value-type="float" office:value="158.22444152832" calcext:value-type="float">
            <text:p>158.22444152832</text:p>
          </table:table-cell>
        </table:table-row>
        <table:table-row table:style-name="ro1">
          <table:table-cell office:value-type="string" calcext:value-type="string">
            <text:p>236.06442260742188</text:p>
          </table:table-cell>
          <table:table-cell table:formula="of:=[.A216]*1" office:value-type="float" office:value="236.064422607422" calcext:value-type="float">
            <text:p>236.064422607422</text:p>
          </table:table-cell>
          <table:table-cell office:value-type="float" office:value="268.151245117187" calcext:value-type="float">
            <text:p>268.151245117187</text:p>
          </table:table-cell>
          <table:table-cell office:value-type="float" office:value="366.218017578125" calcext:value-type="float">
            <text:p>366.218017578125</text:p>
          </table:table-cell>
          <table:table-cell office:value-type="float" office:value="447.428985595703" calcext:value-type="float">
            <text:p>447.428985595703</text:p>
          </table:table-cell>
          <table:table-cell office:value-type="float" office:value="200.266815185547" calcext:value-type="float">
            <text:p>200.266815185547</text:p>
          </table:table-cell>
        </table:table-row>
        <table:table-row table:style-name="ro1">
          <table:table-cell office:value-type="string" calcext:value-type="string">
            <text:p>222.87667846679688</text:p>
          </table:table-cell>
          <table:table-cell table:formula="of:=[.A217]*1" office:value-type="float" office:value="222.876678466797" calcext:value-type="float">
            <text:p>222.876678466797</text:p>
          </table:table-cell>
          <table:table-cell office:value-type="float" office:value="331.180633544922" calcext:value-type="float">
            <text:p>331.180633544922</text:p>
          </table:table-cell>
          <table:table-cell office:value-type="float" office:value="375.097717285156" calcext:value-type="float">
            <text:p>375.097717285156</text:p>
          </table:table-cell>
          <table:table-cell office:value-type="float" office:value="450.748352050781" calcext:value-type="float">
            <text:p>450.748352050781</text:p>
          </table:table-cell>
          <table:table-cell office:value-type="float" office:value="190.462890625" calcext:value-type="float">
            <text:p>190.462890625</text:p>
          </table:table-cell>
        </table:table-row>
        <table:table-row table:style-name="ro1">
          <table:table-cell office:value-type="string" calcext:value-type="string">
            <text:p>251.1282501220703</text:p>
          </table:table-cell>
          <table:table-cell table:formula="of:=[.A218]*1" office:value-type="float" office:value="251.12825012207" calcext:value-type="float">
            <text:p>251.12825012207</text:p>
          </table:table-cell>
          <table:table-cell office:value-type="float" office:value="282.665405273437" calcext:value-type="float">
            <text:p>282.665405273437</text:p>
          </table:table-cell>
          <table:table-cell office:value-type="float" office:value="383.814514160156" calcext:value-type="float">
            <text:p>383.814514160156</text:p>
          </table:table-cell>
          <table:table-cell office:value-type="float" office:value="446.038391113281" calcext:value-type="float">
            <text:p>446.038391113281</text:p>
          </table:table-cell>
          <table:table-cell office:value-type="float" office:value="202.854248046875" calcext:value-type="float">
            <text:p>202.854248046875</text:p>
          </table:table-cell>
        </table:table-row>
        <table:table-row table:style-name="ro1">
          <table:table-cell office:value-type="string" calcext:value-type="string">
            <text:p>201.05181884765625</text:p>
          </table:table-cell>
          <table:table-cell table:formula="of:=[.A219]*1" office:value-type="float" office:value="201.051818847656" calcext:value-type="float">
            <text:p>201.051818847656</text:p>
          </table:table-cell>
          <table:table-cell office:value-type="float" office:value="279.628265380859" calcext:value-type="float">
            <text:p>279.628265380859</text:p>
          </table:table-cell>
          <table:table-cell office:value-type="float" office:value="409.431671142578" calcext:value-type="float">
            <text:p>409.431671142578</text:p>
          </table:table-cell>
          <table:table-cell office:value-type="float" office:value="439.680725097656" calcext:value-type="float">
            <text:p>439.680725097656</text:p>
          </table:table-cell>
          <table:table-cell office:value-type="float" office:value="269.929321289062" calcext:value-type="float">
            <text:p>269.929321289062</text:p>
          </table:table-cell>
        </table:table-row>
        <table:table-row table:style-name="ro1">
          <table:table-cell office:value-type="string" calcext:value-type="string">
            <text:p>263.7135925292969</text:p>
          </table:table-cell>
          <table:table-cell table:formula="of:=[.A220]*1" office:value-type="float" office:value="263.713592529297" calcext:value-type="float">
            <text:p>263.713592529297</text:p>
          </table:table-cell>
          <table:table-cell office:value-type="float" office:value="283.298919677734" calcext:value-type="float">
            <text:p>283.298919677734</text:p>
          </table:table-cell>
          <table:table-cell office:value-type="float" office:value="344.806976318359" calcext:value-type="float">
            <text:p>344.806976318359</text:p>
          </table:table-cell>
          <table:table-cell office:value-type="float" office:value="450.941009521484" calcext:value-type="float">
            <text:p>450.941009521484</text:p>
          </table:table-cell>
          <table:table-cell office:value-type="float" office:value="183.809677124023" calcext:value-type="float">
            <text:p>183.809677124023</text:p>
          </table:table-cell>
        </table:table-row>
        <table:table-row table:style-name="ro1">
          <table:table-cell office:value-type="string" calcext:value-type="string">
            <text:p>227.79046630859375</text:p>
          </table:table-cell>
          <table:table-cell table:formula="of:=[.A221]*1" office:value-type="float" office:value="227.790466308594" calcext:value-type="float">
            <text:p>227.790466308594</text:p>
          </table:table-cell>
          <table:table-cell office:value-type="float" office:value="270.492218017578" calcext:value-type="float">
            <text:p>270.492218017578</text:p>
          </table:table-cell>
          <table:table-cell office:value-type="float" office:value="398.149200439453" calcext:value-type="float">
            <text:p>398.149200439453</text:p>
          </table:table-cell>
          <table:table-cell office:value-type="float" office:value="450.311431884766" calcext:value-type="float">
            <text:p>450.311431884766</text:p>
          </table:table-cell>
          <table:table-cell office:value-type="float" office:value="191.009918212891" calcext:value-type="float">
            <text:p>191.009918212891</text:p>
          </table:table-cell>
        </table:table-row>
        <table:table-row table:style-name="ro1">
          <table:table-cell office:value-type="string" calcext:value-type="string">
            <text:p>218.81512451171875</text:p>
          </table:table-cell>
          <table:table-cell table:formula="of:=[.A222]*1" office:value-type="float" office:value="218.815124511719" calcext:value-type="float">
            <text:p>218.815124511719</text:p>
          </table:table-cell>
          <table:table-cell office:value-type="float" office:value="294.020599365234" calcext:value-type="float">
            <text:p>294.020599365234</text:p>
          </table:table-cell>
          <table:table-cell office:value-type="float" office:value="409.611572265625" calcext:value-type="float">
            <text:p>409.611572265625</text:p>
          </table:table-cell>
          <table:table-cell office:value-type="float" office:value="451.707916259766" calcext:value-type="float">
            <text:p>451.707916259766</text:p>
          </table:table-cell>
          <table:table-cell office:value-type="float" office:value="181.053573608398" calcext:value-type="float">
            <text:p>181.053573608398</text:p>
          </table:table-cell>
        </table:table-row>
        <table:table-row table:style-name="ro1">
          <table:table-cell office:value-type="string" calcext:value-type="string">
            <text:p>227.8878631591797</text:p>
          </table:table-cell>
          <table:table-cell table:formula="of:=[.A223]*1" office:value-type="float" office:value="227.88786315918" calcext:value-type="float">
            <text:p>227.88786315918</text:p>
          </table:table-cell>
          <table:table-cell office:value-type="float" office:value="297.723449707031" calcext:value-type="float">
            <text:p>297.723449707031</text:p>
          </table:table-cell>
          <table:table-cell office:value-type="float" office:value="399.026977539062" calcext:value-type="float">
            <text:p>399.026977539062</text:p>
          </table:table-cell>
          <table:table-cell office:value-type="float" office:value="456.0009765625" calcext:value-type="float">
            <text:p>456.0009765625</text:p>
          </table:table-cell>
          <table:table-cell office:value-type="float" office:value="276.979431152344" calcext:value-type="float">
            <text:p>276.979431152344</text:p>
          </table:table-cell>
        </table:table-row>
        <table:table-row table:style-name="ro1">
          <table:table-cell office:value-type="string" calcext:value-type="string">
            <text:p>214.0948486328125</text:p>
          </table:table-cell>
          <table:table-cell table:formula="of:=[.A224]*1" office:value-type="float" office:value="214.094848632813" calcext:value-type="float">
            <text:p>214.094848632813</text:p>
          </table:table-cell>
          <table:table-cell office:value-type="float" office:value="245.797164916992" calcext:value-type="float">
            <text:p>245.797164916992</text:p>
          </table:table-cell>
          <table:table-cell office:value-type="float" office:value="431.946044921875" calcext:value-type="float">
            <text:p>431.946044921875</text:p>
          </table:table-cell>
          <table:table-cell office:value-type="float" office:value="444.038665771484" calcext:value-type="float">
            <text:p>444.038665771484</text:p>
          </table:table-cell>
          <table:table-cell office:value-type="float" office:value="181.533706665039" calcext:value-type="float">
            <text:p>181.533706665039</text:p>
          </table:table-cell>
        </table:table-row>
        <table:table-row table:style-name="ro1">
          <table:table-cell office:value-type="string" calcext:value-type="string">
            <text:p>237.84339904785156</text:p>
          </table:table-cell>
          <table:table-cell table:formula="of:=[.A225]*1" office:value-type="float" office:value="237.843399047852" calcext:value-type="float">
            <text:p>237.843399047852</text:p>
          </table:table-cell>
          <table:table-cell office:value-type="float" office:value="285.655334472656" calcext:value-type="float">
            <text:p>285.655334472656</text:p>
          </table:table-cell>
          <table:table-cell office:value-type="float" office:value="392.712127685547" calcext:value-type="float">
            <text:p>392.712127685547</text:p>
          </table:table-cell>
          <table:table-cell office:value-type="float" office:value="437.964508056641" calcext:value-type="float">
            <text:p>437.964508056641</text:p>
          </table:table-cell>
          <table:table-cell office:value-type="float" office:value="208.009231567383" calcext:value-type="float">
            <text:p>208.009231567383</text:p>
          </table:table-cell>
        </table:table-row>
        <table:table-row table:style-name="ro1">
          <table:table-cell office:value-type="string" calcext:value-type="string">
            <text:p>193.00765991210938</text:p>
          </table:table-cell>
          <table:table-cell table:formula="of:=[.A226]*1" office:value-type="float" office:value="193.007659912109" calcext:value-type="float">
            <text:p>193.007659912109</text:p>
          </table:table-cell>
          <table:table-cell office:value-type="float" office:value="301.227691650391" calcext:value-type="float">
            <text:p>301.227691650391</text:p>
          </table:table-cell>
          <table:table-cell office:value-type="float" office:value="402.995758056641" calcext:value-type="float">
            <text:p>402.995758056641</text:p>
          </table:table-cell>
          <table:table-cell office:value-type="float" office:value="452.795837402344" calcext:value-type="float">
            <text:p>452.795837402344</text:p>
          </table:table-cell>
          <table:table-cell office:value-type="float" office:value="163.082321166992" calcext:value-type="float">
            <text:p>163.082321166992</text:p>
          </table:table-cell>
        </table:table-row>
        <table:table-row table:style-name="ro1">
          <table:table-cell office:value-type="string" calcext:value-type="string">
            <text:p>197.4427490234375</text:p>
          </table:table-cell>
          <table:table-cell table:formula="of:=[.A227]*1" office:value-type="float" office:value="197.442749023438" calcext:value-type="float">
            <text:p>197.442749023438</text:p>
          </table:table-cell>
          <table:table-cell office:value-type="float" office:value="289.719543457031" calcext:value-type="float">
            <text:p>289.719543457031</text:p>
          </table:table-cell>
          <table:table-cell office:value-type="float" office:value="390.387817382812" calcext:value-type="float">
            <text:p>390.387817382812</text:p>
          </table:table-cell>
          <table:table-cell office:value-type="float" office:value="450.473358154297" calcext:value-type="float">
            <text:p>450.473358154297</text:p>
          </table:table-cell>
          <table:table-cell office:value-type="float" office:value="176.811325073242" calcext:value-type="float">
            <text:p>176.811325073242</text:p>
          </table:table-cell>
        </table:table-row>
        <table:table-row table:style-name="ro1">
          <table:table-cell office:value-type="string" calcext:value-type="string">
            <text:p>207.29183959960938</text:p>
          </table:table-cell>
          <table:table-cell table:formula="of:=[.A228]*1" office:value-type="float" office:value="207.291839599609" calcext:value-type="float">
            <text:p>207.291839599609</text:p>
          </table:table-cell>
          <table:table-cell office:value-type="float" office:value="246.208465576172" calcext:value-type="float">
            <text:p>246.208465576172</text:p>
          </table:table-cell>
          <table:table-cell office:value-type="float" office:value="374.623504638672" calcext:value-type="float">
            <text:p>374.623504638672</text:p>
          </table:table-cell>
          <table:table-cell office:value-type="float" office:value="445.727020263672" calcext:value-type="float">
            <text:p>445.727020263672</text:p>
          </table:table-cell>
          <table:table-cell office:value-type="float" office:value="264.700256347656" calcext:value-type="float">
            <text:p>264.700256347656</text:p>
          </table:table-cell>
        </table:table-row>
        <table:table-row table:style-name="ro1">
          <table:table-cell office:value-type="string" calcext:value-type="string">
            <text:p>183.46205139160156</text:p>
          </table:table-cell>
          <table:table-cell table:formula="of:=[.A229]*1" office:value-type="float" office:value="183.462051391602" calcext:value-type="float">
            <text:p>183.462051391602</text:p>
          </table:table-cell>
          <table:table-cell office:value-type="float" office:value="258.446990966797" calcext:value-type="float">
            <text:p>258.446990966797</text:p>
          </table:table-cell>
          <table:table-cell office:value-type="float" office:value="412.924438476562" calcext:value-type="float">
            <text:p>412.924438476562</text:p>
          </table:table-cell>
          <table:table-cell office:value-type="float" office:value="443.221649169922" calcext:value-type="float">
            <text:p>443.221649169922</text:p>
          </table:table-cell>
          <table:table-cell office:value-type="float" office:value="294.710052490234" calcext:value-type="float">
            <text:p>294.710052490234</text:p>
          </table:table-cell>
        </table:table-row>
        <table:table-row table:style-name="ro1">
          <table:table-cell office:value-type="string" calcext:value-type="string">
            <text:p>272.4617614746094</text:p>
          </table:table-cell>
          <table:table-cell table:formula="of:=[.A230]*1" office:value-type="float" office:value="272.461761474609" calcext:value-type="float">
            <text:p>272.461761474609</text:p>
          </table:table-cell>
          <table:table-cell office:value-type="float" office:value="281.636840820312" calcext:value-type="float">
            <text:p>281.636840820312</text:p>
          </table:table-cell>
          <table:table-cell office:value-type="float" office:value="395.301666259766" calcext:value-type="float">
            <text:p>395.301666259766</text:p>
          </table:table-cell>
          <table:table-cell office:value-type="float" office:value="447.816345214844" calcext:value-type="float">
            <text:p>447.816345214844</text:p>
          </table:table-cell>
          <table:table-cell office:value-type="float" office:value="205.839126586914" calcext:value-type="float">
            <text:p>205.839126586914</text:p>
          </table:table-cell>
        </table:table-row>
        <table:table-row table:style-name="ro1">
          <table:table-cell office:value-type="string" calcext:value-type="string">
            <text:p>195.09225463867188</text:p>
          </table:table-cell>
          <table:table-cell table:formula="of:=[.A231]*1" office:value-type="float" office:value="195.092254638672" calcext:value-type="float">
            <text:p>195.092254638672</text:p>
          </table:table-cell>
          <table:table-cell office:value-type="float" office:value="256.114807128906" calcext:value-type="float">
            <text:p>256.114807128906</text:p>
          </table:table-cell>
          <table:table-cell office:value-type="float" office:value="406.503387451172" calcext:value-type="float">
            <text:p>406.503387451172</text:p>
          </table:table-cell>
          <table:table-cell office:value-type="float" office:value="454.742034912109" calcext:value-type="float">
            <text:p>454.742034912109</text:p>
          </table:table-cell>
          <table:table-cell office:value-type="float" office:value="173.087310791016" calcext:value-type="float">
            <text:p>173.087310791016</text:p>
          </table:table-cell>
        </table:table-row>
        <table:table-row table:style-name="ro1">
          <table:table-cell office:value-type="string" calcext:value-type="string">
            <text:p>214.10928344726562</text:p>
          </table:table-cell>
          <table:table-cell table:formula="of:=[.A232]*1" office:value-type="float" office:value="214.109283447266" calcext:value-type="float">
            <text:p>214.109283447266</text:p>
          </table:table-cell>
          <table:table-cell office:value-type="float" office:value="252.714981079102" calcext:value-type="float">
            <text:p>252.714981079102</text:p>
          </table:table-cell>
          <table:table-cell office:value-type="float" office:value="400.725677490234" calcext:value-type="float">
            <text:p>400.725677490234</text:p>
          </table:table-cell>
          <table:table-cell office:value-type="float" office:value="439.184539794922" calcext:value-type="float">
            <text:p>439.184539794922</text:p>
          </table:table-cell>
          <table:table-cell office:value-type="float" office:value="211.186050415039" calcext:value-type="float">
            <text:p>211.186050415039</text:p>
          </table:table-cell>
        </table:table-row>
        <table:table-row table:style-name="ro1">
          <table:table-cell office:value-type="string" calcext:value-type="string">
            <text:p>231.49960327148438</text:p>
          </table:table-cell>
          <table:table-cell table:formula="of:=[.A233]*1" office:value-type="float" office:value="231.499603271484" calcext:value-type="float">
            <text:p>231.499603271484</text:p>
          </table:table-cell>
          <table:table-cell office:value-type="float" office:value="257.103393554687" calcext:value-type="float">
            <text:p>257.103393554687</text:p>
          </table:table-cell>
          <table:table-cell office:value-type="float" office:value="373.174774169922" calcext:value-type="float">
            <text:p>373.174774169922</text:p>
          </table:table-cell>
          <table:table-cell office:value-type="float" office:value="435.716918945313" calcext:value-type="float">
            <text:p>435.716918945313</text:p>
          </table:table-cell>
          <table:table-cell office:value-type="float" office:value="195.079132080078" calcext:value-type="float">
            <text:p>195.079132080078</text:p>
          </table:table-cell>
        </table:table-row>
        <table:table-row table:style-name="ro1">
          <table:table-cell office:value-type="string" calcext:value-type="string">
            <text:p>195.16946411132812</text:p>
          </table:table-cell>
          <table:table-cell table:formula="of:=[.A234]*1" office:value-type="float" office:value="195.169464111328" calcext:value-type="float">
            <text:p>195.169464111328</text:p>
          </table:table-cell>
          <table:table-cell office:value-type="float" office:value="228.372314453125" calcext:value-type="float">
            <text:p>228.372314453125</text:p>
          </table:table-cell>
          <table:table-cell office:value-type="float" office:value="399.320709228516" calcext:value-type="float">
            <text:p>399.320709228516</text:p>
          </table:table-cell>
          <table:table-cell office:value-type="float" office:value="451.162536621094" calcext:value-type="float">
            <text:p>451.162536621094</text:p>
          </table:table-cell>
          <table:table-cell office:value-type="float" office:value="240.294982910156" calcext:value-type="float">
            <text:p>240.294982910156</text:p>
          </table:table-cell>
        </table:table-row>
        <table:table-row table:style-name="ro1">
          <table:table-cell office:value-type="string" calcext:value-type="string">
            <text:p>229.0375213623047</text:p>
          </table:table-cell>
          <table:table-cell table:formula="of:=[.A235]*1" office:value-type="float" office:value="229.037521362305" calcext:value-type="float">
            <text:p>229.037521362305</text:p>
          </table:table-cell>
          <table:table-cell office:value-type="float" office:value="278.26513671875" calcext:value-type="float">
            <text:p>278.26513671875</text:p>
          </table:table-cell>
          <table:table-cell office:value-type="float" office:value="396.135040283203" calcext:value-type="float">
            <text:p>396.135040283203</text:p>
          </table:table-cell>
          <table:table-cell office:value-type="float" office:value="440.665740966797" calcext:value-type="float">
            <text:p>440.665740966797</text:p>
          </table:table-cell>
          <table:table-cell office:value-type="float" office:value="138.107818603516" calcext:value-type="float">
            <text:p>138.107818603516</text:p>
          </table:table-cell>
        </table:table-row>
        <table:table-row table:style-name="ro1">
          <table:table-cell office:value-type="string" calcext:value-type="string">
            <text:p>198.37820434570312</text:p>
          </table:table-cell>
          <table:table-cell table:formula="of:=[.A236]*1" office:value-type="float" office:value="198.378204345703" calcext:value-type="float">
            <text:p>198.378204345703</text:p>
          </table:table-cell>
          <table:table-cell office:value-type="float" office:value="266.049591064453" calcext:value-type="float">
            <text:p>266.049591064453</text:p>
          </table:table-cell>
          <table:table-cell office:value-type="float" office:value="394.769989013672" calcext:value-type="float">
            <text:p>394.769989013672</text:p>
          </table:table-cell>
          <table:table-cell office:value-type="float" office:value="446.575378417969" calcext:value-type="float">
            <text:p>446.575378417969</text:p>
          </table:table-cell>
          <table:table-cell office:value-type="float" office:value="183.169738769531" calcext:value-type="float">
            <text:p>183.169738769531</text:p>
          </table:table-cell>
        </table:table-row>
        <table:table-row table:style-name="ro1">
          <table:table-cell office:value-type="string" calcext:value-type="string">
            <text:p>233.5555419921875</text:p>
          </table:table-cell>
          <table:table-cell table:formula="of:=[.A237]*1" office:value-type="float" office:value="233.555541992187" calcext:value-type="float">
            <text:p>233.555541992187</text:p>
          </table:table-cell>
          <table:table-cell office:value-type="float" office:value="261.538909912109" calcext:value-type="float">
            <text:p>261.538909912109</text:p>
          </table:table-cell>
          <table:table-cell office:value-type="float" office:value="397.367248535156" calcext:value-type="float">
            <text:p>397.367248535156</text:p>
          </table:table-cell>
          <table:table-cell office:value-type="float" office:value="459.395538330078" calcext:value-type="float">
            <text:p>459.395538330078</text:p>
          </table:table-cell>
          <table:table-cell office:value-type="float" office:value="288.371826171875" calcext:value-type="float">
            <text:p>288.371826171875</text:p>
          </table:table-cell>
        </table:table-row>
        <table:table-row table:style-name="ro1">
          <table:table-cell office:value-type="string" calcext:value-type="string">
            <text:p>258.6923828125</text:p>
          </table:table-cell>
          <table:table-cell table:formula="of:=[.A238]*1" office:value-type="float" office:value="258.6923828125" calcext:value-type="float">
            <text:p>258.6923828125</text:p>
          </table:table-cell>
          <table:table-cell office:value-type="float" office:value="213.115417480469" calcext:value-type="float">
            <text:p>213.115417480469</text:p>
          </table:table-cell>
          <table:table-cell office:value-type="float" office:value="366.211029052734" calcext:value-type="float">
            <text:p>366.211029052734</text:p>
          </table:table-cell>
          <table:table-cell office:value-type="float" office:value="446.613372802734" calcext:value-type="float">
            <text:p>446.613372802734</text:p>
          </table:table-cell>
          <table:table-cell office:value-type="float" office:value="207.314819335937" calcext:value-type="float">
            <text:p>207.314819335937</text:p>
          </table:table-cell>
        </table:table-row>
        <table:table-row table:style-name="ro1">
          <table:table-cell office:value-type="string" calcext:value-type="string">
            <text:p>235.83946228027344</text:p>
          </table:table-cell>
          <table:table-cell table:formula="of:=[.A239]*1" office:value-type="float" office:value="235.839462280273" calcext:value-type="float">
            <text:p>235.839462280273</text:p>
          </table:table-cell>
          <table:table-cell office:value-type="float" office:value="282.452941894531" calcext:value-type="float">
            <text:p>282.452941894531</text:p>
          </table:table-cell>
          <table:table-cell office:value-type="float" office:value="399.336395263672" calcext:value-type="float">
            <text:p>399.336395263672</text:p>
          </table:table-cell>
          <table:table-cell office:value-type="float" office:value="433.029266357422" calcext:value-type="float">
            <text:p>433.029266357422</text:p>
          </table:table-cell>
          <table:table-cell office:value-type="float" office:value="226.237197875977" calcext:value-type="float">
            <text:p>226.237197875977</text:p>
          </table:table-cell>
        </table:table-row>
        <table:table-row table:style-name="ro1">
          <table:table-cell office:value-type="string" calcext:value-type="string">
            <text:p>211.7313232421875</text:p>
          </table:table-cell>
          <table:table-cell table:formula="of:=[.A240]*1" office:value-type="float" office:value="211.731323242187" calcext:value-type="float">
            <text:p>211.731323242187</text:p>
          </table:table-cell>
          <table:table-cell office:value-type="float" office:value="302.261413574219" calcext:value-type="float">
            <text:p>302.261413574219</text:p>
          </table:table-cell>
          <table:table-cell office:value-type="float" office:value="372.456420898438" calcext:value-type="float">
            <text:p>372.456420898438</text:p>
          </table:table-cell>
          <table:table-cell office:value-type="float" office:value="450.483184814453" calcext:value-type="float">
            <text:p>450.483184814453</text:p>
          </table:table-cell>
          <table:table-cell office:value-type="float" office:value="217.776016235352" calcext:value-type="float">
            <text:p>217.776016235352</text:p>
          </table:table-cell>
        </table:table-row>
        <table:table-row table:style-name="ro1">
          <table:table-cell office:value-type="string" calcext:value-type="string">
            <text:p>229.591552734375</text:p>
          </table:table-cell>
          <table:table-cell table:formula="of:=[.A241]*1" office:value-type="float" office:value="229.591552734375" calcext:value-type="float">
            <text:p>229.591552734375</text:p>
          </table:table-cell>
          <table:table-cell office:value-type="float" office:value="260.484954833984" calcext:value-type="float">
            <text:p>260.484954833984</text:p>
          </table:table-cell>
          <table:table-cell office:value-type="float" office:value="375.896728515625" calcext:value-type="float">
            <text:p>375.896728515625</text:p>
          </table:table-cell>
          <table:table-cell office:value-type="float" office:value="446.15380859375" calcext:value-type="float">
            <text:p>446.15380859375</text:p>
          </table:table-cell>
          <table:table-cell office:value-type="float" office:value="214.194793701172" calcext:value-type="float">
            <text:p>214.194793701172</text:p>
          </table:table-cell>
        </table:table-row>
        <table:table-row table:style-name="ro1">
          <table:table-cell office:value-type="string" calcext:value-type="string">
            <text:p>236.02682495117188</text:p>
          </table:table-cell>
          <table:table-cell table:formula="of:=[.A242]*1" office:value-type="float" office:value="236.026824951172" calcext:value-type="float">
            <text:p>236.026824951172</text:p>
          </table:table-cell>
          <table:table-cell office:value-type="float" office:value="218.667205810547" calcext:value-type="float">
            <text:p>218.667205810547</text:p>
          </table:table-cell>
          <table:table-cell office:value-type="float" office:value="355.393615722656" calcext:value-type="float">
            <text:p>355.393615722656</text:p>
          </table:table-cell>
          <table:table-cell office:value-type="float" office:value="440.372192382813" calcext:value-type="float">
            <text:p>440.372192382813</text:p>
          </table:table-cell>
          <table:table-cell office:value-type="float" office:value="173.178665161133" calcext:value-type="float">
            <text:p>173.178665161133</text:p>
          </table:table-cell>
        </table:table-row>
        <table:table-row table:style-name="ro1">
          <table:table-cell office:value-type="string" calcext:value-type="string">
            <text:p>192.22500610351562</text:p>
          </table:table-cell>
          <table:table-cell table:formula="of:=[.A243]*1" office:value-type="float" office:value="192.225006103516" calcext:value-type="float">
            <text:p>192.225006103516</text:p>
          </table:table-cell>
          <table:table-cell office:value-type="float" office:value="255.223983764648" calcext:value-type="float">
            <text:p>255.223983764648</text:p>
          </table:table-cell>
          <table:table-cell office:value-type="float" office:value="397.015808105469" calcext:value-type="float">
            <text:p>397.015808105469</text:p>
          </table:table-cell>
          <table:table-cell office:value-type="float" office:value="447.077972412109" calcext:value-type="float">
            <text:p>447.077972412109</text:p>
          </table:table-cell>
          <table:table-cell office:value-type="float" office:value="197.049346923828" calcext:value-type="float">
            <text:p>197.049346923828</text:p>
          </table:table-cell>
        </table:table-row>
        <table:table-row table:style-name="ro1">
          <table:table-cell office:value-type="string" calcext:value-type="string">
            <text:p>250.3109893798828</text:p>
          </table:table-cell>
          <table:table-cell table:formula="of:=[.A244]*1" office:value-type="float" office:value="250.310989379883" calcext:value-type="float">
            <text:p>250.310989379883</text:p>
          </table:table-cell>
          <table:table-cell office:value-type="float" office:value="297.370910644531" calcext:value-type="float">
            <text:p>297.370910644531</text:p>
          </table:table-cell>
          <table:table-cell office:value-type="float" office:value="385.030578613281" calcext:value-type="float">
            <text:p>385.030578613281</text:p>
          </table:table-cell>
          <table:table-cell office:value-type="float" office:value="439.32958984375" calcext:value-type="float">
            <text:p>439.32958984375</text:p>
          </table:table-cell>
          <table:table-cell office:value-type="float" office:value="200.359634399414" calcext:value-type="float">
            <text:p>200.359634399414</text:p>
          </table:table-cell>
        </table:table-row>
        <table:table-row table:style-name="ro1">
          <table:table-cell office:value-type="string" calcext:value-type="string">
            <text:p>225.4995574951172</text:p>
          </table:table-cell>
          <table:table-cell table:formula="of:=[.A245]*1" office:value-type="float" office:value="225.499557495117" calcext:value-type="float">
            <text:p>225.499557495117</text:p>
          </table:table-cell>
          <table:table-cell office:value-type="float" office:value="213.422119140625" calcext:value-type="float">
            <text:p>213.422119140625</text:p>
          </table:table-cell>
          <table:table-cell office:value-type="float" office:value="387.061798095703" calcext:value-type="float">
            <text:p>387.061798095703</text:p>
          </table:table-cell>
          <table:table-cell office:value-type="float" office:value="441.546569824219" calcext:value-type="float">
            <text:p>441.546569824219</text:p>
          </table:table-cell>
          <table:table-cell office:value-type="float" office:value="190.251235961914" calcext:value-type="float">
            <text:p>190.251235961914</text:p>
          </table:table-cell>
        </table:table-row>
        <table:table-row table:style-name="ro1">
          <table:table-cell office:value-type="string" calcext:value-type="string">
            <text:p>222.64013671875</text:p>
          </table:table-cell>
          <table:table-cell table:formula="of:=[.A246]*1" office:value-type="float" office:value="222.64013671875" calcext:value-type="float">
            <text:p>222.64013671875</text:p>
          </table:table-cell>
          <table:table-cell office:value-type="float" office:value="263.583038330078" calcext:value-type="float">
            <text:p>263.583038330078</text:p>
          </table:table-cell>
          <table:table-cell office:value-type="float" office:value="377.937835693359" calcext:value-type="float">
            <text:p>377.937835693359</text:p>
          </table:table-cell>
          <table:table-cell office:value-type="float" office:value="447.955993652344" calcext:value-type="float">
            <text:p>447.955993652344</text:p>
          </table:table-cell>
          <table:table-cell office:value-type="float" office:value="230.8369140625" calcext:value-type="float">
            <text:p>230.8369140625</text:p>
          </table:table-cell>
        </table:table-row>
        <table:table-row table:style-name="ro1">
          <table:table-cell office:value-type="string" calcext:value-type="string">
            <text:p>227.34739685058594</text:p>
          </table:table-cell>
          <table:table-cell table:formula="of:=[.A247]*1" office:value-type="float" office:value="227.347396850586" calcext:value-type="float">
            <text:p>227.347396850586</text:p>
          </table:table-cell>
          <table:table-cell office:value-type="float" office:value="257.119598388672" calcext:value-type="float">
            <text:p>257.119598388672</text:p>
          </table:table-cell>
          <table:table-cell office:value-type="float" office:value="366.480529785156" calcext:value-type="float">
            <text:p>366.480529785156</text:p>
          </table:table-cell>
          <table:table-cell office:value-type="float" office:value="447.172973632813" calcext:value-type="float">
            <text:p>447.172973632813</text:p>
          </table:table-cell>
          <table:table-cell office:value-type="float" office:value="231.858444213867" calcext:value-type="float">
            <text:p>231.858444213867</text:p>
          </table:table-cell>
        </table:table-row>
        <table:table-row table:style-name="ro1">
          <table:table-cell office:value-type="string" calcext:value-type="string">
            <text:p>254.67935180664062</text:p>
          </table:table-cell>
          <table:table-cell table:formula="of:=[.A248]*1" office:value-type="float" office:value="254.679351806641" calcext:value-type="float">
            <text:p>254.679351806641</text:p>
          </table:table-cell>
          <table:table-cell office:value-type="float" office:value="193.148986816406" calcext:value-type="float">
            <text:p>193.148986816406</text:p>
          </table:table-cell>
          <table:table-cell office:value-type="float" office:value="402.300964355469" calcext:value-type="float">
            <text:p>402.300964355469</text:p>
          </table:table-cell>
          <table:table-cell office:value-type="float" office:value="435.392456054688" calcext:value-type="float">
            <text:p>435.392456054688</text:p>
          </table:table-cell>
          <table:table-cell office:value-type="float" office:value="206.751480102539" calcext:value-type="float">
            <text:p>206.751480102539</text:p>
          </table:table-cell>
        </table:table-row>
        <table:table-row table:style-name="ro1">
          <table:table-cell office:value-type="string" calcext:value-type="string">
            <text:p>235.9881591796875</text:p>
          </table:table-cell>
          <table:table-cell table:formula="of:=[.A249]*1" office:value-type="float" office:value="235.988159179688" calcext:value-type="float">
            <text:p>235.988159179688</text:p>
          </table:table-cell>
          <table:table-cell office:value-type="float" office:value="236.660629272461" calcext:value-type="float">
            <text:p>236.660629272461</text:p>
          </table:table-cell>
          <table:table-cell office:value-type="float" office:value="366.632537841797" calcext:value-type="float">
            <text:p>366.632537841797</text:p>
          </table:table-cell>
          <table:table-cell office:value-type="float" office:value="444.255401611328" calcext:value-type="float">
            <text:p>444.255401611328</text:p>
          </table:table-cell>
          <table:table-cell office:value-type="float" office:value="179.345672607422" calcext:value-type="float">
            <text:p>179.345672607422</text:p>
          </table:table-cell>
        </table:table-row>
        <table:table-row table:style-name="ro1">
          <table:table-cell office:value-type="string" calcext:value-type="string">
            <text:p>190.5960235595703</text:p>
          </table:table-cell>
          <table:table-cell table:formula="of:=[.A250]*1" office:value-type="float" office:value="190.59602355957" calcext:value-type="float">
            <text:p>190.59602355957</text:p>
          </table:table-cell>
          <table:table-cell office:value-type="float" office:value="265.857879638672" calcext:value-type="float">
            <text:p>265.857879638672</text:p>
          </table:table-cell>
          <table:table-cell office:value-type="float" office:value="366.012725830078" calcext:value-type="float">
            <text:p>366.012725830078</text:p>
          </table:table-cell>
          <table:table-cell office:value-type="float" office:value="440.041778564453" calcext:value-type="float">
            <text:p>440.041778564453</text:p>
          </table:table-cell>
          <table:table-cell office:value-type="float" office:value="111.196144104004" calcext:value-type="float">
            <text:p>111.196144104004</text:p>
          </table:table-cell>
        </table:table-row>
        <table:table-row table:style-name="ro1">
          <table:table-cell office:value-type="string" calcext:value-type="string">
            <text:p>206.72056579589844</text:p>
          </table:table-cell>
          <table:table-cell table:formula="of:=[.A251]*1" office:value-type="float" office:value="206.720565795898" calcext:value-type="float">
            <text:p>206.720565795898</text:p>
          </table:table-cell>
          <table:table-cell office:value-type="float" office:value="275.775726318359" calcext:value-type="float">
            <text:p>275.775726318359</text:p>
          </table:table-cell>
          <table:table-cell office:value-type="float" office:value="375.09228515625" calcext:value-type="float">
            <text:p>375.09228515625</text:p>
          </table:table-cell>
          <table:table-cell office:value-type="float" office:value="442.511657714844" calcext:value-type="float">
            <text:p>442.511657714844</text:p>
          </table:table-cell>
          <table:table-cell office:value-type="float" office:value="223.066833496094" calcext:value-type="float">
            <text:p>223.066833496094</text:p>
          </table:table-cell>
        </table:table-row>
        <table:table-row table:style-name="ro1">
          <table:table-cell office:value-type="string" calcext:value-type="string">
            <text:p>294.8562316894531</text:p>
          </table:table-cell>
          <table:table-cell table:formula="of:=[.A252]*1" office:value-type="float" office:value="294.856231689453" calcext:value-type="float">
            <text:p>294.856231689453</text:p>
          </table:table-cell>
          <table:table-cell office:value-type="float" office:value="210.591522216797" calcext:value-type="float">
            <text:p>210.591522216797</text:p>
          </table:table-cell>
          <table:table-cell office:value-type="float" office:value="396.54638671875" calcext:value-type="float">
            <text:p>396.54638671875</text:p>
          </table:table-cell>
          <table:table-cell office:value-type="float" office:value="440.810760498047" calcext:value-type="float">
            <text:p>440.810760498047</text:p>
          </table:table-cell>
          <table:table-cell office:value-type="float" office:value="179.590911865234" calcext:value-type="float">
            <text:p>179.590911865234</text:p>
          </table:table-cell>
        </table:table-row>
        <table:table-row table:style-name="ro1">
          <table:table-cell office:value-type="string" calcext:value-type="string">
            <text:p>191.38169860839844</text:p>
          </table:table-cell>
          <table:table-cell table:formula="of:=[.A253]*1" office:value-type="float" office:value="191.381698608398" calcext:value-type="float">
            <text:p>191.381698608398</text:p>
          </table:table-cell>
          <table:table-cell office:value-type="float" office:value="244.124588012695" calcext:value-type="float">
            <text:p>244.124588012695</text:p>
          </table:table-cell>
          <table:table-cell office:value-type="float" office:value="386.567810058594" calcext:value-type="float">
            <text:p>386.567810058594</text:p>
          </table:table-cell>
          <table:table-cell office:value-type="float" office:value="447.567565917969" calcext:value-type="float">
            <text:p>447.567565917969</text:p>
          </table:table-cell>
          <table:table-cell office:value-type="float" office:value="222.501159667969" calcext:value-type="float">
            <text:p>222.501159667969</text:p>
          </table:table-cell>
        </table:table-row>
        <table:table-row table:style-name="ro1">
          <table:table-cell office:value-type="string" calcext:value-type="string">
            <text:p>183.94253540039062</text:p>
          </table:table-cell>
          <table:table-cell table:formula="of:=[.A254]*1" office:value-type="float" office:value="183.942535400391" calcext:value-type="float">
            <text:p>183.942535400391</text:p>
          </table:table-cell>
          <table:table-cell office:value-type="float" office:value="237.98176574707" calcext:value-type="float">
            <text:p>237.98176574707</text:p>
          </table:table-cell>
          <table:table-cell office:value-type="float" office:value="379.462860107422" calcext:value-type="float">
            <text:p>379.462860107422</text:p>
          </table:table-cell>
          <table:table-cell office:value-type="float" office:value="432.52197265625" calcext:value-type="float">
            <text:p>432.52197265625</text:p>
          </table:table-cell>
          <table:table-cell office:value-type="float" office:value="169.677749633789" calcext:value-type="float">
            <text:p>169.677749633789</text:p>
          </table:table-cell>
        </table:table-row>
        <table:table-row table:style-name="ro1">
          <table:table-cell office:value-type="string" calcext:value-type="string">
            <text:p>247.2299041748047</text:p>
          </table:table-cell>
          <table:table-cell table:formula="of:=[.A255]*1" office:value-type="float" office:value="247.229904174805" calcext:value-type="float">
            <text:p>247.229904174805</text:p>
          </table:table-cell>
          <table:table-cell office:value-type="float" office:value="218.203399658203" calcext:value-type="float">
            <text:p>218.203399658203</text:p>
          </table:table-cell>
          <table:table-cell office:value-type="float" office:value="400.954620361328" calcext:value-type="float">
            <text:p>400.954620361328</text:p>
          </table:table-cell>
          <table:table-cell office:value-type="float" office:value="437.575775146484" calcext:value-type="float">
            <text:p>437.575775146484</text:p>
          </table:table-cell>
          <table:table-cell office:value-type="float" office:value="181.128768920898" calcext:value-type="float">
            <text:p>181.128768920898</text:p>
          </table:table-cell>
        </table:table-row>
        <table:table-row table:style-name="ro1">
          <table:table-cell office:value-type="string" calcext:value-type="string">
            <text:p>257.9804992675781</text:p>
          </table:table-cell>
          <table:table-cell table:formula="of:=[.A256]*1" office:value-type="float" office:value="257.980499267578" calcext:value-type="float">
            <text:p>257.980499267578</text:p>
          </table:table-cell>
          <table:table-cell office:value-type="float" office:value="276.464813232422" calcext:value-type="float">
            <text:p>276.464813232422</text:p>
          </table:table-cell>
          <table:table-cell office:value-type="float" office:value="339.916198730469" calcext:value-type="float">
            <text:p>339.916198730469</text:p>
          </table:table-cell>
          <table:table-cell office:value-type="float" office:value="448.622894287109" calcext:value-type="float">
            <text:p>448.622894287109</text:p>
          </table:table-cell>
          <table:table-cell office:value-type="float" office:value="180.035140991211" calcext:value-type="float">
            <text:p>180.035140991211</text:p>
          </table:table-cell>
        </table:table-row>
        <table:table-row table:style-name="ro1">
          <table:table-cell office:value-type="string" calcext:value-type="string">
            <text:p>211.78280639648438</text:p>
          </table:table-cell>
          <table:table-cell table:formula="of:=[.A257]*1" office:value-type="float" office:value="211.782806396484" calcext:value-type="float">
            <text:p>211.782806396484</text:p>
          </table:table-cell>
          <table:table-cell office:value-type="float" office:value="262.720275878906" calcext:value-type="float">
            <text:p>262.720275878906</text:p>
          </table:table-cell>
          <table:table-cell office:value-type="float" office:value="399.366333007812" calcext:value-type="float">
            <text:p>399.366333007812</text:p>
          </table:table-cell>
          <table:table-cell office:value-type="float" office:value="444.573638916016" calcext:value-type="float">
            <text:p>444.573638916016</text:p>
          </table:table-cell>
          <table:table-cell office:value-type="float" office:value="161.419143676758" calcext:value-type="float">
            <text:p>161.419143676758</text:p>
          </table:table-cell>
        </table:table-row>
        <table:table-row table:style-name="ro1">
          <table:table-cell office:value-type="string" calcext:value-type="string">
            <text:p>179.1482696533203</text:p>
          </table:table-cell>
          <table:table-cell table:formula="of:=[.A258]*1" office:value-type="float" office:value="179.14826965332" calcext:value-type="float">
            <text:p>179.14826965332</text:p>
          </table:table-cell>
          <table:table-cell office:value-type="float" office:value="225.016387939453" calcext:value-type="float">
            <text:p>225.016387939453</text:p>
          </table:table-cell>
          <table:table-cell office:value-type="float" office:value="391.869201660156" calcext:value-type="float">
            <text:p>391.869201660156</text:p>
          </table:table-cell>
          <table:table-cell office:value-type="float" office:value="448.026763916016" calcext:value-type="float">
            <text:p>448.026763916016</text:p>
          </table:table-cell>
          <table:table-cell office:value-type="float" office:value="199.265960693359" calcext:value-type="float">
            <text:p>199.265960693359</text:p>
          </table:table-cell>
        </table:table-row>
        <table:table-row table:style-name="ro1">
          <table:table-cell office:value-type="string" calcext:value-type="string">
            <text:p>206.81869506835938</text:p>
          </table:table-cell>
          <table:table-cell table:formula="of:=[.A259]*1" office:value-type="float" office:value="206.818695068359" calcext:value-type="float">
            <text:p>206.818695068359</text:p>
          </table:table-cell>
          <table:table-cell office:value-type="float" office:value="270.569854736328" calcext:value-type="float">
            <text:p>270.569854736328</text:p>
          </table:table-cell>
          <table:table-cell office:value-type="float" office:value="379.931182861328" calcext:value-type="float">
            <text:p>379.931182861328</text:p>
          </table:table-cell>
          <table:table-cell office:value-type="float" office:value="432.755767822266" calcext:value-type="float">
            <text:p>432.755767822266</text:p>
          </table:table-cell>
          <table:table-cell office:value-type="float" office:value="244.703170776367" calcext:value-type="float">
            <text:p>244.703170776367</text:p>
          </table:table-cell>
        </table:table-row>
        <table:table-row table:style-name="ro1">
          <table:table-cell office:value-type="string" calcext:value-type="string">
            <text:p>216.1818389892578</text:p>
          </table:table-cell>
          <table:table-cell table:formula="of:=[.A260]*1" office:value-type="float" office:value="216.181838989258" calcext:value-type="float">
            <text:p>216.181838989258</text:p>
          </table:table-cell>
          <table:table-cell office:value-type="float" office:value="268.202178955078" calcext:value-type="float">
            <text:p>268.202178955078</text:p>
          </table:table-cell>
          <table:table-cell office:value-type="float" office:value="348.614624023437" calcext:value-type="float">
            <text:p>348.614624023437</text:p>
          </table:table-cell>
          <table:table-cell office:value-type="float" office:value="437.234222412109" calcext:value-type="float">
            <text:p>437.234222412109</text:p>
          </table:table-cell>
          <table:table-cell office:value-type="float" office:value="178.181793212891" calcext:value-type="float">
            <text:p>178.181793212891</text:p>
          </table:table-cell>
        </table:table-row>
        <table:table-row table:style-name="ro1">
          <table:table-cell office:value-type="string" calcext:value-type="string">
            <text:p>253.2003936767578</text:p>
          </table:table-cell>
          <table:table-cell table:formula="of:=[.A261]*1" office:value-type="float" office:value="253.200393676758" calcext:value-type="float">
            <text:p>253.200393676758</text:p>
          </table:table-cell>
          <table:table-cell office:value-type="float" office:value="220.09407043457" calcext:value-type="float">
            <text:p>220.09407043457</text:p>
          </table:table-cell>
          <table:table-cell office:value-type="float" office:value="375.910675048828" calcext:value-type="float">
            <text:p>375.910675048828</text:p>
          </table:table-cell>
          <table:table-cell office:value-type="float" office:value="433.012359619141" calcext:value-type="float">
            <text:p>433.012359619141</text:p>
          </table:table-cell>
          <table:table-cell office:value-type="float" office:value="239.755996704102" calcext:value-type="float">
            <text:p>239.755996704102</text:p>
          </table:table-cell>
        </table:table-row>
        <table:table-row table:style-name="ro1">
          <table:table-cell office:value-type="string" calcext:value-type="string">
            <text:p>204.58970642089844</text:p>
          </table:table-cell>
          <table:table-cell table:formula="of:=[.A262]*1" office:value-type="float" office:value="204.589706420898" calcext:value-type="float">
            <text:p>204.589706420898</text:p>
          </table:table-cell>
          <table:table-cell office:value-type="float" office:value="265.479736328125" calcext:value-type="float">
            <text:p>265.479736328125</text:p>
          </table:table-cell>
          <table:table-cell office:value-type="float" office:value="418.892303466797" calcext:value-type="float">
            <text:p>418.892303466797</text:p>
          </table:table-cell>
          <table:table-cell office:value-type="float" office:value="433.924438476562" calcext:value-type="float">
            <text:p>433.924438476562</text:p>
          </table:table-cell>
          <table:table-cell office:value-type="float" office:value="214.786361694336" calcext:value-type="float">
            <text:p>214.786361694336</text:p>
          </table:table-cell>
        </table:table-row>
        <table:table-row table:style-name="ro1">
          <table:table-cell office:value-type="string" calcext:value-type="string">
            <text:p>245.4785919189453</text:p>
          </table:table-cell>
          <table:table-cell table:formula="of:=[.A263]*1" office:value-type="float" office:value="245.478591918945" calcext:value-type="float">
            <text:p>245.478591918945</text:p>
          </table:table-cell>
          <table:table-cell office:value-type="float" office:value="252.199249267578" calcext:value-type="float">
            <text:p>252.199249267578</text:p>
          </table:table-cell>
          <table:table-cell office:value-type="float" office:value="384.207061767578" calcext:value-type="float">
            <text:p>384.207061767578</text:p>
          </table:table-cell>
          <table:table-cell office:value-type="float" office:value="439.614837646484" calcext:value-type="float">
            <text:p>439.614837646484</text:p>
          </table:table-cell>
          <table:table-cell office:value-type="float" office:value="232.660995483398" calcext:value-type="float">
            <text:p>232.660995483398</text:p>
          </table:table-cell>
        </table:table-row>
        <table:table-row table:style-name="ro1">
          <table:table-cell office:value-type="string" calcext:value-type="string">
            <text:p>225.3352813720703</text:p>
          </table:table-cell>
          <table:table-cell table:formula="of:=[.A264]*1" office:value-type="float" office:value="225.33528137207" calcext:value-type="float">
            <text:p>225.33528137207</text:p>
          </table:table-cell>
          <table:table-cell office:value-type="float" office:value="229.883895874023" calcext:value-type="float">
            <text:p>229.883895874023</text:p>
          </table:table-cell>
          <table:table-cell office:value-type="float" office:value="403.803558349609" calcext:value-type="float">
            <text:p>403.803558349609</text:p>
          </table:table-cell>
          <table:table-cell office:value-type="float" office:value="431.492614746094" calcext:value-type="float">
            <text:p>431.492614746094</text:p>
          </table:table-cell>
          <table:table-cell office:value-type="float" office:value="196.77116394043" calcext:value-type="float">
            <text:p>196.77116394043</text:p>
          </table:table-cell>
        </table:table-row>
        <table:table-row table:style-name="ro1">
          <table:table-cell office:value-type="string" calcext:value-type="string">
            <text:p>212.48828125</text:p>
          </table:table-cell>
          <table:table-cell table:formula="of:=[.A265]*1" office:value-type="float" office:value="212.48828125" calcext:value-type="float">
            <text:p>212.48828125</text:p>
          </table:table-cell>
          <table:table-cell office:value-type="float" office:value="264.363616943359" calcext:value-type="float">
            <text:p>264.363616943359</text:p>
          </table:table-cell>
          <table:table-cell office:value-type="float" office:value="365.421264648438" calcext:value-type="float">
            <text:p>365.421264648438</text:p>
          </table:table-cell>
          <table:table-cell office:value-type="float" office:value="440.468963623047" calcext:value-type="float">
            <text:p>440.468963623047</text:p>
          </table:table-cell>
          <table:table-cell office:value-type="float" office:value="211.129699707031" calcext:value-type="float">
            <text:p>211.129699707031</text:p>
          </table:table-cell>
        </table:table-row>
        <table:table-row table:style-name="ro1">
          <table:table-cell office:value-type="string" calcext:value-type="string">
            <text:p>217.12876892089844</text:p>
          </table:table-cell>
          <table:table-cell table:formula="of:=[.A266]*1" office:value-type="float" office:value="217.128768920898" calcext:value-type="float">
            <text:p>217.128768920898</text:p>
          </table:table-cell>
          <table:table-cell office:value-type="float" office:value="238.917831420898" calcext:value-type="float">
            <text:p>238.917831420898</text:p>
          </table:table-cell>
          <table:table-cell office:value-type="float" office:value="402.581878662109" calcext:value-type="float">
            <text:p>402.581878662109</text:p>
          </table:table-cell>
          <table:table-cell office:value-type="float" office:value="441.049682617188" calcext:value-type="float">
            <text:p>441.049682617188</text:p>
          </table:table-cell>
          <table:table-cell office:value-type="float" office:value="181.846496582031" calcext:value-type="float">
            <text:p>181.846496582031</text:p>
          </table:table-cell>
        </table:table-row>
        <table:table-row table:style-name="ro1">
          <table:table-cell office:value-type="string" calcext:value-type="string">
            <text:p>197.46121215820312</text:p>
          </table:table-cell>
          <table:table-cell table:formula="of:=[.A267]*1" office:value-type="float" office:value="197.461212158203" calcext:value-type="float">
            <text:p>197.461212158203</text:p>
          </table:table-cell>
          <table:table-cell office:value-type="float" office:value="285.572113037109" calcext:value-type="float">
            <text:p>285.572113037109</text:p>
          </table:table-cell>
          <table:table-cell office:value-type="float" office:value="403.117004394531" calcext:value-type="float">
            <text:p>403.117004394531</text:p>
          </table:table-cell>
          <table:table-cell office:value-type="float" office:value="435.363098144531" calcext:value-type="float">
            <text:p>435.363098144531</text:p>
          </table:table-cell>
          <table:table-cell office:value-type="float" office:value="163.490615844727" calcext:value-type="float">
            <text:p>163.490615844727</text:p>
          </table:table-cell>
        </table:table-row>
        <table:table-row table:style-name="ro1">
          <table:table-cell office:value-type="string" calcext:value-type="string">
            <text:p>173.16436767578125</text:p>
          </table:table-cell>
          <table:table-cell table:formula="of:=[.A268]*1" office:value-type="float" office:value="173.164367675781" calcext:value-type="float">
            <text:p>173.164367675781</text:p>
          </table:table-cell>
          <table:table-cell office:value-type="float" office:value="257.178649902344" calcext:value-type="float">
            <text:p>257.178649902344</text:p>
          </table:table-cell>
          <table:table-cell office:value-type="float" office:value="392.609619140625" calcext:value-type="float">
            <text:p>392.609619140625</text:p>
          </table:table-cell>
          <table:table-cell office:value-type="float" office:value="430.930206298828" calcext:value-type="float">
            <text:p>430.930206298828</text:p>
          </table:table-cell>
          <table:table-cell office:value-type="float" office:value="186.094604492188" calcext:value-type="float">
            <text:p>186.094604492188</text:p>
          </table:table-cell>
        </table:table-row>
        <table:table-row table:style-name="ro1">
          <table:table-cell office:value-type="string" calcext:value-type="string">
            <text:p>190.45333862304688</text:p>
          </table:table-cell>
          <table:table-cell table:formula="of:=[.A269]*1" office:value-type="float" office:value="190.453338623047" calcext:value-type="float">
            <text:p>190.453338623047</text:p>
          </table:table-cell>
          <table:table-cell office:value-type="float" office:value="234.137420654297" calcext:value-type="float">
            <text:p>234.137420654297</text:p>
          </table:table-cell>
          <table:table-cell office:value-type="float" office:value="374.741516113281" calcext:value-type="float">
            <text:p>374.741516113281</text:p>
          </table:table-cell>
          <table:table-cell office:value-type="float" office:value="430.918670654297" calcext:value-type="float">
            <text:p>430.918670654297</text:p>
          </table:table-cell>
          <table:table-cell office:value-type="float" office:value="253.648025512695" calcext:value-type="float">
            <text:p>253.648025512695</text:p>
          </table:table-cell>
        </table:table-row>
        <table:table-row table:style-name="ro1">
          <table:table-cell office:value-type="string" calcext:value-type="string">
            <text:p>194.01657104492188</text:p>
          </table:table-cell>
          <table:table-cell table:formula="of:=[.A270]*1" office:value-type="float" office:value="194.016571044922" calcext:value-type="float">
            <text:p>194.016571044922</text:p>
          </table:table-cell>
          <table:table-cell office:value-type="float" office:value="237.661499023437" calcext:value-type="float">
            <text:p>237.661499023437</text:p>
          </table:table-cell>
          <table:table-cell office:value-type="float" office:value="364.602264404297" calcext:value-type="float">
            <text:p>364.602264404297</text:p>
          </table:table-cell>
          <table:table-cell office:value-type="float" office:value="438.382965087891" calcext:value-type="float">
            <text:p>438.382965087891</text:p>
          </table:table-cell>
          <table:table-cell office:value-type="float" office:value="196.42643737793" calcext:value-type="float">
            <text:p>196.42643737793</text:p>
          </table:table-cell>
        </table:table-row>
        <table:table-row table:style-name="ro1">
          <table:table-cell office:value-type="string" calcext:value-type="string">
            <text:p>250.8694610595703</text:p>
          </table:table-cell>
          <table:table-cell table:formula="of:=[.A271]*1" office:value-type="float" office:value="250.86946105957" calcext:value-type="float">
            <text:p>250.86946105957</text:p>
          </table:table-cell>
          <table:table-cell office:value-type="float" office:value="244.070678710937" calcext:value-type="float">
            <text:p>244.070678710937</text:p>
          </table:table-cell>
          <table:table-cell office:value-type="float" office:value="353.807189941406" calcext:value-type="float">
            <text:p>353.807189941406</text:p>
          </table:table-cell>
          <table:table-cell office:value-type="float" office:value="430.289245605469" calcext:value-type="float">
            <text:p>430.289245605469</text:p>
          </table:table-cell>
          <table:table-cell office:value-type="float" office:value="206.528244018555" calcext:value-type="float">
            <text:p>206.528244018555</text:p>
          </table:table-cell>
        </table:table-row>
        <table:table-row table:style-name="ro1">
          <table:table-cell office:value-type="string" calcext:value-type="string">
            <text:p>163.16156005859375</text:p>
          </table:table-cell>
          <table:table-cell table:formula="of:=[.A272]*1" office:value-type="float" office:value="163.161560058594" calcext:value-type="float">
            <text:p>163.161560058594</text:p>
          </table:table-cell>
          <table:table-cell office:value-type="float" office:value="258.121551513672" calcext:value-type="float">
            <text:p>258.121551513672</text:p>
          </table:table-cell>
          <table:table-cell office:value-type="float" office:value="407.558166503906" calcext:value-type="float">
            <text:p>407.558166503906</text:p>
          </table:table-cell>
          <table:table-cell office:value-type="float" office:value="456.288146972656" calcext:value-type="float">
            <text:p>456.288146972656</text:p>
          </table:table-cell>
          <table:table-cell office:value-type="float" office:value="211.371276855469" calcext:value-type="float">
            <text:p>211.371276855469</text:p>
          </table:table-cell>
        </table:table-row>
        <table:table-row table:style-name="ro1">
          <table:table-cell office:value-type="string" calcext:value-type="string">
            <text:p>212.32237243652344</text:p>
          </table:table-cell>
          <table:table-cell table:formula="of:=[.A273]*1" office:value-type="float" office:value="212.322372436523" calcext:value-type="float">
            <text:p>212.322372436523</text:p>
          </table:table-cell>
          <table:table-cell office:value-type="float" office:value="224.237655639648" calcext:value-type="float">
            <text:p>224.237655639648</text:p>
          </table:table-cell>
          <table:table-cell office:value-type="float" office:value="351.274291992187" calcext:value-type="float">
            <text:p>351.274291992187</text:p>
          </table:table-cell>
          <table:table-cell office:value-type="float" office:value="442.278869628906" calcext:value-type="float">
            <text:p>442.278869628906</text:p>
          </table:table-cell>
          <table:table-cell office:value-type="float" office:value="208.09504699707" calcext:value-type="float">
            <text:p>208.09504699707</text:p>
          </table:table-cell>
        </table:table-row>
        <table:table-row table:style-name="ro1">
          <table:table-cell office:value-type="string" calcext:value-type="string">
            <text:p>222.33607482910156</text:p>
          </table:table-cell>
          <table:table-cell table:formula="of:=[.A274]*1" office:value-type="float" office:value="222.336074829102" calcext:value-type="float">
            <text:p>222.336074829102</text:p>
          </table:table-cell>
          <table:table-cell office:value-type="float" office:value="207.345947265625" calcext:value-type="float">
            <text:p>207.345947265625</text:p>
          </table:table-cell>
          <table:table-cell office:value-type="float" office:value="381.999206542969" calcext:value-type="float">
            <text:p>381.999206542969</text:p>
          </table:table-cell>
          <table:table-cell office:value-type="float" office:value="430.901000976563" calcext:value-type="float">
            <text:p>430.901000976563</text:p>
          </table:table-cell>
          <table:table-cell office:value-type="float" office:value="251.936889648437" calcext:value-type="float">
            <text:p>251.936889648437</text:p>
          </table:table-cell>
        </table:table-row>
        <table:table-row table:style-name="ro1">
          <table:table-cell office:value-type="string" calcext:value-type="string">
            <text:p>203.3577423095703</text:p>
          </table:table-cell>
          <table:table-cell table:formula="of:=[.A275]*1" office:value-type="float" office:value="203.35774230957" calcext:value-type="float">
            <text:p>203.35774230957</text:p>
          </table:table-cell>
          <table:table-cell office:value-type="float" office:value="237.635681152344" calcext:value-type="float">
            <text:p>237.635681152344</text:p>
          </table:table-cell>
          <table:table-cell office:value-type="float" office:value="372.609954833984" calcext:value-type="float">
            <text:p>372.609954833984</text:p>
          </table:table-cell>
          <table:table-cell office:value-type="float" office:value="438.343200683594" calcext:value-type="float">
            <text:p>438.343200683594</text:p>
          </table:table-cell>
          <table:table-cell office:value-type="float" office:value="175.915496826172" calcext:value-type="float">
            <text:p>175.915496826172</text:p>
          </table:table-cell>
        </table:table-row>
        <table:table-row table:style-name="ro1">
          <table:table-cell office:value-type="string" calcext:value-type="string">
            <text:p>204.76040649414062</text:p>
          </table:table-cell>
          <table:table-cell table:formula="of:=[.A276]*1" office:value-type="float" office:value="204.760406494141" calcext:value-type="float">
            <text:p>204.760406494141</text:p>
          </table:table-cell>
          <table:table-cell office:value-type="float" office:value="253.744369506836" calcext:value-type="float">
            <text:p>253.744369506836</text:p>
          </table:table-cell>
          <table:table-cell office:value-type="float" office:value="378.621337890625" calcext:value-type="float">
            <text:p>378.621337890625</text:p>
          </table:table-cell>
          <table:table-cell office:value-type="float" office:value="438.526123046875" calcext:value-type="float">
            <text:p>438.526123046875</text:p>
          </table:table-cell>
          <table:table-cell office:value-type="float" office:value="285.863891601563" calcext:value-type="float">
            <text:p>285.863891601563</text:p>
          </table:table-cell>
        </table:table-row>
        <table:table-row table:style-name="ro1">
          <table:table-cell office:value-type="string" calcext:value-type="string">
            <text:p>204.07020568847656</text:p>
          </table:table-cell>
          <table:table-cell table:formula="of:=[.A277]*1" office:value-type="float" office:value="204.070205688477" calcext:value-type="float">
            <text:p>204.070205688477</text:p>
          </table:table-cell>
          <table:table-cell office:value-type="float" office:value="320.346343994141" calcext:value-type="float">
            <text:p>320.346343994141</text:p>
          </table:table-cell>
          <table:table-cell office:value-type="float" office:value="387.013793945312" calcext:value-type="float">
            <text:p>387.013793945312</text:p>
          </table:table-cell>
          <table:table-cell office:value-type="float" office:value="442.674468994141" calcext:value-type="float">
            <text:p>442.674468994141</text:p>
          </table:table-cell>
          <table:table-cell office:value-type="float" office:value="173.346664428711" calcext:value-type="float">
            <text:p>173.346664428711</text:p>
          </table:table-cell>
        </table:table-row>
        <table:table-row table:style-name="ro1">
          <table:table-cell office:value-type="string" calcext:value-type="string">
            <text:p>185.64077758789062</text:p>
          </table:table-cell>
          <table:table-cell table:formula="of:=[.A278]*1" office:value-type="float" office:value="185.640777587891" calcext:value-type="float">
            <text:p>185.640777587891</text:p>
          </table:table-cell>
          <table:table-cell office:value-type="float" office:value="266.600616455078" calcext:value-type="float">
            <text:p>266.600616455078</text:p>
          </table:table-cell>
          <table:table-cell office:value-type="float" office:value="373.362762451172" calcext:value-type="float">
            <text:p>373.362762451172</text:p>
          </table:table-cell>
          <table:table-cell office:value-type="float" office:value="435.288940429688" calcext:value-type="float">
            <text:p>435.288940429688</text:p>
          </table:table-cell>
          <table:table-cell office:value-type="float" office:value="191.730758666992" calcext:value-type="float">
            <text:p>191.730758666992</text:p>
          </table:table-cell>
        </table:table-row>
        <table:table-row table:style-name="ro1">
          <table:table-cell office:value-type="string" calcext:value-type="string">
            <text:p>199.5426483154297</text:p>
          </table:table-cell>
          <table:table-cell table:formula="of:=[.A279]*1" office:value-type="float" office:value="199.54264831543" calcext:value-type="float">
            <text:p>199.54264831543</text:p>
          </table:table-cell>
          <table:table-cell office:value-type="float" office:value="257.420318603516" calcext:value-type="float">
            <text:p>257.420318603516</text:p>
          </table:table-cell>
          <table:table-cell office:value-type="float" office:value="351.710479736328" calcext:value-type="float">
            <text:p>351.710479736328</text:p>
          </table:table-cell>
          <table:table-cell office:value-type="float" office:value="435.619781494141" calcext:value-type="float">
            <text:p>435.619781494141</text:p>
          </table:table-cell>
          <table:table-cell office:value-type="float" office:value="161.976516723633" calcext:value-type="float">
            <text:p>161.976516723633</text:p>
          </table:table-cell>
        </table:table-row>
        <table:table-row table:style-name="ro1">
          <table:table-cell office:value-type="string" calcext:value-type="string">
            <text:p>229.10848999023438</text:p>
          </table:table-cell>
          <table:table-cell table:formula="of:=[.A280]*1" office:value-type="float" office:value="229.108489990234" calcext:value-type="float">
            <text:p>229.108489990234</text:p>
          </table:table-cell>
          <table:table-cell office:value-type="float" office:value="224.777252197266" calcext:value-type="float">
            <text:p>224.777252197266</text:p>
          </table:table-cell>
          <table:table-cell office:value-type="float" office:value="354.458679199219" calcext:value-type="float">
            <text:p>354.458679199219</text:p>
          </table:table-cell>
          <table:table-cell office:value-type="float" office:value="442.348449707031" calcext:value-type="float">
            <text:p>442.348449707031</text:p>
          </table:table-cell>
          <table:table-cell office:value-type="float" office:value="190.83854675293" calcext:value-type="float">
            <text:p>190.83854675293</text:p>
          </table:table-cell>
        </table:table-row>
        <table:table-row table:style-name="ro1">
          <table:table-cell office:value-type="string" calcext:value-type="string">
            <text:p>199.1478271484375</text:p>
          </table:table-cell>
          <table:table-cell table:formula="of:=[.A281]*1" office:value-type="float" office:value="199.147827148438" calcext:value-type="float">
            <text:p>199.147827148438</text:p>
          </table:table-cell>
          <table:table-cell office:value-type="float" office:value="227.559555053711" calcext:value-type="float">
            <text:p>227.559555053711</text:p>
          </table:table-cell>
          <table:table-cell office:value-type="float" office:value="386.898712158203" calcext:value-type="float">
            <text:p>386.898712158203</text:p>
          </table:table-cell>
          <table:table-cell office:value-type="float" office:value="446.701141357422" calcext:value-type="float">
            <text:p>446.701141357422</text:p>
          </table:table-cell>
          <table:table-cell office:value-type="float" office:value="133.26252746582" calcext:value-type="float">
            <text:p>133.26252746582</text:p>
          </table:table-cell>
        </table:table-row>
        <table:table-row table:style-name="ro1">
          <table:table-cell office:value-type="string" calcext:value-type="string">
            <text:p>133.6623077392578</text:p>
          </table:table-cell>
          <table:table-cell table:formula="of:=[.A282]*1" office:value-type="float" office:value="133.662307739258" calcext:value-type="float">
            <text:p>133.662307739258</text:p>
          </table:table-cell>
          <table:table-cell office:value-type="float" office:value="233.940658569336" calcext:value-type="float">
            <text:p>233.940658569336</text:p>
          </table:table-cell>
          <table:table-cell office:value-type="float" office:value="369.651794433594" calcext:value-type="float">
            <text:p>369.651794433594</text:p>
          </table:table-cell>
          <table:table-cell office:value-type="float" office:value="436.683471679688" calcext:value-type="float">
            <text:p>436.683471679688</text:p>
          </table:table-cell>
          <table:table-cell office:value-type="float" office:value="250.25700378418" calcext:value-type="float">
            <text:p>250.25700378418</text:p>
          </table:table-cell>
        </table:table-row>
        <table:table-row table:style-name="ro1">
          <table:table-cell office:value-type="string" calcext:value-type="string">
            <text:p>177.4314422607422</text:p>
          </table:table-cell>
          <table:table-cell table:formula="of:=[.A283]*1" office:value-type="float" office:value="177.431442260742" calcext:value-type="float">
            <text:p>177.431442260742</text:p>
          </table:table-cell>
          <table:table-cell office:value-type="float" office:value="329.505554199219" calcext:value-type="float">
            <text:p>329.505554199219</text:p>
          </table:table-cell>
          <table:table-cell office:value-type="float" office:value="380.371978759766" calcext:value-type="float">
            <text:p>380.371978759766</text:p>
          </table:table-cell>
          <table:table-cell office:value-type="float" office:value="442.924255371094" calcext:value-type="float">
            <text:p>442.924255371094</text:p>
          </table:table-cell>
          <table:table-cell office:value-type="float" office:value="198.491226196289" calcext:value-type="float">
            <text:p>198.491226196289</text:p>
          </table:table-cell>
        </table:table-row>
        <table:table-row table:style-name="ro1">
          <table:table-cell office:value-type="string" calcext:value-type="string">
            <text:p>191.79017639160156</text:p>
          </table:table-cell>
          <table:table-cell table:formula="of:=[.A284]*1" office:value-type="float" office:value="191.790176391602" calcext:value-type="float">
            <text:p>191.790176391602</text:p>
          </table:table-cell>
          <table:table-cell office:value-type="float" office:value="265.532897949219" calcext:value-type="float">
            <text:p>265.532897949219</text:p>
          </table:table-cell>
          <table:table-cell office:value-type="float" office:value="375.992553710938" calcext:value-type="float">
            <text:p>375.992553710938</text:p>
          </table:table-cell>
          <table:table-cell office:value-type="float" office:value="439.190979003906" calcext:value-type="float">
            <text:p>439.190979003906</text:p>
          </table:table-cell>
          <table:table-cell office:value-type="float" office:value="191.848617553711" calcext:value-type="float">
            <text:p>191.848617553711</text:p>
          </table:table-cell>
        </table:table-row>
        <table:table-row table:style-name="ro1">
          <table:table-cell office:value-type="string" calcext:value-type="string">
            <text:p>222.37454223632812</text:p>
          </table:table-cell>
          <table:table-cell table:formula="of:=[.A285]*1" office:value-type="float" office:value="222.374542236328" calcext:value-type="float">
            <text:p>222.374542236328</text:p>
          </table:table-cell>
          <table:table-cell office:value-type="float" office:value="229.267135620117" calcext:value-type="float">
            <text:p>229.267135620117</text:p>
          </table:table-cell>
          <table:table-cell office:value-type="float" office:value="338.980621337891" calcext:value-type="float">
            <text:p>338.980621337891</text:p>
          </table:table-cell>
          <table:table-cell office:value-type="float" office:value="431.174346923828" calcext:value-type="float">
            <text:p>431.174346923828</text:p>
          </table:table-cell>
          <table:table-cell office:value-type="float" office:value="227.971160888672" calcext:value-type="float">
            <text:p>227.971160888672</text:p>
          </table:table-cell>
        </table:table-row>
        <table:table-row table:style-name="ro1">
          <table:table-cell office:value-type="string" calcext:value-type="string">
            <text:p>258.7769775390625</text:p>
          </table:table-cell>
          <table:table-cell table:formula="of:=[.A286]*1" office:value-type="float" office:value="258.776977539062" calcext:value-type="float">
            <text:p>258.776977539062</text:p>
          </table:table-cell>
          <table:table-cell office:value-type="float" office:value="276.283996582031" calcext:value-type="float">
            <text:p>276.283996582031</text:p>
          </table:table-cell>
          <table:table-cell office:value-type="float" office:value="371.022735595703" calcext:value-type="float">
            <text:p>371.022735595703</text:p>
          </table:table-cell>
          <table:table-cell office:value-type="float" office:value="442.648406982422" calcext:value-type="float">
            <text:p>442.648406982422</text:p>
          </table:table-cell>
          <table:table-cell office:value-type="float" office:value="183.340850830078" calcext:value-type="float">
            <text:p>183.340850830078</text:p>
          </table:table-cell>
        </table:table-row>
        <table:table-row table:style-name="ro1">
          <table:table-cell office:value-type="string" calcext:value-type="string">
            <text:p>222.1642608642578</text:p>
          </table:table-cell>
          <table:table-cell table:formula="of:=[.A287]*1" office:value-type="float" office:value="222.164260864258" calcext:value-type="float">
            <text:p>222.164260864258</text:p>
          </table:table-cell>
          <table:table-cell office:value-type="float" office:value="253.406387329102" calcext:value-type="float">
            <text:p>253.406387329102</text:p>
          </table:table-cell>
          <table:table-cell office:value-type="float" office:value="363.155853271484" calcext:value-type="float">
            <text:p>363.155853271484</text:p>
          </table:table-cell>
          <table:table-cell office:value-type="float" office:value="432.014556884766" calcext:value-type="float">
            <text:p>432.014556884766</text:p>
          </table:table-cell>
          <table:table-cell office:value-type="float" office:value="190.573379516602" calcext:value-type="float">
            <text:p>190.573379516602</text:p>
          </table:table-cell>
        </table:table-row>
        <table:table-row table:style-name="ro1">
          <table:table-cell office:value-type="string" calcext:value-type="string">
            <text:p>257.6639404296875</text:p>
          </table:table-cell>
          <table:table-cell table:formula="of:=[.A288]*1" office:value-type="float" office:value="257.663940429688" calcext:value-type="float">
            <text:p>257.663940429688</text:p>
          </table:table-cell>
          <table:table-cell office:value-type="float" office:value="279.802032470703" calcext:value-type="float">
            <text:p>279.802032470703</text:p>
          </table:table-cell>
          <table:table-cell office:value-type="float" office:value="372.965301513672" calcext:value-type="float">
            <text:p>372.965301513672</text:p>
          </table:table-cell>
          <table:table-cell office:value-type="float" office:value="430.611053466797" calcext:value-type="float">
            <text:p>430.611053466797</text:p>
          </table:table-cell>
          <table:table-cell office:value-type="float" office:value="176.29508972168" calcext:value-type="float">
            <text:p>176.29508972168</text:p>
          </table:table-cell>
        </table:table-row>
        <table:table-row table:style-name="ro1">
          <table:table-cell office:value-type="string" calcext:value-type="string">
            <text:p>185.58139038085938</text:p>
          </table:table-cell>
          <table:table-cell table:formula="of:=[.A289]*1" office:value-type="float" office:value="185.581390380859" calcext:value-type="float">
            <text:p>185.581390380859</text:p>
          </table:table-cell>
          <table:table-cell office:value-type="float" office:value="258.637817382812" calcext:value-type="float">
            <text:p>258.637817382812</text:p>
          </table:table-cell>
          <table:table-cell office:value-type="float" office:value="362.701690673828" calcext:value-type="float">
            <text:p>362.701690673828</text:p>
          </table:table-cell>
          <table:table-cell office:value-type="float" office:value="434.131744384766" calcext:value-type="float">
            <text:p>434.131744384766</text:p>
          </table:table-cell>
          <table:table-cell office:value-type="float" office:value="189.370468139648" calcext:value-type="float">
            <text:p>189.370468139648</text:p>
          </table:table-cell>
        </table:table-row>
        <table:table-row table:style-name="ro1">
          <table:table-cell office:value-type="string" calcext:value-type="string">
            <text:p>206.89915466308594</text:p>
          </table:table-cell>
          <table:table-cell table:formula="of:=[.A290]*1" office:value-type="float" office:value="206.899154663086" calcext:value-type="float">
            <text:p>206.899154663086</text:p>
          </table:table-cell>
          <table:table-cell office:value-type="float" office:value="246.823791503906" calcext:value-type="float">
            <text:p>246.823791503906</text:p>
          </table:table-cell>
          <table:table-cell office:value-type="float" office:value="383.736511230469" calcext:value-type="float">
            <text:p>383.736511230469</text:p>
          </table:table-cell>
          <table:table-cell office:value-type="float" office:value="429.745910644531" calcext:value-type="float">
            <text:p>429.745910644531</text:p>
          </table:table-cell>
          <table:table-cell office:value-type="float" office:value="185.113922119141" calcext:value-type="float">
            <text:p>185.113922119141</text:p>
          </table:table-cell>
        </table:table-row>
        <table:table-row table:style-name="ro1">
          <table:table-cell office:value-type="string" calcext:value-type="string">
            <text:p>227.71676635742188</text:p>
          </table:table-cell>
          <table:table-cell table:formula="of:=[.A291]*1" office:value-type="float" office:value="227.716766357422" calcext:value-type="float">
            <text:p>227.716766357422</text:p>
          </table:table-cell>
          <table:table-cell office:value-type="float" office:value="220.80924987793" calcext:value-type="float">
            <text:p>220.80924987793</text:p>
          </table:table-cell>
          <table:table-cell office:value-type="float" office:value="367.167663574219" calcext:value-type="float">
            <text:p>367.167663574219</text:p>
          </table:table-cell>
          <table:table-cell office:value-type="float" office:value="435.695465087891" calcext:value-type="float">
            <text:p>435.695465087891</text:p>
          </table:table-cell>
          <table:table-cell office:value-type="float" office:value="203.633148193359" calcext:value-type="float">
            <text:p>203.633148193359</text:p>
          </table:table-cell>
        </table:table-row>
        <table:table-row table:style-name="ro1">
          <table:table-cell office:value-type="string" calcext:value-type="string">
            <text:p>222.50306701660156</text:p>
          </table:table-cell>
          <table:table-cell table:formula="of:=[.A292]*1" office:value-type="float" office:value="222.503067016602" calcext:value-type="float">
            <text:p>222.503067016602</text:p>
          </table:table-cell>
          <table:table-cell office:value-type="float" office:value="252.399490356445" calcext:value-type="float">
            <text:p>252.399490356445</text:p>
          </table:table-cell>
          <table:table-cell office:value-type="float" office:value="384.816986083984" calcext:value-type="float">
            <text:p>384.816986083984</text:p>
          </table:table-cell>
          <table:table-cell office:value-type="float" office:value="441.351654052734" calcext:value-type="float">
            <text:p>441.351654052734</text:p>
          </table:table-cell>
          <table:table-cell office:value-type="float" office:value="210.761123657227" calcext:value-type="float">
            <text:p>210.761123657227</text:p>
          </table:table-cell>
        </table:table-row>
        <table:table-row table:style-name="ro1">
          <table:table-cell office:value-type="string" calcext:value-type="string">
            <text:p>198.09901428222656</text:p>
          </table:table-cell>
          <table:table-cell table:formula="of:=[.A293]*1" office:value-type="float" office:value="198.099014282227" calcext:value-type="float">
            <text:p>198.099014282227</text:p>
          </table:table-cell>
          <table:table-cell office:value-type="float" office:value="285.546752929688" calcext:value-type="float">
            <text:p>285.546752929688</text:p>
          </table:table-cell>
          <table:table-cell office:value-type="float" office:value="402.812316894531" calcext:value-type="float">
            <text:p>402.812316894531</text:p>
          </table:table-cell>
          <table:table-cell office:value-type="float" office:value="431.864105224609" calcext:value-type="float">
            <text:p>431.864105224609</text:p>
          </table:table-cell>
          <table:table-cell office:value-type="float" office:value="206.622970581055" calcext:value-type="float">
            <text:p>206.622970581055</text:p>
          </table:table-cell>
        </table:table-row>
        <table:table-row table:style-name="ro1">
          <table:table-cell office:value-type="string" calcext:value-type="string">
            <text:p>246.6031036376953</text:p>
          </table:table-cell>
          <table:table-cell table:formula="of:=[.A294]*1" office:value-type="float" office:value="246.603103637695" calcext:value-type="float">
            <text:p>246.603103637695</text:p>
          </table:table-cell>
          <table:table-cell office:value-type="float" office:value="242.451843261719" calcext:value-type="float">
            <text:p>242.451843261719</text:p>
          </table:table-cell>
          <table:table-cell office:value-type="float" office:value="374.842529296875" calcext:value-type="float">
            <text:p>374.842529296875</text:p>
          </table:table-cell>
          <table:table-cell office:value-type="float" office:value="426.875518798828" calcext:value-type="float">
            <text:p>426.875518798828</text:p>
          </table:table-cell>
          <table:table-cell office:value-type="float" office:value="150.182846069336" calcext:value-type="float">
            <text:p>150.182846069336</text:p>
          </table:table-cell>
        </table:table-row>
        <table:table-row table:style-name="ro1">
          <table:table-cell office:value-type="string" calcext:value-type="string">
            <text:p>203.29586791992188</text:p>
          </table:table-cell>
          <table:table-cell table:formula="of:=[.A295]*1" office:value-type="float" office:value="203.295867919922" calcext:value-type="float">
            <text:p>203.295867919922</text:p>
          </table:table-cell>
          <table:table-cell office:value-type="float" office:value="255.249069213867" calcext:value-type="float">
            <text:p>255.249069213867</text:p>
          </table:table-cell>
          <table:table-cell office:value-type="float" office:value="377.779327392578" calcext:value-type="float">
            <text:p>377.779327392578</text:p>
          </table:table-cell>
          <table:table-cell office:value-type="float" office:value="439.575439453125" calcext:value-type="float">
            <text:p>439.575439453125</text:p>
          </table:table-cell>
          <table:table-cell office:value-type="float" office:value="147.796859741211" calcext:value-type="float">
            <text:p>147.796859741211</text:p>
          </table:table-cell>
        </table:table-row>
        <table:table-row table:style-name="ro1">
          <table:table-cell office:value-type="string" calcext:value-type="string">
            <text:p>127.70320129394531</text:p>
          </table:table-cell>
          <table:table-cell table:formula="of:=[.A296]*1" office:value-type="float" office:value="127.703201293945" calcext:value-type="float">
            <text:p>127.703201293945</text:p>
          </table:table-cell>
          <table:table-cell office:value-type="float" office:value="190.261291503906" calcext:value-type="float">
            <text:p>190.261291503906</text:p>
          </table:table-cell>
          <table:table-cell office:value-type="float" office:value="337.028869628906" calcext:value-type="float">
            <text:p>337.028869628906</text:p>
          </table:table-cell>
          <table:table-cell office:value-type="float" office:value="431.281616210937" calcext:value-type="float">
            <text:p>431.281616210937</text:p>
          </table:table-cell>
          <table:table-cell office:value-type="float" office:value="197.129943847656" calcext:value-type="float">
            <text:p>197.129943847656</text:p>
          </table:table-cell>
        </table:table-row>
        <table:table-row table:style-name="ro1">
          <table:table-cell office:value-type="string" calcext:value-type="string">
            <text:p>259.4561767578125</text:p>
          </table:table-cell>
          <table:table-cell table:formula="of:=[.A297]*1" office:value-type="float" office:value="259.456176757813" calcext:value-type="float">
            <text:p>259.456176757813</text:p>
          </table:table-cell>
          <table:table-cell office:value-type="float" office:value="217.314178466797" calcext:value-type="float">
            <text:p>217.314178466797</text:p>
          </table:table-cell>
          <table:table-cell office:value-type="float" office:value="335.90966796875" calcext:value-type="float">
            <text:p>335.90966796875</text:p>
          </table:table-cell>
          <table:table-cell office:value-type="float" office:value="443.599853515625" calcext:value-type="float">
            <text:p>443.599853515625</text:p>
          </table:table-cell>
          <table:table-cell office:value-type="float" office:value="227.927597045898" calcext:value-type="float">
            <text:p>227.927597045898</text:p>
          </table:table-cell>
        </table:table-row>
        <table:table-row table:style-name="ro1">
          <table:table-cell office:value-type="string" calcext:value-type="string">
            <text:p>224.71798706054688</text:p>
          </table:table-cell>
          <table:table-cell table:formula="of:=[.A298]*1" office:value-type="float" office:value="224.717987060547" calcext:value-type="float">
            <text:p>224.717987060547</text:p>
          </table:table-cell>
          <table:table-cell office:value-type="float" office:value="230.624938964844" calcext:value-type="float">
            <text:p>230.624938964844</text:p>
          </table:table-cell>
          <table:table-cell office:value-type="float" office:value="372.846710205078" calcext:value-type="float">
            <text:p>372.846710205078</text:p>
          </table:table-cell>
          <table:table-cell office:value-type="float" office:value="436.130218505859" calcext:value-type="float">
            <text:p>436.130218505859</text:p>
          </table:table-cell>
          <table:table-cell office:value-type="float" office:value="184.427276611328" calcext:value-type="float">
            <text:p>184.427276611328</text:p>
          </table:table-cell>
        </table:table-row>
        <table:table-row table:style-name="ro1">
          <table:table-cell office:value-type="string" calcext:value-type="string">
            <text:p>212.25875854492188</text:p>
          </table:table-cell>
          <table:table-cell table:formula="of:=[.A299]*1" office:value-type="float" office:value="212.258758544922" calcext:value-type="float">
            <text:p>212.258758544922</text:p>
          </table:table-cell>
          <table:table-cell office:value-type="float" office:value="206.855880737305" calcext:value-type="float">
            <text:p>206.855880737305</text:p>
          </table:table-cell>
          <table:table-cell office:value-type="float" office:value="362.906890869141" calcext:value-type="float">
            <text:p>362.906890869141</text:p>
          </table:table-cell>
          <table:table-cell office:value-type="float" office:value="438.22119140625" calcext:value-type="float">
            <text:p>438.22119140625</text:p>
          </table:table-cell>
          <table:table-cell office:value-type="float" office:value="187.748031616211" calcext:value-type="float">
            <text:p>187.748031616211</text:p>
          </table:table-cell>
        </table:table-row>
        <table:table-row table:style-name="ro1">
          <table:table-cell office:value-type="string" calcext:value-type="string">
            <text:p>133.22232055664062</text:p>
          </table:table-cell>
          <table:table-cell table:formula="of:=[.A300]*1" office:value-type="float" office:value="133.222320556641" calcext:value-type="float">
            <text:p>133.222320556641</text:p>
          </table:table-cell>
          <table:table-cell office:value-type="float" office:value="243.651519775391" calcext:value-type="float">
            <text:p>243.651519775391</text:p>
          </table:table-cell>
          <table:table-cell office:value-type="float" office:value="355.180999755859" calcext:value-type="float">
            <text:p>355.180999755859</text:p>
          </table:table-cell>
          <table:table-cell office:value-type="float" office:value="427.183380126953" calcext:value-type="float">
            <text:p>427.183380126953</text:p>
          </table:table-cell>
          <table:table-cell office:value-type="float" office:value="180.218551635742" calcext:value-type="float">
            <text:p>180.218551635742</text:p>
          </table:table-cell>
        </table:table-row>
        <table:table-row table:style-name="ro1">
          <table:table-cell office:value-type="string" calcext:value-type="string">
            <text:p>218.47720336914062</text:p>
          </table:table-cell>
          <table:table-cell table:formula="of:=[.A301]*1" office:value-type="float" office:value="218.477203369141" calcext:value-type="float">
            <text:p>218.477203369141</text:p>
          </table:table-cell>
          <table:table-cell office:value-type="float" office:value="267.624420166016" calcext:value-type="float">
            <text:p>267.624420166016</text:p>
          </table:table-cell>
          <table:table-cell office:value-type="float" office:value="345.281066894531" calcext:value-type="float">
            <text:p>345.281066894531</text:p>
          </table:table-cell>
          <table:table-cell office:value-type="float" office:value="442.331237792969" calcext:value-type="float">
            <text:p>442.331237792969</text:p>
          </table:table-cell>
          <table:table-cell office:value-type="float" office:value="223.500076293945" calcext:value-type="float">
            <text:p>223.500076293945</text:p>
          </table:table-cell>
        </table:table-row>
        <table:table-row table:style-name="ro1">
          <table:table-cell office:value-type="string" calcext:value-type="string">
            <text:p>204.61712646484375</text:p>
          </table:table-cell>
          <table:table-cell table:formula="of:=[.A302]*1" office:value-type="float" office:value="204.617126464844" calcext:value-type="float">
            <text:p>204.617126464844</text:p>
          </table:table-cell>
          <table:table-cell office:value-type="float" office:value="227.829071044922" calcext:value-type="float">
            <text:p>227.829071044922</text:p>
          </table:table-cell>
          <table:table-cell office:value-type="float" office:value="359.114654541016" calcext:value-type="float">
            <text:p>359.114654541016</text:p>
          </table:table-cell>
          <table:table-cell office:value-type="float" office:value="436.171752929688" calcext:value-type="float">
            <text:p>436.171752929688</text:p>
          </table:table-cell>
          <table:table-cell office:value-type="float" office:value="158.825958251953" calcext:value-type="float">
            <text:p>158.825958251953</text:p>
          </table:table-cell>
        </table:table-row>
        <table:table-row table:style-name="ro1">
          <table:table-cell office:value-type="string" calcext:value-type="string">
            <text:p>233.09381103515625</text:p>
          </table:table-cell>
          <table:table-cell table:formula="of:=[.A303]*1" office:value-type="float" office:value="233.093811035156" calcext:value-type="float">
            <text:p>233.093811035156</text:p>
          </table:table-cell>
          <table:table-cell office:value-type="float" office:value="244.473602294922" calcext:value-type="float">
            <text:p>244.473602294922</text:p>
          </table:table-cell>
          <table:table-cell office:value-type="float" office:value="376.389770507812" calcext:value-type="float">
            <text:p>376.389770507812</text:p>
          </table:table-cell>
          <table:table-cell office:value-type="float" office:value="439.027374267578" calcext:value-type="float">
            <text:p>439.027374267578</text:p>
          </table:table-cell>
          <table:table-cell office:value-type="float" office:value="200.565155029297" calcext:value-type="float">
            <text:p>200.565155029297</text:p>
          </table:table-cell>
        </table:table-row>
        <table:table-row table:style-name="ro1">
          <table:table-cell office:value-type="string" calcext:value-type="string">
            <text:p>187.13217163085938</text:p>
          </table:table-cell>
          <table:table-cell table:formula="of:=[.A304]*1" office:value-type="float" office:value="187.132171630859" calcext:value-type="float">
            <text:p>187.132171630859</text:p>
          </table:table-cell>
          <table:table-cell office:value-type="float" office:value="254.070602416992" calcext:value-type="float">
            <text:p>254.070602416992</text:p>
          </table:table-cell>
          <table:table-cell office:value-type="float" office:value="365.846923828125" calcext:value-type="float">
            <text:p>365.846923828125</text:p>
          </table:table-cell>
          <table:table-cell office:value-type="float" office:value="455.246002197266" calcext:value-type="float">
            <text:p>455.246002197266</text:p>
          </table:table-cell>
          <table:table-cell office:value-type="float" office:value="166.69189453125" calcext:value-type="float">
            <text:p>166.69189453125</text:p>
          </table:table-cell>
        </table:table-row>
        <table:table-row table:style-name="ro1">
          <table:table-cell office:value-type="string" calcext:value-type="string">
            <text:p>227.94261169433594</text:p>
          </table:table-cell>
          <table:table-cell table:formula="of:=[.A305]*1" office:value-type="float" office:value="227.942611694336" calcext:value-type="float">
            <text:p>227.942611694336</text:p>
          </table:table-cell>
          <table:table-cell office:value-type="float" office:value="231.233596801758" calcext:value-type="float">
            <text:p>231.233596801758</text:p>
          </table:table-cell>
          <table:table-cell office:value-type="float" office:value="333.111267089844" calcext:value-type="float">
            <text:p>333.111267089844</text:p>
          </table:table-cell>
          <table:table-cell office:value-type="float" office:value="423.001098632813" calcext:value-type="float">
            <text:p>423.001098632813</text:p>
          </table:table-cell>
          <table:table-cell office:value-type="float" office:value="277.453765869141" calcext:value-type="float">
            <text:p>277.453765869141</text:p>
          </table:table-cell>
        </table:table-row>
        <table:table-row table:style-name="ro1">
          <table:table-cell office:value-type="string" calcext:value-type="string">
            <text:p>231.6548309326172</text:p>
          </table:table-cell>
          <table:table-cell table:formula="of:=[.A306]*1" office:value-type="float" office:value="231.654830932617" calcext:value-type="float">
            <text:p>231.654830932617</text:p>
          </table:table-cell>
          <table:table-cell office:value-type="float" office:value="263.719604492187" calcext:value-type="float">
            <text:p>263.719604492187</text:p>
          </table:table-cell>
          <table:table-cell office:value-type="float" office:value="390.946533203125" calcext:value-type="float">
            <text:p>390.946533203125</text:p>
          </table:table-cell>
          <table:table-cell office:value-type="float" office:value="425.863250732422" calcext:value-type="float">
            <text:p>425.863250732422</text:p>
          </table:table-cell>
          <table:table-cell office:value-type="float" office:value="142.255447387695" calcext:value-type="float">
            <text:p>142.255447387695</text:p>
          </table:table-cell>
        </table:table-row>
        <table:table-row table:style-name="ro1">
          <table:table-cell office:value-type="string" calcext:value-type="string">
            <text:p>199.67396545410156</text:p>
          </table:table-cell>
          <table:table-cell table:formula="of:=[.A307]*1" office:value-type="float" office:value="199.673965454102" calcext:value-type="float">
            <text:p>199.673965454102</text:p>
          </table:table-cell>
          <table:table-cell office:value-type="float" office:value="188.173538208008" calcext:value-type="float">
            <text:p>188.173538208008</text:p>
          </table:table-cell>
          <table:table-cell office:value-type="float" office:value="381.215087890625" calcext:value-type="float">
            <text:p>381.215087890625</text:p>
          </table:table-cell>
          <table:table-cell office:value-type="float" office:value="432.014404296875" calcext:value-type="float">
            <text:p>432.014404296875</text:p>
          </table:table-cell>
          <table:table-cell office:value-type="float" office:value="182.467163085938" calcext:value-type="float">
            <text:p>182.467163085938</text:p>
          </table:table-cell>
        </table:table-row>
        <table:table-row table:style-name="ro1">
          <table:table-cell office:value-type="string" calcext:value-type="string">
            <text:p>189.34019470214844</text:p>
          </table:table-cell>
          <table:table-cell table:formula="of:=[.A308]*1" office:value-type="float" office:value="189.340194702148" calcext:value-type="float">
            <text:p>189.340194702148</text:p>
          </table:table-cell>
          <table:table-cell office:value-type="float" office:value="267.596801757812" calcext:value-type="float">
            <text:p>267.596801757812</text:p>
          </table:table-cell>
          <table:table-cell office:value-type="float" office:value="361.937957763672" calcext:value-type="float">
            <text:p>361.937957763672</text:p>
          </table:table-cell>
          <table:table-cell office:value-type="float" office:value="438.357635498047" calcext:value-type="float">
            <text:p>438.357635498047</text:p>
          </table:table-cell>
          <table:table-cell office:value-type="float" office:value="139.810165405273" calcext:value-type="float">
            <text:p>139.810165405273</text:p>
          </table:table-cell>
        </table:table-row>
        <table:table-row table:style-name="ro1">
          <table:table-cell office:value-type="string" calcext:value-type="string">
            <text:p>200.7473602294922</text:p>
          </table:table-cell>
          <table:table-cell table:formula="of:=[.A309]*1" office:value-type="float" office:value="200.747360229492" calcext:value-type="float">
            <text:p>200.747360229492</text:p>
          </table:table-cell>
          <table:table-cell office:value-type="float" office:value="228.54035949707" calcext:value-type="float">
            <text:p>228.54035949707</text:p>
          </table:table-cell>
          <table:table-cell office:value-type="float" office:value="397.42041015625" calcext:value-type="float">
            <text:p>397.42041015625</text:p>
          </table:table-cell>
          <table:table-cell office:value-type="float" office:value="431.490661621094" calcext:value-type="float">
            <text:p>431.490661621094</text:p>
          </table:table-cell>
          <table:table-cell office:value-type="float" office:value="184.584136962891" calcext:value-type="float">
            <text:p>184.584136962891</text:p>
          </table:table-cell>
        </table:table-row>
        <table:table-row table:style-name="ro1">
          <table:table-cell office:value-type="string" calcext:value-type="string">
            <text:p>243.6409454345703</text:p>
          </table:table-cell>
          <table:table-cell table:formula="of:=[.A310]*1" office:value-type="float" office:value="243.64094543457" calcext:value-type="float">
            <text:p>243.64094543457</text:p>
          </table:table-cell>
          <table:table-cell office:value-type="float" office:value="232.385635375977" calcext:value-type="float">
            <text:p>232.385635375977</text:p>
          </table:table-cell>
          <table:table-cell office:value-type="float" office:value="347.221466064453" calcext:value-type="float">
            <text:p>347.221466064453</text:p>
          </table:table-cell>
          <table:table-cell office:value-type="float" office:value="444.758941650391" calcext:value-type="float">
            <text:p>444.758941650391</text:p>
          </table:table-cell>
          <table:table-cell office:value-type="float" office:value="188.32453918457" calcext:value-type="float">
            <text:p>188.32453918457</text:p>
          </table:table-cell>
        </table:table-row>
        <table:table-row table:style-name="ro1">
          <table:table-cell office:value-type="string" calcext:value-type="string">
            <text:p>174.86355590820312</text:p>
          </table:table-cell>
          <table:table-cell table:formula="of:=[.A311]*1" office:value-type="float" office:value="174.863555908203" calcext:value-type="float">
            <text:p>174.863555908203</text:p>
          </table:table-cell>
          <table:table-cell office:value-type="float" office:value="249.881622314453" calcext:value-type="float">
            <text:p>249.881622314453</text:p>
          </table:table-cell>
          <table:table-cell office:value-type="float" office:value="389.679901123047" calcext:value-type="float">
            <text:p>389.679901123047</text:p>
          </table:table-cell>
          <table:table-cell office:value-type="float" office:value="434.23583984375" calcext:value-type="float">
            <text:p>434.23583984375</text:p>
          </table:table-cell>
          <table:table-cell office:value-type="float" office:value="249.044219970703" calcext:value-type="float">
            <text:p>249.044219970703</text:p>
          </table:table-cell>
        </table:table-row>
        <table:table-row table:style-name="ro1">
          <table:table-cell office:value-type="string" calcext:value-type="string">
            <text:p>178.25222778320312</text:p>
          </table:table-cell>
          <table:table-cell table:formula="of:=[.A312]*1" office:value-type="float" office:value="178.252227783203" calcext:value-type="float">
            <text:p>178.252227783203</text:p>
          </table:table-cell>
          <table:table-cell office:value-type="float" office:value="206.828674316406" calcext:value-type="float">
            <text:p>206.828674316406</text:p>
          </table:table-cell>
          <table:table-cell office:value-type="float" office:value="352.399963378906" calcext:value-type="float">
            <text:p>352.399963378906</text:p>
          </table:table-cell>
          <table:table-cell office:value-type="float" office:value="436.838897705078" calcext:value-type="float">
            <text:p>436.838897705078</text:p>
          </table:table-cell>
          <table:table-cell office:value-type="float" office:value="254.1455078125" calcext:value-type="float">
            <text:p>254.1455078125</text:p>
          </table:table-cell>
        </table:table-row>
        <table:table-row table:style-name="ro1" table:number-rows-repeated="32">
          <table:table-cell table:number-columns-repeated="6"/>
        </table:table-row>
        <table:table-row table:style-name="ro1">
          <table:table-cell office:value-type="string" calcext:value-type="string">
            <text:p>model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utros modelos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r = 0.01 e l=3</text:p>
          </table:table-cell>
          <table:table-cell office:value-type="string" calcext:value-type="string">
            <text:p>L2=0.001</text:p>
          </table:table-cell>
          <table:table-cell office:value-type="string" calcext:value-type="string">
            <text:p>Clip 0.9999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r = 0.01 e l=3</text:p>
          </table:table-cell>
          <table:table-cell office:value-type="string" calcext:value-type="string">
            <text:p>L2=0.00001</text:p>
          </table:table-cell>
          <table:table-cell office:value-type="string" calcext:value-type="string">
            <text:p>Clip 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 style:data-style-name="N2" text:time-value="22:17:41.338486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2T22:30:45.287802709</dc:date>
    <meta:editing-duration>PT47M11S</meta:editing-duration>
    <meta:editing-cycles>6</meta:editing-cycles>
    <meta:generator>LibreOffice/6.2.4.2.0$Linux_X86_64 LibreOffice_project/20$Build-2</meta:generator>
    <meta:document-statistic meta:table-count="1" meta:cell-count="18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488cm" svg:height="24.663cm" xlink:href=".." xlink:type="simple" chart:class="chart:line" chart:column-mapping="3 2 1 0" chart:style-name="ch1">
        <chart:title svg:x="15.164cm" svg:y="0.628cm" chart:style-name="ch2">
          <text:p>Margem = 10 e L2 = 0.0001</text:p>
        </chart:title>
        <chart:legend chart:legend-position="end" svg:x="33.024cm" svg:y="11.401cm" style:legend-expansion="high" chart:style-name="ch3"/>
        <chart:plot-area chart:style-name="ch4" table:cell-range-address="cost_train_9.B1:cost_train_9.E312" chart:data-source-has-labels="row" svg:x="1.094cm" svg:y="1.723cm" svg:width="31.81cm" svg:height="21.322cm">
          <chartooo:coordinate-region svg:x="1.955cm" svg:y="1.893cm" svg:width="30.829cm" svg:height="20.231cm"/>
          <chart:axis chart:dimension="x" chart:name="primary-x" chart:style-name="ch5">
            <chart:title svg:x="16.501cm" svg:y="23.539cm" chart:style-name="ch6">
              <text:p>Passo</text:p>
            </chart:title>
          </chart:axis>
          <chart:axis chart:dimension="y" chart:name="primary-y" chart:style-name="ch5">
            <chart:title svg:x="0.001cm" svg:y="13.965cm" chart:style-name="ch7">
              <text:p>Custo médio da batch</text:p>
            </chart:title>
            <chart:grid chart:style-name="ch8" chart:class="major"/>
          </chart:axis>
          <chart:series chart:style-name="ch9" chart:values-cell-range-address="cost_train_9.E2:cost_train_9.E312" chart:label-cell-address="cost_train_9.E1:cost_train_9.E1" chart:class="chart:line">
            <chart:data-point chart:repeated="311"/>
          </chart:series>
          <chart:series chart:style-name="ch10" chart:values-cell-range-address="cost_train_9.D2:cost_train_9.D312" chart:label-cell-address="cost_train_9.D1:cost_train_9.D1" chart:class="chart:line">
            <chart:data-point chart:repeated="311"/>
          </chart:series>
          <chart:series chart:style-name="ch11" chart:values-cell-range-address="cost_train_9.C2:cost_train_9.C312" chart:label-cell-address="cost_train_9.C1:cost_train_9.C1" chart:class="chart:line">
            <chart:data-point chart:repeated="311"/>
          </chart:series>
          <chart:series chart:style-name="ch12" chart:values-cell-range-address="cost_train_9.B2:cost_train_9.B312" chart:label-cell-address="cost_train_9.B1:cost_train_9.B1" chart:class="chart:line">
            <chart:data-point chart:repeated="3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 = 0.005 e l = 3</text:p>
                <draw:g>
                  <svg:desc>cost_train_9.E1:cost_train_9.E1</svg:desc>
                </draw:g>
              </table:table-cell>
              <table:table-cell office:value-type="string">
                <text:p>Lr = 0.01 e l = 1</text:p>
                <draw:g>
                  <svg:desc>cost_train_9.D1:cost_train_9.D1</svg:desc>
                </draw:g>
              </table:table-cell>
              <table:table-cell office:value-type="string">
                <text:p>Lr = 0.01 e l = 2</text:p>
                <draw:g>
                  <svg:desc>cost_train_9.C1:cost_train_9.C1</svg:desc>
                </draw:g>
              </table:table-cell>
              <table:table-cell office:value-type="string">
                <text:p>Lr = 0.01 e l = 3</text:p>
                <draw:g>
                  <svg:desc>cost_train_9.B1:cost_train_9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8.790100097656">
                <text:p>498.790100097656</text:p>
                <draw:g>
                  <svg:desc>cost_train_9.E2:cost_train_9.E312</svg:desc>
                </draw:g>
              </table:table-cell>
              <table:table-cell office:value-type="float" office:value="488.616058349609">
                <text:p>488.616058349609</text:p>
                <draw:g>
                  <svg:desc>cost_train_9.D2:cost_train_9.D312</svg:desc>
                </draw:g>
              </table:table-cell>
              <table:table-cell office:value-type="float" office:value="447.932006835937">
                <text:p>447.932006835937</text:p>
                <draw:g>
                  <svg:desc>cost_train_9.C2:cost_train_9.C312</svg:desc>
                </draw:g>
              </table:table-cell>
              <table:table-cell office:value-type="float" office:value="446.179779052734">
                <text:p>446.179779052734</text:p>
                <draw:g>
                  <svg:desc>cost_train_9.B2:cost_train_9.B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8.682739257812">
                <text:p>498.682739257812</text:p>
              </table:table-cell>
              <table:table-cell office:value-type="float" office:value="485.990478515625">
                <text:p>485.990478515625</text:p>
              </table:table-cell>
              <table:table-cell office:value-type="float" office:value="451.767517089844">
                <text:p>451.767517089844</text:p>
              </table:table-cell>
              <table:table-cell office:value-type="float" office:value="439.969573974609">
                <text:p>439.969573974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8.367431640625">
                <text:p>498.367431640625</text:p>
              </table:table-cell>
              <table:table-cell office:value-type="float" office:value="485.06884765625">
                <text:p>485.06884765625</text:p>
              </table:table-cell>
              <table:table-cell office:value-type="float" office:value="434.357177734375">
                <text:p>434.357177734375</text:p>
              </table:table-cell>
              <table:table-cell office:value-type="float" office:value="438.435638427734">
                <text:p>438.435638427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8.614349365234">
                <text:p>498.614349365234</text:p>
              </table:table-cell>
              <table:table-cell office:value-type="float" office:value="487.868041992188">
                <text:p>487.868041992188</text:p>
              </table:table-cell>
              <table:table-cell office:value-type="float" office:value="446.780090332031">
                <text:p>446.780090332031</text:p>
              </table:table-cell>
              <table:table-cell office:value-type="float" office:value="428.404052734375">
                <text:p>428.40405273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6.916534423828">
                <text:p>496.916534423828</text:p>
              </table:table-cell>
              <table:table-cell office:value-type="float" office:value="484.125915527344">
                <text:p>484.125915527344</text:p>
              </table:table-cell>
              <table:table-cell office:value-type="float" office:value="455.335296630859">
                <text:p>455.335296630859</text:p>
              </table:table-cell>
              <table:table-cell office:value-type="float" office:value="435.686370849609">
                <text:p>435.686370849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8.511138916016">
                <text:p>498.511138916016</text:p>
              </table:table-cell>
              <table:table-cell office:value-type="float" office:value="488.001098632813">
                <text:p>488.001098632813</text:p>
              </table:table-cell>
              <table:table-cell office:value-type="float" office:value="443.298522949219">
                <text:p>443.298522949219</text:p>
              </table:table-cell>
              <table:table-cell office:value-type="float" office:value="436.139465332031">
                <text:p>436.139465332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.324340820313">
                <text:p>498.324340820313</text:p>
              </table:table-cell>
              <table:table-cell office:value-type="float" office:value="486.600189208984">
                <text:p>486.600189208984</text:p>
              </table:table-cell>
              <table:table-cell office:value-type="float" office:value="448.192901611328">
                <text:p>448.192901611328</text:p>
              </table:table-cell>
              <table:table-cell office:value-type="float" office:value="438.00341796875">
                <text:p>438.003417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8.024993896484">
                <text:p>498.024993896484</text:p>
              </table:table-cell>
              <table:table-cell office:value-type="float" office:value="482.772338867188">
                <text:p>482.772338867188</text:p>
              </table:table-cell>
              <table:table-cell office:value-type="float" office:value="442.575012207031">
                <text:p>442.575012207031</text:p>
              </table:table-cell>
              <table:table-cell office:value-type="float" office:value="416.762817382813">
                <text:p>416.762817382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.286651611328">
                <text:p>497.286651611328</text:p>
              </table:table-cell>
              <table:table-cell office:value-type="float" office:value="481.044952392578">
                <text:p>481.044952392578</text:p>
              </table:table-cell>
              <table:table-cell office:value-type="float" office:value="456.358215332031">
                <text:p>456.358215332031</text:p>
              </table:table-cell>
              <table:table-cell office:value-type="float" office:value="432.494934082031">
                <text:p>432.494934082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.820587158203">
                <text:p>497.820587158203</text:p>
              </table:table-cell>
              <table:table-cell office:value-type="float" office:value="487.923400878906">
                <text:p>487.923400878906</text:p>
              </table:table-cell>
              <table:table-cell office:value-type="float" office:value="440.966949462891">
                <text:p>440.966949462891</text:p>
              </table:table-cell>
              <table:table-cell office:value-type="float" office:value="412.45166015625">
                <text:p>412.451660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8.560638427734">
                <text:p>498.560638427734</text:p>
              </table:table-cell>
              <table:table-cell office:value-type="float" office:value="478.921020507813">
                <text:p>478.921020507813</text:p>
              </table:table-cell>
              <table:table-cell office:value-type="float" office:value="438.650695800781">
                <text:p>438.650695800781</text:p>
              </table:table-cell>
              <table:table-cell office:value-type="float" office:value="421.547637939453">
                <text:p>421.547637939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6.904327392578">
                <text:p>496.904327392578</text:p>
              </table:table-cell>
              <table:table-cell office:value-type="float" office:value="484.813293457031">
                <text:p>484.813293457031</text:p>
              </table:table-cell>
              <table:table-cell office:value-type="float" office:value="434.154113769531">
                <text:p>434.154113769531</text:p>
              </table:table-cell>
              <table:table-cell office:value-type="float" office:value="432.166015625">
                <text:p>432.1660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.368072509766">
                <text:p>497.368072509766</text:p>
              </table:table-cell>
              <table:table-cell office:value-type="float" office:value="485.217102050781">
                <text:p>485.217102050781</text:p>
              </table:table-cell>
              <table:table-cell office:value-type="float" office:value="419.495422363281">
                <text:p>419.495422363281</text:p>
              </table:table-cell>
              <table:table-cell office:value-type="float" office:value="430.545043945313">
                <text:p>430.545043945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.258209228516">
                <text:p>497.258209228516</text:p>
              </table:table-cell>
              <table:table-cell office:value-type="float" office:value="477.819732666016">
                <text:p>477.819732666016</text:p>
              </table:table-cell>
              <table:table-cell office:value-type="float" office:value="423.215240478516">
                <text:p>423.215240478516</text:p>
              </table:table-cell>
              <table:table-cell office:value-type="float" office:value="411.639617919922">
                <text:p>411.6396179199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6.997436523438">
                <text:p>496.997436523438</text:p>
              </table:table-cell>
              <table:table-cell office:value-type="float" office:value="477.288482666016">
                <text:p>477.288482666016</text:p>
              </table:table-cell>
              <table:table-cell office:value-type="float" office:value="440.649658203125">
                <text:p>440.649658203125</text:p>
              </table:table-cell>
              <table:table-cell office:value-type="float" office:value="412.829559326172">
                <text:p>412.829559326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6.213684082031">
                <text:p>496.213684082031</text:p>
              </table:table-cell>
              <table:table-cell office:value-type="float" office:value="479.381378173828">
                <text:p>479.381378173828</text:p>
              </table:table-cell>
              <table:table-cell office:value-type="float" office:value="427.638702392578">
                <text:p>427.638702392578</text:p>
              </table:table-cell>
              <table:table-cell office:value-type="float" office:value="407.554412841797">
                <text:p>407.55441284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6.367034912109">
                <text:p>496.367034912109</text:p>
              </table:table-cell>
              <table:table-cell office:value-type="float" office:value="478.424865722656">
                <text:p>478.424865722656</text:p>
              </table:table-cell>
              <table:table-cell office:value-type="float" office:value="429.910064697266">
                <text:p>429.910064697266</text:p>
              </table:table-cell>
              <table:table-cell office:value-type="float" office:value="412.0078125">
                <text:p>412.00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5.816558837891">
                <text:p>495.816558837891</text:p>
              </table:table-cell>
              <table:table-cell office:value-type="float" office:value="470.7548828125">
                <text:p>470.7548828125</text:p>
              </table:table-cell>
              <table:table-cell office:value-type="float" office:value="387.748748779297">
                <text:p>387.748748779297</text:p>
              </table:table-cell>
              <table:table-cell office:value-type="float" office:value="412.297393798828">
                <text:p>412.297393798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6.51220703125">
                <text:p>496.51220703125</text:p>
              </table:table-cell>
              <table:table-cell office:value-type="float" office:value="474.734619140625">
                <text:p>474.734619140625</text:p>
              </table:table-cell>
              <table:table-cell office:value-type="float" office:value="417.260467529297">
                <text:p>417.260467529297</text:p>
              </table:table-cell>
              <table:table-cell office:value-type="float" office:value="418.411468505859">
                <text:p>418.411468505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5.110504150391">
                <text:p>495.110504150391</text:p>
              </table:table-cell>
              <table:table-cell office:value-type="float" office:value="485.366638183594">
                <text:p>485.366638183594</text:p>
              </table:table-cell>
              <table:table-cell office:value-type="float" office:value="417.383209228516">
                <text:p>417.383209228516</text:p>
              </table:table-cell>
              <table:table-cell office:value-type="float" office:value="405.27001953125">
                <text:p>405.2700195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6.002716064453">
                <text:p>496.002716064453</text:p>
              </table:table-cell>
              <table:table-cell office:value-type="float" office:value="475.763366699219">
                <text:p>475.763366699219</text:p>
              </table:table-cell>
              <table:table-cell office:value-type="float" office:value="433.236236572266">
                <text:p>433.236236572266</text:p>
              </table:table-cell>
              <table:table-cell office:value-type="float" office:value="407.230102539063">
                <text:p>407.2301025390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5.345367431641">
                <text:p>495.345367431641</text:p>
              </table:table-cell>
              <table:table-cell office:value-type="float" office:value="480.720367431641">
                <text:p>480.720367431641</text:p>
              </table:table-cell>
              <table:table-cell office:value-type="float" office:value="399.963165283203">
                <text:p>399.963165283203</text:p>
              </table:table-cell>
              <table:table-cell office:value-type="float" office:value="410.302062988281">
                <text:p>410.302062988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5.323028564453">
                <text:p>495.323028564453</text:p>
              </table:table-cell>
              <table:table-cell office:value-type="float" office:value="474.476196289062">
                <text:p>474.476196289062</text:p>
              </table:table-cell>
              <table:table-cell office:value-type="float" office:value="394.511749267578">
                <text:p>394.511749267578</text:p>
              </table:table-cell>
              <table:table-cell office:value-type="float" office:value="384.350280761719">
                <text:p>384.3502807617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4.68017578125">
                <text:p>494.68017578125</text:p>
              </table:table-cell>
              <table:table-cell office:value-type="float" office:value="468.314117431641">
                <text:p>468.314117431641</text:p>
              </table:table-cell>
              <table:table-cell office:value-type="float" office:value="404.983978271484">
                <text:p>404.983978271484</text:p>
              </table:table-cell>
              <table:table-cell office:value-type="float" office:value="406.10498046875">
                <text:p>406.1049804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1.302185058594">
                <text:p>491.302185058594</text:p>
              </table:table-cell>
              <table:table-cell office:value-type="float" office:value="476.608612060547">
                <text:p>476.608612060547</text:p>
              </table:table-cell>
              <table:table-cell office:value-type="float" office:value="407.308166503906">
                <text:p>407.308166503906</text:p>
              </table:table-cell>
              <table:table-cell office:value-type="float" office:value="393.907623291016">
                <text:p>393.907623291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4.257354736328">
                <text:p>494.257354736328</text:p>
              </table:table-cell>
              <table:table-cell office:value-type="float" office:value="477.281890869141">
                <text:p>477.281890869141</text:p>
              </table:table-cell>
              <table:table-cell office:value-type="float" office:value="391.037078857422">
                <text:p>391.037078857422</text:p>
              </table:table-cell>
              <table:table-cell office:value-type="float" office:value="383.087768554687">
                <text:p>383.0877685546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4.041534423828">
                <text:p>494.041534423828</text:p>
              </table:table-cell>
              <table:table-cell office:value-type="float" office:value="472.613952636719">
                <text:p>472.613952636719</text:p>
              </table:table-cell>
              <table:table-cell office:value-type="float" office:value="420.375732421875">
                <text:p>420.375732421875</text:p>
              </table:table-cell>
              <table:table-cell office:value-type="float" office:value="377.947662353516">
                <text:p>377.9476623535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4.602722167969">
                <text:p>494.602722167969</text:p>
              </table:table-cell>
              <table:table-cell office:value-type="float" office:value="471.455078125">
                <text:p>471.455078125</text:p>
              </table:table-cell>
              <table:table-cell office:value-type="float" office:value="371.573791503906">
                <text:p>371.573791503906</text:p>
              </table:table-cell>
              <table:table-cell office:value-type="float" office:value="391.799163818359">
                <text:p>391.799163818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2.891784667969">
                <text:p>492.891784667969</text:p>
              </table:table-cell>
              <table:table-cell office:value-type="float" office:value="475.601257324219">
                <text:p>475.601257324219</text:p>
              </table:table-cell>
              <table:table-cell office:value-type="float" office:value="383.424926757812">
                <text:p>383.424926757812</text:p>
              </table:table-cell>
              <table:table-cell office:value-type="float" office:value="395.406005859375">
                <text:p>395.40600585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3.658752441406">
                <text:p>493.658752441406</text:p>
              </table:table-cell>
              <table:table-cell office:value-type="float" office:value="461.683258056641">
                <text:p>461.683258056641</text:p>
              </table:table-cell>
              <table:table-cell office:value-type="float" office:value="398.520111083984">
                <text:p>398.520111083984</text:p>
              </table:table-cell>
              <table:table-cell office:value-type="float" office:value="359.964782714844">
                <text:p>359.964782714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3.228424072266">
                <text:p>493.228424072266</text:p>
              </table:table-cell>
              <table:table-cell office:value-type="float" office:value="476.897979736328">
                <text:p>476.897979736328</text:p>
              </table:table-cell>
              <table:table-cell office:value-type="float" office:value="429.996337890625">
                <text:p>429.996337890625</text:p>
              </table:table-cell>
              <table:table-cell office:value-type="float" office:value="376.443603515625">
                <text:p>376.44360351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1.912170410156">
                <text:p>491.912170410156</text:p>
              </table:table-cell>
              <table:table-cell office:value-type="float" office:value="474.88671875">
                <text:p>474.88671875</text:p>
              </table:table-cell>
              <table:table-cell office:value-type="float" office:value="411.899169921875">
                <text:p>411.899169921875</text:p>
              </table:table-cell>
              <table:table-cell office:value-type="float" office:value="394.896942138672">
                <text:p>394.896942138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1.318817138672">
                <text:p>491.318817138672</text:p>
              </table:table-cell>
              <table:table-cell office:value-type="float" office:value="479.383483886719">
                <text:p>479.383483886719</text:p>
              </table:table-cell>
              <table:table-cell office:value-type="float" office:value="409.384033203125">
                <text:p>409.384033203125</text:p>
              </table:table-cell>
              <table:table-cell office:value-type="float" office:value="381.291534423828">
                <text:p>381.2915344238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3.344299316406">
                <text:p>493.344299316406</text:p>
              </table:table-cell>
              <table:table-cell office:value-type="float" office:value="467.793243408203">
                <text:p>467.793243408203</text:p>
              </table:table-cell>
              <table:table-cell office:value-type="float" office:value="402.944580078125">
                <text:p>402.944580078125</text:p>
              </table:table-cell>
              <table:table-cell office:value-type="float" office:value="372.858154296875">
                <text:p>372.858154296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2.413909912109">
                <text:p>492.413909912109</text:p>
              </table:table-cell>
              <table:table-cell office:value-type="float" office:value="458.476440429688">
                <text:p>458.476440429688</text:p>
              </table:table-cell>
              <table:table-cell office:value-type="float" office:value="373.144592285156">
                <text:p>373.144592285156</text:p>
              </table:table-cell>
              <table:table-cell office:value-type="float" office:value="393.974029541016">
                <text:p>393.974029541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1.208435058594">
                <text:p>491.208435058594</text:p>
              </table:table-cell>
              <table:table-cell office:value-type="float" office:value="473.681121826172">
                <text:p>473.681121826172</text:p>
              </table:table-cell>
              <table:table-cell office:value-type="float" office:value="377.195953369141">
                <text:p>377.195953369141</text:p>
              </table:table-cell>
              <table:table-cell office:value-type="float" office:value="361.001922607422">
                <text:p>361.001922607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9.302032470703">
                <text:p>489.302032470703</text:p>
              </table:table-cell>
              <table:table-cell office:value-type="float" office:value="471.831817626953">
                <text:p>471.831817626953</text:p>
              </table:table-cell>
              <table:table-cell office:value-type="float" office:value="380.060424804687">
                <text:p>380.060424804687</text:p>
              </table:table-cell>
              <table:table-cell office:value-type="float" office:value="362.10986328125">
                <text:p>362.1098632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9.502258300781">
                <text:p>489.502258300781</text:p>
              </table:table-cell>
              <table:table-cell office:value-type="float" office:value="467.333038330078">
                <text:p>467.333038330078</text:p>
              </table:table-cell>
              <table:table-cell office:value-type="float" office:value="373.219055175781">
                <text:p>373.219055175781</text:p>
              </table:table-cell>
              <table:table-cell office:value-type="float" office:value="356.372100830078">
                <text:p>356.372100830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9.597015380859">
                <text:p>489.597015380859</text:p>
              </table:table-cell>
              <table:table-cell office:value-type="float" office:value="475.246215820313">
                <text:p>475.246215820313</text:p>
              </table:table-cell>
              <table:table-cell office:value-type="float" office:value="383.189178466797">
                <text:p>383.189178466797</text:p>
              </table:table-cell>
              <table:table-cell office:value-type="float" office:value="382.333374023437">
                <text:p>382.3333740234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2.422058105469">
                <text:p>492.422058105469</text:p>
              </table:table-cell>
              <table:table-cell office:value-type="float" office:value="466.155364990234">
                <text:p>466.155364990234</text:p>
              </table:table-cell>
              <table:table-cell office:value-type="float" office:value="401.167572021484">
                <text:p>401.167572021484</text:p>
              </table:table-cell>
              <table:table-cell office:value-type="float" office:value="366.703521728516">
                <text:p>366.7035217285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1.225952148438">
                <text:p>491.225952148438</text:p>
              </table:table-cell>
              <table:table-cell office:value-type="float" office:value="473.469573974609">
                <text:p>473.469573974609</text:p>
              </table:table-cell>
              <table:table-cell office:value-type="float" office:value="377.506011962891">
                <text:p>377.506011962891</text:p>
              </table:table-cell>
              <table:table-cell office:value-type="float" office:value="367.587493896484">
                <text:p>367.587493896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6.2666015625">
                <text:p>486.2666015625</text:p>
              </table:table-cell>
              <table:table-cell office:value-type="float" office:value="472.279907226563">
                <text:p>472.279907226563</text:p>
              </table:table-cell>
              <table:table-cell office:value-type="float" office:value="402.429870605469">
                <text:p>402.429870605469</text:p>
              </table:table-cell>
              <table:table-cell office:value-type="float" office:value="369.079528808594">
                <text:p>369.0795288085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1.997161865234">
                <text:p>491.997161865234</text:p>
              </table:table-cell>
              <table:table-cell office:value-type="float" office:value="466.650787353516">
                <text:p>466.650787353516</text:p>
              </table:table-cell>
              <table:table-cell office:value-type="float" office:value="379.693939208984">
                <text:p>379.693939208984</text:p>
              </table:table-cell>
              <table:table-cell office:value-type="float" office:value="332.016052246094">
                <text:p>332.0160522460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7.302215576172">
                <text:p>487.302215576172</text:p>
              </table:table-cell>
              <table:table-cell office:value-type="float" office:value="466.896087646484">
                <text:p>466.896087646484</text:p>
              </table:table-cell>
              <table:table-cell office:value-type="float" office:value="373.88427734375">
                <text:p>373.88427734375</text:p>
              </table:table-cell>
              <table:table-cell office:value-type="float" office:value="382.728912353516">
                <text:p>382.728912353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9.480895996094">
                <text:p>489.480895996094</text:p>
              </table:table-cell>
              <table:table-cell office:value-type="float" office:value="468.902038574219">
                <text:p>468.902038574219</text:p>
              </table:table-cell>
              <table:table-cell office:value-type="float" office:value="401.643188476563">
                <text:p>401.643188476563</text:p>
              </table:table-cell>
              <table:table-cell office:value-type="float" office:value="336.394378662109">
                <text:p>336.394378662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6.903137207031">
                <text:p>486.903137207031</text:p>
              </table:table-cell>
              <table:table-cell office:value-type="float" office:value="469.014007568359">
                <text:p>469.014007568359</text:p>
              </table:table-cell>
              <table:table-cell office:value-type="float" office:value="370.102386474609">
                <text:p>370.102386474609</text:p>
              </table:table-cell>
              <table:table-cell office:value-type="float" office:value="391.282958984375">
                <text:p>391.28295898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8.334655761719">
                <text:p>488.334655761719</text:p>
              </table:table-cell>
              <table:table-cell office:value-type="float" office:value="472.713195800781">
                <text:p>472.713195800781</text:p>
              </table:table-cell>
              <table:table-cell office:value-type="float" office:value="383.371124267578">
                <text:p>383.371124267578</text:p>
              </table:table-cell>
              <table:table-cell office:value-type="float" office:value="332.059753417969">
                <text:p>332.059753417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6.610015869141">
                <text:p>486.610015869141</text:p>
              </table:table-cell>
              <table:table-cell office:value-type="float" office:value="468.07568359375">
                <text:p>468.07568359375</text:p>
              </table:table-cell>
              <table:table-cell office:value-type="float" office:value="347.051574707031">
                <text:p>347.051574707031</text:p>
              </table:table-cell>
              <table:table-cell office:value-type="float" office:value="341.64013671875">
                <text:p>341.6401367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5.548736572266">
                <text:p>485.548736572266</text:p>
              </table:table-cell>
              <table:table-cell office:value-type="float" office:value="462.420959472656">
                <text:p>462.420959472656</text:p>
              </table:table-cell>
              <table:table-cell office:value-type="float" office:value="366.192260742188">
                <text:p>366.192260742188</text:p>
              </table:table-cell>
              <table:table-cell office:value-type="float" office:value="393.235168457031">
                <text:p>393.2351684570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7.353637695313">
                <text:p>487.353637695313</text:p>
              </table:table-cell>
              <table:table-cell office:value-type="float" office:value="460.038238525391">
                <text:p>460.038238525391</text:p>
              </table:table-cell>
              <table:table-cell office:value-type="float" office:value="391.059539794922">
                <text:p>391.059539794922</text:p>
              </table:table-cell>
              <table:table-cell office:value-type="float" office:value="333.060150146484">
                <text:p>333.060150146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4.139556884766">
                <text:p>484.139556884766</text:p>
              </table:table-cell>
              <table:table-cell office:value-type="float" office:value="456.553833007813">
                <text:p>456.553833007813</text:p>
              </table:table-cell>
              <table:table-cell office:value-type="float" office:value="390.848724365234">
                <text:p>390.848724365234</text:p>
              </table:table-cell>
              <table:table-cell office:value-type="float" office:value="355.630767822266">
                <text:p>355.6307678222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3.422241210937">
                <text:p>483.422241210937</text:p>
              </table:table-cell>
              <table:table-cell office:value-type="float" office:value="466.262664794922">
                <text:p>466.262664794922</text:p>
              </table:table-cell>
              <table:table-cell office:value-type="float" office:value="402.553253173828">
                <text:p>402.553253173828</text:p>
              </table:table-cell>
              <table:table-cell office:value-type="float" office:value="353.619171142578">
                <text:p>353.6191711425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2.504699707031">
                <text:p>482.504699707031</text:p>
              </table:table-cell>
              <table:table-cell office:value-type="float" office:value="454.813171386719">
                <text:p>454.813171386719</text:p>
              </table:table-cell>
              <table:table-cell office:value-type="float" office:value="356.648071289062">
                <text:p>356.648071289062</text:p>
              </table:table-cell>
              <table:table-cell office:value-type="float" office:value="357.3193359375">
                <text:p>357.3193359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4.896453857422">
                <text:p>484.896453857422</text:p>
              </table:table-cell>
              <table:table-cell office:value-type="float" office:value="459.495971679688">
                <text:p>459.495971679688</text:p>
              </table:table-cell>
              <table:table-cell office:value-type="float" office:value="372.964569091797">
                <text:p>372.964569091797</text:p>
              </table:table-cell>
              <table:table-cell office:value-type="float" office:value="309.590484619141">
                <text:p>309.590484619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3.556457519531">
                <text:p>483.556457519531</text:p>
              </table:table-cell>
              <table:table-cell office:value-type="float" office:value="456.791473388672">
                <text:p>456.791473388672</text:p>
              </table:table-cell>
              <table:table-cell office:value-type="float" office:value="363.431427001953">
                <text:p>363.431427001953</text:p>
              </table:table-cell>
              <table:table-cell office:value-type="float" office:value="341.596984863281">
                <text:p>341.5969848632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3.670166015625">
                <text:p>483.670166015625</text:p>
              </table:table-cell>
              <table:table-cell office:value-type="float" office:value="440.36376953125">
                <text:p>440.36376953125</text:p>
              </table:table-cell>
              <table:table-cell office:value-type="float" office:value="345.638275146484">
                <text:p>345.638275146484</text:p>
              </table:table-cell>
              <table:table-cell office:value-type="float" office:value="327.88916015625">
                <text:p>327.88916015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1.865814208984">
                <text:p>481.865814208984</text:p>
              </table:table-cell>
              <table:table-cell office:value-type="float" office:value="459.971710205078">
                <text:p>459.971710205078</text:p>
              </table:table-cell>
              <table:table-cell office:value-type="float" office:value="390.828674316406">
                <text:p>390.828674316406</text:p>
              </table:table-cell>
              <table:table-cell office:value-type="float" office:value="358.290924072266">
                <text:p>358.290924072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5.280212402344">
                <text:p>485.280212402344</text:p>
              </table:table-cell>
              <table:table-cell office:value-type="float" office:value="457.332061767578">
                <text:p>457.332061767578</text:p>
              </table:table-cell>
              <table:table-cell office:value-type="float" office:value="344.478729248047">
                <text:p>344.478729248047</text:p>
              </table:table-cell>
              <table:table-cell office:value-type="float" office:value="357.967834472656">
                <text:p>357.967834472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1.203399658203">
                <text:p>481.203399658203</text:p>
              </table:table-cell>
              <table:table-cell office:value-type="float" office:value="455.667633056641">
                <text:p>455.667633056641</text:p>
              </table:table-cell>
              <table:table-cell office:value-type="float" office:value="376.987213134766">
                <text:p>376.987213134766</text:p>
              </table:table-cell>
              <table:table-cell office:value-type="float" office:value="371.718170166016">
                <text:p>371.718170166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1.305358886719">
                <text:p>481.305358886719</text:p>
              </table:table-cell>
              <table:table-cell office:value-type="float" office:value="453.866729736328">
                <text:p>453.866729736328</text:p>
              </table:table-cell>
              <table:table-cell office:value-type="float" office:value="342.575592041016">
                <text:p>342.575592041016</text:p>
              </table:table-cell>
              <table:table-cell office:value-type="float" office:value="353.900146484375">
                <text:p>353.900146484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1.056762695313">
                <text:p>481.056762695313</text:p>
              </table:table-cell>
              <table:table-cell office:value-type="float" office:value="461.059600830078">
                <text:p>461.059600830078</text:p>
              </table:table-cell>
              <table:table-cell office:value-type="float" office:value="336.010681152344">
                <text:p>336.010681152344</text:p>
              </table:table-cell>
              <table:table-cell office:value-type="float" office:value="347.83984375">
                <text:p>347.8398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4.986389160156">
                <text:p>484.986389160156</text:p>
              </table:table-cell>
              <table:table-cell office:value-type="float" office:value="448.709930419922">
                <text:p>448.709930419922</text:p>
              </table:table-cell>
              <table:table-cell office:value-type="float" office:value="362.884063720703">
                <text:p>362.884063720703</text:p>
              </table:table-cell>
              <table:table-cell office:value-type="float" office:value="345.237854003906">
                <text:p>345.237854003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9.231109619141">
                <text:p>479.231109619141</text:p>
              </table:table-cell>
              <table:table-cell office:value-type="float" office:value="447.320251464844">
                <text:p>447.320251464844</text:p>
              </table:table-cell>
              <table:table-cell office:value-type="float" office:value="381.253875732422">
                <text:p>381.253875732422</text:p>
              </table:table-cell>
              <table:table-cell office:value-type="float" office:value="313.797424316406">
                <text:p>313.797424316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0.589080810547">
                <text:p>480.589080810547</text:p>
              </table:table-cell>
              <table:table-cell office:value-type="float" office:value="453.944183349609">
                <text:p>453.944183349609</text:p>
              </table:table-cell>
              <table:table-cell office:value-type="float" office:value="345.580780029297">
                <text:p>345.580780029297</text:p>
              </table:table-cell>
              <table:table-cell office:value-type="float" office:value="293.240173339844">
                <text:p>293.240173339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8.465850830078">
                <text:p>478.465850830078</text:p>
              </table:table-cell>
              <table:table-cell office:value-type="float" office:value="443.588317871094">
                <text:p>443.588317871094</text:p>
              </table:table-cell>
              <table:table-cell office:value-type="float" office:value="370.795715332031">
                <text:p>370.795715332031</text:p>
              </table:table-cell>
              <table:table-cell office:value-type="float" office:value="320.54443359375">
                <text:p>320.54443359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9.176361083984">
                <text:p>479.176361083984</text:p>
              </table:table-cell>
              <table:table-cell office:value-type="float" office:value="456.053314208984">
                <text:p>456.053314208984</text:p>
              </table:table-cell>
              <table:table-cell office:value-type="float" office:value="325.734680175781">
                <text:p>325.734680175781</text:p>
              </table:table-cell>
              <table:table-cell office:value-type="float" office:value="328.449615478516">
                <text:p>328.4496154785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9.406707763672">
                <text:p>479.406707763672</text:p>
              </table:table-cell>
              <table:table-cell office:value-type="float" office:value="448.235015869141">
                <text:p>448.235015869141</text:p>
              </table:table-cell>
              <table:table-cell office:value-type="float" office:value="320.512786865234">
                <text:p>320.512786865234</text:p>
              </table:table-cell>
              <table:table-cell office:value-type="float" office:value="285.110107421875">
                <text:p>285.11010742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0.801361083984">
                <text:p>480.801361083984</text:p>
              </table:table-cell>
              <table:table-cell office:value-type="float" office:value="442.171936035156">
                <text:p>442.171936035156</text:p>
              </table:table-cell>
              <table:table-cell office:value-type="float" office:value="340.892303466797">
                <text:p>340.892303466797</text:p>
              </table:table-cell>
              <table:table-cell office:value-type="float" office:value="299.86181640625">
                <text:p>299.86181640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0.845947265625">
                <text:p>480.845947265625</text:p>
              </table:table-cell>
              <table:table-cell office:value-type="float" office:value="465.167816162109">
                <text:p>465.167816162109</text:p>
              </table:table-cell>
              <table:table-cell office:value-type="float" office:value="376.910614013672">
                <text:p>376.910614013672</text:p>
              </table:table-cell>
              <table:table-cell office:value-type="float" office:value="332.402191162109">
                <text:p>332.402191162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0.818054199219">
                <text:p>480.818054199219</text:p>
              </table:table-cell>
              <table:table-cell office:value-type="float" office:value="455.893890380859">
                <text:p>455.893890380859</text:p>
              </table:table-cell>
              <table:table-cell office:value-type="float" office:value="366.752502441406">
                <text:p>366.752502441406</text:p>
              </table:table-cell>
              <table:table-cell office:value-type="float" office:value="349.518310546875">
                <text:p>349.5183105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7.790252685547">
                <text:p>477.790252685547</text:p>
              </table:table-cell>
              <table:table-cell office:value-type="float" office:value="459.953552246094">
                <text:p>459.953552246094</text:p>
              </table:table-cell>
              <table:table-cell office:value-type="float" office:value="387.419677734375">
                <text:p>387.419677734375</text:p>
              </table:table-cell>
              <table:table-cell office:value-type="float" office:value="272.265197753906">
                <text:p>272.2651977539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0.863952636719">
                <text:p>480.863952636719</text:p>
              </table:table-cell>
              <table:table-cell office:value-type="float" office:value="452.513824462891">
                <text:p>452.513824462891</text:p>
              </table:table-cell>
              <table:table-cell office:value-type="float" office:value="356.293609619141">
                <text:p>356.293609619141</text:p>
              </table:table-cell>
              <table:table-cell office:value-type="float" office:value="327.575714111328">
                <text:p>327.57571411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4.682098388672">
                <text:p>474.682098388672</text:p>
              </table:table-cell>
              <table:table-cell office:value-type="float" office:value="453.937927246094">
                <text:p>453.937927246094</text:p>
              </table:table-cell>
              <table:table-cell office:value-type="float" office:value="355.972229003906">
                <text:p>355.972229003906</text:p>
              </table:table-cell>
              <table:table-cell office:value-type="float" office:value="370.162994384766">
                <text:p>370.1629943847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7.530029296875">
                <text:p>477.530029296875</text:p>
              </table:table-cell>
              <table:table-cell office:value-type="float" office:value="446.077331542969">
                <text:p>446.077331542969</text:p>
              </table:table-cell>
              <table:table-cell office:value-type="float" office:value="333.961883544922">
                <text:p>333.961883544922</text:p>
              </table:table-cell>
              <table:table-cell office:value-type="float" office:value="327.614501953125">
                <text:p>327.61450195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8.083221435547">
                <text:p>478.083221435547</text:p>
              </table:table-cell>
              <table:table-cell office:value-type="float" office:value="436.871002197266">
                <text:p>436.871002197266</text:p>
              </table:table-cell>
              <table:table-cell office:value-type="float" office:value="366.544525146484">
                <text:p>366.544525146484</text:p>
              </table:table-cell>
              <table:table-cell office:value-type="float" office:value="285.960388183594">
                <text:p>285.9603881835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6.244812011719">
                <text:p>476.244812011719</text:p>
              </table:table-cell>
              <table:table-cell office:value-type="float" office:value="435.493316650391">
                <text:p>435.493316650391</text:p>
              </table:table-cell>
              <table:table-cell office:value-type="float" office:value="334.886077880859">
                <text:p>334.886077880859</text:p>
              </table:table-cell>
              <table:table-cell office:value-type="float" office:value="340.682159423828">
                <text:p>340.682159423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5.870910644531">
                <text:p>475.870910644531</text:p>
              </table:table-cell>
              <table:table-cell office:value-type="float" office:value="435.660095214844">
                <text:p>435.660095214844</text:p>
              </table:table-cell>
              <table:table-cell office:value-type="float" office:value="381.133666992188">
                <text:p>381.133666992188</text:p>
              </table:table-cell>
              <table:table-cell office:value-type="float" office:value="331.157257080078">
                <text:p>331.157257080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8.968444824219">
                <text:p>478.968444824219</text:p>
              </table:table-cell>
              <table:table-cell office:value-type="float" office:value="442.961181640625">
                <text:p>442.961181640625</text:p>
              </table:table-cell>
              <table:table-cell office:value-type="float" office:value="344.519348144531">
                <text:p>344.519348144531</text:p>
              </table:table-cell>
              <table:table-cell office:value-type="float" office:value="276.452758789062">
                <text:p>276.4527587890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7.483520507812">
                <text:p>477.483520507812</text:p>
              </table:table-cell>
              <table:table-cell office:value-type="float" office:value="437.85791015625">
                <text:p>437.85791015625</text:p>
              </table:table-cell>
              <table:table-cell office:value-type="float" office:value="325.996978759766">
                <text:p>325.996978759766</text:p>
              </table:table-cell>
              <table:table-cell office:value-type="float" office:value="298.219818115234">
                <text:p>298.2198181152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3.101043701172">
                <text:p>473.101043701172</text:p>
              </table:table-cell>
              <table:table-cell office:value-type="float" office:value="456.089202880859">
                <text:p>456.089202880859</text:p>
              </table:table-cell>
              <table:table-cell office:value-type="float" office:value="369.724609375">
                <text:p>369.724609375</text:p>
              </table:table-cell>
              <table:table-cell office:value-type="float" office:value="309.127746582031">
                <text:p>309.127746582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8.182983398438">
                <text:p>478.182983398438</text:p>
              </table:table-cell>
              <table:table-cell office:value-type="float" office:value="430.554382324219">
                <text:p>430.554382324219</text:p>
              </table:table-cell>
              <table:table-cell office:value-type="float" office:value="336.357177734375">
                <text:p>336.357177734375</text:p>
              </table:table-cell>
              <table:table-cell office:value-type="float" office:value="311.656585693359">
                <text:p>311.6565856933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4.493804931641">
                <text:p>474.493804931641</text:p>
              </table:table-cell>
              <table:table-cell office:value-type="float" office:value="446.052978515625">
                <text:p>446.052978515625</text:p>
              </table:table-cell>
              <table:table-cell office:value-type="float" office:value="338.449493408203">
                <text:p>338.449493408203</text:p>
              </table:table-cell>
              <table:table-cell office:value-type="float" office:value="303.749786376953">
                <text:p>303.7497863769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2.736541748047">
                <text:p>472.736541748047</text:p>
              </table:table-cell>
              <table:table-cell office:value-type="float" office:value="431.69580078125">
                <text:p>431.69580078125</text:p>
              </table:table-cell>
              <table:table-cell office:value-type="float" office:value="344.616180419922">
                <text:p>344.616180419922</text:p>
              </table:table-cell>
              <table:table-cell office:value-type="float" office:value="307.968353271484">
                <text:p>307.968353271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.713348388672">
                <text:p>473.713348388672</text:p>
              </table:table-cell>
              <table:table-cell office:value-type="float" office:value="453.101989746094">
                <text:p>453.101989746094</text:p>
              </table:table-cell>
              <table:table-cell office:value-type="float" office:value="359.20947265625">
                <text:p>359.20947265625</text:p>
              </table:table-cell>
              <table:table-cell office:value-type="float" office:value="279.649505615234">
                <text:p>279.649505615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6.506072998047">
                <text:p>476.506072998047</text:p>
              </table:table-cell>
              <table:table-cell office:value-type="float" office:value="440.047668457031">
                <text:p>440.047668457031</text:p>
              </table:table-cell>
              <table:table-cell office:value-type="float" office:value="385.169494628906">
                <text:p>385.169494628906</text:p>
              </table:table-cell>
              <table:table-cell office:value-type="float" office:value="267.667724609375">
                <text:p>267.66772460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8.513732910156">
                <text:p>478.513732910156</text:p>
              </table:table-cell>
              <table:table-cell office:value-type="float" office:value="430.786590576172">
                <text:p>430.786590576172</text:p>
              </table:table-cell>
              <table:table-cell office:value-type="float" office:value="324.3017578125">
                <text:p>324.3017578125</text:p>
              </table:table-cell>
              <table:table-cell office:value-type="float" office:value="308.669860839844">
                <text:p>308.669860839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5.856475830078">
                <text:p>475.856475830078</text:p>
              </table:table-cell>
              <table:table-cell office:value-type="float" office:value="445.795349121094">
                <text:p>445.795349121094</text:p>
              </table:table-cell>
              <table:table-cell office:value-type="float" office:value="338.608642578125">
                <text:p>338.608642578125</text:p>
              </table:table-cell>
              <table:table-cell office:value-type="float" office:value="313.372711181641">
                <text:p>313.372711181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6.130767822266">
                <text:p>476.130767822266</text:p>
              </table:table-cell>
              <table:table-cell office:value-type="float" office:value="447.576354980469">
                <text:p>447.576354980469</text:p>
              </table:table-cell>
              <table:table-cell office:value-type="float" office:value="339.140167236328">
                <text:p>339.140167236328</text:p>
              </table:table-cell>
              <table:table-cell office:value-type="float" office:value="261.577392578125">
                <text:p>261.577392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1.0927734375">
                <text:p>471.0927734375</text:p>
              </table:table-cell>
              <table:table-cell office:value-type="float" office:value="447.651153564453">
                <text:p>447.651153564453</text:p>
              </table:table-cell>
              <table:table-cell office:value-type="float" office:value="342.624267578125">
                <text:p>342.624267578125</text:p>
              </table:table-cell>
              <table:table-cell office:value-type="float" office:value="290.0185546875">
                <text:p>290.0185546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3.772521972656">
                <text:p>473.772521972656</text:p>
              </table:table-cell>
              <table:table-cell office:value-type="float" office:value="443.461730957031">
                <text:p>443.461730957031</text:p>
              </table:table-cell>
              <table:table-cell office:value-type="float" office:value="320.936859130859">
                <text:p>320.936859130859</text:p>
              </table:table-cell>
              <table:table-cell office:value-type="float" office:value="311.158477783203">
                <text:p>311.1584777832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5.099761962891">
                <text:p>475.099761962891</text:p>
              </table:table-cell>
              <table:table-cell office:value-type="float" office:value="425.254516601563">
                <text:p>425.254516601563</text:p>
              </table:table-cell>
              <table:table-cell office:value-type="float" office:value="319.077362060547">
                <text:p>319.077362060547</text:p>
              </table:table-cell>
              <table:table-cell office:value-type="float" office:value="348.068634033203">
                <text:p>348.0686340332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8.75048828125">
                <text:p>478.75048828125</text:p>
              </table:table-cell>
              <table:table-cell office:value-type="float" office:value="443.528900146484">
                <text:p>443.528900146484</text:p>
              </table:table-cell>
              <table:table-cell office:value-type="float" office:value="345.218383789062">
                <text:p>345.218383789062</text:p>
              </table:table-cell>
              <table:table-cell office:value-type="float" office:value="305.852294921875">
                <text:p>305.85229492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1.463439941406">
                <text:p>471.463439941406</text:p>
              </table:table-cell>
              <table:table-cell office:value-type="float" office:value="432.748748779297">
                <text:p>432.748748779297</text:p>
              </table:table-cell>
              <table:table-cell office:value-type="float" office:value="320.717620849609">
                <text:p>320.717620849609</text:p>
              </table:table-cell>
              <table:table-cell office:value-type="float" office:value="309.304412841797">
                <text:p>309.3044128417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8.697937011719">
                <text:p>478.697937011719</text:p>
              </table:table-cell>
              <table:table-cell office:value-type="float" office:value="430.660919189453">
                <text:p>430.660919189453</text:p>
              </table:table-cell>
              <table:table-cell office:value-type="float" office:value="346.410095214844">
                <text:p>346.410095214844</text:p>
              </table:table-cell>
              <table:table-cell office:value-type="float" office:value="293.115051269531">
                <text:p>293.1150512695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7.231658935547">
                <text:p>467.231658935547</text:p>
              </table:table-cell>
              <table:table-cell office:value-type="float" office:value="450.848205566406">
                <text:p>450.848205566406</text:p>
              </table:table-cell>
              <table:table-cell office:value-type="float" office:value="352.919525146484">
                <text:p>352.919525146484</text:p>
              </table:table-cell>
              <table:table-cell office:value-type="float" office:value="302.869079589844">
                <text:p>302.869079589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2.243133544922">
                <text:p>472.243133544922</text:p>
              </table:table-cell>
              <table:table-cell office:value-type="float" office:value="449.211151123047">
                <text:p>449.211151123047</text:p>
              </table:table-cell>
              <table:table-cell office:value-type="float" office:value="347.890106201172">
                <text:p>347.890106201172</text:p>
              </table:table-cell>
              <table:table-cell office:value-type="float" office:value="270.369476318359">
                <text:p>270.3694763183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3.520050048828">
                <text:p>473.520050048828</text:p>
              </table:table-cell>
              <table:table-cell office:value-type="float" office:value="426.328033447266">
                <text:p>426.328033447266</text:p>
              </table:table-cell>
              <table:table-cell office:value-type="float" office:value="351.274963378906">
                <text:p>351.274963378906</text:p>
              </table:table-cell>
              <table:table-cell office:value-type="float" office:value="259.662933349609">
                <text:p>259.662933349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5.356567382813">
                <text:p>475.356567382813</text:p>
              </table:table-cell>
              <table:table-cell office:value-type="float" office:value="428.618225097656">
                <text:p>428.618225097656</text:p>
              </table:table-cell>
              <table:table-cell office:value-type="float" office:value="361.62109375">
                <text:p>361.62109375</text:p>
              </table:table-cell>
              <table:table-cell office:value-type="float" office:value="285.60400390625">
                <text:p>285.60400390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4.393005371094">
                <text:p>474.393005371094</text:p>
              </table:table-cell>
              <table:table-cell office:value-type="float" office:value="430.168518066406">
                <text:p>430.168518066406</text:p>
              </table:table-cell>
              <table:table-cell office:value-type="float" office:value="334.903106689453">
                <text:p>334.903106689453</text:p>
              </table:table-cell>
              <table:table-cell office:value-type="float" office:value="297.252014160156">
                <text:p>297.2520141601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6.072082519531">
                <text:p>476.072082519531</text:p>
              </table:table-cell>
              <table:table-cell office:value-type="float" office:value="417.790435791016">
                <text:p>417.790435791016</text:p>
              </table:table-cell>
              <table:table-cell office:value-type="float" office:value="313.940856933594">
                <text:p>313.940856933594</text:p>
              </table:table-cell>
              <table:table-cell office:value-type="float" office:value="316.914398193359">
                <text:p>316.9143981933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7.581787109375">
                <text:p>467.581787109375</text:p>
              </table:table-cell>
              <table:table-cell office:value-type="float" office:value="450.990783691406">
                <text:p>450.990783691406</text:p>
              </table:table-cell>
              <table:table-cell office:value-type="float" office:value="342.782531738281">
                <text:p>342.782531738281</text:p>
              </table:table-cell>
              <table:table-cell office:value-type="float" office:value="326.377624511719">
                <text:p>326.3776245117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9.448455810547">
                <text:p>469.448455810547</text:p>
              </table:table-cell>
              <table:table-cell office:value-type="float" office:value="444.076629638672">
                <text:p>444.076629638672</text:p>
              </table:table-cell>
              <table:table-cell office:value-type="float" office:value="296.612060546875">
                <text:p>296.612060546875</text:p>
              </table:table-cell>
              <table:table-cell office:value-type="float" office:value="256.915008544922">
                <text:p>256.9150085449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2.69091796875">
                <text:p>472.69091796875</text:p>
              </table:table-cell>
              <table:table-cell office:value-type="float" office:value="438.033508300781">
                <text:p>438.033508300781</text:p>
              </table:table-cell>
              <table:table-cell office:value-type="float" office:value="296.61572265625">
                <text:p>296.61572265625</text:p>
              </table:table-cell>
              <table:table-cell office:value-type="float" office:value="276.823028564453">
                <text:p>276.8230285644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9.549560546875">
                <text:p>469.549560546875</text:p>
              </table:table-cell>
              <table:table-cell office:value-type="float" office:value="428.002716064453">
                <text:p>428.002716064453</text:p>
              </table:table-cell>
              <table:table-cell office:value-type="float" office:value="346.076843261719">
                <text:p>346.076843261719</text:p>
              </table:table-cell>
              <table:table-cell office:value-type="float" office:value="284.771759033203">
                <text:p>284.7717590332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7.612548828125">
                <text:p>467.612548828125</text:p>
              </table:table-cell>
              <table:table-cell office:value-type="float" office:value="442.830657958984">
                <text:p>442.830657958984</text:p>
              </table:table-cell>
              <table:table-cell office:value-type="float" office:value="333.737243652344">
                <text:p>333.737243652344</text:p>
              </table:table-cell>
              <table:table-cell office:value-type="float" office:value="254.650634765625">
                <text:p>254.650634765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4.723114013672">
                <text:p>474.723114013672</text:p>
              </table:table-cell>
              <table:table-cell office:value-type="float" office:value="428.364868164063">
                <text:p>428.364868164063</text:p>
              </table:table-cell>
              <table:table-cell office:value-type="float" office:value="347.325897216797">
                <text:p>347.325897216797</text:p>
              </table:table-cell>
              <table:table-cell office:value-type="float" office:value="316.890655517578">
                <text:p>316.8906555175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1.433807373047">
                <text:p>471.433807373047</text:p>
              </table:table-cell>
              <table:table-cell office:value-type="float" office:value="438.554382324219">
                <text:p>438.554382324219</text:p>
              </table:table-cell>
              <table:table-cell office:value-type="float" office:value="392.145965576172">
                <text:p>392.145965576172</text:p>
              </table:table-cell>
              <table:table-cell office:value-type="float" office:value="268.350158691406">
                <text:p>268.3501586914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5.52001953125">
                <text:p>465.52001953125</text:p>
              </table:table-cell>
              <table:table-cell office:value-type="float" office:value="420.27978515625">
                <text:p>420.27978515625</text:p>
              </table:table-cell>
              <table:table-cell office:value-type="float" office:value="277.809204101563">
                <text:p>277.809204101563</text:p>
              </table:table-cell>
              <table:table-cell office:value-type="float" office:value="271.887481689453">
                <text:p>271.887481689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5.349212646484">
                <text:p>465.349212646484</text:p>
              </table:table-cell>
              <table:table-cell office:value-type="float" office:value="419.754150390625">
                <text:p>419.754150390625</text:p>
              </table:table-cell>
              <table:table-cell office:value-type="float" office:value="263.805877685547">
                <text:p>263.805877685547</text:p>
              </table:table-cell>
              <table:table-cell office:value-type="float" office:value="271.395477294922">
                <text:p>271.3954772949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2.515045166016">
                <text:p>462.515045166016</text:p>
              </table:table-cell>
              <table:table-cell office:value-type="float" office:value="421.782989501953">
                <text:p>421.782989501953</text:p>
              </table:table-cell>
              <table:table-cell office:value-type="float" office:value="298.018890380859">
                <text:p>298.018890380859</text:p>
              </table:table-cell>
              <table:table-cell office:value-type="float" office:value="240.399490356445">
                <text:p>240.3994903564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5.325134277344">
                <text:p>465.325134277344</text:p>
              </table:table-cell>
              <table:table-cell office:value-type="float" office:value="421.981231689453">
                <text:p>421.981231689453</text:p>
              </table:table-cell>
              <table:table-cell office:value-type="float" office:value="325.706451416016">
                <text:p>325.706451416016</text:p>
              </table:table-cell>
              <table:table-cell office:value-type="float" office:value="306.743408203125">
                <text:p>306.74340820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2.011810302734">
                <text:p>472.011810302734</text:p>
              </table:table-cell>
              <table:table-cell office:value-type="float" office:value="425.492370605469">
                <text:p>425.492370605469</text:p>
              </table:table-cell>
              <table:table-cell office:value-type="float" office:value="349.334442138672">
                <text:p>349.334442138672</text:p>
              </table:table-cell>
              <table:table-cell office:value-type="float" office:value="344.675415039063">
                <text:p>344.6754150390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1.803497314453">
                <text:p>471.803497314453</text:p>
              </table:table-cell>
              <table:table-cell office:value-type="float" office:value="428.594696044922">
                <text:p>428.594696044922</text:p>
              </table:table-cell>
              <table:table-cell office:value-type="float" office:value="330.189758300781">
                <text:p>330.189758300781</text:p>
              </table:table-cell>
              <table:table-cell office:value-type="float" office:value="290.056304931641">
                <text:p>290.0563049316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3.233459472656">
                <text:p>463.233459472656</text:p>
              </table:table-cell>
              <table:table-cell office:value-type="float" office:value="429.90478515625">
                <text:p>429.90478515625</text:p>
              </table:table-cell>
              <table:table-cell office:value-type="float" office:value="311.963897705078">
                <text:p>311.963897705078</text:p>
              </table:table-cell>
              <table:table-cell office:value-type="float" office:value="247.923721313477">
                <text:p>247.9237213134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5.529266357422">
                <text:p>465.529266357422</text:p>
              </table:table-cell>
              <table:table-cell office:value-type="float" office:value="435.914825439453">
                <text:p>435.914825439453</text:p>
              </table:table-cell>
              <table:table-cell office:value-type="float" office:value="339.696075439453">
                <text:p>339.696075439453</text:p>
              </table:table-cell>
              <table:table-cell office:value-type="float" office:value="282.763519287109">
                <text:p>282.7635192871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.543914794922">
                <text:p>464.543914794922</text:p>
              </table:table-cell>
              <table:table-cell office:value-type="float" office:value="412.798217773438">
                <text:p>412.798217773438</text:p>
              </table:table-cell>
              <table:table-cell office:value-type="float" office:value="354.747436523437">
                <text:p>354.747436523437</text:p>
              </table:table-cell>
              <table:table-cell office:value-type="float" office:value="268.081176757812">
                <text:p>268.081176757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7.361236572266">
                <text:p>467.361236572266</text:p>
              </table:table-cell>
              <table:table-cell office:value-type="float" office:value="434.945892333984">
                <text:p>434.945892333984</text:p>
              </table:table-cell>
              <table:table-cell office:value-type="float" office:value="312.800567626953">
                <text:p>312.800567626953</text:p>
              </table:table-cell>
              <table:table-cell office:value-type="float" office:value="274.514709472656">
                <text:p>274.5147094726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9.209564208984">
                <text:p>469.209564208984</text:p>
              </table:table-cell>
              <table:table-cell office:value-type="float" office:value="423.838165283203">
                <text:p>423.838165283203</text:p>
              </table:table-cell>
              <table:table-cell office:value-type="float" office:value="338.358459472656">
                <text:p>338.358459472656</text:p>
              </table:table-cell>
              <table:table-cell office:value-type="float" office:value="271.118469238281">
                <text:p>271.1184692382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.698944091797">
                <text:p>460.698944091797</text:p>
              </table:table-cell>
              <table:table-cell office:value-type="float" office:value="419.767333984375">
                <text:p>419.767333984375</text:p>
              </table:table-cell>
              <table:table-cell office:value-type="float" office:value="330.400238037109">
                <text:p>330.400238037109</text:p>
              </table:table-cell>
              <table:table-cell office:value-type="float" office:value="270.67822265625">
                <text:p>270.67822265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5.431030273438">
                <text:p>465.431030273438</text:p>
              </table:table-cell>
              <table:table-cell office:value-type="float" office:value="434.669677734375">
                <text:p>434.669677734375</text:p>
              </table:table-cell>
              <table:table-cell office:value-type="float" office:value="296.721893310547">
                <text:p>296.721893310547</text:p>
              </table:table-cell>
              <table:table-cell office:value-type="float" office:value="263.2568359375">
                <text:p>263.2568359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9.415191650391">
                <text:p>459.415191650391</text:p>
              </table:table-cell>
              <table:table-cell office:value-type="float" office:value="420.951477050781">
                <text:p>420.951477050781</text:p>
              </table:table-cell>
              <table:table-cell office:value-type="float" office:value="281.006134033203">
                <text:p>281.006134033203</text:p>
              </table:table-cell>
              <table:table-cell office:value-type="float" office:value="244.602493286133">
                <text:p>244.6024932861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5.831146240234">
                <text:p>465.831146240234</text:p>
              </table:table-cell>
              <table:table-cell office:value-type="float" office:value="436.009063720703">
                <text:p>436.009063720703</text:p>
              </table:table-cell>
              <table:table-cell office:value-type="float" office:value="275.047973632812">
                <text:p>275.047973632812</text:p>
              </table:table-cell>
              <table:table-cell office:value-type="float" office:value="246.180297851562">
                <text:p>246.1802978515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8.494018554688">
                <text:p>468.494018554688</text:p>
              </table:table-cell>
              <table:table-cell office:value-type="float" office:value="420.204925537109">
                <text:p>420.204925537109</text:p>
              </table:table-cell>
              <table:table-cell office:value-type="float" office:value="338.968627929688">
                <text:p>338.968627929688</text:p>
              </table:table-cell>
              <table:table-cell office:value-type="float" office:value="292.520751953125">
                <text:p>292.520751953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2.110595703125">
                <text:p>462.110595703125</text:p>
              </table:table-cell>
              <table:table-cell office:value-type="float" office:value="435.009002685547">
                <text:p>435.009002685547</text:p>
              </table:table-cell>
              <table:table-cell office:value-type="float" office:value="294.543121337891">
                <text:p>294.543121337891</text:p>
              </table:table-cell>
              <table:table-cell office:value-type="float" office:value="267.608642578125">
                <text:p>267.608642578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0.718658447266">
                <text:p>460.718658447266</text:p>
              </table:table-cell>
              <table:table-cell office:value-type="float" office:value="429.869476318359">
                <text:p>429.869476318359</text:p>
              </table:table-cell>
              <table:table-cell office:value-type="float" office:value="336.030212402344">
                <text:p>336.030212402344</text:p>
              </table:table-cell>
              <table:table-cell office:value-type="float" office:value="253.276916503906">
                <text:p>253.2769165039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8.768402099609">
                <text:p>458.768402099609</text:p>
              </table:table-cell>
              <table:table-cell office:value-type="float" office:value="417.739379882813">
                <text:p>417.739379882813</text:p>
              </table:table-cell>
              <table:table-cell office:value-type="float" office:value="320.596649169922">
                <text:p>320.596649169922</text:p>
              </table:table-cell>
              <table:table-cell office:value-type="float" office:value="254.671142578125">
                <text:p>254.671142578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2.303100585938">
                <text:p>462.303100585938</text:p>
              </table:table-cell>
              <table:table-cell office:value-type="float" office:value="425.230590820313">
                <text:p>425.230590820313</text:p>
              </table:table-cell>
              <table:table-cell office:value-type="float" office:value="323.602447509766">
                <text:p>323.602447509766</text:p>
              </table:table-cell>
              <table:table-cell office:value-type="float" office:value="285.262359619141">
                <text:p>285.2623596191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2.280487060547">
                <text:p>462.280487060547</text:p>
              </table:table-cell>
              <table:table-cell office:value-type="float" office:value="428.206481933594">
                <text:p>428.206481933594</text:p>
              </table:table-cell>
              <table:table-cell office:value-type="float" office:value="309.650054931641">
                <text:p>309.650054931641</text:p>
              </table:table-cell>
              <table:table-cell office:value-type="float" office:value="287.823913574219">
                <text:p>287.823913574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3.636993408203">
                <text:p>463.636993408203</text:p>
              </table:table-cell>
              <table:table-cell office:value-type="float" office:value="410.174865722656">
                <text:p>410.174865722656</text:p>
              </table:table-cell>
              <table:table-cell office:value-type="float" office:value="354.435516357422">
                <text:p>354.435516357422</text:p>
              </table:table-cell>
              <table:table-cell office:value-type="float" office:value="209.878997802734">
                <text:p>209.8789978027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9.174957275391">
                <text:p>459.174957275391</text:p>
              </table:table-cell>
              <table:table-cell office:value-type="float" office:value="424.250732421875">
                <text:p>424.250732421875</text:p>
              </table:table-cell>
              <table:table-cell office:value-type="float" office:value="306.339508056641">
                <text:p>306.339508056641</text:p>
              </table:table-cell>
              <table:table-cell office:value-type="float" office:value="283.783599853516">
                <text:p>283.7835998535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4.785949707031">
                <text:p>464.785949707031</text:p>
              </table:table-cell>
              <table:table-cell office:value-type="float" office:value="418.638244628906">
                <text:p>418.638244628906</text:p>
              </table:table-cell>
              <table:table-cell office:value-type="float" office:value="329.248657226562">
                <text:p>329.248657226562</text:p>
              </table:table-cell>
              <table:table-cell office:value-type="float" office:value="245.872528076172">
                <text:p>245.8725280761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7.067169189453">
                <text:p>467.067169189453</text:p>
              </table:table-cell>
              <table:table-cell office:value-type="float" office:value="420.627624511719">
                <text:p>420.627624511719</text:p>
              </table:table-cell>
              <table:table-cell office:value-type="float" office:value="292.128570556641">
                <text:p>292.128570556641</text:p>
              </table:table-cell>
              <table:table-cell office:value-type="float" office:value="247.511367797852">
                <text:p>247.5113677978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4.173034667969">
                <text:p>474.173034667969</text:p>
              </table:table-cell>
              <table:table-cell office:value-type="float" office:value="420.509460449219">
                <text:p>420.509460449219</text:p>
              </table:table-cell>
              <table:table-cell office:value-type="float" office:value="297.991516113281">
                <text:p>297.991516113281</text:p>
              </table:table-cell>
              <table:table-cell office:value-type="float" office:value="289.379791259766">
                <text:p>289.3797912597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4.097137451172">
                <text:p>464.097137451172</text:p>
              </table:table-cell>
              <table:table-cell office:value-type="float" office:value="450.770935058594">
                <text:p>450.770935058594</text:p>
              </table:table-cell>
              <table:table-cell office:value-type="float" office:value="320.467926025391">
                <text:p>320.467926025391</text:p>
              </table:table-cell>
              <table:table-cell office:value-type="float" office:value="308.711181640625">
                <text:p>308.711181640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5.148529052734">
                <text:p>465.148529052734</text:p>
              </table:table-cell>
              <table:table-cell office:value-type="float" office:value="426.707855224609">
                <text:p>426.707855224609</text:p>
              </table:table-cell>
              <table:table-cell office:value-type="float" office:value="302.624298095703">
                <text:p>302.624298095703</text:p>
              </table:table-cell>
              <table:table-cell office:value-type="float" office:value="259.049682617187">
                <text:p>259.0496826171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3.301910400391">
                <text:p>463.301910400391</text:p>
              </table:table-cell>
              <table:table-cell office:value-type="float" office:value="426.540863037109">
                <text:p>426.540863037109</text:p>
              </table:table-cell>
              <table:table-cell office:value-type="float" office:value="265.594696044922">
                <text:p>265.594696044922</text:p>
              </table:table-cell>
              <table:table-cell office:value-type="float" office:value="245.525619506836">
                <text:p>245.525619506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8.405975341797">
                <text:p>468.405975341797</text:p>
              </table:table-cell>
              <table:table-cell office:value-type="float" office:value="427.179901123047">
                <text:p>427.179901123047</text:p>
              </table:table-cell>
              <table:table-cell office:value-type="float" office:value="318.065277099609">
                <text:p>318.065277099609</text:p>
              </table:table-cell>
              <table:table-cell office:value-type="float" office:value="273.756164550781">
                <text:p>273.7561645507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6.108703613281">
                <text:p>466.108703613281</text:p>
              </table:table-cell>
              <table:table-cell office:value-type="float" office:value="425.800506591797">
                <text:p>425.800506591797</text:p>
              </table:table-cell>
              <table:table-cell office:value-type="float" office:value="345.874328613281">
                <text:p>345.874328613281</text:p>
              </table:table-cell>
              <table:table-cell office:value-type="float" office:value="267.161590576172">
                <text:p>267.1615905761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3.323486328125">
                <text:p>463.323486328125</text:p>
              </table:table-cell>
              <table:table-cell office:value-type="float" office:value="403.6943359375">
                <text:p>403.6943359375</text:p>
              </table:table-cell>
              <table:table-cell office:value-type="float" office:value="289.896087646484">
                <text:p>289.896087646484</text:p>
              </table:table-cell>
              <table:table-cell office:value-type="float" office:value="270.084136962891">
                <text:p>270.0841369628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2.826934814453">
                <text:p>462.826934814453</text:p>
              </table:table-cell>
              <table:table-cell office:value-type="float" office:value="432.412719726563">
                <text:p>432.412719726563</text:p>
              </table:table-cell>
              <table:table-cell office:value-type="float" office:value="286.197082519531">
                <text:p>286.197082519531</text:p>
              </table:table-cell>
              <table:table-cell office:value-type="float" office:value="277.050231933594">
                <text:p>277.0502319335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6.756774902344">
                <text:p>466.756774902344</text:p>
              </table:table-cell>
              <table:table-cell office:value-type="float" office:value="425.55224609375">
                <text:p>425.55224609375</text:p>
              </table:table-cell>
              <table:table-cell office:value-type="float" office:value="273.54931640625">
                <text:p>273.54931640625</text:p>
              </table:table-cell>
              <table:table-cell office:value-type="float" office:value="278.905914306641">
                <text:p>278.9059143066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7.440093994141">
                <text:p>457.440093994141</text:p>
              </table:table-cell>
              <table:table-cell office:value-type="float" office:value="409.788208007813">
                <text:p>409.788208007813</text:p>
              </table:table-cell>
              <table:table-cell office:value-type="float" office:value="325.668334960937">
                <text:p>325.668334960937</text:p>
              </table:table-cell>
              <table:table-cell office:value-type="float" office:value="255.454620361328">
                <text:p>255.4546203613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2.952728271484">
                <text:p>462.952728271484</text:p>
              </table:table-cell>
              <table:table-cell office:value-type="float" office:value="418.683685302734">
                <text:p>418.683685302734</text:p>
              </table:table-cell>
              <table:table-cell office:value-type="float" office:value="291.032470703125">
                <text:p>291.032470703125</text:p>
              </table:table-cell>
              <table:table-cell office:value-type="float" office:value="242.414688110352">
                <text:p>242.4146881103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7.420043945313">
                <text:p>467.420043945313</text:p>
              </table:table-cell>
              <table:table-cell office:value-type="float" office:value="436.080261230469">
                <text:p>436.080261230469</text:p>
              </table:table-cell>
              <table:table-cell office:value-type="float" office:value="313.164733886719">
                <text:p>313.164733886719</text:p>
              </table:table-cell>
              <table:table-cell office:value-type="float" office:value="228.63493347168">
                <text:p>228.634933471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0.471435546875">
                <text:p>460.471435546875</text:p>
              </table:table-cell>
              <table:table-cell office:value-type="float" office:value="403.7041015625">
                <text:p>403.7041015625</text:p>
              </table:table-cell>
              <table:table-cell office:value-type="float" office:value="295.216949462891">
                <text:p>295.216949462891</text:p>
              </table:table-cell>
              <table:table-cell office:value-type="float" office:value="266.418884277344">
                <text:p>266.418884277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1.472259521484">
                <text:p>461.472259521484</text:p>
              </table:table-cell>
              <table:table-cell office:value-type="float" office:value="424.816833496094">
                <text:p>424.816833496094</text:p>
              </table:table-cell>
              <table:table-cell office:value-type="float" office:value="318.003570556641">
                <text:p>318.003570556641</text:p>
              </table:table-cell>
              <table:table-cell office:value-type="float" office:value="270.601928710937">
                <text:p>270.601928710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0.678924560547">
                <text:p>460.678924560547</text:p>
              </table:table-cell>
              <table:table-cell office:value-type="float" office:value="410.271209716797">
                <text:p>410.271209716797</text:p>
              </table:table-cell>
              <table:table-cell office:value-type="float" office:value="314.533599853516">
                <text:p>314.533599853516</text:p>
              </table:table-cell>
              <table:table-cell office:value-type="float" office:value="252.177154541016">
                <text:p>252.1771545410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4.690185546875">
                <text:p>464.690185546875</text:p>
              </table:table-cell>
              <table:table-cell office:value-type="float" office:value="400.965270996094">
                <text:p>400.965270996094</text:p>
              </table:table-cell>
              <table:table-cell office:value-type="float" office:value="306.714660644531">
                <text:p>306.714660644531</text:p>
              </table:table-cell>
              <table:table-cell office:value-type="float" office:value="259.947692871094">
                <text:p>259.9476928710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1.124847412109">
                <text:p>461.124847412109</text:p>
              </table:table-cell>
              <table:table-cell office:value-type="float" office:value="407.268157958984">
                <text:p>407.268157958984</text:p>
              </table:table-cell>
              <table:table-cell office:value-type="float" office:value="289.751953125">
                <text:p>289.751953125</text:p>
              </table:table-cell>
              <table:table-cell office:value-type="float" office:value="278.700103759766">
                <text:p>278.700103759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5.837249755859">
                <text:p>455.837249755859</text:p>
              </table:table-cell>
              <table:table-cell office:value-type="float" office:value="405.931732177734">
                <text:p>405.931732177734</text:p>
              </table:table-cell>
              <table:table-cell office:value-type="float" office:value="347.132904052734">
                <text:p>347.132904052734</text:p>
              </table:table-cell>
              <table:table-cell office:value-type="float" office:value="253.66535949707">
                <text:p>253.665359497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5.809997558594">
                <text:p>465.809997558594</text:p>
              </table:table-cell>
              <table:table-cell office:value-type="float" office:value="402.179412841797">
                <text:p>402.179412841797</text:p>
              </table:table-cell>
              <table:table-cell office:value-type="float" office:value="293.099853515625">
                <text:p>293.099853515625</text:p>
              </table:table-cell>
              <table:table-cell office:value-type="float" office:value="251.011352539062">
                <text:p>251.0113525390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9.667999267578">
                <text:p>459.667999267578</text:p>
              </table:table-cell>
              <table:table-cell office:value-type="float" office:value="401.175262451172">
                <text:p>401.175262451172</text:p>
              </table:table-cell>
              <table:table-cell office:value-type="float" office:value="303.024230957031">
                <text:p>303.024230957031</text:p>
              </table:table-cell>
              <table:table-cell office:value-type="float" office:value="224.715438842773">
                <text:p>224.7154388427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4.009918212891">
                <text:p>464.009918212891</text:p>
              </table:table-cell>
              <table:table-cell office:value-type="float" office:value="398.977996826172">
                <text:p>398.977996826172</text:p>
              </table:table-cell>
              <table:table-cell office:value-type="float" office:value="296.364440917969">
                <text:p>296.364440917969</text:p>
              </table:table-cell>
              <table:table-cell office:value-type="float" office:value="282.647430419922">
                <text:p>282.647430419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9.604919433594">
                <text:p>459.604919433594</text:p>
              </table:table-cell>
              <table:table-cell office:value-type="float" office:value="416.006744384766">
                <text:p>416.006744384766</text:p>
              </table:table-cell>
              <table:table-cell office:value-type="float" office:value="257.824310302734">
                <text:p>257.824310302734</text:p>
              </table:table-cell>
              <table:table-cell office:value-type="float" office:value="202.933792114258">
                <text:p>202.9337921142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1.222412109375">
                <text:p>461.222412109375</text:p>
              </table:table-cell>
              <table:table-cell office:value-type="float" office:value="395.690490722656">
                <text:p>395.690490722656</text:p>
              </table:table-cell>
              <table:table-cell office:value-type="float" office:value="311.968322753906">
                <text:p>311.968322753906</text:p>
              </table:table-cell>
              <table:table-cell office:value-type="float" office:value="259.418273925781">
                <text:p>259.4182739257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9.486175537109">
                <text:p>459.486175537109</text:p>
              </table:table-cell>
              <table:table-cell office:value-type="float" office:value="379.773956298828">
                <text:p>379.773956298828</text:p>
              </table:table-cell>
              <table:table-cell office:value-type="float" office:value="255.229568481445">
                <text:p>255.229568481445</text:p>
              </table:table-cell>
              <table:table-cell office:value-type="float" office:value="275.368438720703">
                <text:p>275.3684387207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6.06298828125">
                <text:p>456.06298828125</text:p>
              </table:table-cell>
              <table:table-cell office:value-type="float" office:value="405.283203125">
                <text:p>405.283203125</text:p>
              </table:table-cell>
              <table:table-cell office:value-type="float" office:value="286.858459472656">
                <text:p>286.858459472656</text:p>
              </table:table-cell>
              <table:table-cell office:value-type="float" office:value="207.934585571289">
                <text:p>207.934585571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7.823455810547">
                <text:p>457.823455810547</text:p>
              </table:table-cell>
              <table:table-cell office:value-type="float" office:value="415.776702880859">
                <text:p>415.776702880859</text:p>
              </table:table-cell>
              <table:table-cell office:value-type="float" office:value="309.945434570312">
                <text:p>309.945434570312</text:p>
              </table:table-cell>
              <table:table-cell office:value-type="float" office:value="217.618789672852">
                <text:p>217.6187896728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1.697509765625">
                <text:p>461.697509765625</text:p>
              </table:table-cell>
              <table:table-cell office:value-type="float" office:value="430.793090820313">
                <text:p>430.793090820313</text:p>
              </table:table-cell>
              <table:table-cell office:value-type="float" office:value="343.432525634766">
                <text:p>343.432525634766</text:p>
              </table:table-cell>
              <table:table-cell office:value-type="float" office:value="267.747161865234">
                <text:p>267.7471618652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4.365875244141">
                <text:p>454.365875244141</text:p>
              </table:table-cell>
              <table:table-cell office:value-type="float" office:value="417.950561523438">
                <text:p>417.950561523438</text:p>
              </table:table-cell>
              <table:table-cell office:value-type="float" office:value="321.809112548828">
                <text:p>321.809112548828</text:p>
              </table:table-cell>
              <table:table-cell office:value-type="float" office:value="246.989547729492">
                <text:p>246.9895477294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1.842681884766">
                <text:p>461.842681884766</text:p>
              </table:table-cell>
              <table:table-cell office:value-type="float" office:value="396.396118164062">
                <text:p>396.396118164062</text:p>
              </table:table-cell>
              <table:table-cell office:value-type="float" office:value="311.734497070312">
                <text:p>311.734497070312</text:p>
              </table:table-cell>
              <table:table-cell office:value-type="float" office:value="282.471466064453">
                <text:p>282.4714660644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8.842529296875">
                <text:p>448.842529296875</text:p>
              </table:table-cell>
              <table:table-cell office:value-type="float" office:value="412.951293945313">
                <text:p>412.951293945313</text:p>
              </table:table-cell>
              <table:table-cell office:value-type="float" office:value="256.209411621094">
                <text:p>256.209411621094</text:p>
              </table:table-cell>
              <table:table-cell office:value-type="float" office:value="288.324157714844">
                <text:p>288.3241577148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4.702972412109">
                <text:p>464.702972412109</text:p>
              </table:table-cell>
              <table:table-cell office:value-type="float" office:value="423.962860107422">
                <text:p>423.962860107422</text:p>
              </table:table-cell>
              <table:table-cell office:value-type="float" office:value="285.302093505859">
                <text:p>285.302093505859</text:p>
              </table:table-cell>
              <table:table-cell office:value-type="float" office:value="229.567565917969">
                <text:p>229.5675659179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6.949157714844">
                <text:p>456.949157714844</text:p>
              </table:table-cell>
              <table:table-cell office:value-type="float" office:value="407.027954101563">
                <text:p>407.027954101563</text:p>
              </table:table-cell>
              <table:table-cell office:value-type="float" office:value="303.251403808594">
                <text:p>303.251403808594</text:p>
              </table:table-cell>
              <table:table-cell office:value-type="float" office:value="215.333190917969">
                <text:p>215.3331909179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7.095520019531">
                <text:p>457.095520019531</text:p>
              </table:table-cell>
              <table:table-cell office:value-type="float" office:value="415.178070068359">
                <text:p>415.178070068359</text:p>
              </table:table-cell>
              <table:table-cell office:value-type="float" office:value="257.089416503906">
                <text:p>257.089416503906</text:p>
              </table:table-cell>
              <table:table-cell office:value-type="float" office:value="299.254333496094">
                <text:p>299.2543334960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6.633361816406">
                <text:p>456.633361816406</text:p>
              </table:table-cell>
              <table:table-cell office:value-type="float" office:value="407.216918945313">
                <text:p>407.216918945313</text:p>
              </table:table-cell>
              <table:table-cell office:value-type="float" office:value="300.416809082031">
                <text:p>300.416809082031</text:p>
              </table:table-cell>
              <table:table-cell office:value-type="float" office:value="269.056701660156">
                <text:p>269.0567016601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2.942474365234">
                <text:p>452.942474365234</text:p>
              </table:table-cell>
              <table:table-cell office:value-type="float" office:value="401.221069335938">
                <text:p>401.221069335938</text:p>
              </table:table-cell>
              <table:table-cell office:value-type="float" office:value="281.669097900391">
                <text:p>281.669097900391</text:p>
              </table:table-cell>
              <table:table-cell office:value-type="float" office:value="277.006225585937">
                <text:p>277.0062255859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3.622833251953">
                <text:p>453.622833251953</text:p>
              </table:table-cell>
              <table:table-cell office:value-type="float" office:value="406.051666259766">
                <text:p>406.051666259766</text:p>
              </table:table-cell>
              <table:table-cell office:value-type="float" office:value="239.495971679687">
                <text:p>239.495971679687</text:p>
              </table:table-cell>
              <table:table-cell office:value-type="float" office:value="247.062530517578">
                <text:p>247.0625305175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2.424285888672">
                <text:p>452.424285888672</text:p>
              </table:table-cell>
              <table:table-cell office:value-type="float" office:value="411.389434814453">
                <text:p>411.389434814453</text:p>
              </table:table-cell>
              <table:table-cell office:value-type="float" office:value="300.187957763672">
                <text:p>300.187957763672</text:p>
              </table:table-cell>
              <table:table-cell office:value-type="float" office:value="241.034057617187">
                <text:p>241.0340576171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5.448822021484">
                <text:p>455.448822021484</text:p>
              </table:table-cell>
              <table:table-cell office:value-type="float" office:value="412.390594482422">
                <text:p>412.390594482422</text:p>
              </table:table-cell>
              <table:table-cell office:value-type="float" office:value="287.642608642578">
                <text:p>287.642608642578</text:p>
              </table:table-cell>
              <table:table-cell office:value-type="float" office:value="252.421249389648">
                <text:p>252.4212493896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4.158782958984">
                <text:p>454.158782958984</text:p>
              </table:table-cell>
              <table:table-cell office:value-type="float" office:value="405.965301513672">
                <text:p>405.965301513672</text:p>
              </table:table-cell>
              <table:table-cell office:value-type="float" office:value="319.654907226563">
                <text:p>319.654907226563</text:p>
              </table:table-cell>
              <table:table-cell office:value-type="float" office:value="246.069931030273">
                <text:p>246.0699310302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8.233184814453">
                <text:p>458.233184814453</text:p>
              </table:table-cell>
              <table:table-cell office:value-type="float" office:value="401.384490966797">
                <text:p>401.384490966797</text:p>
              </table:table-cell>
              <table:table-cell office:value-type="float" office:value="277.398010253906">
                <text:p>277.398010253906</text:p>
              </table:table-cell>
              <table:table-cell office:value-type="float" office:value="256.029205322266">
                <text:p>256.029205322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6.728759765625">
                <text:p>456.728759765625</text:p>
              </table:table-cell>
              <table:table-cell office:value-type="float" office:value="400.376586914063">
                <text:p>400.376586914063</text:p>
              </table:table-cell>
              <table:table-cell office:value-type="float" office:value="326.482452392578">
                <text:p>326.482452392578</text:p>
              </table:table-cell>
              <table:table-cell office:value-type="float" office:value="231.282470703125">
                <text:p>231.282470703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1.038146972656">
                <text:p>451.038146972656</text:p>
              </table:table-cell>
              <table:table-cell office:value-type="float" office:value="441.405670166016">
                <text:p>441.405670166016</text:p>
              </table:table-cell>
              <table:table-cell office:value-type="float" office:value="302.050872802734">
                <text:p>302.050872802734</text:p>
              </table:table-cell>
              <table:table-cell office:value-type="float" office:value="230.139938354492">
                <text:p>230.1399383544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61.828430175781">
                <text:p>461.828430175781</text:p>
              </table:table-cell>
              <table:table-cell office:value-type="float" office:value="427.809539794922">
                <text:p>427.809539794922</text:p>
              </table:table-cell>
              <table:table-cell office:value-type="float" office:value="299.986022949219">
                <text:p>299.986022949219</text:p>
              </table:table-cell>
              <table:table-cell office:value-type="float" office:value="269.342132568359">
                <text:p>269.3421325683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2.361114501953">
                <text:p>452.361114501953</text:p>
              </table:table-cell>
              <table:table-cell office:value-type="float" office:value="379.273406982422">
                <text:p>379.273406982422</text:p>
              </table:table-cell>
              <table:table-cell office:value-type="float" office:value="328.982086181641">
                <text:p>328.982086181641</text:p>
              </table:table-cell>
              <table:table-cell office:value-type="float" office:value="261.555358886719">
                <text:p>261.5553588867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4.728485107422">
                <text:p>454.728485107422</text:p>
              </table:table-cell>
              <table:table-cell office:value-type="float" office:value="420.584197998047">
                <text:p>420.584197998047</text:p>
              </table:table-cell>
              <table:table-cell office:value-type="float" office:value="264.316070556641">
                <text:p>264.316070556641</text:p>
              </table:table-cell>
              <table:table-cell office:value-type="float" office:value="242.405822753906">
                <text:p>242.4058227539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9.855621337891">
                <text:p>459.855621337891</text:p>
              </table:table-cell>
              <table:table-cell office:value-type="float" office:value="429.915496826172">
                <text:p>429.915496826172</text:p>
              </table:table-cell>
              <table:table-cell office:value-type="float" office:value="214.014190673828">
                <text:p>214.014190673828</text:p>
              </table:table-cell>
              <table:table-cell office:value-type="float" office:value="240.173690795898">
                <text:p>240.1736907958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7.249969482422">
                <text:p>457.249969482422</text:p>
              </table:table-cell>
              <table:table-cell office:value-type="float" office:value="388.410247802734">
                <text:p>388.410247802734</text:p>
              </table:table-cell>
              <table:table-cell office:value-type="float" office:value="279.353912353516">
                <text:p>279.353912353516</text:p>
              </table:table-cell>
              <table:table-cell office:value-type="float" office:value="260.470855712891">
                <text:p>260.4708557128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4.193603515625">
                <text:p>454.193603515625</text:p>
              </table:table-cell>
              <table:table-cell office:value-type="float" office:value="392.858673095703">
                <text:p>392.858673095703</text:p>
              </table:table-cell>
              <table:table-cell office:value-type="float" office:value="258.406463623047">
                <text:p>258.406463623047</text:p>
              </table:table-cell>
              <table:table-cell office:value-type="float" office:value="243.420669555664">
                <text:p>243.4206695556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4.668609619141">
                <text:p>454.668609619141</text:p>
              </table:table-cell>
              <table:table-cell office:value-type="float" office:value="396.841888427734">
                <text:p>396.841888427734</text:p>
              </table:table-cell>
              <table:table-cell office:value-type="float" office:value="269.925933837891">
                <text:p>269.925933837891</text:p>
              </table:table-cell>
              <table:table-cell office:value-type="float" office:value="285.542114257813">
                <text:p>285.5421142578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4.865905761719">
                <text:p>454.865905761719</text:p>
              </table:table-cell>
              <table:table-cell office:value-type="float" office:value="404.105804443359">
                <text:p>404.105804443359</text:p>
              </table:table-cell>
              <table:table-cell office:value-type="float" office:value="291.424682617187">
                <text:p>291.424682617187</text:p>
              </table:table-cell>
              <table:table-cell office:value-type="float" office:value="254.140014648438">
                <text:p>254.1400146484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9.357788085937">
                <text:p>459.357788085937</text:p>
              </table:table-cell>
              <table:table-cell office:value-type="float" office:value="412.784027099609">
                <text:p>412.784027099609</text:p>
              </table:table-cell>
              <table:table-cell office:value-type="float" office:value="270.036804199219">
                <text:p>270.036804199219</text:p>
              </table:table-cell>
              <table:table-cell office:value-type="float" office:value="269.275939941406">
                <text:p>269.2759399414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2.778442382813">
                <text:p>452.778442382813</text:p>
              </table:table-cell>
              <table:table-cell office:value-type="float" office:value="417.881286621094">
                <text:p>417.881286621094</text:p>
              </table:table-cell>
              <table:table-cell office:value-type="float" office:value="274.388671875">
                <text:p>274.388671875</text:p>
              </table:table-cell>
              <table:table-cell office:value-type="float" office:value="267.907104492187">
                <text:p>267.9071044921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7.653717041016">
                <text:p>457.653717041016</text:p>
              </table:table-cell>
              <table:table-cell office:value-type="float" office:value="421.53076171875">
                <text:p>421.53076171875</text:p>
              </table:table-cell>
              <table:table-cell office:value-type="float" office:value="318.952667236328">
                <text:p>318.952667236328</text:p>
              </table:table-cell>
              <table:table-cell office:value-type="float" office:value="238.091583251953">
                <text:p>238.0915832519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3.600158691406">
                <text:p>443.600158691406</text:p>
              </table:table-cell>
              <table:table-cell office:value-type="float" office:value="433.292602539063">
                <text:p>433.292602539063</text:p>
              </table:table-cell>
              <table:table-cell office:value-type="float" office:value="295.940338134766">
                <text:p>295.940338134766</text:p>
              </table:table-cell>
              <table:table-cell office:value-type="float" office:value="249.851089477539">
                <text:p>249.8510894775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1.374206542969">
                <text:p>451.374206542969</text:p>
              </table:table-cell>
              <table:table-cell office:value-type="float" office:value="388.324005126953">
                <text:p>388.324005126953</text:p>
              </table:table-cell>
              <table:table-cell office:value-type="float" office:value="306.358215332031">
                <text:p>306.358215332031</text:p>
              </table:table-cell>
              <table:table-cell office:value-type="float" office:value="245.041519165039">
                <text:p>245.0415191650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7.044738769531">
                <text:p>447.044738769531</text:p>
              </table:table-cell>
              <table:table-cell office:value-type="float" office:value="423.824188232422">
                <text:p>423.824188232422</text:p>
              </table:table-cell>
              <table:table-cell office:value-type="float" office:value="287.322357177734">
                <text:p>287.322357177734</text:p>
              </table:table-cell>
              <table:table-cell office:value-type="float" office:value="231.364349365234">
                <text:p>231.3643493652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1.625030517578">
                <text:p>451.625030517578</text:p>
              </table:table-cell>
              <table:table-cell office:value-type="float" office:value="368.923126220703">
                <text:p>368.923126220703</text:p>
              </table:table-cell>
              <table:table-cell office:value-type="float" office:value="309.478607177734">
                <text:p>309.478607177734</text:p>
              </table:table-cell>
              <table:table-cell office:value-type="float" office:value="262.212615966797">
                <text:p>262.2126159667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4.640228271484">
                <text:p>444.640228271484</text:p>
              </table:table-cell>
              <table:table-cell office:value-type="float" office:value="388.320007324219">
                <text:p>388.320007324219</text:p>
              </table:table-cell>
              <table:table-cell office:value-type="float" office:value="275.728485107422">
                <text:p>275.728485107422</text:p>
              </table:table-cell>
              <table:table-cell office:value-type="float" office:value="256.619384765625">
                <text:p>256.619384765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0.27294921875">
                <text:p>450.27294921875</text:p>
              </table:table-cell>
              <table:table-cell office:value-type="float" office:value="402.322357177734">
                <text:p>402.322357177734</text:p>
              </table:table-cell>
              <table:table-cell office:value-type="float" office:value="316.347564697266">
                <text:p>316.347564697266</text:p>
              </table:table-cell>
              <table:table-cell office:value-type="float" office:value="200.503112792969">
                <text:p>200.5031127929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3.137847900391">
                <text:p>453.137847900391</text:p>
              </table:table-cell>
              <table:table-cell office:value-type="float" office:value="414.783386230469">
                <text:p>414.783386230469</text:p>
              </table:table-cell>
              <table:table-cell office:value-type="float" office:value="307.903472900391">
                <text:p>307.903472900391</text:p>
              </table:table-cell>
              <table:table-cell office:value-type="float" office:value="213.697891235352">
                <text:p>213.6978912353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62.851684570313">
                <text:p>462.851684570313</text:p>
              </table:table-cell>
              <table:table-cell office:value-type="float" office:value="377.556427001953">
                <text:p>377.556427001953</text:p>
              </table:table-cell>
              <table:table-cell office:value-type="float" office:value="278.781494140625">
                <text:p>278.781494140625</text:p>
              </table:table-cell>
              <table:table-cell office:value-type="float" office:value="261.506622314453">
                <text:p>261.5066223144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2.414916992188">
                <text:p>452.414916992188</text:p>
              </table:table-cell>
              <table:table-cell office:value-type="float" office:value="401.758087158203">
                <text:p>401.758087158203</text:p>
              </table:table-cell>
              <table:table-cell office:value-type="float" office:value="279.548889160156">
                <text:p>279.548889160156</text:p>
              </table:table-cell>
              <table:table-cell office:value-type="float" office:value="255.643280029297">
                <text:p>255.6432800292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6.430267333984">
                <text:p>446.430267333984</text:p>
              </table:table-cell>
              <table:table-cell office:value-type="float" office:value="374.795837402344">
                <text:p>374.795837402344</text:p>
              </table:table-cell>
              <table:table-cell office:value-type="float" office:value="283.302581787109">
                <text:p>283.302581787109</text:p>
              </table:table-cell>
              <table:table-cell office:value-type="float" office:value="203.183074951172">
                <text:p>203.1830749511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9.535522460938">
                <text:p>459.535522460938</text:p>
              </table:table-cell>
              <table:table-cell office:value-type="float" office:value="415.075927734375">
                <text:p>415.075927734375</text:p>
              </table:table-cell>
              <table:table-cell office:value-type="float" office:value="275.096893310547">
                <text:p>275.096893310547</text:p>
              </table:table-cell>
              <table:table-cell office:value-type="float" office:value="267.185668945312">
                <text:p>267.1856689453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7.836334228516">
                <text:p>457.836334228516</text:p>
              </table:table-cell>
              <table:table-cell office:value-type="float" office:value="389.737487792969">
                <text:p>389.737487792969</text:p>
              </table:table-cell>
              <table:table-cell office:value-type="float" office:value="264.295013427734">
                <text:p>264.295013427734</text:p>
              </table:table-cell>
              <table:table-cell office:value-type="float" office:value="204.303924560547">
                <text:p>204.3039245605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3.1904296875">
                <text:p>443.1904296875</text:p>
              </table:table-cell>
              <table:table-cell office:value-type="float" office:value="360.411407470703">
                <text:p>360.411407470703</text:p>
              </table:table-cell>
              <table:table-cell office:value-type="float" office:value="280.006927490234">
                <text:p>280.006927490234</text:p>
              </table:table-cell>
              <table:table-cell office:value-type="float" office:value="200.148147583008">
                <text:p>200.1481475830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3.566650390625">
                <text:p>453.566650390625</text:p>
              </table:table-cell>
              <table:table-cell office:value-type="float" office:value="396.317169189453">
                <text:p>396.317169189453</text:p>
              </table:table-cell>
              <table:table-cell office:value-type="float" office:value="240.504150390625">
                <text:p>240.504150390625</text:p>
              </table:table-cell>
              <table:table-cell office:value-type="float" office:value="182.045486450195">
                <text:p>182.0454864501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50.360198974609">
                <text:p>450.360198974609</text:p>
              </table:table-cell>
              <table:table-cell office:value-type="float" office:value="373.986572265625">
                <text:p>373.986572265625</text:p>
              </table:table-cell>
              <table:table-cell office:value-type="float" office:value="311.908294677734">
                <text:p>311.908294677734</text:p>
              </table:table-cell>
              <table:table-cell office:value-type="float" office:value="170.030014038086">
                <text:p>170.0300140380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4.232879638672">
                <text:p>444.232879638672</text:p>
              </table:table-cell>
              <table:table-cell office:value-type="float" office:value="409.715545654297">
                <text:p>409.715545654297</text:p>
              </table:table-cell>
              <table:table-cell office:value-type="float" office:value="313.618499755859">
                <text:p>313.618499755859</text:p>
              </table:table-cell>
              <table:table-cell office:value-type="float" office:value="238.832321166992">
                <text:p>238.8323211669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0.3916015625">
                <text:p>450.3916015625</text:p>
              </table:table-cell>
              <table:table-cell office:value-type="float" office:value="403.807006835938">
                <text:p>403.807006835938</text:p>
              </table:table-cell>
              <table:table-cell office:value-type="float" office:value="306.048431396484">
                <text:p>306.048431396484</text:p>
              </table:table-cell>
              <table:table-cell office:value-type="float" office:value="250.804168701172">
                <text:p>250.8041687011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9.082885742188">
                <text:p>449.082885742188</text:p>
              </table:table-cell>
              <table:table-cell office:value-type="float" office:value="411.369201660156">
                <text:p>411.369201660156</text:p>
              </table:table-cell>
              <table:table-cell office:value-type="float" office:value="205.883270263672">
                <text:p>205.883270263672</text:p>
              </table:table-cell>
              <table:table-cell office:value-type="float" office:value="249.799911499023">
                <text:p>249.7999114990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8.636993408203">
                <text:p>438.636993408203</text:p>
              </table:table-cell>
              <table:table-cell office:value-type="float" office:value="408.183837890625">
                <text:p>408.183837890625</text:p>
              </table:table-cell>
              <table:table-cell office:value-type="float" office:value="254.519149780273">
                <text:p>254.519149780273</text:p>
              </table:table-cell>
              <table:table-cell office:value-type="float" office:value="262.751617431641">
                <text:p>262.7516174316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6.978912353516">
                <text:p>446.978912353516</text:p>
              </table:table-cell>
              <table:table-cell office:value-type="float" office:value="374.740478515625">
                <text:p>374.740478515625</text:p>
              </table:table-cell>
              <table:table-cell office:value-type="float" office:value="277.138610839844">
                <text:p>277.138610839844</text:p>
              </table:table-cell>
              <table:table-cell office:value-type="float" office:value="252.547744750977">
                <text:p>252.5477447509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5.482269287109">
                <text:p>455.482269287109</text:p>
              </table:table-cell>
              <table:table-cell office:value-type="float" office:value="401.362030029297">
                <text:p>401.362030029297</text:p>
              </table:table-cell>
              <table:table-cell office:value-type="float" office:value="224.572402954102">
                <text:p>224.572402954102</text:p>
              </table:table-cell>
              <table:table-cell office:value-type="float" office:value="187.173843383789">
                <text:p>187.1738433837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5.957214355469">
                <text:p>455.957214355469</text:p>
              </table:table-cell>
              <table:table-cell office:value-type="float" office:value="393.649810791016">
                <text:p>393.649810791016</text:p>
              </table:table-cell>
              <table:table-cell office:value-type="float" office:value="263.005310058594">
                <text:p>263.005310058594</text:p>
              </table:table-cell>
              <table:table-cell office:value-type="float" office:value="276.822631835938">
                <text:p>276.822631835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1.494201660156">
                <text:p>451.494201660156</text:p>
              </table:table-cell>
              <table:table-cell office:value-type="float" office:value="404.613647460937">
                <text:p>404.613647460937</text:p>
              </table:table-cell>
              <table:table-cell office:value-type="float" office:value="292.105255126953">
                <text:p>292.105255126953</text:p>
              </table:table-cell>
              <table:table-cell office:value-type="float" office:value="245.082366943359">
                <text:p>245.0823669433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4.798553466797">
                <text:p>454.798553466797</text:p>
              </table:table-cell>
              <table:table-cell office:value-type="float" office:value="379.239288330078">
                <text:p>379.239288330078</text:p>
              </table:table-cell>
              <table:table-cell office:value-type="float" office:value="287.709228515625">
                <text:p>287.709228515625</text:p>
              </table:table-cell>
              <table:table-cell office:value-type="float" office:value="251.795700073242">
                <text:p>251.7957000732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2.152252197266">
                <text:p>452.152252197266</text:p>
              </table:table-cell>
              <table:table-cell office:value-type="float" office:value="404.407196044922">
                <text:p>404.407196044922</text:p>
              </table:table-cell>
              <table:table-cell office:value-type="float" office:value="266.883758544922">
                <text:p>266.883758544922</text:p>
              </table:table-cell>
              <table:table-cell office:value-type="float" office:value="230.295333862305">
                <text:p>230.2953338623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0.828521728516">
                <text:p>450.828521728516</text:p>
              </table:table-cell>
              <table:table-cell office:value-type="float" office:value="416.124450683594">
                <text:p>416.124450683594</text:p>
              </table:table-cell>
              <table:table-cell office:value-type="float" office:value="292.545867919922">
                <text:p>292.545867919922</text:p>
              </table:table-cell>
              <table:table-cell office:value-type="float" office:value="208.161087036133">
                <text:p>208.1610870361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6.121704101563">
                <text:p>446.121704101563</text:p>
              </table:table-cell>
              <table:table-cell office:value-type="float" office:value="362.547119140625">
                <text:p>362.547119140625</text:p>
              </table:table-cell>
              <table:table-cell office:value-type="float" office:value="244.43684387207">
                <text:p>244.43684387207</text:p>
              </table:table-cell>
              <table:table-cell office:value-type="float" office:value="218.753784179688">
                <text:p>218.7537841796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5.37353515625">
                <text:p>455.37353515625</text:p>
              </table:table-cell>
              <table:table-cell office:value-type="float" office:value="436.390808105469">
                <text:p>436.390808105469</text:p>
              </table:table-cell>
              <table:table-cell office:value-type="float" office:value="237.980834960937">
                <text:p>237.980834960937</text:p>
              </table:table-cell>
              <table:table-cell office:value-type="float" office:value="263.993103027344">
                <text:p>263.993103027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8.1552734375">
                <text:p>448.1552734375</text:p>
              </table:table-cell>
              <table:table-cell office:value-type="float" office:value="403.311157226563">
                <text:p>403.311157226563</text:p>
              </table:table-cell>
              <table:table-cell office:value-type="float" office:value="273.126373291016">
                <text:p>273.126373291016</text:p>
              </table:table-cell>
              <table:table-cell office:value-type="float" office:value="188.860427856445">
                <text:p>188.8604278564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7.428985595703">
                <text:p>447.428985595703</text:p>
              </table:table-cell>
              <table:table-cell office:value-type="float" office:value="366.218017578125">
                <text:p>366.218017578125</text:p>
              </table:table-cell>
              <table:table-cell office:value-type="float" office:value="268.151245117187">
                <text:p>268.151245117187</text:p>
              </table:table-cell>
              <table:table-cell office:value-type="float" office:value="236.064422607422">
                <text:p>236.0644226074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0.748352050781">
                <text:p>450.748352050781</text:p>
              </table:table-cell>
              <table:table-cell office:value-type="float" office:value="375.097717285156">
                <text:p>375.097717285156</text:p>
              </table:table-cell>
              <table:table-cell office:value-type="float" office:value="331.180633544922">
                <text:p>331.180633544922</text:p>
              </table:table-cell>
              <table:table-cell office:value-type="float" office:value="222.876678466797">
                <text:p>222.8766784667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6.038391113281">
                <text:p>446.038391113281</text:p>
              </table:table-cell>
              <table:table-cell office:value-type="float" office:value="383.814514160156">
                <text:p>383.814514160156</text:p>
              </table:table-cell>
              <table:table-cell office:value-type="float" office:value="282.665405273437">
                <text:p>282.665405273437</text:p>
              </table:table-cell>
              <table:table-cell office:value-type="float" office:value="251.12825012207">
                <text:p>251.128250122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9.680725097656">
                <text:p>439.680725097656</text:p>
              </table:table-cell>
              <table:table-cell office:value-type="float" office:value="409.431671142578">
                <text:p>409.431671142578</text:p>
              </table:table-cell>
              <table:table-cell office:value-type="float" office:value="279.628265380859">
                <text:p>279.628265380859</text:p>
              </table:table-cell>
              <table:table-cell office:value-type="float" office:value="201.051818847656">
                <text:p>201.0518188476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0.941009521484">
                <text:p>450.941009521484</text:p>
              </table:table-cell>
              <table:table-cell office:value-type="float" office:value="344.806976318359">
                <text:p>344.806976318359</text:p>
              </table:table-cell>
              <table:table-cell office:value-type="float" office:value="283.298919677734">
                <text:p>283.298919677734</text:p>
              </table:table-cell>
              <table:table-cell office:value-type="float" office:value="263.713592529297">
                <text:p>263.7135925292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0.311431884766">
                <text:p>450.311431884766</text:p>
              </table:table-cell>
              <table:table-cell office:value-type="float" office:value="398.149200439453">
                <text:p>398.149200439453</text:p>
              </table:table-cell>
              <table:table-cell office:value-type="float" office:value="270.492218017578">
                <text:p>270.492218017578</text:p>
              </table:table-cell>
              <table:table-cell office:value-type="float" office:value="227.790466308594">
                <text:p>227.7904663085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1.707916259766">
                <text:p>451.707916259766</text:p>
              </table:table-cell>
              <table:table-cell office:value-type="float" office:value="409.611572265625">
                <text:p>409.611572265625</text:p>
              </table:table-cell>
              <table:table-cell office:value-type="float" office:value="294.020599365234">
                <text:p>294.020599365234</text:p>
              </table:table-cell>
              <table:table-cell office:value-type="float" office:value="218.815124511719">
                <text:p>218.8151245117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6.0009765625">
                <text:p>456.0009765625</text:p>
              </table:table-cell>
              <table:table-cell office:value-type="float" office:value="399.026977539062">
                <text:p>399.026977539062</text:p>
              </table:table-cell>
              <table:table-cell office:value-type="float" office:value="297.723449707031">
                <text:p>297.723449707031</text:p>
              </table:table-cell>
              <table:table-cell office:value-type="float" office:value="227.88786315918">
                <text:p>227.887863159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4.038665771484">
                <text:p>444.038665771484</text:p>
              </table:table-cell>
              <table:table-cell office:value-type="float" office:value="431.946044921875">
                <text:p>431.946044921875</text:p>
              </table:table-cell>
              <table:table-cell office:value-type="float" office:value="245.797164916992">
                <text:p>245.797164916992</text:p>
              </table:table-cell>
              <table:table-cell office:value-type="float" office:value="214.094848632813">
                <text:p>214.0948486328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7.964508056641">
                <text:p>437.964508056641</text:p>
              </table:table-cell>
              <table:table-cell office:value-type="float" office:value="392.712127685547">
                <text:p>392.712127685547</text:p>
              </table:table-cell>
              <table:table-cell office:value-type="float" office:value="285.655334472656">
                <text:p>285.655334472656</text:p>
              </table:table-cell>
              <table:table-cell office:value-type="float" office:value="237.843399047852">
                <text:p>237.8433990478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2.795837402344">
                <text:p>452.795837402344</text:p>
              </table:table-cell>
              <table:table-cell office:value-type="float" office:value="402.995758056641">
                <text:p>402.995758056641</text:p>
              </table:table-cell>
              <table:table-cell office:value-type="float" office:value="301.227691650391">
                <text:p>301.227691650391</text:p>
              </table:table-cell>
              <table:table-cell office:value-type="float" office:value="193.007659912109">
                <text:p>193.0076599121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0.473358154297">
                <text:p>450.473358154297</text:p>
              </table:table-cell>
              <table:table-cell office:value-type="float" office:value="390.387817382812">
                <text:p>390.387817382812</text:p>
              </table:table-cell>
              <table:table-cell office:value-type="float" office:value="289.719543457031">
                <text:p>289.719543457031</text:p>
              </table:table-cell>
              <table:table-cell office:value-type="float" office:value="197.442749023438">
                <text:p>197.4427490234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5.727020263672">
                <text:p>445.727020263672</text:p>
              </table:table-cell>
              <table:table-cell office:value-type="float" office:value="374.623504638672">
                <text:p>374.623504638672</text:p>
              </table:table-cell>
              <table:table-cell office:value-type="float" office:value="246.208465576172">
                <text:p>246.208465576172</text:p>
              </table:table-cell>
              <table:table-cell office:value-type="float" office:value="207.291839599609">
                <text:p>207.2918395996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3.221649169922">
                <text:p>443.221649169922</text:p>
              </table:table-cell>
              <table:table-cell office:value-type="float" office:value="412.924438476562">
                <text:p>412.924438476562</text:p>
              </table:table-cell>
              <table:table-cell office:value-type="float" office:value="258.446990966797">
                <text:p>258.446990966797</text:p>
              </table:table-cell>
              <table:table-cell office:value-type="float" office:value="183.462051391602">
                <text:p>183.4620513916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7.816345214844">
                <text:p>447.816345214844</text:p>
              </table:table-cell>
              <table:table-cell office:value-type="float" office:value="395.301666259766">
                <text:p>395.301666259766</text:p>
              </table:table-cell>
              <table:table-cell office:value-type="float" office:value="281.636840820312">
                <text:p>281.636840820312</text:p>
              </table:table-cell>
              <table:table-cell office:value-type="float" office:value="272.461761474609">
                <text:p>272.461761474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4.742034912109">
                <text:p>454.742034912109</text:p>
              </table:table-cell>
              <table:table-cell office:value-type="float" office:value="406.503387451172">
                <text:p>406.503387451172</text:p>
              </table:table-cell>
              <table:table-cell office:value-type="float" office:value="256.114807128906">
                <text:p>256.114807128906</text:p>
              </table:table-cell>
              <table:table-cell office:value-type="float" office:value="195.092254638672">
                <text:p>195.0922546386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9.184539794922">
                <text:p>439.184539794922</text:p>
              </table:table-cell>
              <table:table-cell office:value-type="float" office:value="400.725677490234">
                <text:p>400.725677490234</text:p>
              </table:table-cell>
              <table:table-cell office:value-type="float" office:value="252.714981079102">
                <text:p>252.714981079102</text:p>
              </table:table-cell>
              <table:table-cell office:value-type="float" office:value="214.109283447266">
                <text:p>214.1092834472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5.716918945313">
                <text:p>435.716918945313</text:p>
              </table:table-cell>
              <table:table-cell office:value-type="float" office:value="373.174774169922">
                <text:p>373.174774169922</text:p>
              </table:table-cell>
              <table:table-cell office:value-type="float" office:value="257.103393554687">
                <text:p>257.103393554687</text:p>
              </table:table-cell>
              <table:table-cell office:value-type="float" office:value="231.499603271484">
                <text:p>231.4996032714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1.162536621094">
                <text:p>451.162536621094</text:p>
              </table:table-cell>
              <table:table-cell office:value-type="float" office:value="399.320709228516">
                <text:p>399.320709228516</text:p>
              </table:table-cell>
              <table:table-cell office:value-type="float" office:value="228.372314453125">
                <text:p>228.372314453125</text:p>
              </table:table-cell>
              <table:table-cell office:value-type="float" office:value="195.169464111328">
                <text:p>195.1694641113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0.665740966797">
                <text:p>440.665740966797</text:p>
              </table:table-cell>
              <table:table-cell office:value-type="float" office:value="396.135040283203">
                <text:p>396.135040283203</text:p>
              </table:table-cell>
              <table:table-cell office:value-type="float" office:value="278.26513671875">
                <text:p>278.26513671875</text:p>
              </table:table-cell>
              <table:table-cell office:value-type="float" office:value="229.037521362305">
                <text:p>229.0375213623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6.575378417969">
                <text:p>446.575378417969</text:p>
              </table:table-cell>
              <table:table-cell office:value-type="float" office:value="394.769989013672">
                <text:p>394.769989013672</text:p>
              </table:table-cell>
              <table:table-cell office:value-type="float" office:value="266.049591064453">
                <text:p>266.049591064453</text:p>
              </table:table-cell>
              <table:table-cell office:value-type="float" office:value="198.378204345703">
                <text:p>198.3782043457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9.395538330078">
                <text:p>459.395538330078</text:p>
              </table:table-cell>
              <table:table-cell office:value-type="float" office:value="397.367248535156">
                <text:p>397.367248535156</text:p>
              </table:table-cell>
              <table:table-cell office:value-type="float" office:value="261.538909912109">
                <text:p>261.538909912109</text:p>
              </table:table-cell>
              <table:table-cell office:value-type="float" office:value="233.555541992187">
                <text:p>233.5555419921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6.613372802734">
                <text:p>446.613372802734</text:p>
              </table:table-cell>
              <table:table-cell office:value-type="float" office:value="366.211029052734">
                <text:p>366.211029052734</text:p>
              </table:table-cell>
              <table:table-cell office:value-type="float" office:value="213.115417480469">
                <text:p>213.115417480469</text:p>
              </table:table-cell>
              <table:table-cell office:value-type="float" office:value="258.6923828125">
                <text:p>258.692382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3.029266357422">
                <text:p>433.029266357422</text:p>
              </table:table-cell>
              <table:table-cell office:value-type="float" office:value="399.336395263672">
                <text:p>399.336395263672</text:p>
              </table:table-cell>
              <table:table-cell office:value-type="float" office:value="282.452941894531">
                <text:p>282.452941894531</text:p>
              </table:table-cell>
              <table:table-cell office:value-type="float" office:value="235.839462280273">
                <text:p>235.8394622802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0.483184814453">
                <text:p>450.483184814453</text:p>
              </table:table-cell>
              <table:table-cell office:value-type="float" office:value="372.456420898438">
                <text:p>372.456420898438</text:p>
              </table:table-cell>
              <table:table-cell office:value-type="float" office:value="302.261413574219">
                <text:p>302.261413574219</text:p>
              </table:table-cell>
              <table:table-cell office:value-type="float" office:value="211.731323242187">
                <text:p>211.7313232421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6.15380859375">
                <text:p>446.15380859375</text:p>
              </table:table-cell>
              <table:table-cell office:value-type="float" office:value="375.896728515625">
                <text:p>375.896728515625</text:p>
              </table:table-cell>
              <table:table-cell office:value-type="float" office:value="260.484954833984">
                <text:p>260.484954833984</text:p>
              </table:table-cell>
              <table:table-cell office:value-type="float" office:value="229.591552734375">
                <text:p>229.591552734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0.372192382813">
                <text:p>440.372192382813</text:p>
              </table:table-cell>
              <table:table-cell office:value-type="float" office:value="355.393615722656">
                <text:p>355.393615722656</text:p>
              </table:table-cell>
              <table:table-cell office:value-type="float" office:value="218.667205810547">
                <text:p>218.667205810547</text:p>
              </table:table-cell>
              <table:table-cell office:value-type="float" office:value="236.026824951172">
                <text:p>236.0268249511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7.077972412109">
                <text:p>447.077972412109</text:p>
              </table:table-cell>
              <table:table-cell office:value-type="float" office:value="397.015808105469">
                <text:p>397.015808105469</text:p>
              </table:table-cell>
              <table:table-cell office:value-type="float" office:value="255.223983764648">
                <text:p>255.223983764648</text:p>
              </table:table-cell>
              <table:table-cell office:value-type="float" office:value="192.225006103516">
                <text:p>192.2250061035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9.32958984375">
                <text:p>439.32958984375</text:p>
              </table:table-cell>
              <table:table-cell office:value-type="float" office:value="385.030578613281">
                <text:p>385.030578613281</text:p>
              </table:table-cell>
              <table:table-cell office:value-type="float" office:value="297.370910644531">
                <text:p>297.370910644531</text:p>
              </table:table-cell>
              <table:table-cell office:value-type="float" office:value="250.310989379883">
                <text:p>250.3109893798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1.546569824219">
                <text:p>441.546569824219</text:p>
              </table:table-cell>
              <table:table-cell office:value-type="float" office:value="387.061798095703">
                <text:p>387.061798095703</text:p>
              </table:table-cell>
              <table:table-cell office:value-type="float" office:value="213.422119140625">
                <text:p>213.422119140625</text:p>
              </table:table-cell>
              <table:table-cell office:value-type="float" office:value="225.499557495117">
                <text:p>225.4995574951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7.955993652344">
                <text:p>447.955993652344</text:p>
              </table:table-cell>
              <table:table-cell office:value-type="float" office:value="377.937835693359">
                <text:p>377.937835693359</text:p>
              </table:table-cell>
              <table:table-cell office:value-type="float" office:value="263.583038330078">
                <text:p>263.583038330078</text:p>
              </table:table-cell>
              <table:table-cell office:value-type="float" office:value="222.64013671875">
                <text:p>222.64013671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7.172973632813">
                <text:p>447.172973632813</text:p>
              </table:table-cell>
              <table:table-cell office:value-type="float" office:value="366.480529785156">
                <text:p>366.480529785156</text:p>
              </table:table-cell>
              <table:table-cell office:value-type="float" office:value="257.119598388672">
                <text:p>257.119598388672</text:p>
              </table:table-cell>
              <table:table-cell office:value-type="float" office:value="227.347396850586">
                <text:p>227.3473968505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35.392456054688">
                <text:p>435.392456054688</text:p>
              </table:table-cell>
              <table:table-cell office:value-type="float" office:value="402.300964355469">
                <text:p>402.300964355469</text:p>
              </table:table-cell>
              <table:table-cell office:value-type="float" office:value="193.148986816406">
                <text:p>193.148986816406</text:p>
              </table:table-cell>
              <table:table-cell office:value-type="float" office:value="254.679351806641">
                <text:p>254.6793518066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4.255401611328">
                <text:p>444.255401611328</text:p>
              </table:table-cell>
              <table:table-cell office:value-type="float" office:value="366.632537841797">
                <text:p>366.632537841797</text:p>
              </table:table-cell>
              <table:table-cell office:value-type="float" office:value="236.660629272461">
                <text:p>236.660629272461</text:p>
              </table:table-cell>
              <table:table-cell office:value-type="float" office:value="235.988159179688">
                <text:p>235.9881591796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0.041778564453">
                <text:p>440.041778564453</text:p>
              </table:table-cell>
              <table:table-cell office:value-type="float" office:value="366.012725830078">
                <text:p>366.012725830078</text:p>
              </table:table-cell>
              <table:table-cell office:value-type="float" office:value="265.857879638672">
                <text:p>265.857879638672</text:p>
              </table:table-cell>
              <table:table-cell office:value-type="float" office:value="190.59602355957">
                <text:p>190.596023559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2.511657714844">
                <text:p>442.511657714844</text:p>
              </table:table-cell>
              <table:table-cell office:value-type="float" office:value="375.09228515625">
                <text:p>375.09228515625</text:p>
              </table:table-cell>
              <table:table-cell office:value-type="float" office:value="275.775726318359">
                <text:p>275.775726318359</text:p>
              </table:table-cell>
              <table:table-cell office:value-type="float" office:value="206.720565795898">
                <text:p>206.7205657958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0.810760498047">
                <text:p>440.810760498047</text:p>
              </table:table-cell>
              <table:table-cell office:value-type="float" office:value="396.54638671875">
                <text:p>396.54638671875</text:p>
              </table:table-cell>
              <table:table-cell office:value-type="float" office:value="210.591522216797">
                <text:p>210.591522216797</text:p>
              </table:table-cell>
              <table:table-cell office:value-type="float" office:value="294.856231689453">
                <text:p>294.8562316894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7.567565917969">
                <text:p>447.567565917969</text:p>
              </table:table-cell>
              <table:table-cell office:value-type="float" office:value="386.567810058594">
                <text:p>386.567810058594</text:p>
              </table:table-cell>
              <table:table-cell office:value-type="float" office:value="244.124588012695">
                <text:p>244.124588012695</text:p>
              </table:table-cell>
              <table:table-cell office:value-type="float" office:value="191.381698608398">
                <text:p>191.3816986083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2.52197265625">
                <text:p>432.52197265625</text:p>
              </table:table-cell>
              <table:table-cell office:value-type="float" office:value="379.462860107422">
                <text:p>379.462860107422</text:p>
              </table:table-cell>
              <table:table-cell office:value-type="float" office:value="237.98176574707">
                <text:p>237.98176574707</text:p>
              </table:table-cell>
              <table:table-cell office:value-type="float" office:value="183.942535400391">
                <text:p>183.9425354003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7.575775146484">
                <text:p>437.575775146484</text:p>
              </table:table-cell>
              <table:table-cell office:value-type="float" office:value="400.954620361328">
                <text:p>400.954620361328</text:p>
              </table:table-cell>
              <table:table-cell office:value-type="float" office:value="218.203399658203">
                <text:p>218.203399658203</text:p>
              </table:table-cell>
              <table:table-cell office:value-type="float" office:value="247.229904174805">
                <text:p>247.2299041748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8.622894287109">
                <text:p>448.622894287109</text:p>
              </table:table-cell>
              <table:table-cell office:value-type="float" office:value="339.916198730469">
                <text:p>339.916198730469</text:p>
              </table:table-cell>
              <table:table-cell office:value-type="float" office:value="276.464813232422">
                <text:p>276.464813232422</text:p>
              </table:table-cell>
              <table:table-cell office:value-type="float" office:value="257.980499267578">
                <text:p>257.9804992675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4.573638916016">
                <text:p>444.573638916016</text:p>
              </table:table-cell>
              <table:table-cell office:value-type="float" office:value="399.366333007812">
                <text:p>399.366333007812</text:p>
              </table:table-cell>
              <table:table-cell office:value-type="float" office:value="262.720275878906">
                <text:p>262.720275878906</text:p>
              </table:table-cell>
              <table:table-cell office:value-type="float" office:value="211.782806396484">
                <text:p>211.7828063964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8.026763916016">
                <text:p>448.026763916016</text:p>
              </table:table-cell>
              <table:table-cell office:value-type="float" office:value="391.869201660156">
                <text:p>391.869201660156</text:p>
              </table:table-cell>
              <table:table-cell office:value-type="float" office:value="225.016387939453">
                <text:p>225.016387939453</text:p>
              </table:table-cell>
              <table:table-cell office:value-type="float" office:value="179.14826965332">
                <text:p>179.148269653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2.755767822266">
                <text:p>432.755767822266</text:p>
              </table:table-cell>
              <table:table-cell office:value-type="float" office:value="379.931182861328">
                <text:p>379.931182861328</text:p>
              </table:table-cell>
              <table:table-cell office:value-type="float" office:value="270.569854736328">
                <text:p>270.569854736328</text:p>
              </table:table-cell>
              <table:table-cell office:value-type="float" office:value="206.818695068359">
                <text:p>206.8186950683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7.234222412109">
                <text:p>437.234222412109</text:p>
              </table:table-cell>
              <table:table-cell office:value-type="float" office:value="348.614624023437">
                <text:p>348.614624023437</text:p>
              </table:table-cell>
              <table:table-cell office:value-type="float" office:value="268.202178955078">
                <text:p>268.202178955078</text:p>
              </table:table-cell>
              <table:table-cell office:value-type="float" office:value="216.181838989258">
                <text:p>216.1818389892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3.012359619141">
                <text:p>433.012359619141</text:p>
              </table:table-cell>
              <table:table-cell office:value-type="float" office:value="375.910675048828">
                <text:p>375.910675048828</text:p>
              </table:table-cell>
              <table:table-cell office:value-type="float" office:value="220.09407043457">
                <text:p>220.09407043457</text:p>
              </table:table-cell>
              <table:table-cell office:value-type="float" office:value="253.200393676758">
                <text:p>253.2003936767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33.924438476562">
                <text:p>433.924438476562</text:p>
              </table:table-cell>
              <table:table-cell office:value-type="float" office:value="418.892303466797">
                <text:p>418.892303466797</text:p>
              </table:table-cell>
              <table:table-cell office:value-type="float" office:value="265.479736328125">
                <text:p>265.479736328125</text:p>
              </table:table-cell>
              <table:table-cell office:value-type="float" office:value="204.589706420898">
                <text:p>204.5897064208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9.614837646484">
                <text:p>439.614837646484</text:p>
              </table:table-cell>
              <table:table-cell office:value-type="float" office:value="384.207061767578">
                <text:p>384.207061767578</text:p>
              </table:table-cell>
              <table:table-cell office:value-type="float" office:value="252.199249267578">
                <text:p>252.199249267578</text:p>
              </table:table-cell>
              <table:table-cell office:value-type="float" office:value="245.478591918945">
                <text:p>245.4785919189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1.492614746094">
                <text:p>431.492614746094</text:p>
              </table:table-cell>
              <table:table-cell office:value-type="float" office:value="403.803558349609">
                <text:p>403.803558349609</text:p>
              </table:table-cell>
              <table:table-cell office:value-type="float" office:value="229.883895874023">
                <text:p>229.883895874023</text:p>
              </table:table-cell>
              <table:table-cell office:value-type="float" office:value="225.33528137207">
                <text:p>225.335281372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0.468963623047">
                <text:p>440.468963623047</text:p>
              </table:table-cell>
              <table:table-cell office:value-type="float" office:value="365.421264648438">
                <text:p>365.421264648438</text:p>
              </table:table-cell>
              <table:table-cell office:value-type="float" office:value="264.363616943359">
                <text:p>264.363616943359</text:p>
              </table:table-cell>
              <table:table-cell office:value-type="float" office:value="212.48828125">
                <text:p>212.48828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1.049682617188">
                <text:p>441.049682617188</text:p>
              </table:table-cell>
              <table:table-cell office:value-type="float" office:value="402.581878662109">
                <text:p>402.581878662109</text:p>
              </table:table-cell>
              <table:table-cell office:value-type="float" office:value="238.917831420898">
                <text:p>238.917831420898</text:p>
              </table:table-cell>
              <table:table-cell office:value-type="float" office:value="217.128768920898">
                <text:p>217.1287689208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5.363098144531">
                <text:p>435.363098144531</text:p>
              </table:table-cell>
              <table:table-cell office:value-type="float" office:value="403.117004394531">
                <text:p>403.117004394531</text:p>
              </table:table-cell>
              <table:table-cell office:value-type="float" office:value="285.572113037109">
                <text:p>285.572113037109</text:p>
              </table:table-cell>
              <table:table-cell office:value-type="float" office:value="197.461212158203">
                <text:p>197.4612121582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0.930206298828">
                <text:p>430.930206298828</text:p>
              </table:table-cell>
              <table:table-cell office:value-type="float" office:value="392.609619140625">
                <text:p>392.609619140625</text:p>
              </table:table-cell>
              <table:table-cell office:value-type="float" office:value="257.178649902344">
                <text:p>257.178649902344</text:p>
              </table:table-cell>
              <table:table-cell office:value-type="float" office:value="173.164367675781">
                <text:p>173.1643676757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0.918670654297">
                <text:p>430.918670654297</text:p>
              </table:table-cell>
              <table:table-cell office:value-type="float" office:value="374.741516113281">
                <text:p>374.741516113281</text:p>
              </table:table-cell>
              <table:table-cell office:value-type="float" office:value="234.137420654297">
                <text:p>234.137420654297</text:p>
              </table:table-cell>
              <table:table-cell office:value-type="float" office:value="190.453338623047">
                <text:p>190.4533386230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8.382965087891">
                <text:p>438.382965087891</text:p>
              </table:table-cell>
              <table:table-cell office:value-type="float" office:value="364.602264404297">
                <text:p>364.602264404297</text:p>
              </table:table-cell>
              <table:table-cell office:value-type="float" office:value="237.661499023437">
                <text:p>237.661499023437</text:p>
              </table:table-cell>
              <table:table-cell office:value-type="float" office:value="194.016571044922">
                <text:p>194.0165710449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0.289245605469">
                <text:p>430.289245605469</text:p>
              </table:table-cell>
              <table:table-cell office:value-type="float" office:value="353.807189941406">
                <text:p>353.807189941406</text:p>
              </table:table-cell>
              <table:table-cell office:value-type="float" office:value="244.070678710937">
                <text:p>244.070678710937</text:p>
              </table:table-cell>
              <table:table-cell office:value-type="float" office:value="250.86946105957">
                <text:p>250.869461059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6.288146972656">
                <text:p>456.288146972656</text:p>
              </table:table-cell>
              <table:table-cell office:value-type="float" office:value="407.558166503906">
                <text:p>407.558166503906</text:p>
              </table:table-cell>
              <table:table-cell office:value-type="float" office:value="258.121551513672">
                <text:p>258.121551513672</text:p>
              </table:table-cell>
              <table:table-cell office:value-type="float" office:value="163.161560058594">
                <text:p>163.1615600585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2.278869628906">
                <text:p>442.278869628906</text:p>
              </table:table-cell>
              <table:table-cell office:value-type="float" office:value="351.274291992187">
                <text:p>351.274291992187</text:p>
              </table:table-cell>
              <table:table-cell office:value-type="float" office:value="224.237655639648">
                <text:p>224.237655639648</text:p>
              </table:table-cell>
              <table:table-cell office:value-type="float" office:value="212.322372436523">
                <text:p>212.3223724365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0.901000976563">
                <text:p>430.901000976563</text:p>
              </table:table-cell>
              <table:table-cell office:value-type="float" office:value="381.999206542969">
                <text:p>381.999206542969</text:p>
              </table:table-cell>
              <table:table-cell office:value-type="float" office:value="207.345947265625">
                <text:p>207.345947265625</text:p>
              </table:table-cell>
              <table:table-cell office:value-type="float" office:value="222.336074829102">
                <text:p>222.3360748291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8.343200683594">
                <text:p>438.343200683594</text:p>
              </table:table-cell>
              <table:table-cell office:value-type="float" office:value="372.609954833984">
                <text:p>372.609954833984</text:p>
              </table:table-cell>
              <table:table-cell office:value-type="float" office:value="237.635681152344">
                <text:p>237.635681152344</text:p>
              </table:table-cell>
              <table:table-cell office:value-type="float" office:value="203.35774230957">
                <text:p>203.357742309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38.526123046875">
                <text:p>438.526123046875</text:p>
              </table:table-cell>
              <table:table-cell office:value-type="float" office:value="378.621337890625">
                <text:p>378.621337890625</text:p>
              </table:table-cell>
              <table:table-cell office:value-type="float" office:value="253.744369506836">
                <text:p>253.744369506836</text:p>
              </table:table-cell>
              <table:table-cell office:value-type="float" office:value="204.760406494141">
                <text:p>204.7604064941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2.674468994141">
                <text:p>442.674468994141</text:p>
              </table:table-cell>
              <table:table-cell office:value-type="float" office:value="387.013793945312">
                <text:p>387.013793945312</text:p>
              </table:table-cell>
              <table:table-cell office:value-type="float" office:value="320.346343994141">
                <text:p>320.346343994141</text:p>
              </table:table-cell>
              <table:table-cell office:value-type="float" office:value="204.070205688477">
                <text:p>204.0702056884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35.288940429688">
                <text:p>435.288940429688</text:p>
              </table:table-cell>
              <table:table-cell office:value-type="float" office:value="373.362762451172">
                <text:p>373.362762451172</text:p>
              </table:table-cell>
              <table:table-cell office:value-type="float" office:value="266.600616455078">
                <text:p>266.600616455078</text:p>
              </table:table-cell>
              <table:table-cell office:value-type="float" office:value="185.640777587891">
                <text:p>185.6407775878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35.619781494141">
                <text:p>435.619781494141</text:p>
              </table:table-cell>
              <table:table-cell office:value-type="float" office:value="351.710479736328">
                <text:p>351.710479736328</text:p>
              </table:table-cell>
              <table:table-cell office:value-type="float" office:value="257.420318603516">
                <text:p>257.420318603516</text:p>
              </table:table-cell>
              <table:table-cell office:value-type="float" office:value="199.54264831543">
                <text:p>199.542648315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2.348449707031">
                <text:p>442.348449707031</text:p>
              </table:table-cell>
              <table:table-cell office:value-type="float" office:value="354.458679199219">
                <text:p>354.458679199219</text:p>
              </table:table-cell>
              <table:table-cell office:value-type="float" office:value="224.777252197266">
                <text:p>224.777252197266</text:p>
              </table:table-cell>
              <table:table-cell office:value-type="float" office:value="229.108489990234">
                <text:p>229.1084899902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6.701141357422">
                <text:p>446.701141357422</text:p>
              </table:table-cell>
              <table:table-cell office:value-type="float" office:value="386.898712158203">
                <text:p>386.898712158203</text:p>
              </table:table-cell>
              <table:table-cell office:value-type="float" office:value="227.559555053711">
                <text:p>227.559555053711</text:p>
              </table:table-cell>
              <table:table-cell office:value-type="float" office:value="199.147827148438">
                <text:p>199.1478271484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6.683471679688">
                <text:p>436.683471679688</text:p>
              </table:table-cell>
              <table:table-cell office:value-type="float" office:value="369.651794433594">
                <text:p>369.651794433594</text:p>
              </table:table-cell>
              <table:table-cell office:value-type="float" office:value="233.940658569336">
                <text:p>233.940658569336</text:p>
              </table:table-cell>
              <table:table-cell office:value-type="float" office:value="133.662307739258">
                <text:p>133.6623077392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2.924255371094">
                <text:p>442.924255371094</text:p>
              </table:table-cell>
              <table:table-cell office:value-type="float" office:value="380.371978759766">
                <text:p>380.371978759766</text:p>
              </table:table-cell>
              <table:table-cell office:value-type="float" office:value="329.505554199219">
                <text:p>329.505554199219</text:p>
              </table:table-cell>
              <table:table-cell office:value-type="float" office:value="177.431442260742">
                <text:p>177.4314422607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9.190979003906">
                <text:p>439.190979003906</text:p>
              </table:table-cell>
              <table:table-cell office:value-type="float" office:value="375.992553710938">
                <text:p>375.992553710938</text:p>
              </table:table-cell>
              <table:table-cell office:value-type="float" office:value="265.532897949219">
                <text:p>265.532897949219</text:p>
              </table:table-cell>
              <table:table-cell office:value-type="float" office:value="191.790176391602">
                <text:p>191.7901763916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31.174346923828">
                <text:p>431.174346923828</text:p>
              </table:table-cell>
              <table:table-cell office:value-type="float" office:value="338.980621337891">
                <text:p>338.980621337891</text:p>
              </table:table-cell>
              <table:table-cell office:value-type="float" office:value="229.267135620117">
                <text:p>229.267135620117</text:p>
              </table:table-cell>
              <table:table-cell office:value-type="float" office:value="222.374542236328">
                <text:p>222.3745422363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2.648406982422">
                <text:p>442.648406982422</text:p>
              </table:table-cell>
              <table:table-cell office:value-type="float" office:value="371.022735595703">
                <text:p>371.022735595703</text:p>
              </table:table-cell>
              <table:table-cell office:value-type="float" office:value="276.283996582031">
                <text:p>276.283996582031</text:p>
              </table:table-cell>
              <table:table-cell office:value-type="float" office:value="258.776977539062">
                <text:p>258.7769775390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2.014556884766">
                <text:p>432.014556884766</text:p>
              </table:table-cell>
              <table:table-cell office:value-type="float" office:value="363.155853271484">
                <text:p>363.155853271484</text:p>
              </table:table-cell>
              <table:table-cell office:value-type="float" office:value="253.406387329102">
                <text:p>253.406387329102</text:p>
              </table:table-cell>
              <table:table-cell office:value-type="float" office:value="222.164260864258">
                <text:p>222.1642608642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30.611053466797">
                <text:p>430.611053466797</text:p>
              </table:table-cell>
              <table:table-cell office:value-type="float" office:value="372.965301513672">
                <text:p>372.965301513672</text:p>
              </table:table-cell>
              <table:table-cell office:value-type="float" office:value="279.802032470703">
                <text:p>279.802032470703</text:p>
              </table:table-cell>
              <table:table-cell office:value-type="float" office:value="257.663940429688">
                <text:p>257.6639404296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4.131744384766">
                <text:p>434.131744384766</text:p>
              </table:table-cell>
              <table:table-cell office:value-type="float" office:value="362.701690673828">
                <text:p>362.701690673828</text:p>
              </table:table-cell>
              <table:table-cell office:value-type="float" office:value="258.637817382812">
                <text:p>258.637817382812</text:p>
              </table:table-cell>
              <table:table-cell office:value-type="float" office:value="185.581390380859">
                <text:p>185.5813903808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9.745910644531">
                <text:p>429.745910644531</text:p>
              </table:table-cell>
              <table:table-cell office:value-type="float" office:value="383.736511230469">
                <text:p>383.736511230469</text:p>
              </table:table-cell>
              <table:table-cell office:value-type="float" office:value="246.823791503906">
                <text:p>246.823791503906</text:p>
              </table:table-cell>
              <table:table-cell office:value-type="float" office:value="206.899154663086">
                <text:p>206.8991546630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35.695465087891">
                <text:p>435.695465087891</text:p>
              </table:table-cell>
              <table:table-cell office:value-type="float" office:value="367.167663574219">
                <text:p>367.167663574219</text:p>
              </table:table-cell>
              <table:table-cell office:value-type="float" office:value="220.80924987793">
                <text:p>220.80924987793</text:p>
              </table:table-cell>
              <table:table-cell office:value-type="float" office:value="227.716766357422">
                <text:p>227.7167663574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1.351654052734">
                <text:p>441.351654052734</text:p>
              </table:table-cell>
              <table:table-cell office:value-type="float" office:value="384.816986083984">
                <text:p>384.816986083984</text:p>
              </table:table-cell>
              <table:table-cell office:value-type="float" office:value="252.399490356445">
                <text:p>252.399490356445</text:p>
              </table:table-cell>
              <table:table-cell office:value-type="float" office:value="222.503067016602">
                <text:p>222.5030670166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31.864105224609">
                <text:p>431.864105224609</text:p>
              </table:table-cell>
              <table:table-cell office:value-type="float" office:value="402.812316894531">
                <text:p>402.812316894531</text:p>
              </table:table-cell>
              <table:table-cell office:value-type="float" office:value="285.546752929688">
                <text:p>285.546752929688</text:p>
              </table:table-cell>
              <table:table-cell office:value-type="float" office:value="198.099014282227">
                <text:p>198.0990142822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6.875518798828">
                <text:p>426.875518798828</text:p>
              </table:table-cell>
              <table:table-cell office:value-type="float" office:value="374.842529296875">
                <text:p>374.842529296875</text:p>
              </table:table-cell>
              <table:table-cell office:value-type="float" office:value="242.451843261719">
                <text:p>242.451843261719</text:p>
              </table:table-cell>
              <table:table-cell office:value-type="float" office:value="246.603103637695">
                <text:p>246.6031036376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39.575439453125">
                <text:p>439.575439453125</text:p>
              </table:table-cell>
              <table:table-cell office:value-type="float" office:value="377.779327392578">
                <text:p>377.779327392578</text:p>
              </table:table-cell>
              <table:table-cell office:value-type="float" office:value="255.249069213867">
                <text:p>255.249069213867</text:p>
              </table:table-cell>
              <table:table-cell office:value-type="float" office:value="203.295867919922">
                <text:p>203.2958679199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1.281616210937">
                <text:p>431.281616210937</text:p>
              </table:table-cell>
              <table:table-cell office:value-type="float" office:value="337.028869628906">
                <text:p>337.028869628906</text:p>
              </table:table-cell>
              <table:table-cell office:value-type="float" office:value="190.261291503906">
                <text:p>190.261291503906</text:p>
              </table:table-cell>
              <table:table-cell office:value-type="float" office:value="127.703201293945">
                <text:p>127.7032012939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3.599853515625">
                <text:p>443.599853515625</text:p>
              </table:table-cell>
              <table:table-cell office:value-type="float" office:value="335.90966796875">
                <text:p>335.90966796875</text:p>
              </table:table-cell>
              <table:table-cell office:value-type="float" office:value="217.314178466797">
                <text:p>217.314178466797</text:p>
              </table:table-cell>
              <table:table-cell office:value-type="float" office:value="259.456176757813">
                <text:p>259.4561767578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36.130218505859">
                <text:p>436.130218505859</text:p>
              </table:table-cell>
              <table:table-cell office:value-type="float" office:value="372.846710205078">
                <text:p>372.846710205078</text:p>
              </table:table-cell>
              <table:table-cell office:value-type="float" office:value="230.624938964844">
                <text:p>230.624938964844</text:p>
              </table:table-cell>
              <table:table-cell office:value-type="float" office:value="224.717987060547">
                <text:p>224.7179870605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38.22119140625">
                <text:p>438.22119140625</text:p>
              </table:table-cell>
              <table:table-cell office:value-type="float" office:value="362.906890869141">
                <text:p>362.906890869141</text:p>
              </table:table-cell>
              <table:table-cell office:value-type="float" office:value="206.855880737305">
                <text:p>206.855880737305</text:p>
              </table:table-cell>
              <table:table-cell office:value-type="float" office:value="212.258758544922">
                <text:p>212.2587585449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7.183380126953">
                <text:p>427.183380126953</text:p>
              </table:table-cell>
              <table:table-cell office:value-type="float" office:value="355.180999755859">
                <text:p>355.180999755859</text:p>
              </table:table-cell>
              <table:table-cell office:value-type="float" office:value="243.651519775391">
                <text:p>243.651519775391</text:p>
              </table:table-cell>
              <table:table-cell office:value-type="float" office:value="133.222320556641">
                <text:p>133.2223205566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2.331237792969">
                <text:p>442.331237792969</text:p>
              </table:table-cell>
              <table:table-cell office:value-type="float" office:value="345.281066894531">
                <text:p>345.281066894531</text:p>
              </table:table-cell>
              <table:table-cell office:value-type="float" office:value="267.624420166016">
                <text:p>267.624420166016</text:p>
              </table:table-cell>
              <table:table-cell office:value-type="float" office:value="218.477203369141">
                <text:p>218.4772033691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36.171752929688">
                <text:p>436.171752929688</text:p>
              </table:table-cell>
              <table:table-cell office:value-type="float" office:value="359.114654541016">
                <text:p>359.114654541016</text:p>
              </table:table-cell>
              <table:table-cell office:value-type="float" office:value="227.829071044922">
                <text:p>227.829071044922</text:p>
              </table:table-cell>
              <table:table-cell office:value-type="float" office:value="204.617126464844">
                <text:p>204.6171264648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9.027374267578">
                <text:p>439.027374267578</text:p>
              </table:table-cell>
              <table:table-cell office:value-type="float" office:value="376.389770507812">
                <text:p>376.389770507812</text:p>
              </table:table-cell>
              <table:table-cell office:value-type="float" office:value="244.473602294922">
                <text:p>244.473602294922</text:p>
              </table:table-cell>
              <table:table-cell office:value-type="float" office:value="233.093811035156">
                <text:p>233.0938110351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5.246002197266">
                <text:p>455.246002197266</text:p>
              </table:table-cell>
              <table:table-cell office:value-type="float" office:value="365.846923828125">
                <text:p>365.846923828125</text:p>
              </table:table-cell>
              <table:table-cell office:value-type="float" office:value="254.070602416992">
                <text:p>254.070602416992</text:p>
              </table:table-cell>
              <table:table-cell office:value-type="float" office:value="187.132171630859">
                <text:p>187.1321716308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3.001098632813">
                <text:p>423.001098632813</text:p>
              </table:table-cell>
              <table:table-cell office:value-type="float" office:value="333.111267089844">
                <text:p>333.111267089844</text:p>
              </table:table-cell>
              <table:table-cell office:value-type="float" office:value="231.233596801758">
                <text:p>231.233596801758</text:p>
              </table:table-cell>
              <table:table-cell office:value-type="float" office:value="227.942611694336">
                <text:p>227.9426116943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5.863250732422">
                <text:p>425.863250732422</text:p>
              </table:table-cell>
              <table:table-cell office:value-type="float" office:value="390.946533203125">
                <text:p>390.946533203125</text:p>
              </table:table-cell>
              <table:table-cell office:value-type="float" office:value="263.719604492187">
                <text:p>263.719604492187</text:p>
              </table:table-cell>
              <table:table-cell office:value-type="float" office:value="231.654830932617">
                <text:p>231.6548309326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2.014404296875">
                <text:p>432.014404296875</text:p>
              </table:table-cell>
              <table:table-cell office:value-type="float" office:value="381.215087890625">
                <text:p>381.215087890625</text:p>
              </table:table-cell>
              <table:table-cell office:value-type="float" office:value="188.173538208008">
                <text:p>188.173538208008</text:p>
              </table:table-cell>
              <table:table-cell office:value-type="float" office:value="199.673965454102">
                <text:p>199.6739654541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8.357635498047">
                <text:p>438.357635498047</text:p>
              </table:table-cell>
              <table:table-cell office:value-type="float" office:value="361.937957763672">
                <text:p>361.937957763672</text:p>
              </table:table-cell>
              <table:table-cell office:value-type="float" office:value="267.596801757812">
                <text:p>267.596801757812</text:p>
              </table:table-cell>
              <table:table-cell office:value-type="float" office:value="189.340194702148">
                <text:p>189.3401947021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1.490661621094">
                <text:p>431.490661621094</text:p>
              </table:table-cell>
              <table:table-cell office:value-type="float" office:value="397.42041015625">
                <text:p>397.42041015625</text:p>
              </table:table-cell>
              <table:table-cell office:value-type="float" office:value="228.54035949707">
                <text:p>228.54035949707</text:p>
              </table:table-cell>
              <table:table-cell office:value-type="float" office:value="200.747360229492">
                <text:p>200.7473602294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4.758941650391">
                <text:p>444.758941650391</text:p>
              </table:table-cell>
              <table:table-cell office:value-type="float" office:value="347.221466064453">
                <text:p>347.221466064453</text:p>
              </table:table-cell>
              <table:table-cell office:value-type="float" office:value="232.385635375977">
                <text:p>232.385635375977</text:p>
              </table:table-cell>
              <table:table-cell office:value-type="float" office:value="243.64094543457">
                <text:p>243.640945434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34.23583984375">
                <text:p>434.23583984375</text:p>
              </table:table-cell>
              <table:table-cell office:value-type="float" office:value="389.679901123047">
                <text:p>389.679901123047</text:p>
              </table:table-cell>
              <table:table-cell office:value-type="float" office:value="249.881622314453">
                <text:p>249.881622314453</text:p>
              </table:table-cell>
              <table:table-cell office:value-type="float" office:value="174.863555908203">
                <text:p>174.8635559082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6.838897705078">
                <text:p>436.838897705078</text:p>
              </table:table-cell>
              <table:table-cell office:value-type="float" office:value="352.399963378906">
                <text:p>352.399963378906</text:p>
              </table:table-cell>
              <table:table-cell office:value-type="float" office:value="206.828674316406">
                <text:p>206.828674316406</text:p>
              </table:table-cell>
              <table:table-cell office:value-type="float" office:value="178.252227783203">
                <text:p>178.252227783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